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14"/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4.868333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9.68375cm" style:use-optimal-column-width="true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1.48166666666667cm" style:use-optimal-column-width="true"/>
    </style:style>
    <style:style style:name="co10" style:family="table-column">
      <style:table-column-properties fo:break-before="auto" style:column-width="3.65125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co12" style:family="table-column">
      <style:table-column-properties fo:break-before="auto" style:column-width="3.83645833333333cm" style:use-optimal-column-width="true"/>
    </style:style>
    <style:style style:name="co13" style:family="table-column">
      <style:table-column-properties fo:break-before="auto" style:column-width="6.85270833333333cm" style:use-optimal-column-width="true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3.81cm" style:use-optimal-column-width="true"/>
    </style:style>
    <style:style style:name="co18" style:family="table-column">
      <style:table-column-properties fo:break-before="auto" style:column-width="6.82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1">
            <table:cell-range-source table:name="transactions-2000-to-01012021" table:last-column-spanned="15" table:last-row-spanned="801" xlink:href="D:\Privat\Geld\Swissquote\Performance\transactions-2000-to-01012021.csv"/>
            <text:p>Datum</text:p>
          </table:table-cell>
          <table:table-cell office:value-type="string" table:style-name="ce1">
            <text:p>Auftrag #</text:p>
          </table:table-cell>
          <table:table-cell office:value-type="string" table:style-name="ce1">
            <text:p>Transaktionen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SIN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St點kpreis</text:p>
          </table:table-cell>
          <table:table-cell office:value-type="string" table:style-name="ce1">
            <text:p>Kosten</text:p>
          </table:table-cell>
          <table:table-cell office:value-type="string" table:style-name="ce1">
            <text:p>Aufgelaufene Zinsen</text:p>
          </table:table-cell>
          <table:table-cell office:value-type="string" table:style-name="ce1">
            <text:p>Nettobetrag</text:p>
          </table:table-cell>
          <table:table-cell office:value-type="string" table:style-name="ce1">
            <text:p>W鋒rung Nettobetrag</text:p>
          </table:table-cell>
          <table:table-cell office:value-type="string" table:style-name="ce1">
            <text:p>Nettobetrag in der W鋒rung des Kontos</text:p>
          </table:table-cell>
          <table:table-cell office:value-type="string" table:style-name="ce1">
            <text:p>Saldo</text:p>
          </table:table-cell>
          <table:table-cell office:value-type="string" table:style-name="ce1">
            <text:p>W鋒rung</text:p>
          </table:table-cell>
          <table:table-cell table:number-columns-repeated="16369"/>
        </table:table-row>
        <table:table-row table:style-name="ro1">
          <table:table-cell office:value-type="date" office:date-value="2020-12-31T12:55:04" table:style-name="ce2">
            <text:p>31/12/2020 12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4'01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2:33:35" table:style-name="ce2">
            <text:p>28/12/2020 12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4'0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2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-4000" table:style-name="ce1">
            <text:p>-4000</text:p>
          </table:table-cell>
          <table:table-cell office:value-type="percentage" office:value="1" table:style-name="ce3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2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6T17:32:53" table:style-name="ce2">
            <text:p>16/12/2020 17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3.16" table:style-name="ce1">
            <text:p>83.16</text:p>
          </table:table-cell>
          <table:table-cell office:value-type="float" office:value="12.47" table:style-name="ce1">
            <text:p>12.47</text:p>
          </table:table-cell>
          <table:table-cell office:value-type="float" office:value="0" table:style-name="ce1">
            <text:p>0</text:p>
          </table:table-cell>
          <table:table-cell office:value-type="float" office:value="70.69" table:style-name="ce1">
            <text:p>70.69</text:p>
          </table:table-cell>
          <table:table-cell office:value-type="string" table:style-name="ce1">
            <text:p>EUR</text:p>
          </table:table-cell>
          <table:table-cell office:value-type="float" office:value="70.69" table:style-name="ce1">
            <text:p>70.69</text:p>
          </table:table-cell>
          <table:table-cell office:value-type="float" office:value="139.69" table:style-name="ce1">
            <text:p>139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2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923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923.8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9'923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2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297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297.7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297.74</text:p>
          </table:table-cell>
          <table:table-cell office:value-type="string" table:style-name="ce1">
            <text:p>6'959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428" table:style-name="ce1">
            <text:p>428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84.2" table:style-name="ce1">
            <text:p>-284.2</text:p>
          </table:table-cell>
          <table:table-cell office:value-type="string" table:style-name="ce1">
            <text:p>CHF</text:p>
          </table:table-cell>
          <table:table-cell office:value-type="float" office:value="-284.2" table:style-name="ce1">
            <text:p>-284.2</text:p>
          </table:table-cell>
          <table:table-cell office:value-type="string" table:style-name="ce1">
            <text:p>-9'923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73" table:style-name="ce1">
            <text:p>1573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44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044.55</text:p>
          </table:table-cell>
          <table:table-cell office:value-type="string" table:style-name="ce1">
            <text:p>-9'63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9255" table:style-name="ce1">
            <text:p>9255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145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145.45</text:p>
          </table:table-cell>
          <table:table-cell office:value-type="string" table:style-name="ce1">
            <text:p>-8'595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02" table:style-name="ce1">
            <text:p>150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10.75" table:style-name="ce1">
            <text:p>1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07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007.35</text:p>
          </table:table-cell>
          <table:table-cell office:value-type="string" table:style-name="ce1">
            <text:p>-2'44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2242" table:style-name="ce1">
            <text:p>224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23.45" table:style-name="ce1">
            <text:p>23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511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511.00</text:p>
          </table:table-cell>
          <table:table-cell office:value-type="string" table:style-name="ce1">
            <text:p>-1'442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8T16:36:49" table:style-name="ce2">
            <text:p>08/12/2020 16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07T17:37:19" table:style-name="ce2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18'257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7:37:15" table:style-name="ce2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17'931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2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-10000" table:style-name="ce1">
            <text:p>-10000</text:p>
          </table:table-cell>
          <table:table-cell office:value-type="percentage" office:value="1" table:style-name="ce3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2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7'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2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2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-22" table:style-name="ce1">
            <text:p>-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2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2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-75" table:style-name="ce1">
            <text:p>-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2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2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-30" table:style-name="ce1">
            <text:p>-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2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2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1T13:44:46" table:style-name="ce2">
            <text:p>01/12/2020 13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string" table:style-name="ce1">
            <text:p>USD</text:p>
          </table:table-cell>
          <table:table-cell office:value-type="float" office:value="46.2" table:style-name="ce1">
            <text:p>46.2</text:p>
          </table:table-cell>
          <table:table-cell office:value-type="string" table:style-name="ce1">
            <text:p>7'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26T14:19:18" table:style-name="ce2">
            <text:p>26/11/2020 1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6T15:31:28" table:style-name="ce2">
            <text:p>16/11/2020 15:31</text:p>
          </table:table-cell>
          <table:table-cell office:value-type="float" office:value="77580582" table:style-name="ce1">
            <text:p>7758058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31" table:style-name="ce1">
            <text:p>31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707.3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707.35</text:p>
          </table:table-cell>
          <table:table-cell office:value-type="string" table:style-name="ce1">
            <text:p>7'85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2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8" table:style-name="ce1">
            <text:p>186.8</text:p>
          </table:table-cell>
          <table:table-cell office:value-type="string" table:style-name="ce1">
            <text:p>CHF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2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6.02" table:style-name="ce1">
            <text:p>20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6.02" table:style-name="ce1">
            <text:p>-206.02</text:p>
          </table:table-cell>
          <table:table-cell office:value-type="string" table:style-name="ce1">
            <text:p>USD</text:p>
          </table:table-cell>
          <table:table-cell office:value-type="float" office:value="-206.02" table:style-name="ce1">
            <text:p>-206.02</text:p>
          </table:table-cell>
          <table:table-cell office:value-type="float" office:value="148.97999999999999" table:style-name="ce1">
            <text:p>148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16:51:27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14" table:style-name="ce1">
            <text:p>14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21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21.00</text:p>
          </table:table-cell>
          <table:table-cell office:value-type="float" office:value="-186.8" table:style-name="ce1">
            <text:p>-186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73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733.30</text:p>
          </table:table-cell>
          <table:table-cell office:value-type="string" table:style-name="ce1">
            <text:p>3'83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71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71.20</text:p>
          </table:table-cell>
          <table:table-cell office:value-type="string" table:style-name="ce1">
            <text:p>5'567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30T17:06:07" table:style-name="ce2">
            <text:p>30/10/2020 17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0-28T09:16:21" table:style-name="ce2">
            <text:p>28/10/2020 09:16</text:p>
          </table:table-cell>
          <table:table-cell office:value-type="float" office:value="76836312" table:style-name="ce1">
            <text:p>768363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000" table:style-name="ce1">
            <text:p>1000</text:p>
          </table:table-cell>
          <table:table-cell office:value-type="float" office:value="6.39" table:style-name="ce1">
            <text:p>6.39</text:p>
          </table:table-cell>
          <table:table-cell office:value-type="float" office:value="37.15" table:style-name="ce1">
            <text:p>37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352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352.85</text:p>
          </table:table-cell>
          <table:table-cell office:value-type="string" table:style-name="ce1">
            <text:p>6'73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20T12:44:43" table:style-name="ce2">
            <text:p>20/10/2020 12:44</text:p>
          </table:table-cell>
          <table:table-cell office:value-type="float" office:value="76655265" table:style-name="ce1">
            <text:p>7665526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4000" table:style-name="ce1">
            <text:p>4000</text:p>
          </table:table-cell>
          <table:table-cell office:value-type="percentage" office:value="1" table:style-name="ce3">
            <text:p>100.00%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5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50.00</text:p>
          </table:table-cell>
          <table:table-cell office:value-type="float" office:value="385.85" table:style-name="ce1">
            <text:p>38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30T12:29:31" table:style-name="ce2">
            <text:p>30/09/2020 12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4'43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21T16:25:56" table:style-name="ce2">
            <text:p>21/09/2020 16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1.180000000000007" table:style-name="ce1">
            <text:p>81.18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9-10T16:26:49" table:style-name="ce2">
            <text:p>10/09/2020 16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r點kzahlung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HF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4'489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10T07:02:10" table:style-name="ce2">
            <text:p>10/09/2020 07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5'002.00</text:p>
          </table:table-cell>
          <table:table-cell office:value-type="string" table:style-name="ce1">
            <text:p>4'25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2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2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09:26:28" table:style-name="ce2">
            <text:p>08/09/2020 09:26</text:p>
          </table:table-cell>
          <table:table-cell office:value-type="float" office:value="75197545" table:style-name="ce1">
            <text:p>751975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20" table:style-name="ce1">
            <text:p>420</text:p>
          </table:table-cell>
          <table:table-cell office:value-type="float" office:value="64.75" table:style-name="ce1">
            <text:p>64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435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435.25</text:p>
          </table:table-cell>
          <table:table-cell office:value-type="string" table:style-name="ce1">
            <text:p>19'260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38" table:style-name="ce2">
            <text:p>10/08/2020 09:01</text:p>
          </table:table-cell>
          <table:table-cell office:value-type="float" office:value="74238207" table:style-name="ce1">
            <text:p>742382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25" table:style-name="ce1">
            <text:p>25</text:p>
          </table:table-cell>
          <table:table-cell office:value-type="float" office:value="260" table:style-name="ce1">
            <text:p>260</text:p>
          </table:table-cell>
          <table:table-cell office:value-type="float" office:value="36.75" table:style-name="ce1">
            <text:p>36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463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463.25</text:p>
          </table:table-cell>
          <table:table-cell office:value-type="string" table:style-name="ce1">
            <text:p>8'825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2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46" table:style-name="ce1">
            <text:p>46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4.9" table:style-name="ce1">
            <text:p>-374.9</text:p>
          </table:table-cell>
          <table:table-cell office:value-type="string" table:style-name="ce1">
            <text:p>CHF</text:p>
          </table:table-cell>
          <table:table-cell office:value-type="float" office:value="-374.9" table:style-name="ce1">
            <text:p>-374.9</text:p>
          </table:table-cell>
          <table:table-cell office:value-type="string" table:style-name="ce1">
            <text:p>2'362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2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54" table:style-name="ce1">
            <text:p>954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0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808.65</text:p>
          </table:table-cell>
          <table:table-cell office:value-type="string" table:style-name="ce1">
            <text:p>2'737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2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9" table:style-name="ce1">
            <text:p>19</text:p>
          </table:table-cell>
          <table:table-cell office:value-type="float" office:value="287" table:style-name="ce1">
            <text:p>287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5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457.25</text:p>
          </table:table-cell>
          <table:table-cell office:value-type="string" table:style-name="ce1">
            <text:p>10'545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2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1" table:style-name="ce1">
            <text:p>11</text:p>
          </table:table-cell>
          <table:table-cell office:value-type="float" office:value="287" table:style-name="ce1">
            <text:p>28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191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191.70</text:p>
          </table:table-cell>
          <table:table-cell office:value-type="string" table:style-name="ce1">
            <text:p>16'003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14" table:style-name="ce2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1">
            <text:p>Berichtigung B鰎sengeb.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1" table:style-name="ce1">
            <text:p>1</text:p>
          </table:table-cell>
          <table:table-cell office:value-type="float" office:value="-6.3" table:style-name="ce1">
            <text:p>-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.51" table:style-name="ce1">
            <text:p>-53.51</text:p>
          </table:table-cell>
          <table:table-cell office:value-type="string" table:style-name="ce1">
            <text:p>HKD</text:p>
          </table:table-cell>
          <table:table-cell office:value-type="float" office:value="-6.3" table:style-name="ce1">
            <text:p>-6.3</text:p>
          </table:table-cell>
          <table:table-cell office:value-type="string" table:style-name="ce1">
            <text:p>19'194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02" table:style-name="ce2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1">
            <text:p>Kauf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200" table:style-name="ce1">
            <text:p>200</text:p>
          </table:table-cell>
          <table:table-cell office:value-type="float" office:value="244.8" table:style-name="ce1">
            <text:p>244.8</text:p>
          </table:table-cell>
          <table:table-cell office:value-type="string" table:style-name="ce1">
            <text:p>1'174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0'134.29</text:p>
          </table:table-cell>
          <table:table-cell office:value-type="string" table:style-name="ce1">
            <text:p>HKD</text:p>
          </table:table-cell>
          <table:table-cell office:value-type="string" table:style-name="ce1">
            <text:p>-5'992.05</text:p>
          </table:table-cell>
          <table:table-cell office:value-type="string" table:style-name="ce1">
            <text:p>19'201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2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62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626.8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5'626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2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4'40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403.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403.72</text:p>
          </table:table-cell>
          <table:table-cell office:value-type="string" table:style-name="ce1">
            <text:p>25'193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15:30:57" table:style-name="ce2">
            <text:p>07/08/2020 15:30</text:p>
          </table:table-cell>
          <table:table-cell office:value-type="float" office:value="74204404" table:style-name="ce1">
            <text:p>7420440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23.35" table:style-name="ce1">
            <text:p>23.35</text:p>
          </table:table-cell>
          <table:table-cell office:value-type="float" office:value="38.76" table:style-name="ce1">
            <text:p>38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76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876.26</text:p>
          </table:table-cell>
          <table:table-cell office:value-type="string" table:style-name="ce1">
            <text:p>-15'626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15:30:34" table:style-name="ce2">
            <text:p>07/08/2020 15:30</text:p>
          </table:table-cell>
          <table:table-cell office:value-type="float" office:value="74197729" table:style-name="ce1">
            <text:p>741977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200" table:style-name="ce1">
            <text:p>200</text:p>
          </table:table-cell>
          <table:table-cell office:value-type="float" office:value="48.53" table:style-name="ce1">
            <text:p>48.53</text:p>
          </table:table-cell>
          <table:table-cell office:value-type="float" office:value="44.56" table:style-name="ce1">
            <text:p>44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5T12:05:33" table:style-name="ce2">
            <text:p>05/08/2020 12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5'000.00</text:p>
          </table:table-cell>
          <table:table-cell office:value-type="string" table:style-name="ce1">
            <text:p>39'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4T17:13:16" table:style-name="ce2">
            <text:p>04/08/2020 17:13</text:p>
          </table:table-cell>
          <table:table-cell office:value-type="float" office:value="74093620" table:style-name="ce1">
            <text:p>740936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804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804.90</text:p>
          </table:table-cell>
          <table:table-cell office:value-type="string" table:style-name="ce1">
            <text:p>4'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3T16:59:12" table:style-name="ce2">
            <text:p>03/08/2020 16:59</text:p>
          </table:table-cell>
          <table:table-cell office:value-type="float" office:value="74053758" table:style-name="ce1">
            <text:p>7405375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72" table:style-name="ce1">
            <text:p>7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2.85" table:style-name="ce1">
            <text:p>22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31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316.35</text:p>
          </table:table-cell>
          <table:table-cell office:value-type="string" table:style-name="ce1">
            <text:p>15'401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7T13:59:18" table:style-name="ce2">
            <text:p>27/07/2020 13:59</text:p>
          </table:table-cell>
          <table:table-cell office:value-type="float" office:value="73849789" table:style-name="ce1">
            <text:p>7384978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04" table:style-name="ce1">
            <text:p>104</text:p>
          </table:table-cell>
          <table:table-cell office:value-type="float" office:value="44.36" table:style-name="ce1">
            <text:p>44.36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77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577.65</text:p>
          </table:table-cell>
          <table:table-cell office:value-type="string" table:style-name="ce1">
            <text:p>14'0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4T17:40:04" table:style-name="ce2">
            <text:p>24/07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r點kzahl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9'50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10:18" table:style-name="ce2">
            <text:p>23/07/2020 12:1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99" table:style-name="ce1">
            <text:p>99</text:p>
          </table:table-cell>
          <table:table-cell office:value-type="float" office:value="42.5" table:style-name="ce1">
            <text:p>42.5</text:p>
          </table:table-cell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204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204.35</text:p>
          </table:table-cell>
          <table:table-cell office:value-type="string" table:style-name="ce1">
            <text:p>9'35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8:00" table:style-name="ce2">
            <text:p>23/07/2020 12:08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5'153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2:07" table:style-name="ce2">
            <text:p>23/07/2020 12:02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5'110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0:33" table:style-name="ce2">
            <text:p>23/07/2020 12:0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49" table:style-name="ce1">
            <text:p>49</text:p>
          </table:table-cell>
          <table:table-cell office:value-type="float" office:value="42.5" table:style-name="ce1">
            <text:p>42.5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049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049.10</text:p>
          </table:table-cell>
          <table:table-cell office:value-type="string" table:style-name="ce1">
            <text:p>5'068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8" table:style-name="ce1">
            <text:p>68</text:p>
          </table:table-cell>
          <table:table-cell office:value-type="float" office:value="38.76" table:style-name="ce1">
            <text:p>38.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637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637.70</text:p>
          </table:table-cell>
          <table:table-cell office:value-type="string" table:style-name="ce1">
            <text:p>3'019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" table:style-name="ce1">
            <text:p>6</text:p>
          </table:table-cell>
          <table:table-cell office:value-type="float" office:value="38.74" table:style-name="ce1">
            <text:p>38.7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32.65" table:style-name="ce1">
            <text:p>-232.65</text:p>
          </table:table-cell>
          <table:table-cell office:value-type="string" table:style-name="ce1">
            <text:p>CHF</text:p>
          </table:table-cell>
          <table:table-cell office:value-type="float" office:value="-232.65" table:style-name="ce1">
            <text:p>-232.65</text:p>
          </table:table-cell>
          <table:table-cell office:value-type="string" table:style-name="ce1">
            <text:p>5'657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75" table:style-name="ce1">
            <text:p>175</text:p>
          </table:table-cell>
          <table:table-cell office:value-type="float" office:value="38.74" table:style-name="ce1">
            <text:p>38.74</text:p>
          </table:table-cell>
          <table:table-cell office:value-type="float" office:value="26.05" table:style-name="ce1">
            <text:p>26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805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805.55</text:p>
          </table:table-cell>
          <table:table-cell office:value-type="string" table:style-name="ce1">
            <text:p>5'88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" table:style-name="ce1">
            <text:p>1</text:p>
          </table:table-cell>
          <table:table-cell office:value-type="float" office:value="38.72" table:style-name="ce1">
            <text:p>38.7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CHF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12'69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9" table:style-name="ce2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732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'732.20</text:p>
          </table:table-cell>
          <table:table-cell office:value-type="string" table:style-name="ce1">
            <text:p>12'74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8" table:style-name="ce2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35.15" table:style-name="ce1">
            <text:p>35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69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'699.85</text:p>
          </table:table-cell>
          <table:table-cell office:value-type="string" table:style-name="ce1">
            <text:p>9'013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2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861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861.2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861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2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9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91.3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91.31</text:p>
          </table:table-cell>
          <table:table-cell office:value-type="string" table:style-name="ce1">
            <text:p>5'313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10:58:55" table:style-name="ce2">
            <text:p>15/07/2020 10:58</text:p>
          </table:table-cell>
          <table:table-cell office:value-type="float" office:value="73509132" table:style-name="ce1">
            <text:p>7350913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48.2" table:style-name="ce1">
            <text:p>48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4T11:35:18" table:style-name="ce2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50" table:style-name="ce1">
            <text:p>50</text:p>
          </table:table-cell>
          <table:table-cell office:value-type="float" office:value="37.96" table:style-name="ce1">
            <text:p>37.96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899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899.40</text:p>
          </table:table-cell>
          <table:table-cell office:value-type="string" table:style-name="ce1">
            <text:p>10'604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4T11:35:17" table:style-name="ce2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200" table:style-name="ce1">
            <text:p>200</text:p>
          </table:table-cell>
          <table:table-cell office:value-type="float" office:value="37.96" table:style-name="ce1">
            <text:p>37.96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630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630.05</text:p>
          </table:table-cell>
          <table:table-cell office:value-type="string" table:style-name="ce1">
            <text:p>12'503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3T16:07:17" table:style-name="ce2">
            <text:p>13/07/2020 16:07</text:p>
          </table:table-cell>
          <table:table-cell office:value-type="float" office:value="73148937" table:style-name="ce1">
            <text:p>7314893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30" table:style-name="ce1">
            <text:p>30</text:p>
          </table:table-cell>
          <table:table-cell office:value-type="float" office:value="300" table:style-name="ce1">
            <text:p>300</text:p>
          </table:table-cell>
          <table:table-cell office:value-type="float" office:value="38.6" table:style-name="ce1">
            <text:p>38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961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961.40</text:p>
          </table:table-cell>
          <table:table-cell office:value-type="string" table:style-name="ce1">
            <text:p>20'13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30T11:36:24" table:style-name="ce2">
            <text:p>30/06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71" table:style-name="ce1">
            <text:p>29.71</text:p>
          </table:table-cell>
          <table:table-cell office:value-type="float" office:value="2.29" table:style-name="ce1">
            <text:p>2.29</text:p>
          </table:table-cell>
          <table:table-cell office:value-type="float" office:value="0" table:style-name="ce1">
            <text:p>0</text:p>
          </table:table-cell>
          <table:table-cell office:value-type="float" office:value="-32" table:style-name="ce1">
            <text:p>-32</text:p>
          </table:table-cell>
          <table:table-cell office:value-type="string" table:style-name="ce1">
            <text:p>CHF</text:p>
          </table:table-cell>
          <table:table-cell office:value-type="float" office:value="-32" table:style-name="ce1">
            <text:p>-32</text:p>
          </table:table-cell>
          <table:table-cell office:value-type="string" table:style-name="ce1">
            <text:p>11'17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鰄ung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42" table:style-name="ce1">
            <text:p>42</text:p>
          </table:table-cell>
          <table:table-cell office:value-type="float" office:value="22.42" table:style-name="ce1">
            <text:p>22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鰄ung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鰄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-941.64" table:style-name="ce1">
            <text:p>-94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41.64" table:style-name="ce1">
            <text:p>-941.64</text:p>
          </table:table-cell>
          <table:table-cell office:value-type="string" table:style-name="ce1">
            <text:p>CHF</text:p>
          </table:table-cell>
          <table:table-cell office:value-type="float" office:value="-941.64" table:style-name="ce1">
            <text:p>-941.64</text:p>
          </table:table-cell>
          <table:table-cell office:value-type="string" table:style-name="ce1">
            <text:p>11'204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2:56:11" table:style-name="ce2">
            <text:p>17/06/2020 12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in of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30" table:style-name="ce1">
            <text:p>30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0T10:16:14" table:style-name="ce2">
            <text:p>10/06/2020 10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12'146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2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764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764.1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76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2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371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371.8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371.84</text:p>
          </table:table-cell>
          <table:table-cell office:value-type="string" table:style-name="ce1">
            <text:p>12'055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13:31:26" table:style-name="ce2">
            <text:p>09/06/2020 13:31</text:p>
          </table:table-cell>
          <table:table-cell office:value-type="float" office:value="72294646" table:style-name="ce1">
            <text:p>7229464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0000" table:style-name="ce1">
            <text:p>10000</text:p>
          </table:table-cell>
          <table:table-cell office:value-type="percentage" office:value="0.97160000000000002" table:style-name="ce3">
            <text:p>97.16%</text:p>
          </table:table-cell>
          <table:table-cell office:value-type="float" office:value="48.57" table:style-name="ce1">
            <text:p>48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64.5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9'764.57</text:p>
          </table:table-cell>
          <table:table-cell office:value-type="string" table:style-name="ce1">
            <text:p>-9'764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2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044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44.9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044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2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414.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41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414.80</text:p>
          </table:table-cell>
          <table:table-cell office:value-type="string" table:style-name="ce1">
            <text:p>21'427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2:49:50" table:style-name="ce2">
            <text:p>08/06/2020 12:49</text:p>
          </table:table-cell>
          <table:table-cell office:value-type="float" office:value="72232071" table:style-name="ce1">
            <text:p>7223207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44.5" table:style-name="ce1">
            <text:p>444.5</text:p>
          </table:table-cell>
          <table:table-cell office:value-type="float" office:value="65.8" table:style-name="ce1">
            <text:p>6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17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1'178.30</text:p>
          </table:table-cell>
          <table:table-cell office:value-type="string" table:style-name="ce1">
            <text:p>25'84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0:03:18" table:style-name="ce2">
            <text:p>08/06/2020 10:03</text:p>
          </table:table-cell>
          <table:table-cell office:value-type="float" office:value="71871364" table:style-name="ce1">
            <text:p>7187136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10.5" table:style-name="ce1">
            <text:p>10.5</text:p>
          </table:table-cell>
          <table:table-cell office:value-type="float" office:value="66.3" table:style-name="ce1">
            <text:p>66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533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2'533.70</text:p>
          </table:table-cell>
          <table:table-cell office:value-type="string" table:style-name="ce1">
            <text:p>37'020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08:03:33" table:style-name="ce2">
            <text:p>08/06/2020 08:03</text:p>
          </table:table-cell>
          <table:table-cell office:value-type="float" office:value="72205283" table:style-name="ce1">
            <text:p>7220528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J8</text:p>
          </table:table-cell>
          <table:table-cell office:value-type="string" table:style-name="ce1">
            <text:p>ITM POWER ORD</text:p>
          </table:table-cell>
          <table:table-cell office:value-type="string" table:style-name="ce1">
            <text:p>GB00B0130H42</text:p>
          </table:table-cell>
          <table:table-cell office:value-type="float" office:value="1000" table:style-name="ce1">
            <text:p>1000</text:p>
          </table:table-cell>
          <table:table-cell office:value-type="float" office:value="4.0049999999999999" table:style-name="ce1">
            <text:p>4.005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2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495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495.8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9'495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2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385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385.5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385.57</text:p>
          </table:table-cell>
          <table:table-cell office:value-type="string" table:style-name="ce1">
            <text:p>24'486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4T09:02:17" table:style-name="ce2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EUR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-9'495.8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09:02:16" table:style-name="ce2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3000" table:style-name="ce1">
            <text:p>3000</text:p>
          </table:table-cell>
          <table:table-cell office:value-type="float" office:value="3.1520000000000001" table:style-name="ce1">
            <text:p>3.152</text:p>
          </table:table-cell>
          <table:table-cell office:value-type="float" office:value="40.31" table:style-name="ce1">
            <text:p>4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3T08:38:36" table:style-name="ce2">
            <text:p>03/06/2020 08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2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3" table:style-name="ce1">
            <text:p>3</text:p>
          </table:table-cell>
          <table:table-cell office:value-type="float" office:value="408.5" table:style-name="ce1">
            <text:p>408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24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24.60</text:p>
          </table:table-cell>
          <table:table-cell office:value-type="string" table:style-name="ce1">
            <text:p>34'872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2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7" table:style-name="ce1">
            <text:p>7</text:p>
          </table:table-cell>
          <table:table-cell office:value-type="float" office:value="408.5" table:style-name="ce1">
            <text:p>408.5</text:p>
          </table:table-cell>
          <table:table-cell office:value-type="float" office:value="34.5" table:style-name="ce1">
            <text:p>3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825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825.00</text:p>
          </table:table-cell>
          <table:table-cell office:value-type="string" table:style-name="ce1">
            <text:p>33'647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2:15" table:style-name="ce2">
            <text:p>25/05/2020 09:52</text:p>
          </table:table-cell>
          <table:table-cell office:value-type="float" office:value="71665420" table:style-name="ce1">
            <text:p>71665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8.0640000000000001" table:style-name="ce1">
            <text:p>8.064</text:p>
          </table:table-cell>
          <table:table-cell office:value-type="float" office:value="39.75" table:style-name="ce1">
            <text:p>39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6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6.55</text:p>
          </table:table-cell>
          <table:table-cell office:value-type="string" table:style-name="ce1">
            <text:p>30'822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0T17:40:14" table:style-name="ce2">
            <text:p>20/05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CHF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40'539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9:11" table:style-name="ce2">
            <text:p>19/05/2020 09:09</text:p>
          </table:table-cell>
          <table:table-cell office:value-type="float" office:value="71514575" table:style-name="ce1">
            <text:p>71514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325" table:style-name="ce1">
            <text:p>325</text:p>
          </table:table-cell>
          <table:table-cell office:value-type="float" office:value="39.15" table:style-name="ce1">
            <text:p>39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89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89.15</text:p>
          </table:table-cell>
          <table:table-cell office:value-type="string" table:style-name="ce1">
            <text:p>40'331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7" table:style-name="ce2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9" table:style-name="ce1">
            <text:p>19</text:p>
          </table:table-cell>
          <table:table-cell office:value-type="float" office:value="510.7" table:style-name="ce1">
            <text:p>510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1.60</text:p>
          </table:table-cell>
          <table:table-cell office:value-type="string" table:style-name="ce1">
            <text:p>50'120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5" table:style-name="ce2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" table:style-name="ce1">
            <text:p>1</text:p>
          </table:table-cell>
          <table:table-cell office:value-type="float" office:value="510.7" table:style-name="ce1">
            <text:p>510.7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-522.95000000000005" table:style-name="ce1">
            <text:p>-522.95</text:p>
          </table:table-cell>
          <table:table-cell office:value-type="string" table:style-name="ce1">
            <text:p>CHF</text:p>
          </table:table-cell>
          <table:table-cell office:value-type="float" office:value="-522.95000000000005" table:style-name="ce1">
            <text:p>-522.95</text:p>
          </table:table-cell>
          <table:table-cell office:value-type="string" table:style-name="ce1">
            <text:p>59'83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8" table:style-name="ce2">
            <text:p>19/05/2020 09:01</text:p>
          </table:table-cell>
          <table:table-cell office:value-type="float" office:value="71514933" table:style-name="ce1">
            <text:p>715149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466.3" table:style-name="ce1">
            <text:p>466.3</text:p>
          </table:table-cell>
          <table:table-cell office:value-type="float" office:value="65.3" table:style-name="ce1">
            <text:p>65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323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323.90</text:p>
          </table:table-cell>
          <table:table-cell office:value-type="string" table:style-name="ce1">
            <text:p>60'354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9" table:style-name="ce1">
            <text:p>9</text:p>
          </table:table-cell>
          <table:table-cell office:value-type="float" office:value="83.05" table:style-name="ce1">
            <text:p>83.05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style-name="ce1">
            <text:p>0</text:p>
          </table:table-cell>
          <table:table-cell office:value-type="float" office:value="-773.1" table:style-name="ce1">
            <text:p>-773.1</text:p>
          </table:table-cell>
          <table:table-cell office:value-type="string" table:style-name="ce1">
            <text:p>CHF</text:p>
          </table:table-cell>
          <table:table-cell office:value-type="float" office:value="-773.1" table:style-name="ce1">
            <text:p>-773.1</text:p>
          </table:table-cell>
          <table:table-cell office:value-type="string" table:style-name="ce1">
            <text:p>70'678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24" table:style-name="ce1">
            <text:p>24</text:p>
          </table:table-cell>
          <table:table-cell office:value-type="float" office:value="83.05" table:style-name="ce1">
            <text:p>83.05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994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994.85</text:p>
          </table:table-cell>
          <table:table-cell office:value-type="string" table:style-name="ce1">
            <text:p>71'451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16" table:style-name="ce1">
            <text:p>16</text:p>
          </table:table-cell>
          <table:table-cell office:value-type="float" office:value="83.05" table:style-name="ce1">
            <text:p>83.05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32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329.85</text:p>
          </table:table-cell>
          <table:table-cell office:value-type="string" table:style-name="ce1">
            <text:p>73'446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1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76" table:style-name="ce1">
            <text:p>76</text:p>
          </table:table-cell>
          <table:table-cell office:value-type="float" office:value="83.05" table:style-name="ce1">
            <text:p>83.05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348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348.90</text:p>
          </table:table-cell>
          <table:table-cell office:value-type="string" table:style-name="ce1">
            <text:p>74'77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0" table:style-name="ce2">
            <text:p>19/05/2020 09:01</text:p>
          </table:table-cell>
          <table:table-cell office:value-type="float" office:value="71514622" table:style-name="ce1">
            <text:p>7151462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55" table:style-name="ce1">
            <text:p>55</text:p>
          </table:table-cell>
          <table:table-cell office:value-type="float" office:value="172.4" table:style-name="ce1">
            <text:p>172.4</text:p>
          </table:table-cell>
          <table:table-cell office:value-type="float" office:value="39.65" table:style-name="ce1">
            <text:p>39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52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521.65</text:p>
          </table:table-cell>
          <table:table-cell office:value-type="string" table:style-name="ce1">
            <text:p>81'125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0:10" table:style-name="ce2">
            <text:p>19/05/2020 09:00</text:p>
          </table:table-cell>
          <table:table-cell office:value-type="float" office:value="71514904" table:style-name="ce1">
            <text:p>7151490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600" table:style-name="ce1">
            <text:p>600</text:p>
          </table:table-cell>
          <table:table-cell office:value-type="float" office:value="13.465999999999999" table:style-name="ce1">
            <text:p>13.466</text:p>
          </table:table-cell>
          <table:table-cell office:value-type="float" office:value="83.37" table:style-name="ce1">
            <text:p>83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162.94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-9'815.90</text:p>
          </table:table-cell>
          <table:table-cell office:value-type="string" table:style-name="ce1">
            <text:p>90'646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8T08:06:23" table:style-name="ce2">
            <text:p>18/05/2020 08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0'000.00</text:p>
          </table:table-cell>
          <table:table-cell office:value-type="string" table:style-name="ce1">
            <text:p>100'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05T12:14:56" table:style-name="ce2">
            <text:p>05/05/2020 12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62.88" table:style-name="ce1">
            <text:p>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30T10:59:40" table:style-name="ce2">
            <text:p>30/04/2020 10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CHF</text:p>
          </table:table-cell>
          <table:table-cell office:value-type="float" office:value="19.5" table:style-name="ce1">
            <text:p>19.5</text:p>
          </table:table-cell>
          <table:table-cell office:value-type="float" office:value="358.88" table:style-name="ce1">
            <text:p>35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29T21:04:35" table:style-name="ce2">
            <text:p>29/04/2020 2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202.5" table:style-name="ce1">
            <text:p>202.5</text:p>
          </table:table-cell>
          <table:table-cell office:value-type="float" office:value="70.88" table:style-name="ce1">
            <text:p>70.88</text:p>
          </table:table-cell>
          <table:table-cell office:value-type="float" office:value="0" table:style-name="ce1">
            <text:p>0</text:p>
          </table:table-cell>
          <table:table-cell office:value-type="float" office:value="131.62" table:style-name="ce1">
            <text:p>131.62</text:p>
          </table:table-cell>
          <table:table-cell office:value-type="string" table:style-name="ce1">
            <text:p>CHF</text:p>
          </table:table-cell>
          <table:table-cell office:value-type="float" office:value="131.62" table:style-name="ce1">
            <text:p>131.62</text:p>
          </table:table-cell>
          <table:table-cell office:value-type="float" office:value="339.38" table:style-name="ce1">
            <text:p>33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36:58" table:style-name="ce2">
            <text:p>02/04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-73.12" table:style-name="ce1">
            <text:p>-73.12</text:p>
          </table:table-cell>
          <table:table-cell office:value-type="string" table:style-name="ce1">
            <text:p>CHF</text:p>
          </table:table-cell>
          <table:table-cell office:value-type="float" office:value="-73.12" table:style-name="ce1">
            <text:p>-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29:29" table:style-name="ce2">
            <text:p>02/04/2020 11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80.88" table:style-name="ce1">
            <text:p>280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1T16:58:35" table:style-name="ce2">
            <text:p>01/04/2020 16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1T15:42:23" table:style-name="ce2">
            <text:p>31/03/2020 15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09" table:style-name="ce1">
            <text:p>28.09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30.25" table:style-name="ce1">
            <text:p>-30.25</text:p>
          </table:table-cell>
          <table:table-cell office:value-type="string" table:style-name="ce1">
            <text:p>CHF</text:p>
          </table:table-cell>
          <table:table-cell office:value-type="float" office:value="-30.25" table:style-name="ce1">
            <text:p>-30.25</text:p>
          </table:table-cell>
          <table:table-cell office:value-type="float" office:value="134.63999999999999" table:style-name="ce1">
            <text:p>13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0T10:50:01" table:style-name="ce2">
            <text:p>30/03/2020 10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" table:style-name="ce1">
            <text:p>1</text:p>
          </table:table-cell>
          <table:table-cell office:value-type="float" office:value="97.5" table:style-name="ce1">
            <text:p>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164.89" table:style-name="ce1">
            <text:p>164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30T18:14:55" table:style-name="ce2">
            <text:p>30/01/2020 18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string" table:style-name="ce1">
            <text:p>CHF</text:p>
          </table:table-cell>
          <table:table-cell office:value-type="float" office:value="-100" table:style-name="ce1">
            <text:p>-100</text:p>
          </table:table-cell>
          <table:table-cell office:value-type="float" office:value="67.39" table:style-name="ce1">
            <text:p>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01T11:37:05" table:style-name="ce2">
            <text:p>01/01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office:value-type="float" office:value="0.39" table:style-name="ce1">
            <text:p>0.39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2-31T11:54:32" table:style-name="ce2">
            <text:p>31/12/2019 11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7" table:style-name="ce1">
            <text:p>27.87</text:p>
          </table:table-cell>
          <table:table-cell office:value-type="float" office:value="2.15" table:style-name="ce1">
            <text:p>2.15</text:p>
          </table:table-cell>
          <table:table-cell office:value-type="float" office:value="0" table:style-name="ce1">
            <text:p>0</text:p>
          </table:table-cell>
          <table:table-cell office:value-type="float" office:value="-30.02" table:style-name="ce1">
            <text:p>-30.02</text:p>
          </table:table-cell>
          <table:table-cell office:value-type="string" table:style-name="ce1">
            <text:p>CHF</text:p>
          </table:table-cell>
          <table:table-cell office:value-type="float" office:value="-30.02" table:style-name="ce1">
            <text:p>-30.02</text:p>
          </table:table-cell>
          <table:table-cell office:value-type="float" office:value="167.39" table:style-name="ce1">
            <text:p>1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2-17T09:01:04" table:style-name="ce2">
            <text:p>17/12/2019 09:01</text:p>
          </table:table-cell>
          <table:table-cell office:value-type="float" office:value="66768935" table:style-name="ce1">
            <text:p>6676893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30" table:style-name="ce1">
            <text:p>30</text:p>
          </table:table-cell>
          <table:table-cell office:value-type="float" office:value="166" table:style-name="ce1">
            <text:p>166</text:p>
          </table:table-cell>
          <table:table-cell office:value-type="float" office:value="36.1" table:style-name="ce1">
            <text:p>36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16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016.10</text:p>
          </table:table-cell>
          <table:table-cell office:value-type="float" office:value="197.41" table:style-name="ce1">
            <text:p>19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2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62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622.1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622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2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712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2.90</text:p>
          </table:table-cell>
          <table:table-cell office:value-type="string" table:style-name="ce1">
            <text:p>5'213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18:16:20" table:style-name="ce2">
            <text:p>29/11/2019 18:16</text:p>
          </table:table-cell>
          <table:table-cell office:value-type="float" office:value="66381395" table:style-name="ce1">
            <text:p>66381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s-GlobaMicrAD</text:p>
          </table:table-cell>
          <table:table-cell office:value-type="string" table:style-name="ce1">
            <text:p>RESPONSABILITY GLOBAL MICROFINANCE FUND B</text:p>
          </table:table-cell>
          <table:table-cell office:value-type="string" table:style-name="ce1">
            <text:p>LU0180189770</text:p>
          </table:table-cell>
          <table:table-cell office:value-type="float" office:value="60" table:style-name="ce1">
            <text:p>60</text:p>
          </table:table-cell>
          <table:table-cell office:value-type="float" office:value="167.67" table:style-name="ce1">
            <text:p>167.67</text:p>
          </table:table-cell>
          <table:table-cell office:value-type="float" office:value="24.09" table:style-name="ce1">
            <text:p>24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84.2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084.29</text:p>
          </table:table-cell>
          <table:table-cell office:value-type="string" table:style-name="ce1">
            <text:p>-9'62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2T16:24:36" table:style-name="ce2">
            <text:p>22/11/2019 16:24</text:p>
          </table:table-cell>
          <table:table-cell office:value-type="float" office:value="66382508" table:style-name="ce1">
            <text:p>6638250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50" table:style-name="ce1">
            <text:p>150</text:p>
          </table:table-cell>
          <table:table-cell office:value-type="float" office:value="40.24" table:style-name="ce1">
            <text:p>40.24</text:p>
          </table:table-cell>
          <table:table-cell office:value-type="float" office:value="36.9" table:style-name="ce1">
            <text:p>36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7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72.90</text:p>
          </table:table-cell>
          <table:table-cell office:value-type="string" table:style-name="ce1">
            <text:p>14'926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618.54999999999995" table:style-name="ce1">
            <text:p>618.55</text:p>
          </table:table-cell>
          <table:table-cell office:value-type="string" table:style-name="ce1">
            <text:p>CHF</text:p>
          </table:table-cell>
          <table:table-cell office:value-type="float" office:value="618.54999999999995" table:style-name="ce1">
            <text:p>618.55</text:p>
          </table:table-cell>
          <table:table-cell office:value-type="string" table:style-name="ce1">
            <text:p>20'999.3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4" table:style-name="ce1">
            <text:p>4</text:p>
          </table:table-cell>
          <table:table-cell office:value-type="float" office:value="619" table:style-name="ce1">
            <text:p>619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464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464.15</text:p>
          </table:table-cell>
          <table:table-cell office:value-type="string" table:style-name="ce1">
            <text:p>20'380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CHF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17'916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596.20000000000005" table:style-name="ce1">
            <text:p>596.2</text:p>
          </table:table-cell>
          <table:table-cell office:value-type="string" table:style-name="ce1">
            <text:p>CHF</text:p>
          </table:table-cell>
          <table:table-cell office:value-type="float" office:value="596.20000000000005" table:style-name="ce1">
            <text:p>596.2</text:p>
          </table:table-cell>
          <table:table-cell office:value-type="string" table:style-name="ce1">
            <text:p>17'298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5:46" table:style-name="ce2">
            <text:p>22/11/2019 15:55</text:p>
          </table:table-cell>
          <table:table-cell office:value-type="float" office:value="66381410" table:style-name="ce1">
            <text:p>6638141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74" table:style-name="ce1">
            <text:p>274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12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12.50</text:p>
          </table:table-cell>
          <table:table-cell office:value-type="string" table:style-name="ce1">
            <text:p>16'70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48:37" table:style-name="ce2">
            <text:p>22/11/2019 15:48</text:p>
          </table:table-cell>
          <table:table-cell office:value-type="float" office:value="66381134" table:style-name="ce1">
            <text:p>663811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0" table:style-name="ce1">
            <text:p>150</text:p>
          </table:table-cell>
          <table:table-cell office:value-type="float" office:value="34.17" table:style-name="ce1">
            <text:p>34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84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084.70</text:p>
          </table:table-cell>
          <table:table-cell office:value-type="string" table:style-name="ce1">
            <text:p>9'889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13T09:01:57" table:style-name="ce2">
            <text:p>13/11/2019 09:01</text:p>
          </table:table-cell>
          <table:table-cell office:value-type="float" office:value="66238345" table:style-name="ce1">
            <text:p>662383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6" table:style-name="ce1">
            <text:p>6</text:p>
          </table:table-cell>
          <table:table-cell office:value-type="float" office:value="796.2" table:style-name="ce1">
            <text:p>796.2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741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741.25</text:p>
          </table:table-cell>
          <table:table-cell office:value-type="string" table:style-name="ce1">
            <text:p>4'804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08T14:46:26" table:style-name="ce2">
            <text:p>08/11/2019 14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3.74" table:style-name="ce1">
            <text:p>43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74" table:style-name="ce1">
            <text:p>43.74</text:p>
          </table:table-cell>
          <table:table-cell office:value-type="string" table:style-name="ce1">
            <text:p>USD</text:p>
          </table:table-cell>
          <table:table-cell office:value-type="float" office:value="43.74" table:style-name="ce1">
            <text:p>43.74</text:p>
          </table:table-cell>
          <table:table-cell office:value-type="float" office:value="462.11" table:style-name="ce1">
            <text:p>462.1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9-30T11:07:33" table:style-name="ce2">
            <text:p>30/09/2019 11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2" table:style-name="ce1">
            <text:p>27.22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2" table:style-name="ce1">
            <text:p>-29.32</text:p>
          </table:table-cell>
          <table:table-cell office:value-type="string" table:style-name="ce1">
            <text:p>CHF</text:p>
          </table:table-cell>
          <table:table-cell office:value-type="float" office:value="-29.32" table:style-name="ce1">
            <text:p>-29.32</text:p>
          </table:table-cell>
          <table:table-cell office:value-type="float" office:value="63.46" table:style-name="ce1">
            <text:p>63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5T10:16:41" table:style-name="ce2">
            <text:p>15/08/2019 10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70.38" table:style-name="ce1">
            <text:p>7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.38" table:style-name="ce1">
            <text:p>70.38</text:p>
          </table:table-cell>
          <table:table-cell office:value-type="string" table:style-name="ce1">
            <text:p>USD</text:p>
          </table:table-cell>
          <table:table-cell office:value-type="float" office:value="70.38" table:style-name="ce1">
            <text:p>70.38</text:p>
          </table:table-cell>
          <table:table-cell office:value-type="float" office:value="418.37" table:style-name="ce1">
            <text:p>418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8-13T16:32:59" table:style-name="ce2">
            <text:p>13/08/2019 16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138.25" table:style-name="ce1">
            <text:p>138.25</text:p>
          </table:table-cell>
          <table:table-cell office:value-type="float" office:value="48.39" table:style-name="ce1">
            <text:p>48.39</text:p>
          </table:table-cell>
          <table:table-cell office:value-type="float" office:value="0" table:style-name="ce1">
            <text:p>0</text:p>
          </table:table-cell>
          <table:table-cell office:value-type="float" office:value="89.86" table:style-name="ce1">
            <text:p>89.86</text:p>
          </table:table-cell>
          <table:table-cell office:value-type="string" table:style-name="ce1">
            <text:p>CHF</text:p>
          </table:table-cell>
          <table:table-cell office:value-type="float" office:value="89.86" table:style-name="ce1">
            <text:p>89.86</text:p>
          </table:table-cell>
          <table:table-cell office:value-type="float" office:value="92.78" table:style-name="ce1">
            <text:p>92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2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-796.6" table:style-name="ce1">
            <text:p>-796.6</text:p>
          </table:table-cell>
          <table:table-cell office:value-type="string" table:style-name="ce1">
            <text:p>CHF</text:p>
          </table:table-cell>
          <table:table-cell office:value-type="float" office:value="-796.6" table:style-name="ce1">
            <text:p>-796.6</text:p>
          </table:table-cell>
          <table:table-cell office:value-type="float" office:value="2.92" table:style-name="ce1">
            <text:p>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2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5" table:style-name="ce1">
            <text:p>5</text:p>
          </table:table-cell>
          <table:table-cell office:value-type="float" office:value="796" table:style-name="ce1">
            <text:p>796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15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15.35</text:p>
          </table:table-cell>
          <table:table-cell office:value-type="float" office:value="799.52" table:style-name="ce1">
            <text:p>79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2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-0.43559999999999999" table:style-name="ce1">
            <text:p>-0.4356</text:p>
          </table:table-cell>
          <table:table-cell office:value-type="float" office:value="45.090032000000001" table:style-name="ce1">
            <text:p>45.090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2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9.64" table:style-name="ce1">
            <text:p>1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CHF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4'814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0:19:04" table:style-name="ce2">
            <text:p>02/07/2019 10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8T13:57:29" table:style-name="ce2">
            <text:p>28/06/2019 13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7" table:style-name="ce1">
            <text:p>27.27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7" table:style-name="ce1">
            <text:p>-29.37</text:p>
          </table:table-cell>
          <table:table-cell office:value-type="string" table:style-name="ce1">
            <text:p>CHF</text:p>
          </table:table-cell>
          <table:table-cell office:value-type="float" office:value="-29.37" table:style-name="ce1">
            <text:p>-29.37</text:p>
          </table:table-cell>
          <table:table-cell office:value-type="string" table:style-name="ce1">
            <text:p>4'795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6T14:31:58" table:style-name="ce2">
            <text:p>26/06/2019 14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ckdividende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4.4356" table:style-name="ce1">
            <text:p>4.4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7T11:25:50" table:style-name="ce2">
            <text:p>17/06/2019 11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4'82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2T15:58:24" table:style-name="ce2">
            <text:p>12/06/2019 15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30:09" table:style-name="ce2">
            <text:p>23/05/2019 17:30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240.00</text:p>
          </table:table-cell>
          <table:table-cell office:value-type="float" office:value="29.7" table:style-name="ce1">
            <text:p>2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69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69.70</text:p>
          </table:table-cell>
          <table:table-cell office:value-type="string" table:style-name="ce1">
            <text:p>4'733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01:44" table:style-name="ce2">
            <text:p>23/05/2019 17:01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250.0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85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85.80</text:p>
          </table:table-cell>
          <table:table-cell office:value-type="string" table:style-name="ce1">
            <text:p>10'00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0T09:20:44" table:style-name="ce2">
            <text:p>20/05/2019 09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15:48:19" table:style-name="ce2">
            <text:p>16/05/2019 15:48</text:p>
          </table:table-cell>
          <table:table-cell office:value-type="float" office:value="63539314" table:style-name="ce1">
            <text:p>6353931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901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901.50</text:p>
          </table:table-cell>
          <table:table-cell office:value-type="string" table:style-name="ce1">
            <text:p>15'28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09:55:35" table:style-name="ce2">
            <text:p>16/05/2019 09:55</text:p>
          </table:table-cell>
          <table:table-cell office:value-type="float" office:value="63338081" table:style-name="ce1">
            <text:p>6333808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5T09:36:05" table:style-name="ce2">
            <text:p>15/05/2019 09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4T08:46:18" table:style-name="ce2">
            <text:p>14/05/2019 0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8.22" table:style-name="ce1">
            <text:p>3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22" table:style-name="ce1">
            <text:p>38.22</text:p>
          </table:table-cell>
          <table:table-cell office:value-type="string" table:style-name="ce1">
            <text:p>USD</text:p>
          </table:table-cell>
          <table:table-cell office:value-type="float" office:value="38.22" table:style-name="ce1">
            <text:p>38.22</text:p>
          </table:table-cell>
          <table:table-cell office:value-type="float" office:value="347.99" table:style-name="ce1">
            <text:p>347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2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853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5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53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2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80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803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803.00</text:p>
          </table:table-cell>
          <table:table-cell office:value-type="float" office:value="309.77" table:style-name="ce1">
            <text:p>30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16:46:27" table:style-name="ce2">
            <text:p>03/05/2019 16:46</text:p>
          </table:table-cell>
          <table:table-cell office:value-type="float" office:value="63338285" table:style-name="ce1">
            <text:p>6333828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91" table:style-name="ce1">
            <text:p>291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312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312.30</text:p>
          </table:table-cell>
          <table:table-cell office:value-type="string" table:style-name="ce1">
            <text:p>-6'85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26T10:57:36" table:style-name="ce2">
            <text:p>26/04/2019 10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7:00:13" table:style-name="ce2">
            <text:p>15/04/2019 17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67.5" table:style-name="ce1">
            <text:p>367.5</text:p>
          </table:table-cell>
          <table:table-cell office:value-type="float" office:value="128.63" table:style-name="ce1">
            <text:p>128.63</text:p>
          </table:table-cell>
          <table:table-cell office:value-type="float" office:value="0" table:style-name="ce1">
            <text:p>0</text:p>
          </table:table-cell>
          <table:table-cell office:value-type="float" office:value="238.87" table:style-name="ce1">
            <text:p>238.87</text:p>
          </table:table-cell>
          <table:table-cell office:value-type="string" table:style-name="ce1">
            <text:p>CHF</text:p>
          </table:table-cell>
          <table:table-cell office:value-type="float" office:value="238.87" table:style-name="ce1">
            <text:p>238.87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5:43:58" table:style-name="ce2">
            <text:p>15/04/2019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12.32" table:style-name="ce1">
            <text:p>12.32</text:p>
          </table:table-cell>
          <table:table-cell office:value-type="float" office:value="0" table:style-name="ce1">
            <text:p>0</text:p>
          </table:table-cell>
          <table:table-cell office:value-type="float" office:value="22.88" table:style-name="ce1">
            <text:p>22.88</text:p>
          </table:table-cell>
          <table:table-cell office:value-type="string" table:style-name="ce1">
            <text:p>CHF</text:p>
          </table:table-cell>
          <table:table-cell office:value-type="float" office:value="22.88" table:style-name="ce1">
            <text:p>22.88</text:p>
          </table:table-cell>
          <table:table-cell office:value-type="float" office:value="116.13" table:style-name="ce1">
            <text:p>116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1T15:49:20" table:style-name="ce2">
            <text:p>11/04/2019 15:49</text:p>
          </table:table-cell>
          <table:table-cell office:value-type="float" office:value="63047966" table:style-name="ce1">
            <text:p>6304796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2.66" table:style-name="ce1">
            <text:p>22.66</text:p>
          </table:table-cell>
          <table:table-cell office:value-type="float" office:value="40.29" table:style-name="ce1">
            <text:p>4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757.7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757.71</text:p>
          </table:table-cell>
          <table:table-cell office:value-type="string" table:style-name="ce1">
            <text:p>7'112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4-08T09:08:58" table:style-name="ce2">
            <text:p>08/04/2019 09:08</text:p>
          </table:table-cell>
          <table:table-cell office:value-type="float" office:value="62959221" table:style-name="ce1">
            <text:p>6295922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7" table:style-name="ce1">
            <text:p>7</text:p>
          </table:table-cell>
          <table:table-cell office:value-type="float" office:value="585" table:style-name="ce1">
            <text:p>585</text:p>
          </table:table-cell>
          <table:table-cell office:value-type="float" office:value="34.9" table:style-name="ce1">
            <text:p>3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29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29.90</text:p>
          </table:table-cell>
          <table:table-cell office:value-type="float" office:value="93.25" table:style-name="ce1">
            <text:p>93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53:29" table:style-name="ce2">
            <text:p>04/04/2019 17:53</text:p>
          </table:table-cell>
          <table:table-cell office:value-type="float" office:value="62922555" table:style-name="ce1">
            <text:p>6292255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7.65" table:style-name="ce1">
            <text:p>7.65</text:p>
          </table:table-cell>
          <table:table-cell office:value-type="float" office:value="101.2" table:style-name="ce1">
            <text:p>10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505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505.30</text:p>
          </table:table-cell>
          <table:table-cell office:value-type="string" table:style-name="ce1">
            <text:p>4'223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31:56" table:style-name="ce2">
            <text:p>04/04/2019 17:31</text:p>
          </table:table-cell>
          <table:table-cell office:value-type="float" office:value="62922208" table:style-name="ce1">
            <text:p>6292220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23.65" table:style-name="ce1">
            <text:p>23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67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676.35</text:p>
          </table:table-cell>
          <table:table-cell office:value-type="string" table:style-name="ce1">
            <text:p>2'717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1T11:43:58" table:style-name="ce2">
            <text:p>01/04/2019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02" table:style-name="ce1">
            <text:p>26.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8.02" table:style-name="ce1">
            <text:p>-28.02</text:p>
          </table:table-cell>
          <table:table-cell office:value-type="string" table:style-name="ce1">
            <text:p>CHF</text:p>
          </table:table-cell>
          <table:table-cell office:value-type="float" office:value="-28.02" table:style-name="ce1">
            <text:p>-28.02</text:p>
          </table:table-cell>
          <table:table-cell office:value-type="string" table:style-name="ce1">
            <text:p>1'041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7T10:53:10" table:style-name="ce2">
            <text:p>07/03/2019 10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1'06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4T15:20:11" table:style-name="ce2">
            <text:p>04/03/2019 15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'040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2-18T11:16:32" table:style-name="ce2">
            <text:p>18/02/2019 11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string" table:style-name="ce1">
            <text:p>USD</text:p>
          </table:table-cell>
          <table:table-cell office:value-type="float" office:value="33.5" table:style-name="ce1">
            <text:p>33.5</text:p>
          </table:table-cell>
          <table:table-cell office:value-type="float" office:value="355.06" table:style-name="ce1">
            <text:p>355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28T17:19:30" table:style-name="ce2">
            <text:p>28/01/2019 17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1'014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1-02T11:33:37" table:style-name="ce2">
            <text:p>02/01/2019 11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47.47" table:style-name="ce1">
            <text:p>47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47" table:style-name="ce1">
            <text:p>47.47</text:p>
          </table:table-cell>
          <table:table-cell office:value-type="string" table:style-name="ce1">
            <text:p>USD</text:p>
          </table:table-cell>
          <table:table-cell office:value-type="float" office:value="47.47" table:style-name="ce1">
            <text:p>47.47</text:p>
          </table:table-cell>
          <table:table-cell office:value-type="float" office:value="321.56" table:style-name="ce1">
            <text:p>321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01T10:34:12" table:style-name="ce2">
            <text:p>01/01/2019 10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USD</text:p>
          </table:table-cell>
          <table:table-cell office:value-type="float" office:value="0.12" table:style-name="ce1">
            <text:p>0.12</text:p>
          </table:table-cell>
          <table:table-cell office:value-type="float" office:value="274.08999999999997" table:style-name="ce1">
            <text:p>274.0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2-31T11:48:14" table:style-name="ce2">
            <text:p>31/12/2018 11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44" table:style-name="ce1">
            <text:p>27.44</text:p>
          </table:table-cell>
          <table:table-cell office:value-type="float" office:value="2.11" table:style-name="ce1">
            <text:p>2.11</text:p>
          </table:table-cell>
          <table:table-cell office:value-type="float" office:value="0" table:style-name="ce1">
            <text:p>0</text:p>
          </table:table-cell>
          <table:table-cell office:value-type="float" office:value="-29.55" table:style-name="ce1">
            <text:p>-29.55</text:p>
          </table:table-cell>
          <table:table-cell office:value-type="string" table:style-name="ce1">
            <text:p>CHF</text:p>
          </table:table-cell>
          <table:table-cell office:value-type="float" office:value="-29.55" table:style-name="ce1">
            <text:p>-29.55</text:p>
          </table:table-cell>
          <table:table-cell office:value-type="string" table:style-name="ce1">
            <text:p>1'122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1-16T17:03:50" table:style-name="ce2">
            <text:p>16/11/2018 17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9.35" table:style-name="ce1">
            <text:p>3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35" table:style-name="ce1">
            <text:p>39.35</text:p>
          </table:table-cell>
          <table:table-cell office:value-type="string" table:style-name="ce1">
            <text:p>USD</text:p>
          </table:table-cell>
          <table:table-cell office:value-type="float" office:value="39.35" table:style-name="ce1">
            <text:p>39.35</text:p>
          </table:table-cell>
          <table:table-cell office:value-type="float" office:value="273.97000000000003" table:style-name="ce1">
            <text:p>273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2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900" table:style-name="ce1">
            <text:p>900</text:p>
          </table:table-cell>
          <table:table-cell office:value-type="float" office:value="0.62" table:style-name="ce1">
            <text:p>0.6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546.6" table:style-name="ce1">
            <text:p>546.6</text:p>
          </table:table-cell>
          <table:table-cell office:value-type="string" table:style-name="ce1">
            <text:p>CHF</text:p>
          </table:table-cell>
          <table:table-cell office:value-type="float" office:value="546.6" table:style-name="ce1">
            <text:p>546.6</text:p>
          </table:table-cell>
          <table:table-cell office:value-type="string" table:style-name="ce1">
            <text:p>1'152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2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500" table:style-name="ce1">
            <text:p>500</text:p>
          </table:table-cell>
          <table:table-cell office:value-type="float" office:value="0.62" table:style-name="ce1">
            <text:p>0.6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298.89999999999998" table:style-name="ce1">
            <text:p>298.9</text:p>
          </table:table-cell>
          <table:table-cell office:value-type="string" table:style-name="ce1">
            <text:p>CHF</text:p>
          </table:table-cell>
          <table:table-cell office:value-type="float" office:value="298.89999999999998" table:style-name="ce1">
            <text:p>298.9</text:p>
          </table:table-cell>
          <table:table-cell office:value-type="float" office:value="605.57000000000005" table:style-name="ce1">
            <text:p>605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28T14:38:35" table:style-name="ce2">
            <text:p>28/09/2018 14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68" table:style-name="ce1">
            <text:p>28.68</text:p>
          </table:table-cell>
          <table:table-cell office:value-type="float" office:value="2.21" table:style-name="ce1">
            <text:p>2.21</text:p>
          </table:table-cell>
          <table:table-cell office:value-type="float" office:value="0" table:style-name="ce1">
            <text:p>0</text:p>
          </table:table-cell>
          <table:table-cell office:value-type="float" office:value="-30.89" table:style-name="ce1">
            <text:p>-30.89</text:p>
          </table:table-cell>
          <table:table-cell office:value-type="string" table:style-name="ce1">
            <text:p>CHF</text:p>
          </table:table-cell>
          <table:table-cell office:value-type="float" office:value="-30.89" table:style-name="ce1">
            <text:p>-30.89</text:p>
          </table:table-cell>
          <table:table-cell office:value-type="float" office:value="306.67" table:style-name="ce1">
            <text:p>306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6:46" table:style-name="ce2">
            <text:p>05/09/2018 13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58.4" table:style-name="ce1">
            <text:p>58.4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0" table:style-name="ce1">
            <text:p>0</text:p>
          </table:table-cell>
          <table:table-cell office:value-type="float" office:value="37.96" table:style-name="ce1">
            <text:p>37.96</text:p>
          </table:table-cell>
          <table:table-cell office:value-type="string" table:style-name="ce1">
            <text:p>CHF</text:p>
          </table:table-cell>
          <table:table-cell office:value-type="float" office:value="37.96" table:style-name="ce1">
            <text:p>37.96</text:p>
          </table:table-cell>
          <table:table-cell office:value-type="float" office:value="337.56" table:style-name="ce1">
            <text:p>337.5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4:48" table:style-name="ce2">
            <text:p>05/09/2018 13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string" table:style-name="ce1">
            <text:p>CHF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299.60000000000002" table:style-name="ce1">
            <text:p>299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8-17T11:06:42" table:style-name="ce2">
            <text:p>17/08/2018 11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.150000000000006" table:style-name="ce1">
            <text:p>66.15</text:p>
          </table:table-cell>
          <table:table-cell office:value-type="string" table:style-name="ce1">
            <text:p>USD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234.62" table:style-name="ce1">
            <text:p>23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6-29T16:53:56" table:style-name="ce2">
            <text:p>29/06/2018 16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39" table:style-name="ce1">
            <text:p>28.39</text:p>
          </table:table-cell>
          <table:table-cell office:value-type="float" office:value="2.19" table:style-name="ce1">
            <text:p>2.19</text:p>
          </table:table-cell>
          <table:table-cell office:value-type="float" office:value="0" table:style-name="ce1">
            <text:p>0</text:p>
          </table:table-cell>
          <table:table-cell office:value-type="float" office:value="-30.58" table:style-name="ce1">
            <text:p>-30.58</text:p>
          </table:table-cell>
          <table:table-cell office:value-type="string" table:style-name="ce1">
            <text:p>CHF</text:p>
          </table:table-cell>
          <table:table-cell office:value-type="float" office:value="-30.58" table:style-name="ce1">
            <text:p>-30.58</text:p>
          </table:table-cell>
          <table:table-cell office:value-type="float" office:value="258.8" table:style-name="ce1">
            <text:p>258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6-04T11:16:32" table:style-name="ce2">
            <text:p>04/06/2018 11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37.5" table:style-name="ce1">
            <text:p>137.5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89.37" table:style-name="ce1">
            <text:p>89.37</text:p>
          </table:table-cell>
          <table:table-cell office:value-type="string" table:style-name="ce1">
            <text:p>CHF</text:p>
          </table:table-cell>
          <table:table-cell office:value-type="float" office:value="89.37" table:style-name="ce1">
            <text:p>89.37</text:p>
          </table:table-cell>
          <table:table-cell office:value-type="float" office:value="289.38" table:style-name="ce1">
            <text:p>28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1T16:24:34" table:style-name="ce2">
            <text:p>11/05/2018 16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float" office:value="200.01" table:style-name="ce1">
            <text:p>20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0T09:31:52" table:style-name="ce2">
            <text:p>10/05/2018 09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6.19" table:style-name="ce1">
            <text:p>46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19" table:style-name="ce1">
            <text:p>46.19</text:p>
          </table:table-cell>
          <table:table-cell office:value-type="string" table:style-name="ce1">
            <text:p>USD</text:p>
          </table:table-cell>
          <table:table-cell office:value-type="float" office:value="46.19" table:style-name="ce1">
            <text:p>46.19</text:p>
          </table:table-cell>
          <table:table-cell office:value-type="float" office:value="168.47" table:style-name="ce1">
            <text:p>168.4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2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020000000000003" table:style-name="ce1">
            <text:p>3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020000000000003" table:style-name="ce1">
            <text:p>-36.02</text:p>
          </table:table-cell>
          <table:table-cell office:value-type="string" table:style-name="ce1">
            <text:p>USD</text:p>
          </table:table-cell>
          <table:table-cell office:value-type="float" office:value="-36.020000000000003" table:style-name="ce1">
            <text:p>-36.02</text:p>
          </table:table-cell>
          <table:table-cell office:value-type="float" office:value="122.28" table:style-name="ce1">
            <text:p>122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2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35" table:style-name="ce1">
            <text:p>35.35</text:p>
          </table:table-cell>
          <table:table-cell office:value-type="string" table:style-name="ce1">
            <text:p>CHF</text:p>
          </table:table-cell>
          <table:table-cell office:value-type="float" office:value="35.35" table:style-name="ce1">
            <text:p>35.3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2:00" table:style-name="ce2">
            <text:p>30/04/2018 09:02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4.1" table:style-name="ce1">
            <text:p>-104.1</text:p>
          </table:table-cell>
          <table:table-cell office:value-type="string" table:style-name="ce1">
            <text:p>CHF</text:p>
          </table:table-cell>
          <table:table-cell office:value-type="float" office:value="-104.1" table:style-name="ce1">
            <text:p>-104.1</text:p>
          </table:table-cell>
          <table:table-cell office:value-type="float" office:value="-35.340000000000003" table:style-name="ce1">
            <text:p>-35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9" table:style-name="ce2">
            <text:p>30/04/2018 09:01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49" table:style-name="ce1">
            <text:p>49</text:p>
          </table:table-cell>
          <table:table-cell office:value-type="float" office:value="104" table:style-name="ce1">
            <text:p>104</text:p>
          </table:table-cell>
          <table:table-cell office:value-type="float" office:value="36.15" table:style-name="ce1">
            <text:p>36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32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32.15</text:p>
          </table:table-cell>
          <table:table-cell office:value-type="float" office:value="68.760000000000005" table:style-name="ce1">
            <text:p>68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8" table:style-name="ce2">
            <text:p>30/04/2018 09:01</text:p>
          </table:table-cell>
          <table:table-cell office:value-type="float" office:value="57919514" table:style-name="ce1">
            <text:p>5791951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0" table:style-name="ce1">
            <text:p>10</text:p>
          </table:table-cell>
          <table:table-cell office:value-type="float" office:value="535" table:style-name="ce1">
            <text:p>535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8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86.35</text:p>
          </table:table-cell>
          <table:table-cell office:value-type="string" table:style-name="ce1">
            <text:p>5'200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6" table:style-name="ce2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" table:style-name="ce1">
            <text:p>15</text:p>
          </table:table-cell>
          <table:table-cell office:value-type="float" office:value="34.5" table:style-name="ce1">
            <text:p>34.5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-518.35" table:style-name="ce1">
            <text:p>-518.35</text:p>
          </table:table-cell>
          <table:table-cell office:value-type="string" table:style-name="ce1">
            <text:p>CHF</text:p>
          </table:table-cell>
          <table:table-cell office:value-type="float" office:value="-518.35" table:style-name="ce1">
            <text:p>-518.35</text:p>
          </table:table-cell>
          <table:table-cell office:value-type="string" table:style-name="ce1">
            <text:p>10'587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5" table:style-name="ce2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35" table:style-name="ce1">
            <text:p>135</text:p>
          </table:table-cell>
          <table:table-cell office:value-type="float" office:value="34.5" table:style-name="ce1">
            <text:p>34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97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97.55</text:p>
          </table:table-cell>
          <table:table-cell office:value-type="string" table:style-name="ce1">
            <text:p>11'105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8:01:35" table:style-name="ce2">
            <text:p>16/04/2018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52.5" table:style-name="ce1">
            <text:p>352.5</text:p>
          </table:table-cell>
          <table:table-cell office:value-type="float" office:value="123.38" table:style-name="ce1">
            <text:p>123.38</text:p>
          </table:table-cell>
          <table:table-cell office:value-type="float" office:value="0" table:style-name="ce1">
            <text:p>0</text:p>
          </table:table-cell>
          <table:table-cell office:value-type="float" office:value="229.12" table:style-name="ce1">
            <text:p>229.12</text:p>
          </table:table-cell>
          <table:table-cell office:value-type="string" table:style-name="ce1">
            <text:p>CHF</text:p>
          </table:table-cell>
          <table:table-cell office:value-type="float" office:value="229.12" table:style-name="ce1">
            <text:p>229.12</text:p>
          </table:table-cell>
          <table:table-cell office:value-type="string" table:style-name="ce1">
            <text:p>15'803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7:43:03" table:style-name="ce2">
            <text:p>16/04/2018 17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5'574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2T09:00:33" table:style-name="ce2">
            <text:p>12/04/2018 09:00</text:p>
          </table:table-cell>
          <table:table-cell office:value-type="float" office:value="57669950" table:style-name="ce1">
            <text:p>5766995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35" table:style-name="ce1">
            <text:p>35</text:p>
          </table:table-cell>
          <table:table-cell office:value-type="float" office:value="441.4" table:style-name="ce1">
            <text:p>441.4</text:p>
          </table:table-cell>
          <table:table-cell office:value-type="float" office:value="94.6" table:style-name="ce1">
            <text:p>9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354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354.40</text:p>
          </table:table-cell>
          <table:table-cell office:value-type="string" table:style-name="ce1">
            <text:p>15'548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02T09:41:40" table:style-name="ce2">
            <text:p>02/04/2018 09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3" table:style-name="ce1">
            <text:p>27.83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9.97" table:style-name="ce1">
            <text:p>-29.97</text:p>
          </table:table-cell>
          <table:table-cell office:value-type="string" table:style-name="ce1">
            <text:p>CHF</text:p>
          </table:table-cell>
          <table:table-cell office:value-type="float" office:value="-29.97" table:style-name="ce1">
            <text:p>-29.97</text:p>
          </table:table-cell>
          <table:table-cell office:value-type="float" office:value="193.64" table:style-name="ce1">
            <text:p>193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19T09:42:50" table:style-name="ce2">
            <text:p>19/03/2018 09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5.6" table:style-name="ce1">
            <text:p>45.6</text:p>
          </table:table-cell>
          <table:table-cell office:value-type="float" office:value="15.96" table:style-name="ce1">
            <text:p>15.96</text:p>
          </table:table-cell>
          <table:table-cell office:value-type="float" office:value="0" table:style-name="ce1">
            <text:p>0</text:p>
          </table:table-cell>
          <table:table-cell office:value-type="float" office:value="29.64" table:style-name="ce1">
            <text:p>29.64</text:p>
          </table:table-cell>
          <table:table-cell office:value-type="string" table:style-name="ce1">
            <text:p>CHF</text:p>
          </table:table-cell>
          <table:table-cell office:value-type="float" office:value="29.64" table:style-name="ce1">
            <text:p>29.64</text:p>
          </table:table-cell>
          <table:table-cell office:value-type="float" office:value="223.61" table:style-name="ce1">
            <text:p>223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06T10:12:55" table:style-name="ce2">
            <text:p>06/03/2018 10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float" office:value="193.97" table:style-name="ce1">
            <text:p>193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2-06T17:39:31" table:style-name="ce2">
            <text:p>06/02/2018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float" office:value="165.37" table:style-name="ce1">
            <text:p>165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12-30T14:10:00" table:style-name="ce2">
            <text:p>30/12/2017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USD</text:p>
          </table:table-cell>
          <table:table-cell office:value-type="float" office:value="0.24" table:style-name="ce1">
            <text:p>0.24</text:p>
          </table:table-cell>
          <table:table-cell office:value-type="float" office:value="158.30000000000001" table:style-name="ce1">
            <text:p>158.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9" table:style-name="ce2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28.49" table:style-name="ce1">
            <text:p>2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49" table:style-name="ce1">
            <text:p>28.49</text:p>
          </table:table-cell>
          <table:table-cell office:value-type="string" table:style-name="ce1">
            <text:p>USD</text:p>
          </table:table-cell>
          <table:table-cell office:value-type="float" office:value="28.49" table:style-name="ce1">
            <text:p>28.49</text:p>
          </table:table-cell>
          <table:table-cell office:value-type="float" office:value="158.06" table:style-name="ce1">
            <text:p>158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6" table:style-name="ce2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129.57" table:style-name="ce1">
            <text:p>129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office:value-type="float" office:value="129.57" table:style-name="ce1">
            <text:p>129.57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5:11:55" table:style-name="ce2">
            <text:p>29/12/2017 15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1" table:style-name="ce1">
            <text:p>27.1</text:p>
          </table:table-cell>
          <table:table-cell office:value-type="float" office:value="2.17" table:style-name="ce1">
            <text:p>2.17</text:p>
          </table:table-cell>
          <table:table-cell office:value-type="float" office:value="0" table:style-name="ce1">
            <text:p>0</text:p>
          </table:table-cell>
          <table:table-cell office:value-type="float" office:value="-29.27" table:style-name="ce1">
            <text:p>-29.27</text:p>
          </table:table-cell>
          <table:table-cell office:value-type="string" table:style-name="ce1">
            <text:p>CHF</text:p>
          </table:table-cell>
          <table:table-cell office:value-type="float" office:value="-29.27" table:style-name="ce1">
            <text:p>-29.27</text:p>
          </table:table-cell>
          <table:table-cell office:value-type="float" office:value="273.07" table:style-name="ce1">
            <text:p>27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29T14:37:18" table:style-name="ce2">
            <text:p>29/09/2017 14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27" table:style-name="ce1">
            <text:p>25.27</text:p>
          </table:table-cell>
          <table:table-cell office:value-type="float" office:value="2.02" table:style-name="ce1">
            <text:p>2.02</text:p>
          </table:table-cell>
          <table:table-cell office:value-type="float" office:value="0" table:style-name="ce1">
            <text:p>0</text:p>
          </table:table-cell>
          <table:table-cell office:value-type="float" office:value="-27.29" table:style-name="ce1">
            <text:p>-27.29</text:p>
          </table:table-cell>
          <table:table-cell office:value-type="string" table:style-name="ce1">
            <text:p>CHF</text:p>
          </table:table-cell>
          <table:table-cell office:value-type="float" office:value="-27.29" table:style-name="ce1">
            <text:p>-27.29</text:p>
          </table:table-cell>
          <table:table-cell office:value-type="float" office:value="302.33999999999997" table:style-name="ce1">
            <text:p>30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11T10:58:21" table:style-name="ce2">
            <text:p>11/09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0.4" table:style-name="ce1">
            <text:p>3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string" table:style-name="ce1">
            <text:p>CHF</text:p>
          </table:table-cell>
          <table:table-cell office:value-type="float" office:value="30.4" table:style-name="ce1">
            <text:p>30.4</text:p>
          </table:table-cell>
          <table:table-cell office:value-type="float" office:value="329.63" table:style-name="ce1">
            <text:p>329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06T17:44:14" table:style-name="ce2">
            <text:p>06/09/2017 17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.8" table:style-name="ce1">
            <text:p>44.8</text:p>
          </table:table-cell>
          <table:table-cell office:value-type="float" office:value="15.68" table:style-name="ce1">
            <text:p>15.68</text:p>
          </table:table-cell>
          <table:table-cell office:value-type="float" office:value="0" table:style-name="ce1">
            <text:p>0</text:p>
          </table:table-cell>
          <table:table-cell office:value-type="float" office:value="29.12" table:style-name="ce1">
            <text:p>29.12</text:p>
          </table:table-cell>
          <table:table-cell office:value-type="string" table:style-name="ce1">
            <text:p>CHF</text:p>
          </table:table-cell>
          <table:table-cell office:value-type="float" office:value="29.12" table:style-name="ce1">
            <text:p>29.12</text:p>
          </table:table-cell>
          <table:table-cell office:value-type="float" office:value="299.23" table:style-name="ce1">
            <text:p>299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7-31T09:01:09" table:style-name="ce2">
            <text:p>31/07/2017 09:01</text:p>
          </table:table-cell>
          <table:table-cell office:value-type="float" office:value="53266472" table:style-name="ce1">
            <text:p>532664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2.53" table:style-name="ce1">
            <text:p>92.5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420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420.40</text:p>
          </table:table-cell>
          <table:table-cell office:value-type="float" office:value="270.11" table:style-name="ce1">
            <text:p>270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6-30T15:48:46" table:style-name="ce2">
            <text:p>30/06/2017 15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" table:style-name="ce1">
            <text:p>24.2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4" table:style-name="ce1">
            <text:p>-26.14</text:p>
          </table:table-cell>
          <table:table-cell office:value-type="string" table:style-name="ce1">
            <text:p>CHF</text:p>
          </table:table-cell>
          <table:table-cell office:value-type="float" office:value="-26.14" table:style-name="ce1">
            <text:p>-26.14</text:p>
          </table:table-cell>
          <table:table-cell office:value-type="string" table:style-name="ce1">
            <text:p>7'690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2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61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613.0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613.07</text:p>
          </table:table-cell>
          <table:table-cell office:value-type="string" table:style-name="ce1">
            <text:p>7'716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2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639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639.1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639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9:57:50" table:style-name="ce2">
            <text:p>26/05/2017 19:57</text:p>
          </table:table-cell>
          <table:table-cell office:value-type="float" office:value="52376451" table:style-name="ce1">
            <text:p>523764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5.96" table:style-name="ce1">
            <text:p>25.96</text:p>
          </table:table-cell>
          <table:table-cell office:value-type="float" office:value="46.68" table:style-name="ce1">
            <text:p>46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34.6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834.68</text:p>
          </table:table-cell>
          <table:table-cell office:value-type="string" table:style-name="ce1">
            <text:p>-1'639.1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8:01:03" table:style-name="ce2">
            <text:p>26/05/2017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236.25" table:style-name="ce1">
            <text:p>236.25</text:p>
          </table:table-cell>
          <table:table-cell office:value-type="float" office:value="82.69" table:style-name="ce1">
            <text:p>82.69</text:p>
          </table:table-cell>
          <table:table-cell office:value-type="float" office:value="0" table:style-name="ce1">
            <text:p>0</text:p>
          </table:table-cell>
          <table:table-cell office:value-type="float" office:value="153.56" table:style-name="ce1">
            <text:p>153.56</text:p>
          </table:table-cell>
          <table:table-cell office:value-type="string" table:style-name="ce1">
            <text:p>CHF</text:p>
          </table:table-cell>
          <table:table-cell office:value-type="float" office:value="153.56" table:style-name="ce1">
            <text:p>153.56</text:p>
          </table:table-cell>
          <table:table-cell office:value-type="string" table:style-name="ce1">
            <text:p>9'329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2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-12" table:style-name="ce1">
            <text:p>-12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2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58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58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580.00</text:p>
          </table:table-cell>
          <table:table-cell office:value-type="string" table:style-name="ce1">
            <text:p>6'19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12T13:58:14" table:style-name="ce2">
            <text:p>12/05/2017 13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F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9'176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8T15:40:49" table:style-name="ce2">
            <text:p>08/05/2017 15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9'1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2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umbuch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2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umbuchung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24T09:00:51" table:style-name="ce2">
            <text:p>24/04/2017 09:00</text:p>
          </table:table-cell>
          <table:table-cell office:value-type="float" office:value="51882337" table:style-name="ce1">
            <text:p>5188233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50.05" table:style-name="ce1">
            <text:p>50.05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464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464.45</text:p>
          </table:table-cell>
          <table:table-cell office:value-type="string" table:style-name="ce1">
            <text:p>8'9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8T15:14:04" table:style-name="ce2">
            <text:p>18/04/2017 15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1'47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0T14:48:44" table:style-name="ce2">
            <text:p>10/04/2017 14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45" table:style-name="ce1">
            <text:p>345</text:p>
          </table:table-cell>
          <table:table-cell office:value-type="float" office:value="120.75" table:style-name="ce1">
            <text:p>120.75</text:p>
          </table:table-cell>
          <table:table-cell office:value-type="float" office:value="0" table:style-name="ce1">
            <text:p>0</text:p>
          </table:table-cell>
          <table:table-cell office:value-type="float" office:value="224.25" table:style-name="ce1">
            <text:p>224.25</text:p>
          </table:table-cell>
          <table:table-cell office:value-type="string" table:style-name="ce1">
            <text:p>CHF</text:p>
          </table:table-cell>
          <table:table-cell office:value-type="float" office:value="224.25" table:style-name="ce1">
            <text:p>224.25</text:p>
          </table:table-cell>
          <table:table-cell office:value-type="string" table:style-name="ce1">
            <text:p>1'29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31T12:44:39" table:style-name="ce2">
            <text:p>31/03/2017 1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1.97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float" office:value="-26.62" table:style-name="ce1">
            <text:p>-26.62</text:p>
          </table:table-cell>
          <table:table-cell office:value-type="string" table:style-name="ce1">
            <text:p>CHF</text:p>
          </table:table-cell>
          <table:table-cell office:value-type="float" office:value="-26.62" table:style-name="ce1">
            <text:p>-26.62</text:p>
          </table:table-cell>
          <table:table-cell office:value-type="string" table:style-name="ce1">
            <text:p>1'068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03T11:39:01" table:style-name="ce2">
            <text:p>03/03/2017 11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1'095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35:42" table:style-name="ce2">
            <text:p>31/12/2016 13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CHF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1'203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16:05" table:style-name="ce2">
            <text:p>31/12/2016 13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USD</text:p>
          </table:table-cell>
          <table:table-cell office:value-type="float" office:value="0.35" table:style-name="ce1">
            <text:p>0.35</text:p>
          </table:table-cell>
          <table:table-cell office:value-type="float" office:value="615.53" table:style-name="ce1">
            <text:p>61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12-30T14:49:03" table:style-name="ce2">
            <text:p>30/12/2016 14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1" table:style-name="ce1">
            <text:p>24.21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5" table:style-name="ce1">
            <text:p>-26.15</text:p>
          </table:table-cell>
          <table:table-cell office:value-type="string" table:style-name="ce1">
            <text:p>CHF</text:p>
          </table:table-cell>
          <table:table-cell office:value-type="float" office:value="-26.15" table:style-name="ce1">
            <text:p>-26.15</text:p>
          </table:table-cell>
          <table:table-cell office:value-type="string" table:style-name="ce1">
            <text:p>1'203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13T15:18:36" table:style-name="ce2">
            <text:p>13/12/2016 15:18</text:p>
          </table:table-cell>
          <table:table-cell office:value-type="float" office:value="50163131" table:style-name="ce1">
            <text:p>5016313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.18003050000000001" table:style-name="ce1">
            <text:p>0.1800305</text:p>
          </table:table-cell>
          <table:table-cell office:value-type="float" office:value="30.95" table:style-name="ce1">
            <text:p>3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06T18:49:29" table:style-name="ce2">
            <text:p>06/12/2016 18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2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99" table:style-name="ce1">
            <text:p>26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99" table:style-name="ce1">
            <text:p>-26.99</text:p>
          </table:table-cell>
          <table:table-cell office:value-type="string" table:style-name="ce1">
            <text:p>USD</text:p>
          </table:table-cell>
          <table:table-cell office:value-type="float" office:value="-26.99" table:style-name="ce1">
            <text:p>-26.99</text:p>
          </table:table-cell>
          <table:table-cell office:value-type="float" office:value="615.17999999999995" table:style-name="ce1">
            <text:p>615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2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95" table:style-name="ce1">
            <text:p>25.95</text:p>
          </table:table-cell>
          <table:table-cell office:value-type="string" table:style-name="ce1">
            <text:p>CHF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14:45:33" table:style-name="ce2">
            <text:p>30/09/2016 14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1.92" table:style-name="ce1">
            <text:p>1.92</text:p>
          </table:table-cell>
          <table:table-cell office:value-type="float" office:value="0" table:style-name="ce1">
            <text:p>0</text:p>
          </table:table-cell>
          <table:table-cell office:value-type="float" office:value="-25.98" table:style-name="ce1">
            <text:p>-25.98</text:p>
          </table:table-cell>
          <table:table-cell office:value-type="string" table:style-name="ce1">
            <text:p>CHF</text:p>
          </table:table-cell>
          <table:table-cell office:value-type="float" office:value="-25.98" table:style-name="ce1">
            <text:p>-25.98</text:p>
          </table:table-cell>
          <table:table-cell office:value-type="float" office:value="-25.95" table:style-name="ce1">
            <text:p>-25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2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263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263.2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263.27</text:p>
          </table:table-cell>
          <table:table-cell office:value-type="float" office:value="642.16999999999996" table:style-name="ce1">
            <text:p>642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2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6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06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068.8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09:02:17" table:style-name="ce2">
            <text:p>29/08/2016 09:02</text:p>
          </table:table-cell>
          <table:table-cell office:value-type="float" office:value="48816588" table:style-name="ce1">
            <text:p>4881658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40.18" table:style-name="ce1">
            <text:p>40.18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6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68.85</text:p>
          </table:table-cell>
          <table:table-cell office:value-type="string" table:style-name="ce1">
            <text:p>-6'068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07" table:style-name="ce1">
            <text:p>107</text:p>
          </table:table-cell>
          <table:table-cell office:value-type="float" office:value="22.01" table:style-name="ce1">
            <text:p>22.01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353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353.26</text:p>
          </table:table-cell>
          <table:table-cell office:value-type="string" table:style-name="ce1">
            <text:p>6'90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90" table:style-name="ce1">
            <text:p>90</text:p>
          </table:table-cell>
          <table:table-cell office:value-type="float" office:value="22.01" table:style-name="ce1">
            <text:p>22.01</text:p>
          </table:table-cell>
          <table:table-cell office:value-type="float" office:value="1.53" table:style-name="ce1">
            <text:p>1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79.3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979.37</text:p>
          </table:table-cell>
          <table:table-cell office:value-type="string" table:style-name="ce1">
            <text:p>4'55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20" table:style-name="ce1">
            <text:p>20</text:p>
          </table:table-cell>
          <table:table-cell office:value-type="float" office:value="22.01" table:style-name="ce1">
            <text:p>22.01</text:p>
          </table:table-cell>
          <table:table-cell office:value-type="float" office:value="10.34" table:style-name="ce1">
            <text:p>10.34</text:p>
          </table:table-cell>
          <table:table-cell office:value-type="float" office:value="0" table:style-name="ce1">
            <text:p>0</text:p>
          </table:table-cell>
          <table:table-cell office:value-type="float" office:value="429.86" table:style-name="ce1">
            <text:p>429.86</text:p>
          </table:table-cell>
          <table:table-cell office:value-type="string" table:style-name="ce1">
            <text:p>USD</text:p>
          </table:table-cell>
          <table:table-cell office:value-type="float" office:value="429.86" table:style-name="ce1">
            <text:p>429.86</text:p>
          </table:table-cell>
          <table:table-cell office:value-type="string" table:style-name="ce1">
            <text:p>2'572.8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83" table:style-name="ce1">
            <text:p>83</text:p>
          </table:table-cell>
          <table:table-cell office:value-type="float" office:value="22.01" table:style-name="ce1">
            <text:p>22.01</text:p>
          </table:table-cell>
          <table:table-cell office:value-type="float" office:value="27.26" table:style-name="ce1">
            <text:p>27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799.5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799.57</text:p>
          </table:table-cell>
          <table:table-cell office:value-type="string" table:style-name="ce1">
            <text:p>2'142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27T11:58:39" table:style-name="ce2">
            <text:p>27/07/2016 11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" table:style-name="ce1">
            <text:p>1</text:p>
          </table:table-cell>
          <table:table-cell office:value-type="float" office:value="225.17" table:style-name="ce1">
            <text:p>225.17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float" office:value="218.69" table:style-name="ce1">
            <text:p>218.69</text:p>
          </table:table-cell>
          <table:table-cell office:value-type="string" table:style-name="ce1">
            <text:p>USD</text:p>
          </table:table-cell>
          <table:table-cell office:value-type="float" office:value="218.69" table:style-name="ce1">
            <text:p>218.69</text:p>
          </table:table-cell>
          <table:table-cell office:value-type="float" office:value="343.38" table:style-name="ce1">
            <text:p>343.3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2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41.06" table:style-name="ce1">
            <text:p>34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1.06" table:style-name="ce1">
            <text:p>-341.06</text:p>
          </table:table-cell>
          <table:table-cell office:value-type="string" table:style-name="ce1">
            <text:p>USD</text:p>
          </table:table-cell>
          <table:table-cell office:value-type="float" office:value="-341.06" table:style-name="ce1">
            <text:p>-341.06</text:p>
          </table:table-cell>
          <table:table-cell office:value-type="float" office:value="124.69" table:style-name="ce1">
            <text:p>124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2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CHF</text:p>
          </table:table-cell>
          <table:table-cell office:value-type="float" office:value="332" table:style-name="ce1">
            <text:p>33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2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17" table:style-name="ce1">
            <text:p>117</text:p>
          </table:table-cell>
          <table:table-cell office:value-type="float" office:value="3.8" table:style-name="ce1">
            <text:p>3.8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-444.95" table:style-name="ce1">
            <text:p>-444.95</text:p>
          </table:table-cell>
          <table:table-cell office:value-type="string" table:style-name="ce1">
            <text:p>CHF</text:p>
          </table:table-cell>
          <table:table-cell office:value-type="float" office:value="-444.95" table:style-name="ce1">
            <text:p>-444.95</text:p>
          </table:table-cell>
          <table:table-cell office:value-type="float" office:value="-331.97" table:style-name="ce1">
            <text:p>-331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2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283" table:style-name="ce1">
            <text:p>1283</text:p>
          </table:table-cell>
          <table:table-cell office:value-type="float" office:value="3.8" table:style-name="ce1">
            <text:p>3.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16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916.40</text:p>
          </table:table-cell>
          <table:table-cell office:value-type="float" office:value="112.98" table:style-name="ce1">
            <text:p>112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5:55" table:style-name="ce2">
            <text:p>11/07/2016 14:45</text:p>
          </table:table-cell>
          <table:table-cell office:value-type="float" office:value="48312770" table:style-name="ce1">
            <text:p>4831277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507" table:style-name="ce1">
            <text:p>507</text:p>
          </table:table-cell>
          <table:table-cell office:value-type="float" office:value="40.65" table:style-name="ce1">
            <text:p>40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29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029.35</text:p>
          </table:table-cell>
          <table:table-cell office:value-type="string" table:style-name="ce1">
            <text:p>5'02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06T08:53:19" table:style-name="ce2">
            <text:p>06/07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2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4" table:style-name="ce1">
            <text:p>26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4" table:style-name="ce1">
            <text:p>-26.44</text:p>
          </table:table-cell>
          <table:table-cell office:value-type="string" table:style-name="ce1">
            <text:p>USD</text:p>
          </table:table-cell>
          <table:table-cell office:value-type="float" office:value="-26.44" table:style-name="ce1">
            <text:p>-26.44</text:p>
          </table:table-cell>
          <table:table-cell office:value-type="float" office:value="465.75" table:style-name="ce1">
            <text:p>465.7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2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55" table:style-name="ce1">
            <text:p>25.55</text:p>
          </table:table-cell>
          <table:table-cell office:value-type="string" table:style-name="ce1">
            <text:p>CHF</text:p>
          </table:table-cell>
          <table:table-cell office:value-type="float" office:value="25.55" table:style-name="ce1">
            <text:p>25.5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12:02:35" table:style-name="ce2">
            <text:p>30/06/2016 12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65" table:style-name="ce1">
            <text:p>23.65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-25.54" table:style-name="ce1">
            <text:p>-25.54</text:p>
          </table:table-cell>
          <table:table-cell office:value-type="string" table:style-name="ce1">
            <text:p>CHF</text:p>
          </table:table-cell>
          <table:table-cell office:value-type="float" office:value="-25.54" table:style-name="ce1">
            <text:p>-25.54</text:p>
          </table:table-cell>
          <table:table-cell office:value-type="float" office:value="-25.52" table:style-name="ce1">
            <text:p>-25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2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090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090.6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090.64</text:p>
          </table:table-cell>
          <table:table-cell office:value-type="float" office:value="492.19" table:style-name="ce1">
            <text:p>492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2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99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92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992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09:01:10" table:style-name="ce2">
            <text:p>21/06/2016 09:01</text:p>
          </table:table-cell>
          <table:table-cell office:value-type="float" office:value="48006920" table:style-name="ce1">
            <text:p>480069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12" table:style-name="ce1">
            <text:p>12</text:p>
          </table:table-cell>
          <table:table-cell office:value-type="float" office:value="382" table:style-name="ce1">
            <text:p>382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2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24.80</text:p>
          </table:table-cell>
          <table:table-cell office:value-type="string" table:style-name="ce1">
            <text:p>-1'99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0T09:05:21" table:style-name="ce2">
            <text:p>20/06/2016 09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8T09:00:24" table:style-name="ce2">
            <text:p>08/06/2016 09:00</text:p>
          </table:table-cell>
          <table:table-cell office:value-type="float" office:value="47833615" table:style-name="ce1">
            <text:p>4783361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5" table:style-name="ce1">
            <text:p>15</text:p>
          </table:table-cell>
          <table:table-cell office:value-type="float" office:value="304.89999999999998" table:style-name="ce1">
            <text:p>304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14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14.30</text:p>
          </table:table-cell>
          <table:table-cell office:value-type="string" table:style-name="ce1">
            <text:p>2'632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58:03" table:style-name="ce2">
            <text:p>06/06/2016 09:58</text:p>
          </table:table-cell>
          <table:table-cell office:value-type="float" office:value="47807379" table:style-name="ce1">
            <text:p>4780737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500" table:style-name="ce1">
            <text:p>7500</text:p>
          </table:table-cell>
          <table:table-cell office:value-type="float" office:value="0.63" table:style-name="ce1">
            <text:p>0.63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684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684.60</text:p>
          </table:table-cell>
          <table:table-cell office:value-type="string" table:style-name="ce1">
            <text:p>7'246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1:13" table:style-name="ce2">
            <text:p>06/06/2016 09:01</text:p>
          </table:table-cell>
          <table:table-cell office:value-type="float" office:value="47807383" table:style-name="ce1">
            <text:p>4780738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18.5" table:style-name="ce1">
            <text:p>18.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99.55" table:style-name="ce1">
            <text:p>99.55</text:p>
          </table:table-cell>
          <table:table-cell office:value-type="string" table:style-name="ce1">
            <text:p>CHF</text:p>
          </table:table-cell>
          <table:table-cell office:value-type="float" office:value="99.55" table:style-name="ce1">
            <text:p>99.55</text:p>
          </table:table-cell>
          <table:table-cell office:value-type="string" table:style-name="ce1">
            <text:p>2'562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0:12" table:style-name="ce2">
            <text:p>06/06/2016 09:00</text:p>
          </table:table-cell>
          <table:table-cell office:value-type="float" office:value="47807361" table:style-name="ce1">
            <text:p>478073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21.44" table:style-name="ce1">
            <text:p>21.44</text:p>
          </table:table-cell>
          <table:table-cell office:value-type="float" office:value="15.76" table:style-name="ce1">
            <text:p>15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557.0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557.04</text:p>
          </table:table-cell>
          <table:table-cell office:value-type="string" table:style-name="ce1">
            <text:p>2'582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5-17T19:22:49" table:style-name="ce2">
            <text:p>17/05/2016 19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2'46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5-13T17:39:31" table:style-name="ce2">
            <text:p>13/05/2016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2'31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4T08:53:52" table:style-name="ce2">
            <text:p>14/04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-7500" table:style-name="ce1">
            <text:p>-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1T11:11:34" table:style-name="ce2">
            <text:p>11/04/2016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7.5" table:style-name="ce1">
            <text:p>337.5</text:p>
          </table:table-cell>
          <table:table-cell office:value-type="float" office:value="118.13" table:style-name="ce1">
            <text:p>118.13</text:p>
          </table:table-cell>
          <table:table-cell office:value-type="float" office:value="0" table:style-name="ce1">
            <text:p>0</text:p>
          </table:table-cell>
          <table:table-cell office:value-type="float" office:value="219.37" table:style-name="ce1">
            <text:p>219.37</text:p>
          </table:table-cell>
          <table:table-cell office:value-type="string" table:style-name="ce1">
            <text:p>CHF</text:p>
          </table:table-cell>
          <table:table-cell office:value-type="float" office:value="219.37" table:style-name="ce1">
            <text:p>219.37</text:p>
          </table:table-cell>
          <table:table-cell office:value-type="string" table:style-name="ce1">
            <text:p>2'21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31T15:38:43" table:style-name="ce2">
            <text:p>31/03/2016 15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float" office:value="-21.88" table:style-name="ce1">
            <text:p>-21.88</text:p>
          </table:table-cell>
          <table:table-cell office:value-type="string" table:style-name="ce1">
            <text:p>CHF</text:p>
          </table:table-cell>
          <table:table-cell office:value-type="float" office:value="-21.88" table:style-name="ce1">
            <text:p>-21.88</text:p>
          </table:table-cell>
          <table:table-cell office:value-type="string" table:style-name="ce1">
            <text:p>1'99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29T18:46:23" table:style-name="ce2">
            <text:p>29/03/2016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5.79" table:style-name="ce1">
            <text:p>25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office:value-type="float" office:value="25.79" table:style-name="ce1">
            <text:p>25.79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3-23T10:06:58" table:style-name="ce2">
            <text:p>23/03/2016 10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14T16:40:58" table:style-name="ce2">
            <text:p>14/03/2016 16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2'017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2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2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2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2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1" table:style-name="ce2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0" table:style-name="ce2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3T05:16:00" table:style-name="ce2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3-03T05:16:00" table:style-name="ce2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2-15T22:15:24" table:style-name="ce2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3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37.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37.18</text:p>
          </table:table-cell>
          <table:table-cell office:value-type="string" table:style-name="ce1">
            <text:p>2'125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22:15:24" table:style-name="ce2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31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431.2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431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2-15T09:40:46" table:style-name="ce2">
            <text:p>15/02/2016 09:40</text:p>
          </table:table-cell>
          <table:table-cell office:value-type="float" office:value="46358640" table:style-name="ce1">
            <text:p>463586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457.25" table:style-name="ce1">
            <text:p>457.2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1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13.30</text:p>
          </table:table-cell>
          <table:table-cell office:value-type="string" table:style-name="ce1">
            <text:p>8'162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09:39:20" table:style-name="ce2">
            <text:p>15/02/2016 09:39</text:p>
          </table:table-cell>
          <table:table-cell office:value-type="float" office:value="46358568" table:style-name="ce1">
            <text:p>4635856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000" table:style-name="ce1">
            <text:p>1000</text:p>
          </table:table-cell>
          <table:table-cell office:value-type="float" office:value="5.3840000000000003" table:style-name="ce1">
            <text:p>5.384</text:p>
          </table:table-cell>
          <table:table-cell office:value-type="float" office:value="47.24" table:style-name="ce1">
            <text:p>47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2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054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54.8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054.87</text:p>
          </table:table-cell>
          <table:table-cell office:value-type="string" table:style-name="ce1">
            <text:p>12'77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2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4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40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940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2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3" table:style-name="ce1">
            <text:p>3</text:p>
          </table:table-cell>
          <table:table-cell office:value-type="float" office:value="42.72" table:style-name="ce1">
            <text:p>42.7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28.25" table:style-name="ce1">
            <text:p>-128.25</text:p>
          </table:table-cell>
          <table:table-cell office:value-type="string" table:style-name="ce1">
            <text:p>CHF</text:p>
          </table:table-cell>
          <table:table-cell office:value-type="float" office:value="-128.25" table:style-name="ce1">
            <text:p>-128.25</text:p>
          </table:table-cell>
          <table:table-cell office:value-type="string" table:style-name="ce1">
            <text:p>17'831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2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97" table:style-name="ce1">
            <text:p>97</text:p>
          </table:table-cell>
          <table:table-cell office:value-type="float" office:value="42.71" table:style-name="ce1">
            <text:p>42.71</text:p>
          </table:table-cell>
          <table:table-cell office:value-type="float" office:value="40.450000000000003" table:style-name="ce1">
            <text:p>4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8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83.30</text:p>
          </table:table-cell>
          <table:table-cell office:value-type="string" table:style-name="ce1">
            <text:p>17'959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39:41" table:style-name="ce2">
            <text:p>25/01/2016 15:39</text:p>
          </table:table-cell>
          <table:table-cell office:value-type="float" office:value="46103405" table:style-name="ce1">
            <text:p>461034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300" table:style-name="ce1">
            <text:p>300</text:p>
          </table:table-cell>
          <table:table-cell office:value-type="float" office:value="16.39" table:style-name="ce1">
            <text:p>16.39</text:p>
          </table:table-cell>
          <table:table-cell office:value-type="float" office:value="39.54" table:style-name="ce1">
            <text:p>39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56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56.54</text:p>
          </table:table-cell>
          <table:table-cell office:value-type="string" table:style-name="ce1">
            <text:p>-4'940.2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2T06:31:09" table:style-name="ce2">
            <text:p>22/01/2016 0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0'000.00</text:p>
          </table:table-cell>
          <table:table-cell office:value-type="string" table:style-name="ce1">
            <text:p>22'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2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string" table:style-name="ce1">
            <text:p>USD</text:p>
          </table:table-cell>
          <table:table-cell office:value-type="float" office:value="0.18" table:style-name="ce1">
            <text:p>0.18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2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CHF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2'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1T11:43:21" table:style-name="ce2">
            <text:p>31/12/2015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99" table:style-name="ce1">
            <text:p>21.99</text:p>
          </table:table-cell>
          <table:table-cell office:value-type="float" office:value="1.76" table:style-name="ce1">
            <text:p>1.76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CHF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2'142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0T17:33:03" table:style-name="ce2">
            <text:p>30/12/2015 17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2-23T08:57:25" table:style-name="ce2">
            <text:p>23/12/2015 08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07T17:47:52" table:style-name="ce2">
            <text:p>07/12/2015 17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30T07:32:16" table:style-name="ce2">
            <text:p>30/11/2015 07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4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002.00</text:p>
          </table:table-cell>
          <table:table-cell office:value-type="string" table:style-name="ce1">
            <text:p>2'16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2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01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01.2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301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2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99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699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699.55</text:p>
          </table:table-cell>
          <table:table-cell office:value-type="string" table:style-name="ce1">
            <text:p>16'168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2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39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639.0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639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2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14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14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714.55</text:p>
          </table:table-cell>
          <table:table-cell office:value-type="string" table:style-name="ce1">
            <text:p>10'46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4T14:52:48" table:style-name="ce2">
            <text:p>24/11/2015 14:52</text:p>
          </table:table-cell>
          <table:table-cell office:value-type="float" office:value="45402028" table:style-name="ce1">
            <text:p>4540202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.02" table:style-name="ce1">
            <text:p>0.02</text:p>
          </table:table-cell>
          <table:table-cell office:value-type="float" office:value="9.85" table:style-name="ce1">
            <text:p>9.85</text:p>
          </table:table-cell>
          <table:table-cell office:value-type="float" office:value="0" table:style-name="ce1">
            <text:p>0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CHF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4'754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0T09:02:05" table:style-name="ce2">
            <text:p>20/11/2015 09:02</text:p>
          </table:table-cell>
          <table:table-cell office:value-type="float" office:value="45357178" table:style-name="ce1">
            <text:p>453571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4.75" table:style-name="ce1">
            <text:p>34.75</text:p>
          </table:table-cell>
          <table:table-cell office:value-type="float" office:value="47.58" table:style-name="ce1">
            <text:p>47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859.91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4'409.35</text:p>
          </table:table-cell>
          <table:table-cell office:value-type="string" table:style-name="ce1">
            <text:p>4'714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19T15:16:17" table:style-name="ce2">
            <text:p>19/11/2015 15:16</text:p>
          </table:table-cell>
          <table:table-cell office:value-type="float" office:value="45357143" table:style-name="ce1">
            <text:p>4535714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06.5" table:style-name="ce1">
            <text:p>106.5</text:p>
          </table:table-cell>
          <table:table-cell office:value-type="float" office:value="20.11" table:style-name="ce1">
            <text:p>2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04.8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304.89</text:p>
          </table:table-cell>
          <table:table-cell office:value-type="string" table:style-name="ce1">
            <text:p>5'639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12T17:53:11" table:style-name="ce2">
            <text:p>12/11/2015 17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06T10:35:47" table:style-name="ce2">
            <text:p>06/11/2015 10:35</text:p>
          </table:table-cell>
          <table:table-cell office:value-type="float" office:value="45230023" table:style-name="ce1">
            <text:p>4523002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107.01" table:style-name="ce1">
            <text:p>107.01</text:p>
          </table:table-cell>
          <table:table-cell office:value-type="float" office:value="49.23" table:style-name="ce1">
            <text:p>49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9-30T14:58:55" table:style-name="ce2">
            <text:p>30/09/2015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3" table:style-name="ce1">
            <text:p>24.7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-26.71" table:style-name="ce1">
            <text:p>-26.71</text:p>
          </table:table-cell>
          <table:table-cell office:value-type="string" table:style-name="ce1">
            <text:p>CHF</text:p>
          </table:table-cell>
          <table:table-cell office:value-type="float" office:value="-26.71" table:style-name="ce1">
            <text:p>-26.71</text:p>
          </table:table-cell>
          <table:table-cell office:value-type="float" office:value="304.83" table:style-name="ce1">
            <text:p>30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9-17T11:33:05" table:style-name="ce2">
            <text:p>17/09/2015 11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24.96" table:style-name="ce1">
            <text:p>124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.96" table:style-name="ce1">
            <text:p>124.96</text:p>
          </table:table-cell>
          <table:table-cell office:value-type="string" table:style-name="ce1">
            <text:p>USD</text:p>
          </table:table-cell>
          <table:table-cell office:value-type="float" office:value="124.96" table:style-name="ce1">
            <text:p>124.96</text:p>
          </table:table-cell>
          <table:table-cell office:value-type="float" office:value="334.14" table:style-name="ce1">
            <text:p>334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9-17T11:03:27" table:style-name="ce2">
            <text:p>17/09/2015 11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.72" table:style-name="ce1">
            <text:p>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USD</text:p>
          </table:table-cell>
          <table:table-cell office:value-type="float" office:value="6.72" table:style-name="ce1">
            <text:p>6.72</text:p>
          </table:table-cell>
          <table:table-cell office:value-type="float" office:value="209.18" table:style-name="ce1">
            <text:p>209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8-04T12:31:14" table:style-name="ce2">
            <text:p>04/08/2015 12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47" table:style-name="ce1">
            <text:p>48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47" table:style-name="ce1">
            <text:p>48.47</text:p>
          </table:table-cell>
          <table:table-cell office:value-type="string" table:style-name="ce1">
            <text:p>CHF</text:p>
          </table:table-cell>
          <table:table-cell office:value-type="float" office:value="48.47" table:style-name="ce1">
            <text:p>48.47</text:p>
          </table:table-cell>
          <table:table-cell office:value-type="float" office:value="331.54" table:style-name="ce1">
            <text:p>33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30T16:38:20" table:style-name="ce2">
            <text:p>30/06/2015 16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81" table:style-name="ce1">
            <text:p>26.8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95" table:style-name="ce1">
            <text:p>-28.95</text:p>
          </table:table-cell>
          <table:table-cell office:value-type="string" table:style-name="ce1">
            <text:p>CHF</text:p>
          </table:table-cell>
          <table:table-cell office:value-type="float" office:value="-28.95" table:style-name="ce1">
            <text:p>-28.95</text:p>
          </table:table-cell>
          <table:table-cell office:value-type="float" office:value="283.07" table:style-name="ce1">
            <text:p>28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18T16:09:12" table:style-name="ce2">
            <text:p>18/06/2015 16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8.15" table:style-name="ce1">
            <text:p>38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15" table:style-name="ce1">
            <text:p>38.15</text:p>
          </table:table-cell>
          <table:table-cell office:value-type="string" table:style-name="ce1">
            <text:p>USD</text:p>
          </table:table-cell>
          <table:table-cell office:value-type="float" office:value="38.15" table:style-name="ce1">
            <text:p>38.15</text:p>
          </table:table-cell>
          <table:table-cell office:value-type="float" office:value="202.46" table:style-name="ce1">
            <text:p>202.4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6-01T15:26:35" table:style-name="ce2">
            <text:p>01/06/2015 15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312.02" table:style-name="ce1">
            <text:p>312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4-20T17:31:42" table:style-name="ce2">
            <text:p>20/04/2015 17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0" table:style-name="ce1">
            <text:p>330</text:p>
          </table:table-cell>
          <table:table-cell office:value-type="float" office:value="115.5" table:style-name="ce1">
            <text:p>115.5</text:p>
          </table:table-cell>
          <table:table-cell office:value-type="float" office:value="0" table:style-name="ce1">
            <text:p>0</text:p>
          </table:table-cell>
          <table:table-cell office:value-type="float" office:value="214.5" table:style-name="ce1">
            <text:p>214.5</text:p>
          </table:table-cell>
          <table:table-cell office:value-type="string" table:style-name="ce1">
            <text:p>CHF</text:p>
          </table:table-cell>
          <table:table-cell office:value-type="float" office:value="214.5" table:style-name="ce1">
            <text:p>214.5</text:p>
          </table:table-cell>
          <table:table-cell office:value-type="float" office:value="214.52" table:style-name="ce1">
            <text:p>21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2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USD</text:p>
          </table:table-cell>
          <table:table-cell office:value-type="float" office:value="-30" table:style-name="ce1">
            <text:p>-30</text:p>
          </table:table-cell>
          <table:table-cell office:value-type="float" office:value="164.31" table:style-name="ce1">
            <text:p>16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2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85" table:style-name="ce1">
            <text:p>2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85" table:style-name="ce1">
            <text:p>28.85</text:p>
          </table:table-cell>
          <table:table-cell office:value-type="string" table:style-name="ce1">
            <text:p>CHF</text:p>
          </table:table-cell>
          <table:table-cell office:value-type="float" office:value="28.85" table:style-name="ce1">
            <text:p>28.8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17:37:37" table:style-name="ce2">
            <text:p>31/03/2015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71" table:style-name="ce1">
            <text:p>26.7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85" table:style-name="ce1">
            <text:p>-28.85</text:p>
          </table:table-cell>
          <table:table-cell office:value-type="string" table:style-name="ce1">
            <text:p>CHF</text:p>
          </table:table-cell>
          <table:table-cell office:value-type="float" office:value="-28.85" table:style-name="ce1">
            <text:p>-28.85</text:p>
          </table:table-cell>
          <table:table-cell office:value-type="float" office:value="-28.83" table:style-name="ce1">
            <text:p>-28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9T12:01:11" table:style-name="ce2">
            <text:p>19/03/2015 12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55" table:style-name="ce1">
            <text:p>1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5" table:style-name="ce1">
            <text:p>12.55</text:p>
          </table:table-cell>
          <table:table-cell office:value-type="string" table:style-name="ce1">
            <text:p>USD</text:p>
          </table:table-cell>
          <table:table-cell office:value-type="float" office:value="12.55" table:style-name="ce1">
            <text:p>12.55</text:p>
          </table:table-cell>
          <table:table-cell office:value-type="float" office:value="194.31" table:style-name="ce1">
            <text:p>19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2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72" table:style-name="ce1">
            <text:p>61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.72" table:style-name="ce1">
            <text:p>-61.72</text:p>
          </table:table-cell>
          <table:table-cell office:value-type="string" table:style-name="ce1">
            <text:p>USD</text:p>
          </table:table-cell>
          <table:table-cell office:value-type="float" office:value="-61.72" table:style-name="ce1">
            <text:p>-61.72</text:p>
          </table:table-cell>
          <table:table-cell office:value-type="float" office:value="181.76" table:style-name="ce1">
            <text:p>181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2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25" table:style-name="ce1">
            <text:p>6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.25" table:style-name="ce1">
            <text:p>61.25</text:p>
          </table:table-cell>
          <table:table-cell office:value-type="string" table:style-name="ce1">
            <text:p>CHF</text:p>
          </table:table-cell>
          <table:table-cell office:value-type="float" office:value="61.25" table:style-name="ce1">
            <text:p>61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2T15:47:38" table:style-name="ce2">
            <text:p>12/03/2015 15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1.23" table:style-name="ce1">
            <text:p>-61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02T14:24:48" table:style-name="ce2">
            <text:p>02/03/2015 14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43.48" table:style-name="ce1">
            <text:p>243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2:26" table:style-name="ce2">
            <text:p>02/03/2015 14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6.93" table:style-name="ce1">
            <text:p>236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0:05" table:style-name="ce2">
            <text:p>02/03/2015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27.58" table:style-name="ce1">
            <text:p>227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14:27" table:style-name="ce2">
            <text:p>02/03/2015 14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18.23" table:style-name="ce1">
            <text:p>218.2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23:02" table:style-name="ce2">
            <text:p>02/03/2015 09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11.68" table:style-name="ce1">
            <text:p>211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17:07" table:style-name="ce2">
            <text:p>02/03/2015 09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4.76" table:style-name="ce1">
            <text:p>22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7T06:00:46" table:style-name="ce2">
            <text:p>27/02/2015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USD</text:p>
          </table:table-cell>
          <table:table-cell office:value-type="float" office:value="0.01" table:style-name="ce1">
            <text:p>0.01</text:p>
          </table:table-cell>
          <table:table-cell office:value-type="float" office:value="237.84" table:style-name="ce1">
            <text:p>237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9:15" table:style-name="ce2">
            <text:p>26/02/2015 13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37.83" table:style-name="ce1">
            <text:p>237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6:29" table:style-name="ce2">
            <text:p>26/02/2015 13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1.28" table:style-name="ce1">
            <text:p>231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0:40:14" table:style-name="ce2">
            <text:p>26/02/2015 10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1.93" table:style-name="ce1">
            <text:p>22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04T08:33:35" table:style-name="ce2">
            <text:p>04/02/2015 08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4" table:style-name="ce1">
            <text:p>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4" table:style-name="ce1">
            <text:p>46.74</text:p>
          </table:table-cell>
          <table:table-cell office:value-type="string" table:style-name="ce1">
            <text:p>CHF</text:p>
          </table:table-cell>
          <table:table-cell office:value-type="float" office:value="46.74" table:style-name="ce1">
            <text:p>46.74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2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33.51" table:style-name="ce1">
            <text:p>733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3.51" table:style-name="ce1">
            <text:p>-733.51</text:p>
          </table:table-cell>
          <table:table-cell office:value-type="string" table:style-name="ce1">
            <text:p>USD</text:p>
          </table:table-cell>
          <table:table-cell office:value-type="float" office:value="-733.51" table:style-name="ce1">
            <text:p>-733.51</text:p>
          </table:table-cell>
          <table:table-cell office:value-type="float" office:value="235.01" table:style-name="ce1">
            <text:p>235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2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4.19000000000005" table:style-name="ce1">
            <text:p>644.19</text:p>
          </table:table-cell>
          <table:table-cell office:value-type="string" table:style-name="ce1">
            <text:p>EUR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2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8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86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86.6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2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1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14.5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214.50</text:p>
          </table:table-cell>
          <table:table-cell office:value-type="float" office:value="-644.19000000000005" table:style-name="ce1">
            <text:p>-644.1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5" table:style-name="ce2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string" table:style-name="ce1">
            <text:p>EUR</text:p>
          </table:table-cell>
          <table:table-cell office:value-type="float" office:value="-0.01" table:style-name="ce1">
            <text:p>-0.01</text:p>
          </table:table-cell>
          <table:table-cell office:value-type="string" table:style-name="ce1">
            <text:p>-5'858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3" table:style-name="ce2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550" table:style-name="ce1">
            <text:p>550</text:p>
          </table:table-cell>
          <table:table-cell office:value-type="float" office:value="10.56" table:style-name="ce1">
            <text:p>10.56</text:p>
          </table:table-cell>
          <table:table-cell office:value-type="float" office:value="51.41" table:style-name="ce1">
            <text:p>5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59.4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859.41</text:p>
          </table:table-cell>
          <table:table-cell office:value-type="string" table:style-name="ce1">
            <text:p>-5'858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17:06" table:style-name="ce2">
            <text:p>28/01/2015 11:17</text:p>
          </table:table-cell>
          <table:table-cell office:value-type="float" office:value="41926983" table:style-name="ce1">
            <text:p>4192698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60.04" table:style-name="ce1">
            <text:p>360.04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84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384.40</text:p>
          </table:table-cell>
          <table:table-cell office:value-type="string" table:style-name="ce1">
            <text:p>5'386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.47</text:p>
          </table:table-cell>
          <table:table-cell office:value-type="string" table:style-name="ce1">
            <text:p>USD</text:p>
          </table:table-cell>
          <table:table-cell office:value-type="float" office:value="1.47" table:style-name="ce1">
            <text:p>1.47</text:p>
          </table:table-cell>
          <table:table-cell office:value-type="float" office:value="968.52" table:style-name="ce1">
            <text:p>968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office:value-type="float" office:value="0.73" table:style-name="ce1">
            <text:p>0.73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CHF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3" table:style-name="ce1">
            <text:p>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2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67" table:style-name="ce1">
            <text:p>29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67" table:style-name="ce1">
            <text:p>-29.67</text:p>
          </table:table-cell>
          <table:table-cell office:value-type="string" table:style-name="ce1">
            <text:p>USD</text:p>
          </table:table-cell>
          <table:table-cell office:value-type="float" office:value="-29.67" table:style-name="ce1">
            <text:p>-29.67</text:p>
          </table:table-cell>
          <table:table-cell office:value-type="float" office:value="967.05" table:style-name="ce1">
            <text:p>967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2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" table:style-name="ce1">
            <text:p>2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string" table:style-name="ce1">
            <text:p>CHF</text:p>
          </table:table-cell>
          <table:table-cell office:value-type="float" office:value="29.2" table:style-name="ce1">
            <text:p>29.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12:18:08" table:style-name="ce2">
            <text:p>31/12/2014 12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05" table:style-name="ce1">
            <text:p>27.05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29.21" table:style-name="ce1">
            <text:p>-29.21</text:p>
          </table:table-cell>
          <table:table-cell office:value-type="string" table:style-name="ce1">
            <text:p>CHF</text:p>
          </table:table-cell>
          <table:table-cell office:value-type="float" office:value="-29.21" table:style-name="ce1">
            <text:p>-29.21</text:p>
          </table:table-cell>
          <table:table-cell office:value-type="float" office:value="-29.17" table:style-name="ce1">
            <text:p>-29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50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501.3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501.31</text:p>
          </table:table-cell>
          <table:table-cell office:value-type="float" office:value="996.72" table:style-name="ce1">
            <text:p>996.7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4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46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468.3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50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506.7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506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74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74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374.15</text:p>
          </table:table-cell>
          <table:table-cell office:value-type="string" table:style-name="ce1">
            <text:p>-1'468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5:00:01" table:style-name="ce2">
            <text:p>23/12/2014 15:00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8" table:style-name="ce1">
            <text:p>78</text:p>
          </table:table-cell>
          <table:table-cell office:value-type="float" office:value="1.36" table:style-name="ce1">
            <text:p>1.3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6.2" table:style-name="ce1">
            <text:p>-106.2</text:p>
          </table:table-cell>
          <table:table-cell office:value-type="string" table:style-name="ce1">
            <text:p>CHF</text:p>
          </table:table-cell>
          <table:table-cell office:value-type="float" office:value="-106.2" table:style-name="ce1">
            <text:p>-106.2</text:p>
          </table:table-cell>
          <table:table-cell office:value-type="string" table:style-name="ce1">
            <text:p>-6'842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59:45" table:style-name="ce2">
            <text:p>23/12/2014 14:5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77" table:style-name="ce1">
            <text:p>277</text:p>
          </table:table-cell>
          <table:table-cell office:value-type="float" office:value="1.36" table:style-name="ce1">
            <text:p>1.36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6.95" table:style-name="ce1">
            <text:p>-376.95</text:p>
          </table:table-cell>
          <table:table-cell office:value-type="string" table:style-name="ce1">
            <text:p>CHF</text:p>
          </table:table-cell>
          <table:table-cell office:value-type="float" office:value="-376.95" table:style-name="ce1">
            <text:p>-376.95</text:p>
          </table:table-cell>
          <table:table-cell office:value-type="string" table:style-name="ce1">
            <text:p>-6'73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39:05" table:style-name="ce2">
            <text:p>23/12/2014 14:3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000" table:style-name="ce1">
            <text:p>2000</text:p>
          </table:table-cell>
          <table:table-cell office:value-type="float" office:value="1.36" table:style-name="ce1">
            <text:p>1.3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722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722.05</text:p>
          </table:table-cell>
          <table:table-cell office:value-type="string" table:style-name="ce1">
            <text:p>-6'359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2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845" table:style-name="ce1">
            <text:p>845</text:p>
          </table:table-cell>
          <table:table-cell office:value-type="float" office:value="1.36" table:style-name="ce1">
            <text:p>1.36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50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50.05</text:p>
          </table:table-cell>
          <table:table-cell office:value-type="string" table:style-name="ce1">
            <text:p>-3'637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2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800" table:style-name="ce1">
            <text:p>1800</text:p>
          </table:table-cell>
          <table:table-cell office:value-type="float" office:value="1.36" table:style-name="ce1">
            <text:p>1.36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487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487.20</text:p>
          </table:table-cell>
          <table:table-cell office:value-type="string" table:style-name="ce1">
            <text:p>-2'48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3:00:13" table:style-name="ce2">
            <text:p>23/12/2014 13:00</text:p>
          </table:table-cell>
          <table:table-cell office:value-type="float" office:value="41406674" table:style-name="ce1">
            <text:p>4140667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9.1" table:style-name="ce1">
            <text:p>9.1</text:p>
          </table:table-cell>
          <table:table-cell office:value-type="float" office:value="43.28" table:style-name="ce1">
            <text:p>43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2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901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901.8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901.82</text:p>
          </table:table-cell>
          <table:table-cell office:value-type="string" table:style-name="ce1">
            <text:p>2'498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2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543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543.0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'543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2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2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2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248.85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2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4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46.7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8'446.74</text:p>
          </table:table-cell>
          <table:table-cell office:value-type="string" table:style-name="ce1">
            <text:p>-1'543.0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38:46" table:style-name="ce2">
            <text:p>22/12/2014 10:38</text:p>
          </table:table-cell>
          <table:table-cell office:value-type="float" office:value="41389502" table:style-name="ce1">
            <text:p>4138950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800" table:style-name="ce1">
            <text:p>800</text:p>
          </table:table-cell>
          <table:table-cell office:value-type="float" office:value="12.5" table:style-name="ce1">
            <text:p>12.5</text:p>
          </table:table-cell>
          <table:table-cell office:value-type="float" office:value="51.45" table:style-name="ce1">
            <text:p>51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51.4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0'051.45</text:p>
          </table:table-cell>
          <table:table-cell office:value-type="string" table:style-name="ce1">
            <text:p>-9'989.7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05:28" table:style-name="ce2">
            <text:p>22/12/2014 10:05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01" table:style-name="ce1">
            <text:p>601</text:p>
          </table:table-cell>
          <table:table-cell office:value-type="float" office:value="12.05" table:style-name="ce1">
            <text:p>12.05</text:p>
          </table:table-cell>
          <table:table-cell office:value-type="float" office:value="20.45" table:style-name="ce1">
            <text:p>2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22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221.60</text:p>
          </table:table-cell>
          <table:table-cell office:value-type="string" table:style-name="ce1">
            <text:p>10'248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2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83" table:style-name="ce1">
            <text:p>183</text:p>
          </table:table-cell>
          <table:table-cell office:value-type="float" office:value="12.05" table:style-name="ce1">
            <text:p>12.05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188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188.50</text:p>
          </table:table-cell>
          <table:table-cell office:value-type="string" table:style-name="ce1">
            <text:p>3'027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2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6" table:style-name="ce1">
            <text:p>66</text:p>
          </table:table-cell>
          <table:table-cell office:value-type="float" office:value="12.05" table:style-name="ce1">
            <text:p>12.05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772.85" table:style-name="ce1">
            <text:p>772.85</text:p>
          </table:table-cell>
          <table:table-cell office:value-type="string" table:style-name="ce1">
            <text:p>CHF</text:p>
          </table:table-cell>
          <table:table-cell office:value-type="float" office:value="772.85" table:style-name="ce1">
            <text:p>772.85</text:p>
          </table:table-cell>
          <table:table-cell office:value-type="float" office:value="838.79" table:style-name="ce1">
            <text:p>838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18T15:50:14" table:style-name="ce2">
            <text:p>18/12/2014 15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.36" table:style-name="ce1">
            <text:p>1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36" table:style-name="ce1">
            <text:p>11.36</text:p>
          </table:table-cell>
          <table:table-cell office:value-type="string" table:style-name="ce1">
            <text:p>USD</text:p>
          </table:table-cell>
          <table:table-cell office:value-type="float" office:value="11.36" table:style-name="ce1">
            <text:p>11.36</text:p>
          </table:table-cell>
          <table:table-cell office:value-type="string" table:style-name="ce1">
            <text:p>4'399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18T15:43:47" table:style-name="ce2">
            <text:p>18/12/2014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1.04" table:style-name="ce1">
            <text:p>3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04" table:style-name="ce1">
            <text:p>31.04</text:p>
          </table:table-cell>
          <table:table-cell office:value-type="string" table:style-name="ce1">
            <text:p>USD</text:p>
          </table:table-cell>
          <table:table-cell office:value-type="float" office:value="31.04" table:style-name="ce1">
            <text:p>31.04</text:p>
          </table:table-cell>
          <table:table-cell office:value-type="string" table:style-name="ce1">
            <text:p>4'388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1-19T09:00:50" table:style-name="ce2">
            <text:p>19/11/2014 09:00</text:p>
          </table:table-cell>
          <table:table-cell office:value-type="float" office:value="40977353" table:style-name="ce1">
            <text:p>409773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56.41" table:style-name="ce1">
            <text:p>356.41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62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62.30</text:p>
          </table:table-cell>
          <table:table-cell office:value-type="float" office:value="65.94" table:style-name="ce1">
            <text:p>6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1-18T17:38:02" table:style-name="ce2">
            <text:p>18/11/2014 17:38</text:p>
          </table:table-cell>
          <table:table-cell office:value-type="float" office:value="40952012" table:style-name="ce1">
            <text:p>409520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0" table:style-name="ce1">
            <text:p>2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2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559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559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559.00</text:p>
          </table:table-cell>
          <table:table-cell office:value-type="string" table:style-name="ce1">
            <text:p>5'428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2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642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642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642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30T18:46:53" table:style-name="ce2">
            <text:p>30/09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84" table:style-name="ce1">
            <text:p>24.84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float" office:value="-26.83" table:style-name="ce1">
            <text:p>-26.83</text:p>
          </table:table-cell>
          <table:table-cell office:value-type="string" table:style-name="ce1">
            <text:p>CHF</text:p>
          </table:table-cell>
          <table:table-cell office:value-type="float" office:value="-26.83" table:style-name="ce1">
            <text:p>-26.83</text:p>
          </table:table-cell>
          <table:table-cell office:value-type="string" table:style-name="ce1">
            <text:p>7'987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9-30T16:14:08" table:style-name="ce2">
            <text:p>30/09/2014 16:14</text:p>
          </table:table-cell>
          <table:table-cell office:value-type="float" office:value="40006445" table:style-name="ce1">
            <text:p>400064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-responsAbili</text:p>
          </table:table-cell>
          <table:table-cell office:value-type="string" table:style-name="ce1">
            <text:p>rA Global Microfinance B</text:p>
          </table:table-cell>
          <table:table-cell office:value-type="string" table:style-name="ce1">
            <text:p>LU0180189770</text:p>
          </table:table-cell>
          <table:table-cell office:value-type="float" office:value="75" table:style-name="ce1">
            <text:p>75</text:p>
          </table:table-cell>
          <table:table-cell office:value-type="float" office:value="147.09" table:style-name="ce1">
            <text:p>147.09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057.3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057.30</text:p>
          </table:table-cell>
          <table:table-cell office:value-type="string" table:style-name="ce1">
            <text:p>-2'642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5T11:38:04" table:style-name="ce2">
            <text:p>15/09/2014 11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8'414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1T16:07:26" table:style-name="ce2">
            <text:p>11/09/2014 16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USD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8'401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0T12:48:51" table:style-name="ce2">
            <text:p>10/09/2014 12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39.34" table:style-name="ce1">
            <text:p>13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34" table:style-name="ce1">
            <text:p>139.34</text:p>
          </table:table-cell>
          <table:table-cell office:value-type="string" table:style-name="ce1">
            <text:p>USD</text:p>
          </table:table-cell>
          <table:table-cell office:value-type="float" office:value="139.34" table:style-name="ce1">
            <text:p>139.34</text:p>
          </table:table-cell>
          <table:table-cell office:value-type="string" table:style-name="ce1">
            <text:p>8'382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19T05:16:30" table:style-name="ce2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9T05:16:30" table:style-name="ce2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4T11:17:09" table:style-name="ce2">
            <text:p>14/08/2014 11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6.89" table:style-name="ce1">
            <text:p>56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.89" table:style-name="ce1">
            <text:p>56.89</text:p>
          </table:table-cell>
          <table:table-cell office:value-type="string" table:style-name="ce1">
            <text:p>CHF</text:p>
          </table:table-cell>
          <table:table-cell office:value-type="float" office:value="56.89" table:style-name="ce1">
            <text:p>56.89</text:p>
          </table:table-cell>
          <table:table-cell office:value-type="string" table:style-name="ce1">
            <text:p>8'014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7T11:55:12" table:style-name="ce2">
            <text:p>07/08/2014 11:55</text:p>
          </table:table-cell>
          <table:table-cell office:value-type="float" office:value="39774936" table:style-name="ce1">
            <text:p>3977493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6" table:style-name="ce1">
            <text:p>16</text:p>
          </table:table-cell>
          <table:table-cell office:value-type="float" office:value="42.85" table:style-name="ce1">
            <text:p>42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95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957.15</text:p>
          </table:table-cell>
          <table:table-cell office:value-type="string" table:style-name="ce1">
            <text:p>7'957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2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174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174.8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174.88</text:p>
          </table:table-cell>
          <table:table-cell office:value-type="string" table:style-name="ce1">
            <text:p>8'242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2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65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65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065.1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2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3.17999999999995" table:style-name="ce1">
            <text:p>63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33.17999999999995" table:style-name="ce1">
            <text:p>-633.18</text:p>
          </table:table-cell>
          <table:table-cell office:value-type="string" table:style-name="ce1">
            <text:p>USD</text:p>
          </table:table-cell>
          <table:table-cell office:value-type="float" office:value="-633.17999999999995" table:style-name="ce1">
            <text:p>-633.18</text:p>
          </table:table-cell>
          <table:table-cell office:value-type="string" table:style-name="ce1">
            <text:p>19'417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2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9.45000000000005" table:style-name="ce1">
            <text:p>569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.45000000000005" table:style-name="ce1">
            <text:p>569.45</text:p>
          </table:table-cell>
          <table:table-cell office:value-type="string" table:style-name="ce1">
            <text:p>CHF</text:p>
          </table:table-cell>
          <table:table-cell office:value-type="float" office:value="569.45000000000005" table:style-name="ce1">
            <text:p>569.45</text:p>
          </table:table-cell>
          <table:table-cell office:value-type="string" table:style-name="ce1">
            <text:p>-10'065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09:01:04" table:style-name="ce2">
            <text:p>05/08/2014 09:01</text:p>
          </table:table-cell>
          <table:table-cell office:value-type="float" office:value="39796863" table:style-name="ce1">
            <text:p>3979686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50" table:style-name="ce1">
            <text:p>150</text:p>
          </table:table-cell>
          <table:table-cell office:value-type="float" office:value="66.7" table:style-name="ce1">
            <text:p>66.7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65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065.10</text:p>
          </table:table-cell>
          <table:table-cell office:value-type="string" table:style-name="ce1">
            <text:p>-10'63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4T09:02:00" table:style-name="ce2">
            <text:p>04/08/2014 09:02</text:p>
          </table:table-cell>
          <table:table-cell office:value-type="float" office:value="39781247" table:style-name="ce1">
            <text:p>397812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20" table:style-name="ce1">
            <text:p>20</text:p>
          </table:table-cell>
          <table:table-cell office:value-type="float" office:value="485" table:style-name="ce1">
            <text:p>485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44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44.90</text:p>
          </table:table-cell>
          <table:table-cell office:value-type="float" office:value="-569.41999999999996" table:style-name="ce1">
            <text:p>-569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30T11:13:37" table:style-name="ce2">
            <text:p>30/07/2014 11:13</text:p>
          </table:table-cell>
          <table:table-cell office:value-type="float" office:value="39714927" table:style-name="ce1">
            <text:p>397149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30.21" table:style-name="ce1">
            <text:p>3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309.7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1'309.79</text:p>
          </table:table-cell>
          <table:table-cell office:value-type="string" table:style-name="ce1">
            <text:p>20'050.9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9T18:35:32" table:style-name="ce2">
            <text:p>29/07/2014 18:35</text:p>
          </table:table-cell>
          <table:table-cell office:value-type="float" office:value="39714928" table:style-name="ce1">
            <text:p>3971492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61" table:style-name="ce1">
            <text:p>61</text:p>
          </table:table-cell>
          <table:table-cell office:value-type="float" office:value="48.85" table:style-name="ce1">
            <text:p>48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91.1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491.15</text:p>
          </table:table-cell>
          <table:table-cell office:value-type="string" table:style-name="ce1">
            <text:p>8'741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8T09:00:18" table:style-name="ce2">
            <text:p>28/07/2014 09:00</text:p>
          </table:table-cell>
          <table:table-cell office:value-type="float" office:value="39714884" table:style-name="ce1">
            <text:p>3971488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2.02" table:style-name="ce1">
            <text:p>12.02</text:p>
          </table:table-cell>
          <table:table-cell office:value-type="float" office:value="43.98" table:style-name="ce1">
            <text:p>43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65.01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8'160.10</text:p>
          </table:table-cell>
          <table:table-cell office:value-type="string" table:style-name="ce1">
            <text:p>9'175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16T14:42:44" table:style-name="ce2">
            <text:p>16/07/2014 14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2.56" table:style-name="ce1">
            <text:p>72.56</text:p>
          </table:table-cell>
          <table:table-cell office:value-type="float" office:value="10.88" table:style-name="ce1">
            <text:p>10.88</text:p>
          </table:table-cell>
          <table:table-cell office:value-type="float" office:value="0" table:style-name="ce1">
            <text:p>0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office:value-type="float" office:value="61.68" table:style-name="ce1">
            <text:p>61.68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6-30T18:35:57" table:style-name="ce2">
            <text:p>30/06/2014 18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2" table:style-name="ce1">
            <text:p>29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22" table:style-name="ce1">
            <text:p>-29.22</text:p>
          </table:table-cell>
          <table:table-cell office:value-type="string" table:style-name="ce1">
            <text:p>CHF</text:p>
          </table:table-cell>
          <table:table-cell office:value-type="float" office:value="-29.22" table:style-name="ce1">
            <text:p>-29.22</text:p>
          </table:table-cell>
          <table:table-cell office:value-type="string" table:style-name="ce1">
            <text:p>1'015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20T09:01:09" table:style-name="ce2">
            <text:p>20/06/2014 09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6-13T14:56:56" table:style-name="ce2">
            <text:p>13/06/2014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250.02" table:style-name="ce1">
            <text:p>250.0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14:53:01" table:style-name="ce2">
            <text:p>11/06/2014 14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9.94" table:style-name="ce1">
            <text:p>129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94" table:style-name="ce1">
            <text:p>129.94</text:p>
          </table:table-cell>
          <table:table-cell office:value-type="string" table:style-name="ce1">
            <text:p>USD</text:p>
          </table:table-cell>
          <table:table-cell office:value-type="float" office:value="129.94" table:style-name="ce1">
            <text:p>129.94</text:p>
          </table:table-cell>
          <table:table-cell office:value-type="float" office:value="236.94" table:style-name="ce1">
            <text:p>236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07:18:21" table:style-name="ce2">
            <text:p>11/06/2014 07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03T15:25:56" table:style-name="ce2">
            <text:p>03/06/2014 15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64.08" table:style-name="ce1">
            <text:p>6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08" table:style-name="ce1">
            <text:p>64.08</text:p>
          </table:table-cell>
          <table:table-cell office:value-type="string" table:style-name="ce1">
            <text:p>CHF</text:p>
          </table:table-cell>
          <table:table-cell office:value-type="float" office:value="64.08" table:style-name="ce1">
            <text:p>64.08</text:p>
          </table:table-cell>
          <table:table-cell office:value-type="string" table:style-name="ce1">
            <text:p>1'04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02T08:24:06" table:style-name="ce2">
            <text:p>02/06/2014 08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4-25T11:58:06" table:style-name="ce2">
            <text:p>25/04/2014 11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29.5" table:style-name="ce1">
            <text:p>22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.5" table:style-name="ce1">
            <text:p>229.5</text:p>
          </table:table-cell>
          <table:table-cell office:value-type="string" table:style-name="ce1">
            <text:p>CHF</text:p>
          </table:table-cell>
          <table:table-cell office:value-type="float" office:value="229.5" table:style-name="ce1">
            <text:p>229.5</text:p>
          </table:table-cell>
          <table:table-cell office:value-type="float" office:value="980.52" table:style-name="ce1">
            <text:p>980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4-02T13:55:17" table:style-name="ce2">
            <text:p>02/04/2014 13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float" office:value="751.02" table:style-name="ce1">
            <text:p>7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31T18:46:25" table:style-name="ce2">
            <text:p>31/03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59" table:style-name="ce1">
            <text:p>27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.59" table:style-name="ce1">
            <text:p>-27.59</text:p>
          </table:table-cell>
          <table:table-cell office:value-type="string" table:style-name="ce1">
            <text:p>CHF</text:p>
          </table:table-cell>
          <table:table-cell office:value-type="float" office:value="-27.59" table:style-name="ce1">
            <text:p>-27.59</text:p>
          </table:table-cell>
          <table:table-cell office:value-type="float" office:value="651.02" table:style-name="ce1">
            <text:p>6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20T14:25:09" table:style-name="ce2">
            <text:p>20/03/2014 14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64.86" table:style-name="ce1">
            <text:p>64.8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9T12:59:44" table:style-name="ce2">
            <text:p>19/03/2014 12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9.64" table:style-name="ce1">
            <text:p>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4" table:style-name="ce1">
            <text:p>9.64</text:p>
          </table:table-cell>
          <table:table-cell office:value-type="string" table:style-name="ce1">
            <text:p>USD</text:p>
          </table:table-cell>
          <table:table-cell office:value-type="float" office:value="9.64" table:style-name="ce1">
            <text:p>9.64</text:p>
          </table:table-cell>
          <table:table-cell office:value-type="float" office:value="51.78" table:style-name="ce1">
            <text:p>51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4T17:05:44" table:style-name="ce2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4T17:05:44" table:style-name="ce2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0T15:07:18" table:style-name="ce2">
            <text:p>10/03/2014 15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2-26T13:03:46" table:style-name="ce2">
            <text:p>26/02/2014 13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678.61" table:style-name="ce1">
            <text:p>678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2-06T11:19:55" table:style-name="ce2">
            <text:p>06/02/2014 11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13" table:style-name="ce1">
            <text:p>48.13</text:p>
          </table:table-cell>
          <table:table-cell office:value-type="string" table:style-name="ce1">
            <text:p>CHF</text:p>
          </table:table-cell>
          <table:table-cell office:value-type="float" office:value="48.13" table:style-name="ce1">
            <text:p>48.13</text:p>
          </table:table-cell>
          <table:table-cell office:value-type="float" office:value="678.21" table:style-name="ce1">
            <text:p>678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9.3" table:style-name="ce1">
            <text:p>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.3" table:style-name="ce1">
            <text:p>-69.3</text:p>
          </table:table-cell>
          <table:table-cell office:value-type="string" table:style-name="ce1">
            <text:p>CHF</text:p>
          </table:table-cell>
          <table:table-cell office:value-type="float" office:value="-69.3" table:style-name="ce1">
            <text:p>-69.3</text:p>
          </table:table-cell>
          <table:table-cell office:value-type="float" office:value="630.08000000000004" table:style-name="ce1">
            <text:p>630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42" table:style-name="ce1">
            <text:p>75.42</text:p>
          </table:table-cell>
          <table:table-cell office:value-type="string" table:style-name="ce1">
            <text:p>USD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176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176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6'176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328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328.1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328.16</text:p>
          </table:table-cell>
          <table:table-cell office:value-type="float" office:value="-75.42" table:style-name="ce1">
            <text:p>-75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1T15:31:39" table:style-name="ce2">
            <text:p>21/01/2014 15:31</text:p>
          </table:table-cell>
          <table:table-cell office:value-type="float" office:value="37719419" table:style-name="ce1">
            <text:p>3771941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59.68" table:style-name="ce1">
            <text:p>59.68</text:p>
          </table:table-cell>
          <table:table-cell office:value-type="float" office:value="48.38" table:style-name="ce1">
            <text:p>48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2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778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78.5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6'778.58</text:p>
          </table:table-cell>
          <table:table-cell office:value-type="string" table:style-name="ce1">
            <text:p>6'176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2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207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207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207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3T09:02:57" table:style-name="ce2">
            <text:p>13/01/2014 09:02</text:p>
          </table:table-cell>
          <table:table-cell office:value-type="float" office:value="37610293" table:style-name="ce1">
            <text:p>376102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43.77000000000001" table:style-name="ce1">
            <text:p>143.77</text:p>
          </table:table-cell>
          <table:table-cell office:value-type="float" office:value="28.12" table:style-name="ce1">
            <text:p>28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92.0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092.02</text:p>
          </table:table-cell>
          <table:table-cell office:value-type="string" table:style-name="ce1">
            <text:p>-9'207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29" table:style-name="ce1">
            <text:p>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9" table:style-name="ce1">
            <text:p>-1.29</text:p>
          </table:table-cell>
          <table:table-cell office:value-type="string" table:style-name="ce1">
            <text:p>EUR</text:p>
          </table:table-cell>
          <table:table-cell office:value-type="float" office:value="-1.29" table:style-name="ce1">
            <text:p>-1.29</text:p>
          </table:table-cell>
          <table:table-cell office:value-type="string" table:style-name="ce1">
            <text:p>12'955.5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string" table:style-name="ce1">
            <text:p>CHF</text:p>
          </table:table-cell>
          <table:table-cell office:value-type="float" office:value="2.91" table:style-name="ce1">
            <text:p>2.91</text:p>
          </table:table-cell>
          <table:table-cell office:value-type="float" office:value="699.38" table:style-name="ce1">
            <text:p>69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.78</text:p>
          </table:table-cell>
          <table:table-cell office:value-type="string" table:style-name="ce1">
            <text:p>USD</text:p>
          </table:table-cell>
          <table:table-cell office:value-type="float" office:value="0.78" table:style-name="ce1">
            <text:p>0.78</text:p>
          </table:table-cell>
          <table:table-cell office:value-type="float" office:value="884.62" table:style-name="ce1">
            <text:p>88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31T17:19:21" table:style-name="ce2">
            <text:p>31/12/2013 17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07" table:style-name="ce1">
            <text:p>25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07" table:style-name="ce1">
            <text:p>-25.07</text:p>
          </table:table-cell>
          <table:table-cell office:value-type="string" table:style-name="ce1">
            <text:p>CHF</text:p>
          </table:table-cell>
          <table:table-cell office:value-type="float" office:value="-25.07" table:style-name="ce1">
            <text:p>-25.07</text:p>
          </table:table-cell>
          <table:table-cell office:value-type="float" office:value="696.47" table:style-name="ce1">
            <text:p>69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8T15:22:05" table:style-name="ce2">
            <text:p>18/12/2013 15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329999999999998" table:style-name="ce1">
            <text:p>20.33</text:p>
          </table:table-cell>
          <table:table-cell office:value-type="string" table:style-name="ce1">
            <text:p>USD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883.84" table:style-name="ce1">
            <text:p>883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17T07:56:39" table:style-name="ce2">
            <text:p>17/12/2013 07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0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0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0'002.00</text:p>
          </table:table-cell>
          <table:table-cell office:value-type="float" office:value="721.54" table:style-name="ce1">
            <text:p>72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6T09:09:47" table:style-name="ce2">
            <text:p>16/12/2013 09:09</text:p>
          </table:table-cell>
          <table:table-cell office:value-type="float" office:value="37188662" table:style-name="ce1">
            <text:p>37188662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956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2-16T09:09:38" table:style-name="ce2">
            <text:p>16/12/2013 09:09</text:p>
          </table:table-cell>
          <table:table-cell office:value-type="float" office:value="37188663" table:style-name="ce1">
            <text:p>37188663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3'25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'255.1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3'255.19</text:p>
          </table:table-cell>
          <table:table-cell office:value-type="string" table:style-name="ce1">
            <text:p>20'723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3T12:00:48" table:style-name="ce2">
            <text:p>13/12/2013 12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863.51" table:style-name="ce1">
            <text:p>863.5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2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34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2'034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2'034.00</text:p>
          </table:table-cell>
          <table:table-cell office:value-type="string" table:style-name="ce1">
            <text:p>7'468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2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67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671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9'67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8T16:14:25" table:style-name="ce2">
            <text:p>18/10/2013 16:14</text:p>
          </table:table-cell>
          <table:table-cell office:value-type="float" office:value="36591272" table:style-name="ce1">
            <text:p>365912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10" table:style-name="ce1">
            <text:p>10</text:p>
          </table:table-cell>
          <table:table-cell office:value-type="float" office:value="971.24" table:style-name="ce1">
            <text:p>971.24</text:p>
          </table:table-cell>
          <table:table-cell office:value-type="float" office:value="23.57" table:style-name="ce1">
            <text:p>2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35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735.97</text:p>
          </table:table-cell>
          <table:table-cell office:value-type="string" table:style-name="ce1">
            <text:p>-9'671.2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568" table:style-name="ce1">
            <text:p>568</text:p>
          </table:table-cell>
          <table:table-cell office:value-type="float" office:value="28.92" table:style-name="ce1">
            <text:p>28.92</text:p>
          </table:table-cell>
          <table:table-cell office:value-type="float" office:value="53.25" table:style-name="ce1">
            <text:p>53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'37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6'373.30</text:p>
          </table:table-cell>
          <table:table-cell office:value-type="string" table:style-name="ce1">
            <text:p>19'502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28.92" table:style-name="ce1">
            <text:p>28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string" table:style-name="ce1">
            <text:p>CHF</text:p>
          </table:table-cell>
          <table:table-cell office:value-type="float" office:value="28.9" table:style-name="ce1">
            <text:p>28.9</text:p>
          </table:table-cell>
          <table:table-cell office:value-type="string" table:style-name="ce1">
            <text:p>3'129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96" table:style-name="ce1">
            <text:p>96</text:p>
          </table:table-cell>
          <table:table-cell office:value-type="float" office:value="28.92" table:style-name="ce1">
            <text:p>28.92</text:p>
          </table:table-cell>
          <table:table-cell office:value-type="float" office:value="39.450000000000003" table:style-name="ce1">
            <text:p>39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736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736.85</text:p>
          </table:table-cell>
          <table:table-cell office:value-type="string" table:style-name="ce1">
            <text:p>3'100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30T18:16:01" table:style-name="ce2">
            <text:p>30/09/2013 18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9" table:style-name="ce1">
            <text:p>24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29" table:style-name="ce1">
            <text:p>-24.29</text:p>
          </table:table-cell>
          <table:table-cell office:value-type="string" table:style-name="ce1">
            <text:p>CHF</text:p>
          </table:table-cell>
          <table:table-cell office:value-type="float" office:value="-24.29" table:style-name="ce1">
            <text:p>-24.29</text:p>
          </table:table-cell>
          <table:table-cell office:value-type="float" office:value="363.3" table:style-name="ce1">
            <text:p>363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18T13:26:13" table:style-name="ce2">
            <text:p>18/09/2013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8.49" table:style-name="ce1">
            <text:p>11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9" table:style-name="ce1">
            <text:p>118.49</text:p>
          </table:table-cell>
          <table:table-cell office:value-type="string" table:style-name="ce1">
            <text:p>USD</text:p>
          </table:table-cell>
          <table:table-cell office:value-type="float" office:value="118.49" table:style-name="ce1">
            <text:p>118.49</text:p>
          </table:table-cell>
          <table:table-cell office:value-type="float" office:value="850.43" table:style-name="ce1">
            <text:p>850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13T14:20:47" table:style-name="ce2">
            <text:p>13/09/2013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731.94" table:style-name="ce1">
            <text:p>731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06T15:00:20" table:style-name="ce2">
            <text:p>06/09/2013 15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55.98" table:style-name="ce1">
            <text:p>55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98" table:style-name="ce1">
            <text:p>55.98</text:p>
          </table:table-cell>
          <table:table-cell office:value-type="string" table:style-name="ce1">
            <text:p>CHF</text:p>
          </table:table-cell>
          <table:table-cell office:value-type="float" office:value="55.98" table:style-name="ce1">
            <text:p>55.98</text:p>
          </table:table-cell>
          <table:table-cell office:value-type="float" office:value="387.59" table:style-name="ce1">
            <text:p>387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8-06T14:43:09" table:style-name="ce2">
            <text:p>06/08/2013 14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5.14" table:style-name="ce1">
            <text:p>55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14" table:style-name="ce1">
            <text:p>55.14</text:p>
          </table:table-cell>
          <table:table-cell office:value-type="string" table:style-name="ce1">
            <text:p>CHF</text:p>
          </table:table-cell>
          <table:table-cell office:value-type="float" office:value="55.14" table:style-name="ce1">
            <text:p>55.14</text:p>
          </table:table-cell>
          <table:table-cell office:value-type="float" office:value="331.61" table:style-name="ce1">
            <text:p>331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7-18T14:38:12" table:style-name="ce2">
            <text:p>18/07/2013 14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6.09" table:style-name="ce1">
            <text:p>76.09</text:p>
          </table:table-cell>
          <table:table-cell office:value-type="float" office:value="11.41" table:style-name="ce1">
            <text:p>11.41</text:p>
          </table:table-cell>
          <table:table-cell office:value-type="float" office:value="0" table:style-name="ce1">
            <text:p>0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office:value-type="float" office:value="64.680000000000007" table:style-name="ce1">
            <text:p>64.68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6-28T18:04:24" table:style-name="ce2">
            <text:p>28/06/2013 18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14" table:style-name="ce1">
            <text:p>24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14" table:style-name="ce1">
            <text:p>-24.14</text:p>
          </table:table-cell>
          <table:table-cell office:value-type="string" table:style-name="ce1">
            <text:p>CHF</text:p>
          </table:table-cell>
          <table:table-cell office:value-type="float" office:value="-24.14" table:style-name="ce1">
            <text:p>-24.14</text:p>
          </table:table-cell>
          <table:table-cell office:value-type="float" office:value="276.47000000000003" table:style-name="ce1">
            <text:p>27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6-19T15:12:07" table:style-name="ce2">
            <text:p>19/06/2013 15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430000000000007" table:style-name="ce1">
            <text:p>67.43</text:p>
          </table:table-cell>
          <table:table-cell office:value-type="string" table:style-name="ce1">
            <text:p>USD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720.4" table:style-name="ce1">
            <text:p>720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6-14T12:33:22" table:style-name="ce2">
            <text:p>14/06/2013 12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652.97" table:style-name="ce1">
            <text:p>652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5-16T18:36:40" table:style-name="ce2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35" table:style-name="ce1">
            <text:p>-35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6T18:36:40" table:style-name="ce2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點k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string" table:style-name="ce1">
            <text:p>CHF</text:p>
          </table:table-cell>
          <table:table-cell office:value-type="float" office:value="23.1" table:style-name="ce1">
            <text:p>23.1</text:p>
          </table:table-cell>
          <table:table-cell office:value-type="float" office:value="300.61" table:style-name="ce1">
            <text:p>300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10T18:34:54" table:style-name="ce2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黚ung von Anrechte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0T18:34:54" table:style-name="ce2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黚ung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615" table:style-name="ce1">
            <text:p>-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8T12:05:40" table:style-name="ce2">
            <text:p>08/05/2013 12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12.5" table:style-name="ce1">
            <text:p>2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.5" table:style-name="ce1">
            <text:p>212.5</text:p>
          </table:table-cell>
          <table:table-cell office:value-type="string" table:style-name="ce1">
            <text:p>CHF</text:p>
          </table:table-cell>
          <table:table-cell office:value-type="float" office:value="212.5" table:style-name="ce1">
            <text:p>212.5</text:p>
          </table:table-cell>
          <table:table-cell office:value-type="float" office:value="277.51" table:style-name="ce1">
            <text:p>277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07T19:41:53" table:style-name="ce2">
            <text:p>07/05/2013 19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6T15:42:00" table:style-name="ce2">
            <text:p>06/05/2013 15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65.010000000000005" table:style-name="ce1">
            <text:p>65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2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4.45" table:style-name="ce1">
            <text:p>254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4.45" table:style-name="ce1">
            <text:p>-254.45</text:p>
          </table:table-cell>
          <table:table-cell office:value-type="string" table:style-name="ce1">
            <text:p>USD</text:p>
          </table:table-cell>
          <table:table-cell office:value-type="float" office:value="-254.45" table:style-name="ce1">
            <text:p>-254.45</text:p>
          </table:table-cell>
          <table:table-cell office:value-type="float" office:value="641.42999999999995" table:style-name="ce1">
            <text:p>641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2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5.95" table:style-name="ce1">
            <text:p>23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.95" table:style-name="ce1">
            <text:p>235.95</text:p>
          </table:table-cell>
          <table:table-cell office:value-type="string" table:style-name="ce1">
            <text:p>CHF</text:p>
          </table:table-cell>
          <table:table-cell office:value-type="float" office:value="235.95" table:style-name="ce1">
            <text:p>235.9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29T09:00:20" table:style-name="ce2">
            <text:p>29/04/2013 09:00</text:p>
          </table:table-cell>
          <table:table-cell office:value-type="float" office:value="34786949" table:style-name="ce1">
            <text:p>34786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0.645" table:style-name="ce1">
            <text:p>10.645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57.24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-7'158.95</text:p>
          </table:table-cell>
          <table:table-cell office:value-type="float" office:value="-235.94" table:style-name="ce1">
            <text:p>-23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08T13:29:49" table:style-name="ce2">
            <text:p>08/04/2013 13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6'9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9T13:40:44" table:style-name="ce2">
            <text:p>29/03/2013 13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99" table:style-name="ce1">
            <text:p>23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99" table:style-name="ce1">
            <text:p>-23.99</text:p>
          </table:table-cell>
          <table:table-cell office:value-type="string" table:style-name="ce1">
            <text:p>CHF</text:p>
          </table:table-cell>
          <table:table-cell office:value-type="float" office:value="-23.99" table:style-name="ce1">
            <text:p>-23.99</text:p>
          </table:table-cell>
          <table:table-cell office:value-type="string" table:style-name="ce1">
            <text:p>6'8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6T01:50:05" table:style-name="ce2">
            <text:p>26/03/2013 01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3-21T13:54:40" table:style-name="ce2">
            <text:p>21/03/2013 13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95.88" table:style-name="ce1">
            <text:p>895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2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01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010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010.25</text:p>
          </table:table-cell>
          <table:table-cell office:value-type="string" table:style-name="ce1">
            <text:p>6'84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2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9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695.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695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4:30" table:style-name="ce2">
            <text:p>18/03/2013 09:04</text:p>
          </table:table-cell>
          <table:table-cell office:value-type="float" office:value="34342390" table:style-name="ce1">
            <text:p>34342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11.46" table:style-name="ce1">
            <text:p>11.46</text:p>
          </table:table-cell>
          <table:table-cell office:value-type="float" office:value="45.05" table:style-name="ce1">
            <text:p>45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775.0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775.05</text:p>
          </table:table-cell>
          <table:table-cell office:value-type="string" table:style-name="ce1">
            <text:p>-5'695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4" table:style-name="ce1">
            <text:p>254</text:p>
          </table:table-cell>
          <table:table-cell office:value-type="float" office:value="2.4" table:style-name="ce1">
            <text:p>2.4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-610.04999999999995" table:style-name="ce1">
            <text:p>-610.05</text:p>
          </table:table-cell>
          <table:table-cell office:value-type="string" table:style-name="ce1">
            <text:p>CHF</text:p>
          </table:table-cell>
          <table:table-cell office:value-type="float" office:value="-610.04999999999995" table:style-name="ce1">
            <text:p>-610.05</text:p>
          </table:table-cell>
          <table:table-cell office:value-type="string" table:style-name="ce1">
            <text:p>13'85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132" table:style-name="ce1">
            <text:p>132</text:p>
          </table:table-cell>
          <table:table-cell office:value-type="float" office:value="2.4" table:style-name="ce1">
            <text:p>2.4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17.05" table:style-name="ce1">
            <text:p>-317.05</text:p>
          </table:table-cell>
          <table:table-cell office:value-type="string" table:style-name="ce1">
            <text:p>CHF</text:p>
          </table:table-cell>
          <table:table-cell office:value-type="float" office:value="-317.05" table:style-name="ce1">
            <text:p>-317.05</text:p>
          </table:table-cell>
          <table:table-cell office:value-type="string" table:style-name="ce1">
            <text:p>14'467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114" table:style-name="ce1">
            <text:p>2114</text:p>
          </table:table-cell>
          <table:table-cell office:value-type="float" office:value="2.4" table:style-name="ce1">
            <text:p>2.4</text:p>
          </table:table-cell>
          <table:table-cell office:value-type="float" office:value="41.15" table:style-name="ce1">
            <text:p>41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14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14.75</text:p>
          </table:table-cell>
          <table:table-cell office:value-type="string" table:style-name="ce1">
            <text:p>14'784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6" table:style-name="ce2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500" table:style-name="ce1">
            <text:p>15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19'89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5" table:style-name="ce2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000" table:style-name="ce1">
            <text:p>10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38.85" table:style-name="ce1">
            <text:p>38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0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048.85</text:p>
          </table:table-cell>
          <table:table-cell office:value-type="string" table:style-name="ce1">
            <text:p>22'916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3T14:23:05" table:style-name="ce2">
            <text:p>13/03/2013 14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4.99" table:style-name="ce1">
            <text:p>34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99" table:style-name="ce1">
            <text:p>34.99</text:p>
          </table:table-cell>
          <table:table-cell office:value-type="string" table:style-name="ce1">
            <text:p>USD</text:p>
          </table:table-cell>
          <table:table-cell office:value-type="float" office:value="34.99" table:style-name="ce1">
            <text:p>34.99</text:p>
          </table:table-cell>
          <table:table-cell office:value-type="float" office:value="884.34" table:style-name="ce1">
            <text:p>884.3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06T09:01:55" table:style-name="ce2">
            <text:p>06/03/2013 09:01</text:p>
          </table:table-cell>
          <table:table-cell office:value-type="float" office:value="34199386" table:style-name="ce1">
            <text:p>3419938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465.02" table:style-name="ce1">
            <text:p>465.02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'926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3'926.70</text:p>
          </table:table-cell>
          <table:table-cell office:value-type="string" table:style-name="ce1">
            <text:p>24'965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06T09:01:19" table:style-name="ce2">
            <text:p>06/03/2013 09:01</text:p>
          </table:table-cell>
          <table:table-cell office:value-type="float" office:value="34199374" table:style-name="ce1">
            <text:p>3419937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60.15" table:style-name="ce1">
            <text:p>6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98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989.85</text:p>
          </table:table-cell>
          <table:table-cell office:value-type="string" table:style-name="ce1">
            <text:p>11'038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2-28T06:01:00" table:style-name="ce2">
            <text:p>28/02/2013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6:00:00" table:style-name="ce2">
            <text:p>28/02/2013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1:59:32" table:style-name="ce2">
            <text:p>28/02/2013 01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05T13:37:09" table:style-name="ce2">
            <text:p>05/02/2013 13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7" table:style-name="ce1">
            <text:p>46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office:value-type="float" office:value="46.77" table:style-name="ce1">
            <text:p>46.77</text:p>
          </table:table-cell>
          <table:table-cell office:value-type="float" office:value="48.65" table:style-name="ce1">
            <text:p>48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2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5" table:style-name="ce1">
            <text:p>80.0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2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USD</text:p>
          </table:table-cell>
          <table:table-cell office:value-type="float" office:value="0.25" table:style-name="ce1">
            <text:p>0.25</text:p>
          </table:table-cell>
          <table:table-cell office:value-type="float" office:value="849.35" table:style-name="ce1">
            <text:p>849.3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31T16:31:12" table:style-name="ce2">
            <text:p>31/12/2012 1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49" table:style-name="ce1">
            <text:p>22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49" table:style-name="ce1">
            <text:p>-22.49</text:p>
          </table:table-cell>
          <table:table-cell office:value-type="string" table:style-name="ce1">
            <text:p>CHF</text:p>
          </table:table-cell>
          <table:table-cell office:value-type="float" office:value="-22.49" table:style-name="ce1">
            <text:p>-22.49</text:p>
          </table:table-cell>
          <table:table-cell office:value-type="float" office:value="1.88" table:style-name="ce1">
            <text:p>1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12-17T13:45:12" table:style-name="ce2">
            <text:p>17/12/2012 13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49.1" table:style-name="ce1">
            <text:p>84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6:09" table:style-name="ce2">
            <text:p>12/12/2012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95" table:style-name="ce1">
            <text:p>1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95" table:style-name="ce1">
            <text:p>15.95</text:p>
          </table:table-cell>
          <table:table-cell office:value-type="string" table:style-name="ce1">
            <text:p>USD</text:p>
          </table:table-cell>
          <table:table-cell office:value-type="float" office:value="15.95" table:style-name="ce1">
            <text:p>15.95</text:p>
          </table:table-cell>
          <table:table-cell office:value-type="float" office:value="837.56" table:style-name="ce1">
            <text:p>83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0:17" table:style-name="ce2">
            <text:p>12/12/2012 14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0.42" table:style-name="ce1">
            <text:p>30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2" table:style-name="ce1">
            <text:p>30.42</text:p>
          </table:table-cell>
          <table:table-cell office:value-type="string" table:style-name="ce1">
            <text:p>USD</text:p>
          </table:table-cell>
          <table:table-cell office:value-type="float" office:value="30.42" table:style-name="ce1">
            <text:p>30.42</text:p>
          </table:table-cell>
          <table:table-cell office:value-type="float" office:value="821.61" table:style-name="ce1">
            <text:p>821.6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1-14T13:41:35" table:style-name="ce2">
            <text:p>14/11/2012 13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8T19:24:59" table:style-name="ce2">
            <text:p>28/09/2012 19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3" table:style-name="ce1">
            <text:p>2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3" table:style-name="ce1">
            <text:p>-21.3</text:p>
          </table:table-cell>
          <table:table-cell office:value-type="string" table:style-name="ce1">
            <text:p>CHF</text:p>
          </table:table-cell>
          <table:table-cell office:value-type="float" office:value="-21.3" table:style-name="ce1">
            <text:p>-21.3</text:p>
          </table:table-cell>
          <table:table-cell office:value-type="float" office:value="24.37" table:style-name="ce1">
            <text:p>24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9-24T07:48:05" table:style-name="ce2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4T07:48:05" table:style-name="ce2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-500" table:style-name="ce1">
            <text:p>-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30:55" table:style-name="ce2">
            <text:p>23/09/2012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Titelaus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27:45" table:style-name="ce2">
            <text:p>23/09/2012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Titelein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4:05:22" table:style-name="ce2">
            <text:p>22/09/2012 04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3:18:33" table:style-name="ce2">
            <text:p>22/09/2012 03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12T14:10:19" table:style-name="ce2">
            <text:p>12/09/2012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78" table:style-name="ce1">
            <text:p>12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8" table:style-name="ce1">
            <text:p>12.78</text:p>
          </table:table-cell>
          <table:table-cell office:value-type="string" table:style-name="ce1">
            <text:p>USD</text:p>
          </table:table-cell>
          <table:table-cell office:value-type="float" office:value="12.78" table:style-name="ce1">
            <text:p>12.78</text:p>
          </table:table-cell>
          <table:table-cell office:value-type="float" office:value="791.19" table:style-name="ce1">
            <text:p>791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9-12T13:57:06" table:style-name="ce2">
            <text:p>12/09/2012 13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7.64" table:style-name="ce1">
            <text:p>117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64" table:style-name="ce1">
            <text:p>117.64</text:p>
          </table:table-cell>
          <table:table-cell office:value-type="string" table:style-name="ce1">
            <text:p>USD</text:p>
          </table:table-cell>
          <table:table-cell office:value-type="float" office:value="117.64" table:style-name="ce1">
            <text:p>117.64</text:p>
          </table:table-cell>
          <table:table-cell office:value-type="float" office:value="778.41" table:style-name="ce1">
            <text:p>778.4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8-03T12:12:05" table:style-name="ce2">
            <text:p>03/08/2012 12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5.62" table:style-name="ce1">
            <text:p>45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62" table:style-name="ce1">
            <text:p>45.62</text:p>
          </table:table-cell>
          <table:table-cell office:value-type="string" table:style-name="ce1">
            <text:p>CHF</text:p>
          </table:table-cell>
          <table:table-cell office:value-type="float" office:value="45.62" table:style-name="ce1">
            <text:p>45.62</text:p>
          </table:table-cell>
          <table:table-cell office:value-type="float" office:value="45.67" table:style-name="ce1">
            <text:p>45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31T06:01:00" table:style-name="ce2">
            <text:p>31/07/2012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31T06:00:00" table:style-name="ce2">
            <text:p>31/07/2012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26T22:07:54" table:style-name="ce2">
            <text:p>26/07/2012 22:07</text:p>
          </table:table-cell>
          <table:table-cell office:value-type="float" office:value="31999304" table:style-name="ce1">
            <text:p>3199930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1" table:style-name="ce1">
            <text:p>0.01</text:p>
          </table:table-cell>
          <table:table-cell office:value-type="float" office:value="6.45" table:style-name="ce1">
            <text:p>6.4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20T15:36:28" table:style-name="ce2">
            <text:p>20/07/2012 15:36</text:p>
          </table:table-cell>
          <table:table-cell office:value-type="float" office:value="31938237" table:style-name="ce1">
            <text:p>31938237</text:p>
          </table:table-cell>
          <table:table-cell office:value-type="string" table:style-name="ce1">
            <text:p>Titeleingang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2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6" table:style-name="ce1">
            <text:p>21.66</text:p>
          </table:table-cell>
          <table:table-cell office:value-type="string" table:style-name="ce1">
            <text:p>CHF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2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89" table:style-name="ce1">
            <text:p>22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89" table:style-name="ce1">
            <text:p>-22.89</text:p>
          </table:table-cell>
          <table:table-cell office:value-type="string" table:style-name="ce1">
            <text:p>USD</text:p>
          </table:table-cell>
          <table:table-cell office:value-type="float" office:value="-22.89" table:style-name="ce1">
            <text:p>-22.89</text:p>
          </table:table-cell>
          <table:table-cell office:value-type="float" office:value="660.77" table:style-name="ce1">
            <text:p>660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3:07:49" table:style-name="ce2">
            <text:p>02/07/2012 13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CHF</text:p>
          </table:table-cell>
          <table:table-cell office:value-type="float" office:value="0.12" table:style-name="ce1">
            <text:p>0.12</text:p>
          </table:table-cell>
          <table:table-cell office:value-type="float" office:value="-21.66" table:style-name="ce1">
            <text:p>-2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2:44:24" table:style-name="ce2">
            <text:p>02/07/2012 1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8" table:style-name="ce1">
            <text:p>-1.38</text:p>
          </table:table-cell>
          <table:table-cell office:value-type="string" table:style-name="ce1">
            <text:p>USD</text:p>
          </table:table-cell>
          <table:table-cell office:value-type="float" office:value="-1.38" table:style-name="ce1">
            <text:p>-1.38</text:p>
          </table:table-cell>
          <table:table-cell office:value-type="float" office:value="683.66" table:style-name="ce1">
            <text:p>683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2:29:56" table:style-name="ce2">
            <text:p>02/07/2012 12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10000000000005" table:style-name="ce1">
            <text:p>80.0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2-06-29T17:50:57" table:style-name="ce2">
            <text:p>29/06/2012 17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78" table:style-name="ce1">
            <text:p>21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office:value-type="float" office:value="-21.78" table:style-name="ce1">
            <text:p>-21.78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2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47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476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1'476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2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8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2'086.8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2'086.87</text:p>
          </table:table-cell>
          <table:table-cell office:value-type="float" office:value="685.04" table:style-name="ce1">
            <text:p>685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21T09:01:36" table:style-name="ce2">
            <text:p>21/06/2012 09:01</text:p>
          </table:table-cell>
          <table:table-cell office:value-type="float" office:value="31652893" table:style-name="ce1">
            <text:p>316528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650" table:style-name="ce1">
            <text:p>650</text:p>
          </table:table-cell>
          <table:table-cell office:value-type="float" office:value="18.2" table:style-name="ce1">
            <text:p>18.2</text:p>
          </table:table-cell>
          <table:table-cell office:value-type="float" office:value="61.6" table:style-name="ce1">
            <text:p>6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89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1'891.60</text:p>
          </table:table-cell>
          <table:table-cell office:value-type="string" table:style-name="ce1">
            <text:p>-11'476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0T09:00:58" table:style-name="ce2">
            <text:p>20/06/2012 09:00</text:p>
          </table:table-cell>
          <table:table-cell office:value-type="float" office:value="31635419" table:style-name="ce1">
            <text:p>3163541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20.59" table:style-name="ce1">
            <text:p>2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516.4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516.41</text:p>
          </table:table-cell>
          <table:table-cell office:value-type="string" table:style-name="ce1">
            <text:p>12'771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2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10" table:style-name="ce1">
            <text:p>110</text:p>
          </table:table-cell>
          <table:table-cell office:value-type="float" office:value="30.97" table:style-name="ce1">
            <text:p>30.97</text:p>
          </table:table-cell>
          <table:table-cell office:value-type="float" office:value="5.19" table:style-name="ce1">
            <text:p>5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401.5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401.51</text:p>
          </table:table-cell>
          <table:table-cell office:value-type="string" table:style-name="ce1">
            <text:p>7'255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2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00" table:style-name="ce1">
            <text:p>100</text:p>
          </table:table-cell>
          <table:table-cell office:value-type="float" office:value="30.97" table:style-name="ce1">
            <text:p>30.97</text:p>
          </table:table-cell>
          <table:table-cell office:value-type="float" office:value="40.57" table:style-name="ce1">
            <text:p>40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056.4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056.43</text:p>
          </table:table-cell>
          <table:table-cell office:value-type="string" table:style-name="ce1">
            <text:p>3'853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4T17:37:28" table:style-name="ce2">
            <text:p>14/06/2012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797.56" table:style-name="ce1">
            <text:p>79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3T13:42:23" table:style-name="ce2">
            <text:p>13/06/2012 13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239999999999995" table:style-name="ce1">
            <text:p>67.24</text:p>
          </table:table-cell>
          <table:table-cell office:value-type="string" table:style-name="ce1">
            <text:p>USD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768.16" table:style-name="ce1">
            <text:p>768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4-20T04:26:36" table:style-name="ce2">
            <text:p>20/04/2012 04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table:style-name="ce1"/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CHF</text:p>
          </table:table-cell>
          <table:table-cell office:value-type="float" office:value="340" table:style-name="ce1">
            <text:p>340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6T04:18:07" table:style-name="ce2">
            <text:p>06/04/2012 04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table:style-name="ce1"/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2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29" table:style-name="ce1">
            <text:p>21.29</text:p>
          </table:table-cell>
          <table:table-cell office:value-type="string" table:style-name="ce1">
            <text:p>CHF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2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75" table:style-name="ce1">
            <text:p>2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USD</text:p>
          </table:table-cell>
          <table:table-cell office:value-type="float" office:value="-23.75" table:style-name="ce1">
            <text:p>-23.75</text:p>
          </table:table-cell>
          <table:table-cell office:value-type="float" office:value="700.92" table:style-name="ce1">
            <text:p>700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30T18:19:48" table:style-name="ce2">
            <text:p>30/03/2012 18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office:value-type="float" office:value="-21.29" table:style-name="ce1">
            <text:p>-21.29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26T15:32:12" table:style-name="ce2">
            <text:p>26/03/2012 15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630000000000003" table:style-name="ce1">
            <text:p>32.63</text:p>
          </table:table-cell>
          <table:table-cell office:value-type="string" table:style-name="ce1">
            <text:p>USD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724.67" table:style-name="ce1">
            <text:p>724.6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8T11:32:18" table:style-name="ce2">
            <text:p>08/03/2012 11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92.04" table:style-name="ce1">
            <text:p>692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2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CHF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2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1.06" table:style-name="ce1">
            <text:p>7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1.06" table:style-name="ce1">
            <text:p>-71.06</text:p>
          </table:table-cell>
          <table:table-cell office:value-type="string" table:style-name="ce1">
            <text:p>USD</text:p>
          </table:table-cell>
          <table:table-cell office:value-type="float" office:value="-71.06" table:style-name="ce1">
            <text:p>-71.06</text:p>
          </table:table-cell>
          <table:table-cell office:value-type="float" office:value="662.64" table:style-name="ce1">
            <text:p>662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5T17:28:38" table:style-name="ce2">
            <text:p>05/03/2012 17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4.62" table:style-name="ce1">
            <text:p>-64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2-07T11:46:09" table:style-name="ce2">
            <text:p>07/02/2012 11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3.38" table:style-name="ce1">
            <text:p>43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office:value-type="float" office:value="43.38" table:style-name="ce1">
            <text:p>43.38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2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string" table:style-name="ce1">
            <text:p>CHF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2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8" table:style-name="ce1">
            <text:p>2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18" table:style-name="ce1">
            <text:p>-23.18</text:p>
          </table:table-cell>
          <table:table-cell office:value-type="string" table:style-name="ce1">
            <text:p>USD</text:p>
          </table:table-cell>
          <table:table-cell office:value-type="float" office:value="-23.18" table:style-name="ce1">
            <text:p>-23.18</text:p>
          </table:table-cell>
          <table:table-cell office:value-type="float" office:value="733.7" table:style-name="ce1">
            <text:p>733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16:25" table:style-name="ce2">
            <text:p>01/01/2012 14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office:value-type="float" office:value="0.04" table:style-name="ce1">
            <text:p>0.04</text:p>
          </table:table-cell>
          <table:table-cell office:value-type="float" office:value="-21.6" table:style-name="ce1">
            <text:p>-21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1T14:03:28" table:style-name="ce2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56" table:style-name="ce1">
            <text:p>3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6" table:style-name="ce1">
            <text:p>-3.56</text:p>
          </table:table-cell>
          <table:table-cell office:value-type="string" table:style-name="ce1">
            <text:p>USD</text:p>
          </table:table-cell>
          <table:table-cell office:value-type="float" office:value="-3.56" table:style-name="ce1">
            <text:p>-3.56</text:p>
          </table:table-cell>
          <table:table-cell office:value-type="float" office:value="756.88" table:style-name="ce1">
            <text:p>756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03:23" table:style-name="ce2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79.97" table:style-name="ce1">
            <text:p>79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12-30T18:03:39" table:style-name="ce2">
            <text:p>30/12/2011 18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4" table:style-name="ce1">
            <text:p>2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office:value-type="float" office:value="-21.64" table:style-name="ce1">
            <text:p>-21.64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2-21T12:25:43" table:style-name="ce2">
            <text:p>21/12/2011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57.68" table:style-name="ce1">
            <text:p>57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68" table:style-name="ce1">
            <text:p>57.68</text:p>
          </table:table-cell>
          <table:table-cell office:value-type="string" table:style-name="ce1">
            <text:p>USD</text:p>
          </table:table-cell>
          <table:table-cell office:value-type="float" office:value="57.68" table:style-name="ce1">
            <text:p>57.68</text:p>
          </table:table-cell>
          <table:table-cell office:value-type="float" office:value="760.44" table:style-name="ce1">
            <text:p>760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21T12:07:21" table:style-name="ce2">
            <text:p>21/12/2011 12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7.12" table:style-name="ce1">
            <text:p>17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USD</text:p>
          </table:table-cell>
          <table:table-cell office:value-type="float" office:value="17.12" table:style-name="ce1">
            <text:p>17.12</text:p>
          </table:table-cell>
          <table:table-cell office:value-type="float" office:value="702.76" table:style-name="ce1">
            <text:p>702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08T12:16:30" table:style-name="ce2">
            <text:p>08/12/2011 1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85.64" table:style-name="ce1">
            <text:p>68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2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2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6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68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2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429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429.9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429.96</text:p>
          </table:table-cell>
          <table:table-cell office:value-type="float" office:value="656.24" table:style-name="ce1">
            <text:p>656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31T09:16:31" table:style-name="ce2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1" table:style-name="ce1">
            <text:p>91</text:p>
          </table:table-cell>
          <table:table-cell office:value-type="float" office:value="12.45" table:style-name="ce1">
            <text:p>12.45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4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44.80</text:p>
          </table:table-cell>
          <table:table-cell office:value-type="string" table:style-name="ce1">
            <text:p>-1'268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31T09:16:30" table:style-name="ce2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" table:style-name="ce1">
            <text:p>9</text:p>
          </table:table-cell>
          <table:table-cell office:value-type="float" office:value="12.45" table:style-name="ce1">
            <text:p>12.4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office:value-type="float" office:value="-123.5" table:style-name="ce1">
            <text:p>-123.5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28T10:47:09" table:style-name="ce2">
            <text:p>28/10/2011 10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2'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14:07:14" table:style-name="ce2">
            <text:p>26/10/2011 14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-23.52" table:style-name="ce1">
            <text:p>-23.52</text:p>
          </table:table-cell>
          <table:table-cell office:value-type="string" table:style-name="ce1">
            <text:p>USD</text:p>
          </table:table-cell>
          <table:table-cell office:value-type="float" office:value="-23.52" table:style-name="ce1">
            <text:p>-23.52</text:p>
          </table:table-cell>
          <table:table-cell office:value-type="string" table:style-name="ce1">
            <text:p>2'062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09:06:29" table:style-name="ce2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6:29" table:style-name="ce2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5:08" table:style-name="ce2">
            <text:p>26/10/2011 09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8:57:22" table:style-name="ce2">
            <text:p>26/10/2011 08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 (Storniert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19T14:05:31" table:style-name="ce2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21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21.0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721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9T14:05:31" table:style-name="ce2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41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417.2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417.24</text:p>
          </table:table-cell>
          <table:table-cell office:value-type="string" table:style-name="ce1">
            <text:p>2'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8T14:21:39" table:style-name="ce2">
            <text:p>18/10/2011 14:21</text:p>
          </table:table-cell>
          <table:table-cell office:value-type="float" office:value="29040256" table:style-name="ce1">
            <text:p>290402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f-LuxDjAigCAB</text:p>
          </table:table-cell>
          <table:table-cell office:value-type="string" table:style-name="ce1">
            <text:p>CSF Lux Commodity Index Plus Sfr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83.92" table:style-name="ce1">
            <text:p>83.9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383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383.00</text:p>
          </table:table-cell>
          <table:table-cell office:value-type="string" table:style-name="ce1">
            <text:p>-5'721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8T10:45:01" table:style-name="ce2">
            <text:p>18/10/2011 10:45</text:p>
          </table:table-cell>
          <table:table-cell office:value-type="float" office:value="29040245" table:style-name="ce1">
            <text:p>290402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9050000000000002" table:style-name="ce1">
            <text:p>5.90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258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258.00</text:p>
          </table:table-cell>
          <table:table-cell office:value-type="string" table:style-name="ce1">
            <text:p>8'503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7T09:01:04" table:style-name="ce2">
            <text:p>17/10/2011 09:01</text:p>
          </table:table-cell>
          <table:table-cell office:value-type="float" office:value="29040343" table:style-name="ce1">
            <text:p>2904034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'736.49</text:p>
          </table:table-cell>
          <table:table-cell office:value-type="float" office:value="24.15" table:style-name="ce1">
            <text:p>24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233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233.60</text:p>
          </table:table-cell>
          <table:table-cell office:value-type="string" table:style-name="ce1">
            <text:p>-14'104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30T20:45:19" table:style-name="ce2">
            <text:p>30/09/2011 20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39" table:style-name="ce1">
            <text:p>2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39" table:style-name="ce1">
            <text:p>-20.39</text:p>
          </table:table-cell>
          <table:table-cell office:value-type="string" table:style-name="ce1">
            <text:p>CHF</text:p>
          </table:table-cell>
          <table:table-cell office:value-type="float" office:value="-20.39" table:style-name="ce1">
            <text:p>-20.39</text:p>
          </table:table-cell>
          <table:table-cell office:value-type="float" office:value="129.51" table:style-name="ce1">
            <text:p>129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22T11:44:19" table:style-name="ce2">
            <text:p>22/09/2011 11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.459999999999994" table:style-name="ce1">
            <text:p>74.46</text:p>
          </table:table-cell>
          <table:table-cell office:value-type="string" table:style-name="ce1">
            <text:p>USD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245.44" table:style-name="ce1">
            <text:p>24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22T11:01:26" table:style-name="ce2">
            <text:p>22/09/2011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34" table:style-name="ce1">
            <text:p>2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34" table:style-name="ce1">
            <text:p>29.34</text:p>
          </table:table-cell>
          <table:table-cell office:value-type="string" table:style-name="ce1">
            <text:p>USD</text:p>
          </table:table-cell>
          <table:table-cell office:value-type="float" office:value="29.34" table:style-name="ce1">
            <text:p>29.34</text:p>
          </table:table-cell>
          <table:table-cell office:value-type="float" office:value="170.98" table:style-name="ce1">
            <text:p>170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16T04:19:39" table:style-name="ce2">
            <text:p>16/09/2011 0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149.9" table:style-name="ce1">
            <text:p>149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08T17:50:33" table:style-name="ce2">
            <text:p>08/09/2011 17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1.63999999999999" table:style-name="ce1">
            <text:p>141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16T14:14:53" table:style-name="ce2">
            <text:p>16/08/2011 14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" table:style-name="ce1">
            <text:p>1</text:p>
          </table:table-cell>
          <table:table-cell office:value-type="float" office:value="4.34" table:style-name="ce1">
            <text:p>4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4" table:style-name="ce1">
            <text:p>4.34</text:p>
          </table:table-cell>
          <table:table-cell office:value-type="string" table:style-name="ce1">
            <text:p>USD</text:p>
          </table:table-cell>
          <table:table-cell office:value-type="float" office:value="4.34" table:style-name="ce1">
            <text:p>4.34</text:p>
          </table:table-cell>
          <table:table-cell office:value-type="float" office:value="118.12" table:style-name="ce1">
            <text:p>118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04T09:54:09" table:style-name="ce2">
            <text:p>04/08/2011 09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450000000000003" table:style-name="ce1">
            <text:p>35.45</text:p>
          </table:table-cell>
          <table:table-cell office:value-type="string" table:style-name="ce1">
            <text:p>CHF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84.9" table:style-name="ce1">
            <text:p>84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8-04T06:01:00" table:style-name="ce2">
            <text:p>04/08/2011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8-04T06:00:00" table:style-name="ce2">
            <text:p>04/08/2011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7-01T14:27:53" table:style-name="ce2">
            <text:p>01/07/2011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9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.89</text:p>
          </table:table-cell>
          <table:table-cell office:value-type="string" table:style-name="ce1">
            <text:p>USD</text:p>
          </table:table-cell>
          <table:table-cell office:value-type="float" office:value="0.89" table:style-name="ce1">
            <text:p>0.89</text:p>
          </table:table-cell>
          <table:table-cell office:value-type="float" office:value="113.78" table:style-name="ce1">
            <text:p>113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7-01T14:10:52" table:style-name="ce2">
            <text:p>01/07/2011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string" table:style-name="ce1">
            <text:p>CHF</text:p>
          </table:table-cell>
          <table:table-cell office:value-type="float" office:value="0.15" table:style-name="ce1">
            <text:p>0.15</text:p>
          </table:table-cell>
          <table:table-cell office:value-type="float" office:value="49.45" table:style-name="ce1">
            <text:p>49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7-01T13:48:05" table:style-name="ce2">
            <text:p>01/07/2011 13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EUR</text:p>
          </table:table-cell>
          <table:table-cell office:value-type="float" office:value="0.09" table:style-name="ce1">
            <text:p>0.09</text:p>
          </table:table-cell>
          <table:table-cell office:value-type="float" office:value="79.930000000000007" table:style-name="ce1">
            <text:p>79.9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6-30T15:43:00" table:style-name="ce2">
            <text:p>30/06/2011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34" table:style-name="ce1">
            <text:p>25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34" table:style-name="ce1">
            <text:p>-25.34</text:p>
          </table:table-cell>
          <table:table-cell office:value-type="string" table:style-name="ce1">
            <text:p>CHF</text:p>
          </table:table-cell>
          <table:table-cell office:value-type="float" office:value="-25.34" table:style-name="ce1">
            <text:p>-25.34</text:p>
          </table:table-cell>
          <table:table-cell office:value-type="float" office:value="49.3" table:style-name="ce1">
            <text:p>49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6-22T14:56:24" table:style-name="ce2">
            <text:p>22/06/2011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.18" table:style-name="ce1">
            <text:p>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8" table:style-name="ce1">
            <text:p>7.18</text:p>
          </table:table-cell>
          <table:table-cell office:value-type="string" table:style-name="ce1">
            <text:p>USD</text:p>
          </table:table-cell>
          <table:table-cell office:value-type="float" office:value="7.18" table:style-name="ce1">
            <text:p>7.18</text:p>
          </table:table-cell>
          <table:table-cell office:value-type="float" office:value="112.89" table:style-name="ce1">
            <text:p>11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22T14:53:21" table:style-name="ce2">
            <text:p>22/06/2011 14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82.19" table:style-name="ce1">
            <text:p>82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19" table:style-name="ce1">
            <text:p>82.19</text:p>
          </table:table-cell>
          <table:table-cell office:value-type="string" table:style-name="ce1">
            <text:p>USD</text:p>
          </table:table-cell>
          <table:table-cell office:value-type="float" office:value="82.19" table:style-name="ce1">
            <text:p>82.19</text:p>
          </table:table-cell>
          <table:table-cell office:value-type="float" office:value="105.71" table:style-name="ce1">
            <text:p>105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09T12:46:30" table:style-name="ce2">
            <text:p>09/06/2011 12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20T13:55:23" table:style-name="ce2">
            <text:p>20/04/2011 13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74.64" table:style-name="ce1">
            <text:p>7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2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28" table:style-name="ce1">
            <text:p>136.28</text:p>
          </table:table-cell>
          <table:table-cell office:value-type="string" table:style-name="ce1">
            <text:p>USD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2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5.86" table:style-name="ce1">
            <text:p>95.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86" table:style-name="ce1">
            <text:p>-95.86</text:p>
          </table:table-cell>
          <table:table-cell office:value-type="string" table:style-name="ce1">
            <text:p>EUR</text:p>
          </table:table-cell>
          <table:table-cell office:value-type="float" office:value="-95.86" table:style-name="ce1">
            <text:p>-95.86</text:p>
          </table:table-cell>
          <table:table-cell office:value-type="float" office:value="79.84" table:style-name="ce1">
            <text:p>79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4-06T11:53:40" table:style-name="ce2">
            <text:p>06/04/2011 11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CHF</text:p>
          </table:table-cell>
          <table:table-cell office:value-type="float" office:value="175" table:style-name="ce1">
            <text:p>175</text:p>
          </table:table-cell>
          <table:table-cell office:value-type="float" office:value="182.64" table:style-name="ce1">
            <text:p>182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5T09:05:49" table:style-name="ce2">
            <text:p>05/04/2011 09:05</text:p>
          </table:table-cell>
          <table:table-cell office:value-type="float" office:value="26776844" table:style-name="ce1">
            <text:p>2677684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63" table:style-name="ce1">
            <text:p>63</text:p>
          </table:table-cell>
          <table:table-cell office:value-type="float" office:value="26.01" table:style-name="ce1">
            <text:p>26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846.0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846.01</text:p>
          </table:table-cell>
          <table:table-cell office:value-type="float" office:value="-136.28" table:style-name="ce1">
            <text:p>-13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31T18:10:43" table:style-name="ce2">
            <text:p>31/03/2011 18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6" table:style-name="ce1">
            <text:p>25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96" table:style-name="ce1">
            <text:p>-25.96</text:p>
          </table:table-cell>
          <table:table-cell office:value-type="string" table:style-name="ce1">
            <text:p>CHF</text:p>
          </table:table-cell>
          <table:table-cell office:value-type="float" office:value="-25.96" table:style-name="ce1">
            <text:p>-25.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3-24T10:19:56" table:style-name="ce2">
            <text:p>24/03/2011 10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5.28" table:style-name="ce1">
            <text:p>35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28" table:style-name="ce1">
            <text:p>35.28</text:p>
          </table:table-cell>
          <table:table-cell office:value-type="string" table:style-name="ce1">
            <text:p>USD</text:p>
          </table:table-cell>
          <table:table-cell office:value-type="float" office:value="35.28" table:style-name="ce1">
            <text:p>35.28</text:p>
          </table:table-cell>
          <table:table-cell office:value-type="string" table:style-name="ce1">
            <text:p>8'709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10T14:12:49" table:style-name="ce2">
            <text:p>10/03/2011 14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8'674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2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350" table:style-name="ce1">
            <text:p>1350</text:p>
          </table:table-cell>
          <table:table-cell office:value-type="float" office:value="6" table:style-name="ce1">
            <text:p>6</text:p>
          </table:table-cell>
          <table:table-cell office:value-type="float" office:value="22.31" table:style-name="ce1">
            <text:p>22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077.6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077.69</text:p>
          </table:table-cell>
          <table:table-cell office:value-type="string" table:style-name="ce1">
            <text:p>8'650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2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26.76" table:style-name="ce1">
            <text:p>26.76</text:p>
          </table:table-cell>
          <table:table-cell office:value-type="float" office:value="0" table:style-name="ce1">
            <text:p>0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office:value-type="float" office:value="573.24" table:style-name="ce1">
            <text:p>573.24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2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496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96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496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2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183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183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183.35</text:p>
          </table:table-cell>
          <table:table-cell office:value-type="float" office:value="33.6" table:style-name="ce1">
            <text:p>33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16T18:09:54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307" table:style-name="ce1">
            <text:p>307</text:p>
          </table:table-cell>
          <table:table-cell office:value-type="float" office:value="7.05" table:style-name="ce1">
            <text:p>7.05</text:p>
          </table:table-cell>
          <table:table-cell office:value-type="float" office:value="3.25" table:style-name="ce1">
            <text:p>3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167.6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167.60</text:p>
          </table:table-cell>
          <table:table-cell office:value-type="string" table:style-name="ce1">
            <text:p>-8'49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6'328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5'623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4'918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4'213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3'508.7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93" table:style-name="ce1">
            <text:p>93</text:p>
          </table:table-cell>
          <table:table-cell office:value-type="float" office:value="7.05" table:style-name="ce1">
            <text:p>7.05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-656.63" table:style-name="ce1">
            <text:p>-656.63</text:p>
          </table:table-cell>
          <table:table-cell office:value-type="string" table:style-name="ce1">
            <text:p>USD</text:p>
          </table:table-cell>
          <table:table-cell office:value-type="float" office:value="-656.63" table:style-name="ce1">
            <text:p>-656.63</text:p>
          </table:table-cell>
          <table:table-cell office:value-type="string" table:style-name="ce1">
            <text:p>-2'803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1.06" table:style-name="ce1">
            <text:p>11.06</text:p>
          </table:table-cell>
          <table:table-cell office:value-type="float" office:value="0" table:style-name="ce1">
            <text:p>0</text:p>
          </table:table-cell>
          <table:table-cell office:value-type="float" office:value="-715.06" table:style-name="ce1">
            <text:p>-715.06</text:p>
          </table:table-cell>
          <table:table-cell office:value-type="string" table:style-name="ce1">
            <text:p>USD</text:p>
          </table:table-cell>
          <table:table-cell office:value-type="float" office:value="-715.06" table:style-name="ce1">
            <text:p>-715.06</text:p>
          </table:table-cell>
          <table:table-cell office:value-type="string" table:style-name="ce1">
            <text:p>-2'147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float" office:value="-703.05" table:style-name="ce1">
            <text:p>-703.05</text:p>
          </table:table-cell>
          <table:table-cell office:value-type="string" table:style-name="ce1">
            <text:p>USD</text:p>
          </table:table-cell>
          <table:table-cell office:value-type="float" office:value="-703.05" table:style-name="ce1">
            <text:p>-703.05</text:p>
          </table:table-cell>
          <table:table-cell office:value-type="string" table:style-name="ce1">
            <text:p>-1'43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26.9" table:style-name="ce1">
            <text:p>26.9</text:p>
          </table:table-cell>
          <table:table-cell office:value-type="float" office:value="0" table:style-name="ce1">
            <text:p>0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office:value-type="float" office:value="-728.9" table:style-name="ce1">
            <text:p>-728.9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4:04:13" table:style-name="ce2">
            <text:p>08/02/2011 14:04</text:p>
          </table:table-cell>
          <table:table-cell office:value-type="float" office:value="25992819" table:style-name="ce1">
            <text:p>2599281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40" table:style-name="ce1">
            <text:p>140</text:p>
          </table:table-cell>
          <table:table-cell office:value-type="float" office:value="59" table:style-name="ce1">
            <text:p>59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185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185.5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185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229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229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229.29</text:p>
          </table:table-cell>
          <table:table-cell office:value-type="float" office:value="175.7" table:style-name="ce1">
            <text:p>175.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8.45" table:style-name="ce1">
            <text:p>27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8.45" table:style-name="ce1">
            <text:p>278.45</text:p>
          </table:table-cell>
          <table:table-cell office:value-type="string" table:style-name="ce1">
            <text:p>CHF</text:p>
          </table:table-cell>
          <table:table-cell office:value-type="float" office:value="278.45" table:style-name="ce1">
            <text:p>278.45</text:p>
          </table:table-cell>
          <table:table-cell office:value-type="string" table:style-name="ce1">
            <text:p>-4'185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3.55" table:style-name="ce1">
            <text:p>29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3.55" table:style-name="ce1">
            <text:p>-293.55</text:p>
          </table:table-cell>
          <table:table-cell office:value-type="string" table:style-name="ce1">
            <text:p>USD</text:p>
          </table:table-cell>
          <table:table-cell office:value-type="float" office:value="-293.55" table:style-name="ce1">
            <text:p>-29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1:32:24" table:style-name="ce2">
            <text:p>08/02/2011 11:32</text:p>
          </table:table-cell>
          <table:table-cell office:value-type="float" office:value="25998188" table:style-name="ce1">
            <text:p>25998188</text:p>
          </table:table-cell>
          <table:table-cell office:value-type="string" table:style-name="ce1">
            <text:p>Kauf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56.96" table:style-name="ce1">
            <text:p>56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52.86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-4'523.81</text:p>
          </table:table-cell>
          <table:table-cell office:value-type="string" table:style-name="ce1">
            <text:p>3'404.9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7T09:01:36" table:style-name="ce2">
            <text:p>07/02/2011 09:01</text:p>
          </table:table-cell>
          <table:table-cell office:value-type="float" office:value="25974234" table:style-name="ce1">
            <text:p>2597423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40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40.80</text:p>
          </table:table-cell>
          <table:table-cell office:value-type="string" table:style-name="ce1">
            <text:p>-4'46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10:05:11" table:style-name="ce2">
            <text:p>03/02/2011 10:05</text:p>
          </table:table-cell>
          <table:table-cell office:value-type="float" office:value="25936840" table:style-name="ce1">
            <text:p>2593684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2.5" table:style-name="ce1">
            <text:p>42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209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209.95</text:p>
          </table:table-cell>
          <table:table-cell office:value-type="float" office:value="176.77" table:style-name="ce1">
            <text:p>17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3:01" table:style-name="ce2">
            <text:p>03/02/2011 09:03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61" table:style-name="ce1">
            <text:p>61</text:p>
          </table:table-cell>
          <table:table-cell office:value-type="float" office:value="17.3" table:style-name="ce1">
            <text:p>17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05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054.50</text:p>
          </table:table-cell>
          <table:table-cell office:value-type="string" table:style-name="ce1">
            <text:p>-4'033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2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716" table:style-name="ce1">
            <text:p>716</text:p>
          </table:table-cell>
          <table:table-cell office:value-type="float" office:value="5.89" table:style-name="ce1">
            <text:p>5.89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235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235.55</text:p>
          </table:table-cell>
          <table:table-cell office:value-type="string" table:style-name="ce1">
            <text:p>-5'087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2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84" table:style-name="ce1">
            <text:p>984</text:p>
          </table:table-cell>
          <table:table-cell office:value-type="float" office:value="5.89" table:style-name="ce1">
            <text:p>5.89</text:p>
          </table:table-cell>
          <table:table-cell office:value-type="float" office:value="41.7" table:style-name="ce1">
            <text:p>4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37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837.45</text:p>
          </table:table-cell>
          <table:table-cell office:value-type="float" office:value="-852.13" table:style-name="ce1">
            <text:p>-852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6" table:style-name="ce2">
            <text:p>03/02/2011 09:02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269" table:style-name="ce1">
            <text:p>269</text:p>
          </table:table-cell>
          <table:table-cell office:value-type="float" office:value="17.3" table:style-name="ce1">
            <text:p>17.3</text:p>
          </table:table-cell>
          <table:table-cell office:value-type="float" office:value="40.85" table:style-name="ce1">
            <text:p>40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612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612.85</text:p>
          </table:table-cell>
          <table:table-cell office:value-type="string" table:style-name="ce1">
            <text:p>4'9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2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79" table:style-name="ce1">
            <text:p>379</text:p>
          </table:table-cell>
          <table:table-cell office:value-type="float" office:value="11.395" table:style-name="ce1">
            <text:p>11.395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12.2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312.23</text:p>
          </table:table-cell>
          <table:table-cell office:value-type="string" table:style-name="ce1">
            <text:p>7'928.8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2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21" table:style-name="ce1">
            <text:p>321</text:p>
          </table:table-cell>
          <table:table-cell office:value-type="float" office:value="11.395" table:style-name="ce1">
            <text:p>11.395</text:p>
          </table:table-cell>
          <table:table-cell office:value-type="float" office:value="41.34" table:style-name="ce1">
            <text:p>41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616.4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3'616.46</text:p>
          </table:table-cell>
          <table:table-cell office:value-type="string" table:style-name="ce1">
            <text:p>3'616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1-18T15:30:30" table:style-name="ce2">
            <text:p>18/01/2011 15:30</text:p>
          </table:table-cell>
          <table:table-cell office:value-type="float" office:value="25720372" table:style-name="ce1">
            <text:p>257203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3.27" table:style-name="ce1">
            <text:p>23.27</text:p>
          </table:table-cell>
          <table:table-cell office:value-type="float" office:value="43.53" table:style-name="ce1">
            <text:p>43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62.9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162.93</text:p>
          </table:table-cell>
          <table:table-cell office:value-type="float" office:value="293.55" table:style-name="ce1">
            <text:p>29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33" table:style-name="ce2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5'456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28" table:style-name="ce2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650" table:style-name="ce1">
            <text:p>6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3.92" table:style-name="ce1">
            <text:p>43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86.0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286.08</text:p>
          </table:table-cell>
          <table:table-cell office:value-type="string" table:style-name="ce1">
            <text:p>5'456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01T13:04:43" table:style-name="ce2">
            <text:p>01/01/2011 13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.45</text:p>
          </table:table-cell>
          <table:table-cell office:value-type="string" table:style-name="ce1">
            <text:p>CHF</text:p>
          </table:table-cell>
          <table:table-cell office:value-type="float" office:value="-0.45" table:style-name="ce1">
            <text:p>-0.45</text:p>
          </table:table-cell>
          <table:table-cell office:value-type="float" office:value="372.47" table:style-name="ce1">
            <text:p>372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1-01T12:28:32" table:style-name="ce2">
            <text:p>01/01/2011 12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USD</text:p>
          </table:table-cell>
          <table:table-cell office:value-type="float" office:value="0.05" table:style-name="ce1">
            <text:p>0.05</text:p>
          </table:table-cell>
          <table:table-cell office:value-type="float" office:value="170.42" table:style-name="ce1">
            <text:p>170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31T14:20:27" table:style-name="ce2">
            <text:p>31/12/2010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17" table:style-name="ce1">
            <text:p>26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17" table:style-name="ce1">
            <text:p>-26.17</text:p>
          </table:table-cell>
          <table:table-cell office:value-type="string" table:style-name="ce1">
            <text:p>CHF</text:p>
          </table:table-cell>
          <table:table-cell office:value-type="float" office:value="-26.17" table:style-name="ce1">
            <text:p>-26.17</text:p>
          </table:table-cell>
          <table:table-cell office:value-type="float" office:value="372.92" table:style-name="ce1">
            <text:p>37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2-22T11:20:37" table:style-name="ce2">
            <text:p>22/12/2010 11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87" table:style-name="ce1">
            <text:p>29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87" table:style-name="ce1">
            <text:p>29.87</text:p>
          </table:table-cell>
          <table:table-cell office:value-type="string" table:style-name="ce1">
            <text:p>USD</text:p>
          </table:table-cell>
          <table:table-cell office:value-type="float" office:value="29.87" table:style-name="ce1">
            <text:p>29.87</text:p>
          </table:table-cell>
          <table:table-cell office:value-type="float" office:value="170.37" table:style-name="ce1">
            <text:p>170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10T13:32:39" table:style-name="ce2">
            <text:p>10/12/2010 13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0.5" table:style-name="ce1">
            <text:p>140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24T09:59:44" table:style-name="ce2">
            <text:p>24/11/2010 09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6.82" table:style-name="ce1">
            <text:p>1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USD</text:p>
          </table:table-cell>
          <table:table-cell office:value-type="float" office:value="16.82" table:style-name="ce1">
            <text:p>16.82</text:p>
          </table:table-cell>
          <table:table-cell office:value-type="float" office:value="116.98" table:style-name="ce1">
            <text:p>116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03T09:01:44" table:style-name="ce2">
            <text:p>03/11/2010 09:01</text:p>
          </table:table-cell>
          <table:table-cell office:value-type="float" office:value="24847698" table:style-name="ce1">
            <text:p>2484769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5.68" table:style-name="ce1">
            <text:p>15.68</text:p>
          </table:table-cell>
          <table:table-cell office:value-type="float" office:value="43.35" table:style-name="ce1">
            <text:p>43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83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883.35</text:p>
          </table:table-cell>
          <table:table-cell office:value-type="float" office:value="399.09" table:style-name="ce1">
            <text:p>399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1-02T09:31:38" table:style-name="ce2">
            <text:p>02/11/2010 09:31</text:p>
          </table:table-cell>
          <table:table-cell office:value-type="float" office:value="24791756" table:style-name="ce1">
            <text:p>247917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540" table:style-name="ce1">
            <text:p>540</text:p>
          </table:table-cell>
          <table:table-cell office:value-type="float" office:value="42.95" table:style-name="ce1">
            <text:p>42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057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057.05</text:p>
          </table:table-cell>
          <table:table-cell office:value-type="string" table:style-name="ce1">
            <text:p>8'282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30T17:43:17" table:style-name="ce2">
            <text:p>30/09/2010 17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7" table:style-name="ce1">
            <text:p>-24.7</text:p>
          </table:table-cell>
          <table:table-cell office:value-type="string" table:style-name="ce1">
            <text:p>CHF</text:p>
          </table:table-cell>
          <table:table-cell office:value-type="float" office:value="-24.7" table:style-name="ce1">
            <text:p>-24.7</text:p>
          </table:table-cell>
          <table:table-cell office:value-type="float" office:value="225.39" table:style-name="ce1">
            <text:p>225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22T15:06:36" table:style-name="ce2">
            <text:p>22/09/2010 15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3.83" table:style-name="ce1">
            <text:p>23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83" table:style-name="ce1">
            <text:p>23.83</text:p>
          </table:table-cell>
          <table:table-cell office:value-type="string" table:style-name="ce1">
            <text:p>USD</text:p>
          </table:table-cell>
          <table:table-cell office:value-type="float" office:value="23.83" table:style-name="ce1">
            <text:p>23.83</text:p>
          </table:table-cell>
          <table:table-cell office:value-type="float" office:value="100.16" table:style-name="ce1">
            <text:p>100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22T14:59:44" table:style-name="ce2">
            <text:p>22/09/2010 14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57.23" table:style-name="ce1">
            <text:p>57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23" table:style-name="ce1">
            <text:p>57.23</text:p>
          </table:table-cell>
          <table:table-cell office:value-type="string" table:style-name="ce1">
            <text:p>USD</text:p>
          </table:table-cell>
          <table:table-cell office:value-type="float" office:value="57.23" table:style-name="ce1">
            <text:p>57.23</text:p>
          </table:table-cell>
          <table:table-cell office:value-type="float" office:value="76.33" table:style-name="ce1">
            <text:p>7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10T15:28:24" table:style-name="ce2">
            <text:p>10/09/2010 15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08T16:31:50" table:style-name="ce2">
            <text:p>08/09/2010 16:31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75" table:style-name="ce1">
            <text:p>7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017.25</text:p>
          </table:table-cell>
          <table:table-cell office:value-type="float" office:value="250.09" table:style-name="ce1">
            <text:p>250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2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55" table:style-name="ce1">
            <text:p>5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7.65" table:style-name="ce1">
            <text:p>27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23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238.65</text:p>
          </table:table-cell>
          <table:table-cell office:value-type="string" table:style-name="ce1">
            <text:p>3'267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2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0" table:style-name="ce1">
            <text:p>1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1.65" table:style-name="ce1">
            <text:p>11.65</text:p>
          </table:table-cell>
          <table:table-cell office:value-type="float" office:value="0" table:style-name="ce1">
            <text:p>0</text:p>
          </table:table-cell>
          <table:table-cell office:value-type="float" office:value="-413.65" table:style-name="ce1">
            <text:p>-413.65</text:p>
          </table:table-cell>
          <table:table-cell office:value-type="string" table:style-name="ce1">
            <text:p>CHF</text:p>
          </table:table-cell>
          <table:table-cell office:value-type="float" office:value="-413.65" table:style-name="ce1">
            <text:p>-413.65</text:p>
          </table:table-cell>
          <table:table-cell office:value-type="string" table:style-name="ce1">
            <text:p>5'505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5:11:07" table:style-name="ce2">
            <text:p>08/09/2010 15:11</text:p>
          </table:table-cell>
          <table:table-cell office:value-type="float" office:value="24244508" table:style-name="ce1">
            <text:p>2424450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60" table:style-name="ce1">
            <text:p>60</text:p>
          </table:table-cell>
          <table:table-cell office:value-type="float" office:value="87.9" table:style-name="ce1">
            <text:p>87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33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233.20</text:p>
          </table:table-cell>
          <table:table-cell office:value-type="string" table:style-name="ce1">
            <text:p>5'919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2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USD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2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.5</text:p>
          </table:table-cell>
          <table:table-cell office:value-type="string" table:style-name="ce1">
            <text:p>CHF</text:p>
          </table:table-cell>
          <table:table-cell office:value-type="float" office:value="-1.5" table:style-name="ce1">
            <text:p>-1.5</text:p>
          </table:table-cell>
          <table:table-cell office:value-type="float" office:value="686.44" table:style-name="ce1">
            <text:p>686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6:45" table:style-name="ce2">
            <text:p>01/07/2010 23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CHF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687.94" table:style-name="ce1">
            <text:p>687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3:40" table:style-name="ce2">
            <text:p>01/07/2010 23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office:value-type="float" office:value="0.11" table:style-name="ce1">
            <text:p>0.11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7-01T23:05:13" table:style-name="ce2">
            <text:p>01/07/2010 23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office:value-type="float" office:value="-1.4" table:style-name="ce1">
            <text:p>-1.4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8:28:09" table:style-name="ce2">
            <text:p>30/06/2010 18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6" table:style-name="ce1">
            <text:p>26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6" table:style-name="ce1">
            <text:p>-26.46</text:p>
          </table:table-cell>
          <table:table-cell office:value-type="string" table:style-name="ce1">
            <text:p>CHF</text:p>
          </table:table-cell>
          <table:table-cell office:value-type="float" office:value="-26.46" table:style-name="ce1">
            <text:p>-26.46</text:p>
          </table:table-cell>
          <table:table-cell office:value-type="float" office:value="687.39" table:style-name="ce1">
            <text:p>68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2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23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233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233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2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783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83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783.05</text:p>
          </table:table-cell>
          <table:table-cell office:value-type="float" office:value="713.85" table:style-name="ce1">
            <text:p>713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9T09:01:59" table:style-name="ce2">
            <text:p>29/06/2010 09:01</text:p>
          </table:table-cell>
          <table:table-cell office:value-type="float" office:value="23517564" table:style-name="ce1">
            <text:p>2351756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52.05" table:style-name="ce1">
            <text:p>52.05</text:p>
          </table:table-cell>
          <table:table-cell office:value-type="float" office:value="21.52" table:style-name="ce1">
            <text:p>21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267.5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267.52</text:p>
          </table:table-cell>
          <table:table-cell office:value-type="string" table:style-name="ce1">
            <text:p>-6'233.0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28T16:35:09" table:style-name="ce2">
            <text:p>28/06/2010 16:35</text:p>
          </table:table-cell>
          <table:table-cell office:value-type="float" office:value="23516933" table:style-name="ce1">
            <text:p>2351693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465" table:style-name="ce1">
            <text:p>465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93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932.90</text:p>
          </table:table-cell>
          <table:table-cell office:value-type="string" table:style-name="ce1">
            <text:p>7'496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3T18:01:23" table:style-name="ce2">
            <text:p>23/06/2010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42" table:style-name="ce1">
            <text:p>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USD</text:p>
          </table:table-cell>
          <table:table-cell office:value-type="float" office:value="15.42" table:style-name="ce1">
            <text:p>15.42</text:p>
          </table:table-cell>
          <table:table-cell office:value-type="float" office:value="34.520000000000003" table:style-name="ce1">
            <text:p>34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11T18:22:39" table:style-name="ce2">
            <text:p>11/06/2010 18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5-10T12:28:32" table:style-name="ce2">
            <text:p>10/05/2010 12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CHF</text:p>
          </table:table-cell>
          <table:table-cell office:value-type="float" office:value="130" table:style-name="ce1">
            <text:p>130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30T13:44:05" table:style-name="ce2">
            <text:p>30/04/2010 13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HF</text:p>
          </table:table-cell>
          <table:table-cell office:value-type="float" office:value="117" table:style-name="ce1">
            <text:p>117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2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33" table:style-name="ce1">
            <text:p>186.33</text:p>
          </table:table-cell>
          <table:table-cell office:value-type="string" table:style-name="ce1">
            <text:p>USD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2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0.25" table:style-name="ce1">
            <text:p>20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.25" table:style-name="ce1">
            <text:p>-200.25</text:p>
          </table:table-cell>
          <table:table-cell office:value-type="string" table:style-name="ce1">
            <text:p>CHF</text:p>
          </table:table-cell>
          <table:table-cell office:value-type="float" office:value="-200.25" table:style-name="ce1">
            <text:p>-200.25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6T15:30:04" table:style-name="ce2">
            <text:p>16/04/2010 15:30</text:p>
          </table:table-cell>
          <table:table-cell office:value-type="float" office:value="22637493" table:style-name="ce1">
            <text:p>226374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210" table:style-name="ce1">
            <text:p>210</text:p>
          </table:table-cell>
          <table:table-cell office:value-type="float" office:value="30.75" table:style-name="ce1">
            <text:p>30.75</text:p>
          </table:table-cell>
          <table:table-cell office:value-type="float" office:value="45.54" table:style-name="ce1">
            <text:p>45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503.0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503.04</text:p>
          </table:table-cell>
          <table:table-cell office:value-type="float" office:value="-186.33" table:style-name="ce1">
            <text:p>-18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53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6'316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.52" table:style-name="ce1">
            <text:p>1.52</text:p>
          </table:table-cell>
          <table:table-cell office:value-type="float" office:value="0" table:style-name="ce1">
            <text:p>0</text:p>
          </table:table-cell>
          <table:table-cell office:value-type="float" office:value="998.48" table:style-name="ce1">
            <text:p>998.48</text:p>
          </table:table-cell>
          <table:table-cell office:value-type="string" table:style-name="ce1">
            <text:p>USD</text:p>
          </table:table-cell>
          <table:table-cell office:value-type="float" office:value="998.48" table:style-name="ce1">
            <text:p>998.48</text:p>
          </table:table-cell>
          <table:table-cell office:value-type="string" table:style-name="ce1">
            <text:p>6'316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500" table:style-name="ce1">
            <text:p>500</text:p>
          </table:table-cell>
          <table:table-cell office:value-type="float" office:value="10" table:style-name="ce1">
            <text:p>10</text:p>
          </table:table-cell>
          <table:table-cell office:value-type="float" office:value="43.41" table:style-name="ce1">
            <text:p>43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56.5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956.59</text:p>
          </table:table-cell>
          <table:table-cell office:value-type="string" table:style-name="ce1">
            <text:p>5'318.2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2T16:20:29" table:style-name="ce2">
            <text:p>12/04/2010 16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" table:style-name="ce1">
            <text:p>1</text:p>
          </table:table-cell>
          <table:table-cell office:value-type="float" office:value="68.25" table:style-name="ce1">
            <text:p>6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25" table:style-name="ce1">
            <text:p>68.25</text:p>
          </table:table-cell>
          <table:table-cell office:value-type="string" table:style-name="ce1">
            <text:p>CHF</text:p>
          </table:table-cell>
          <table:table-cell office:value-type="float" office:value="68.25" table:style-name="ce1">
            <text:p>68.25</text:p>
          </table:table-cell>
          <table:table-cell office:value-type="float" office:value="517.25" table:style-name="ce1">
            <text:p>51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31T17:57:24" table:style-name="ce2">
            <text:p>31/03/2010 17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34" table:style-name="ce1">
            <text:p>23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34" table:style-name="ce1">
            <text:p>-23.34</text:p>
          </table:table-cell>
          <table:table-cell office:value-type="string" table:style-name="ce1">
            <text:p>CHF</text:p>
          </table:table-cell>
          <table:table-cell office:value-type="float" office:value="-23.34" table:style-name="ce1">
            <text:p>-23.34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2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381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81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38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2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48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48.4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048.48</text:p>
          </table:table-cell>
          <table:table-cell office:value-type="float" office:value="361.66" table:style-name="ce1">
            <text:p>361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15T16:15:00" table:style-name="ce2">
            <text:p>15/03/2010 16:15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1" table:style-name="ce1">
            <text:p>1</text:p>
          </table:table-cell>
          <table:table-cell office:value-type="float" office:value="-0.15" table:style-name="ce1">
            <text:p>-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.15</text:p>
          </table:table-cell>
          <table:table-cell office:value-type="string" table:style-name="ce1">
            <text:p>EUR</text:p>
          </table:table-cell>
          <table:table-cell office:value-type="float" office:value="-0.15" table:style-name="ce1">
            <text:p>-0.15</text:p>
          </table:table-cell>
          <table:table-cell office:value-type="string" table:style-name="ce1">
            <text:p>-4'381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6:14:58" table:style-name="ce2">
            <text:p>15/03/2010 16:14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86.72" table:style-name="ce1">
            <text:p>86.72</text:p>
          </table:table-cell>
          <table:table-cell office:value-type="float" office:value="45.82" table:style-name="ce1">
            <text:p>45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1:44:30" table:style-name="ce2">
            <text:p>15/03/2010 11:44</text:p>
          </table:table-cell>
          <table:table-cell office:value-type="float" office:value="22257902" table:style-name="ce1">
            <text:p>2225790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21.44" table:style-name="ce1">
            <text:p>21.44</text:p>
          </table:table-cell>
          <table:table-cell office:value-type="float" office:value="21.86" table:style-name="ce1">
            <text:p>21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2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26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62.6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2'26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2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327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27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327.10</text:p>
          </table:table-cell>
          <table:table-cell office:value-type="float" office:value="472.34" table:style-name="ce1">
            <text:p>47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02T16:54:18" table:style-name="ce2">
            <text:p>02/03/2010 16:54</text:p>
          </table:table-cell>
          <table:table-cell office:value-type="float" office:value="22128407" table:style-name="ce1">
            <text:p>221284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109" table:style-name="ce1">
            <text:p>109</text:p>
          </table:table-cell>
          <table:table-cell office:value-type="float" office:value="11.07" table:style-name="ce1">
            <text:p>11.07</text:p>
          </table:table-cell>
          <table:table-cell office:value-type="float" office:value="27.66" table:style-name="ce1">
            <text:p>27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34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234.29</text:p>
          </table:table-cell>
          <table:table-cell office:value-type="string" table:style-name="ce1">
            <text:p>-2'262.6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2T10:06:25" table:style-name="ce2">
            <text:p>02/03/2010 10:06</text:p>
          </table:table-cell>
          <table:table-cell office:value-type="float" office:value="22119629" table:style-name="ce1">
            <text:p>221196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27.35" table:style-name="ce1">
            <text:p>27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26T16:24:27" table:style-name="ce2">
            <text:p>26/02/2010 16:24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151" table:style-name="ce1">
            <text:p>151</text:p>
          </table:table-cell>
          <table:table-cell office:value-type="float" office:value="6.5" table:style-name="ce1">
            <text:p>6.5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980.75" table:style-name="ce1">
            <text:p>980.75</text:p>
          </table:table-cell>
          <table:table-cell office:value-type="string" table:style-name="ce1">
            <text:p>CHF</text:p>
          </table:table-cell>
          <table:table-cell office:value-type="float" office:value="980.75" table:style-name="ce1">
            <text:p>980.75</text:p>
          </table:table-cell>
          <table:table-cell office:value-type="string" table:style-name="ce1">
            <text:p>3'799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26T15:45:12" table:style-name="ce2">
            <text:p>26/02/2010 15:45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49" table:style-name="ce1">
            <text:p>349</text:p>
          </table:table-cell>
          <table:table-cell office:value-type="float" office:value="6.5" table:style-name="ce1">
            <text:p>6.5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29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229.95</text:p>
          </table:table-cell>
          <table:table-cell office:value-type="string" table:style-name="ce1">
            <text:p>2'818.6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84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845.7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845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165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65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65.25</text:p>
          </table:table-cell>
          <table:table-cell office:value-type="float" office:value="588.74" table:style-name="ce1">
            <text:p>588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724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724.6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724.67</text:p>
          </table:table-cell>
          <table:table-cell office:value-type="string" table:style-name="ce1">
            <text:p>-3'845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271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71.6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271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15T16:31:35" table:style-name="ce2">
            <text:p>15/02/2010 16:31</text:p>
          </table:table-cell>
          <table:table-cell office:value-type="float" office:value="21964311" table:style-name="ce1">
            <text:p>2196431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11" table:style-name="ce1">
            <text:p>11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5T16:21:12" table:style-name="ce2">
            <text:p>15/02/2010 16:21</text:p>
          </table:table-cell>
          <table:table-cell office:value-type="float" office:value="21964387" table:style-name="ce1">
            <text:p>2196438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6.17" table:style-name="ce1">
            <text:p>46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57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57.80</text:p>
          </table:table-cell>
          <table:table-cell office:value-type="string" table:style-name="ce1">
            <text:p>4'753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29T15:40:16" table:style-name="ce2">
            <text:p>29/01/2010 15:40</text:p>
          </table:table-cell>
          <table:table-cell office:value-type="float" office:value="21789025" table:style-name="ce1">
            <text:p>2178902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00" table:style-name="ce1">
            <text:p>300</text:p>
          </table:table-cell>
          <table:table-cell office:value-type="float" office:value="6.69" table:style-name="ce1">
            <text:p>6.69</text:p>
          </table:table-cell>
          <table:table-cell office:value-type="float" office:value="38.35" table:style-name="ce1">
            <text:p>38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6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968.65</text:p>
          </table:table-cell>
          <table:table-cell office:value-type="string" table:style-name="ce1">
            <text:p>9'411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9T11:30:39" table:style-name="ce2">
            <text:p>19/01/2010 11:30</text:p>
          </table:table-cell>
          <table:table-cell office:value-type="float" office:value="21626040" table:style-name="ce1">
            <text:p>2162604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IA-LTIFCls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356.11" table:style-name="ce1">
            <text:p>356.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113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113.20</text:p>
          </table:table-cell>
          <table:table-cell office:value-type="string" table:style-name="ce1">
            <text:p>7'443.1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5T14:36:30" table:style-name="ce2">
            <text:p>15/01/2010 14:36</text:p>
          </table:table-cell>
          <table:table-cell office:value-type="float" office:value="21626049" table:style-name="ce1">
            <text:p>2162604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5.2" table:style-name="ce1">
            <text:p>5.2</text:p>
          </table:table-cell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2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2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HF</text:p>
          </table:table-cell>
          <table:table-cell office:value-type="float" office:value="-1" table:style-name="ce1">
            <text:p>-1</text:p>
          </table:table-cell>
          <table:table-cell office:value-type="float" office:value="329.94" table:style-name="ce1">
            <text:p>329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2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47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478.2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478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2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572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72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572.75</text:p>
          </table:table-cell>
          <table:table-cell office:value-type="float" office:value="330.94" table:style-name="ce1">
            <text:p>330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6:52:38" table:style-name="ce2">
            <text:p>04/01/2010 16:52</text:p>
          </table:table-cell>
          <table:table-cell office:value-type="float" office:value="21434501" table:style-name="ce1">
            <text:p>2143450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10" table:style-name="ce1">
            <text:p>11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22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220.00</text:p>
          </table:table-cell>
          <table:table-cell office:value-type="string" table:style-name="ce1">
            <text:p>-4'24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5:32:59" table:style-name="ce2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1">
            <text:p>Berichtigung B鰎sengeb.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-0.06" table:style-name="ce1">
            <text:p>-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string" table:style-name="ce1">
            <text:p>USD</text:p>
          </table:table-cell>
          <table:table-cell office:value-type="float" office:value="-0.06" table:style-name="ce1">
            <text:p>-0.06</text:p>
          </table:table-cell>
          <table:table-cell office:value-type="string" table:style-name="ce1">
            <text:p>4'478.2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4T15:32:54" table:style-name="ce2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200" table:style-name="ce1">
            <text:p>200</text:p>
          </table:table-cell>
          <table:table-cell office:value-type="float" office:value="20.51" table:style-name="ce1">
            <text:p>20.51</text:p>
          </table:table-cell>
          <table:table-cell office:value-type="float" office:value="42.05" table:style-name="ce1">
            <text:p>4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59.9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059.95</text:p>
          </table:table-cell>
          <table:table-cell office:value-type="string" table:style-name="ce1">
            <text:p>4'478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office:value-type="float" office:value="-0.66" table:style-name="ce1">
            <text:p>-0.66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299999999999998" table:style-name="ce1">
            <text:p>-2.03</text:p>
          </table:table-cell>
          <table:table-cell office:value-type="string" table:style-name="ce1">
            <text:p>USD</text:p>
          </table:table-cell>
          <table:table-cell office:value-type="float" office:value="-2.0299999999999998" table:style-name="ce1">
            <text:p>-2.03</text:p>
          </table:table-cell>
          <table:table-cell office:value-type="float" office:value="418.33" table:style-name="ce1">
            <text:p>418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-21.81" table:style-name="ce1">
            <text:p>-2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31T16:39:15" table:style-name="ce2">
            <text:p>31/12/2009 16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21" table:style-name="ce1">
            <text:p>22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office:value-type="float" office:value="-22.21" table:style-name="ce1">
            <text:p>-22.21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14T09:48:51" table:style-name="ce2">
            <text:p>14/12/2009 09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420.36" table:style-name="ce1">
            <text:p>420.3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25T21:01:10" table:style-name="ce2">
            <text:p>25/11/2009 2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1" table:style-name="ce1">
            <text:p>1</text:p>
          </table:table-cell>
          <table:table-cell office:value-type="float" office:value="95.19" table:style-name="ce1">
            <text:p>9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.19" table:style-name="ce1">
            <text:p>95.19</text:p>
          </table:table-cell>
          <table:table-cell office:value-type="string" table:style-name="ce1">
            <text:p>USD</text:p>
          </table:table-cell>
          <table:table-cell office:value-type="float" office:value="95.19" table:style-name="ce1">
            <text:p>95.19</text:p>
          </table:table-cell>
          <table:table-cell office:value-type="float" office:value="414.76" table:style-name="ce1">
            <text:p>41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2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5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5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954.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2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15.4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15.42</text:p>
          </table:table-cell>
          <table:table-cell office:value-type="float" office:value="319.57" table:style-name="ce1">
            <text:p>31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6T16:55:16" table:style-name="ce2">
            <text:p>16/11/2009 16:55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50" table:style-name="ce1">
            <text:p>5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18.05" table:style-name="ce1">
            <text:p>1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13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13.05</text:p>
          </table:table-cell>
          <table:table-cell office:value-type="string" table:style-name="ce1">
            <text:p>-4'95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6T13:40:27" table:style-name="ce2">
            <text:p>16/11/2009 13:40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0" table:style-name="ce1">
            <text:p>1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office:value-type="float" office:value="-841.45" table:style-name="ce1">
            <text:p>-841.45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261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61.9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2'261.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383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83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383.92</text:p>
          </table:table-cell>
          <table:table-cell office:value-type="string" table:style-name="ce1">
            <text:p>5'234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074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74.0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074.04</text:p>
          </table:table-cell>
          <table:table-cell office:value-type="string" table:style-name="ce1">
            <text:p>-2'261.9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723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723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723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6T10:35:44" table:style-name="ce2">
            <text:p>26/10/2009 10:35</text:p>
          </table:table-cell>
          <table:table-cell office:value-type="float" office:value="20715682" table:style-name="ce1">
            <text:p>2071568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</text:p>
          </table:table-cell>
          <table:table-cell office:value-type="string" table:style-name="ce1">
            <text:p>FR00101489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'665.04</text:p>
          </table:table-cell>
          <table:table-cell office:value-type="float" office:value="161.5" table:style-name="ce1">
            <text:p>16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26.5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7'826.54</text:p>
          </table:table-cell>
          <table:table-cell office:value-type="string" table:style-name="ce1">
            <text:p>-7'335.9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2T11:38:36" table:style-name="ce2">
            <text:p>22/10/2009 11:38</text:p>
          </table:table-cell>
          <table:table-cell office:value-type="float" office:value="20715541" table:style-name="ce1">
            <text:p>2071554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57.63" table:style-name="ce1">
            <text:p>57.63</text:p>
          </table:table-cell>
          <table:table-cell office:value-type="float" office:value="25.59" table:style-name="ce1">
            <text:p>25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2T11:37:21" table:style-name="ce2">
            <text:p>22/10/2009 11:37</text:p>
          </table:table-cell>
          <table:table-cell office:value-type="float" office:value="20715512" table:style-name="ce1">
            <text:p>207155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0.99" table:style-name="ce1">
            <text:p>30.99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12T06:01:00" table:style-name="ce2">
            <text:p>12/10/2009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12T06:00:00" table:style-name="ce2">
            <text:p>12/10/2009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-250" table:style-name="ce1">
            <text:p>-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01T14:11:12" table:style-name="ce2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string" table:style-name="ce1">
            <text:p>CHF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01T14:11:12" table:style-name="ce2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.65" table:style-name="ce1">
            <text:p>13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65" table:style-name="ce1">
            <text:p>-13.65</text:p>
          </table:table-cell>
          <table:table-cell office:value-type="string" table:style-name="ce1">
            <text:p>EUR</text:p>
          </table:table-cell>
          <table:table-cell office:value-type="float" office:value="-13.65" table:style-name="ce1">
            <text:p>-13.65</text:p>
          </table:table-cell>
          <table:table-cell office:value-type="float" office:value="490.6" table:style-name="ce1">
            <text:p>490.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8:07:51" table:style-name="ce2">
            <text:p>30/09/2009 18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office:value-type="float" office:value="-20.6" table:style-name="ce1">
            <text:p>-20.6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7.44" table:style-name="ce1">
            <text:p>257.44</text:p>
          </table:table-cell>
          <table:table-cell office:value-type="string" table:style-name="ce1">
            <text:p>CHF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71.54" table:style-name="ce1">
            <text:p>17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.54" table:style-name="ce1">
            <text:p>-171.54</text:p>
          </table:table-cell>
          <table:table-cell office:value-type="string" table:style-name="ce1">
            <text:p>EUR</text:p>
          </table:table-cell>
          <table:table-cell office:value-type="float" office:value="-171.54" table:style-name="ce1">
            <text:p>-171.54</text:p>
          </table:table-cell>
          <table:table-cell office:value-type="float" office:value="504.25" table:style-name="ce1">
            <text:p>504.2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569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569.1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569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196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96.5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196.57</text:p>
          </table:table-cell>
          <table:table-cell office:value-type="float" office:value="675.79" table:style-name="ce1">
            <text:p>675.7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33:37" table:style-name="ce2">
            <text:p>29/09/2009 14:33</text:p>
          </table:table-cell>
          <table:table-cell office:value-type="float" office:value="20372968" table:style-name="ce1">
            <text:p>2037296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float" office:value="735.17" table:style-name="ce1">
            <text:p>735.1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23:45" table:style-name="ce2">
            <text:p>29/09/2009 14:23</text:p>
          </table:table-cell>
          <table:table-cell office:value-type="float" office:value="20373118" table:style-name="ce1">
            <text:p>203731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0.32" table:style-name="ce1">
            <text:p>2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2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126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126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1'126.40</text:p>
          </table:table-cell>
          <table:table-cell office:value-type="float" office:value="-257.44" table:style-name="ce1">
            <text:p>-257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2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958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958.2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958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5:43:02" table:style-name="ce2">
            <text:p>22/09/2009 15:43</text:p>
          </table:table-cell>
          <table:table-cell office:value-type="float" office:value="20273778" table:style-name="ce1">
            <text:p>202737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74.18" table:style-name="ce1">
            <text:p>274.1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9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90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990.75</text:p>
          </table:table-cell>
          <table:table-cell office:value-type="string" table:style-name="ce1">
            <text:p>-11'383.8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06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06.6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06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.15" table:style-name="ce1">
            <text:p>5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15" table:style-name="ce1">
            <text:p>57.15</text:p>
          </table:table-cell>
          <table:table-cell office:value-type="string" table:style-name="ce1">
            <text:p>CHF</text:p>
          </table:table-cell>
          <table:table-cell office:value-type="float" office:value="57.15" table:style-name="ce1">
            <text:p>57.15</text:p>
          </table:table-cell>
          <table:table-cell office:value-type="string" table:style-name="ce1">
            <text:p>-16'374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909999999999997" table:style-name="ce1">
            <text:p>-37.91</text:p>
          </table:table-cell>
          <table:table-cell office:value-type="string" table:style-name="ce1">
            <text:p>EUR</text:p>
          </table:table-cell>
          <table:table-cell office:value-type="float" office:value="-37.909999999999997" table:style-name="ce1">
            <text:p>-37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1T17:16:58" table:style-name="ce2">
            <text:p>21/09/2009 17:16</text:p>
          </table:table-cell>
          <table:table-cell office:value-type="float" office:value="20297878" table:style-name="ce1">
            <text:p>2029787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30" table:style-name="ce1">
            <text:p>30</text:p>
          </table:table-cell>
          <table:table-cell office:value-type="float" office:value="282.25" table:style-name="ce1">
            <text:p>282.25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511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511.20</text:p>
          </table:table-cell>
          <table:table-cell office:value-type="string" table:style-name="ce1">
            <text:p>-16'431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7:08:06" table:style-name="ce2">
            <text:p>21/09/2009 17:08</text:p>
          </table:table-cell>
          <table:table-cell office:value-type="float" office:value="20297549" table:style-name="ce1">
            <text:p>202975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099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099.65</text:p>
          </table:table-cell>
          <table:table-cell office:value-type="string" table:style-name="ce1">
            <text:p>-7'920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4:34:32" table:style-name="ce2">
            <text:p>21/09/2009 14:34</text:p>
          </table:table-cell>
          <table:table-cell office:value-type="float" office:value="20287298" table:style-name="ce1">
            <text:p>2028729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19.38" table:style-name="ce1">
            <text:p>19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885.6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885.62</text:p>
          </table:table-cell>
          <table:table-cell office:value-type="string" table:style-name="ce1">
            <text:p>4'906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8T19:26:06" table:style-name="ce2">
            <text:p>18/09/2009 19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2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965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965.6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965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2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28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283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283.70</text:p>
          </table:table-cell>
          <table:table-cell office:value-type="float" office:value="179.11" table:style-name="ce1">
            <text:p>179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50" table:style-name="ce1">
            <text:p>150</text:p>
          </table:table-cell>
          <table:table-cell office:value-type="float" office:value="5.54" table:style-name="ce1">
            <text:p>5.54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float" office:value="-832.25" table:style-name="ce1">
            <text:p>-832.25</text:p>
          </table:table-cell>
          <table:table-cell office:value-type="string" table:style-name="ce1">
            <text:p>USD</text:p>
          </table:table-cell>
          <table:table-cell office:value-type="float" office:value="-832.25" table:style-name="ce1">
            <text:p>-832.25</text:p>
          </table:table-cell>
          <table:table-cell office:value-type="string" table:style-name="ce1">
            <text:p>-6'96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0.83" table:style-name="ce1">
            <text:p>0.83</text:p>
          </table:table-cell>
          <table:table-cell office:value-type="float" office:value="0" table:style-name="ce1">
            <text:p>0</text:p>
          </table:table-cell>
          <table:table-cell office:value-type="float" office:value="-554.83000000000004" table:style-name="ce1">
            <text:p>-554.83</text:p>
          </table:table-cell>
          <table:table-cell office:value-type="string" table:style-name="ce1">
            <text:p>USD</text:p>
          </table:table-cell>
          <table:table-cell office:value-type="float" office:value="-554.83000000000004" table:style-name="ce1">
            <text:p>-554.83</text:p>
          </table:table-cell>
          <table:table-cell office:value-type="string" table:style-name="ce1">
            <text:p>-6'133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900" table:style-name="ce1">
            <text:p>900</text:p>
          </table:table-cell>
          <table:table-cell office:value-type="float" office:value="5.54" table:style-name="ce1">
            <text:p>5.54</text:p>
          </table:table-cell>
          <table:table-cell office:value-type="float" office:value="17.48" table:style-name="ce1">
            <text:p>17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03.4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003.48</text:p>
          </table:table-cell>
          <table:table-cell office:value-type="string" table:style-name="ce1">
            <text:p>-5'578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3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26.68" table:style-name="ce1">
            <text:p>26.68</text:p>
          </table:table-cell>
          <table:table-cell office:value-type="float" office:value="0" table:style-name="ce1">
            <text:p>0</text:p>
          </table:table-cell>
          <table:table-cell office:value-type="float" office:value="-580.67999999999995" table:style-name="ce1">
            <text:p>-580.68</text:p>
          </table:table-cell>
          <table:table-cell office:value-type="string" table:style-name="ce1">
            <text:p>USD</text:p>
          </table:table-cell>
          <table:table-cell office:value-type="float" office:value="-580.67999999999995" table:style-name="ce1">
            <text:p>-580.68</text:p>
          </table:table-cell>
          <table:table-cell office:value-type="float" office:value="-575.08000000000004" table:style-name="ce1">
            <text:p>-575.0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1:18:28" table:style-name="ce2">
            <text:p>14/09/2009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1T16:20:46" table:style-name="ce2">
            <text:p>11/09/2009 16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2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17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173.5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17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2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5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5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548.85</text:p>
          </table:table-cell>
          <table:table-cell office:value-type="string" table:style-name="ce1">
            <text:p>7'462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8T10:23:43" table:style-name="ce2">
            <text:p>08/09/2009 10:23</text:p>
          </table:table-cell>
          <table:table-cell office:value-type="float" office:value="20095071" table:style-name="ce1">
            <text:p>2009507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47.69" table:style-name="ce1">
            <text:p>47.69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176.6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176.60</text:p>
          </table:table-cell>
          <table:table-cell office:value-type="string" table:style-name="ce1">
            <text:p>-7'17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2T15:34:50" table:style-name="ce2">
            <text:p>02/09/2009 15:34</text:p>
          </table:table-cell>
          <table:table-cell office:value-type="float" office:value="20033773" table:style-name="ce1">
            <text:p>2003377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6.2" table:style-name="ce1">
            <text:p>6.2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178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178.40</text:p>
          </table:table-cell>
          <table:table-cell office:value-type="string" table:style-name="ce1">
            <text:p>15'01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2T12:44:25" table:style-name="ce2">
            <text:p>02/09/2009 12:44</text:p>
          </table:table-cell>
          <table:table-cell office:value-type="float" office:value="20033702" table:style-name="ce1">
            <text:p>2003370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45.75" table:style-name="ce1">
            <text:p>45.75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2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20.00</text:p>
          </table:table-cell>
          <table:table-cell office:value-type="string" table:style-name="ce1">
            <text:p>8'83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8-27T14:27:03" table:style-name="ce2">
            <text:p>27/08/2009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" table:style-name="ce1">
            <text:p>1</text:p>
          </table:table-cell>
          <table:table-cell office:value-type="float" office:value="35.85" table:style-name="ce1">
            <text:p>35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85" table:style-name="ce1">
            <text:p>35.85</text:p>
          </table:table-cell>
          <table:table-cell office:value-type="string" table:style-name="ce1">
            <text:p>CHF</text:p>
          </table:table-cell>
          <table:table-cell office:value-type="float" office:value="35.85" table:style-name="ce1">
            <text:p>35.85</text:p>
          </table:table-cell>
          <table:table-cell office:value-type="string" table:style-name="ce1">
            <text:p>2'01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2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499999999999998" table:style-name="ce1">
            <text:p>-2.55</text:p>
          </table:table-cell>
          <table:table-cell office:value-type="string" table:style-name="ce1">
            <text:p>USD</text:p>
          </table:table-cell>
          <table:table-cell office:value-type="float" office:value="-2.5499999999999998" table:style-name="ce1">
            <text:p>-2.55</text:p>
          </table:table-cell>
          <table:table-cell office:value-type="float" office:value="3.05" table:style-name="ce1">
            <text:p>3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2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string" table:style-name="ce1">
            <text:p>CHF</text:p>
          </table:table-cell>
          <table:table-cell office:value-type="float" office:value="1.55" table:style-name="ce1">
            <text:p>1.55</text:p>
          </table:table-cell>
          <table:table-cell office:value-type="string" table:style-name="ce1">
            <text:p>1'97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29T17:52:55" table:style-name="ce2">
            <text:p>29/06/2009 17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.89" table:style-name="ce1">
            <text:p>14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.89" table:style-name="ce1">
            <text:p>-14.89</text:p>
          </table:table-cell>
          <table:table-cell office:value-type="string" table:style-name="ce1">
            <text:p>CHF</text:p>
          </table:table-cell>
          <table:table-cell office:value-type="float" office:value="-14.89" table:style-name="ce1">
            <text:p>-14.89</text:p>
          </table:table-cell>
          <table:table-cell office:value-type="string" table:style-name="ce1">
            <text:p>1'975.8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5T17:49:00" table:style-name="ce2">
            <text:p>15/06/2009 1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2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75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751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751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2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17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75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75.50</text:p>
          </table:table-cell>
          <table:table-cell office:value-type="string" table:style-name="ce1">
            <text:p>1'990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0T14:48:33" table:style-name="ce2">
            <text:p>10/06/2009 14:48</text:p>
          </table:table-cell>
          <table:table-cell office:value-type="float" office:value="18954240" table:style-name="ce1">
            <text:p>189542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1.55" table:style-name="ce1">
            <text:p>31.55</text:p>
          </table:table-cell>
          <table:table-cell office:value-type="float" office:value="19.04" table:style-name="ce1">
            <text:p>19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0T11:42:56" table:style-name="ce2">
            <text:p>10/06/2009 11:42</text:p>
          </table:table-cell>
          <table:table-cell office:value-type="float" office:value="18950480" table:style-name="ce1">
            <text:p>1895048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35" table:style-name="ce1">
            <text:p>3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90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90.80</text:p>
          </table:table-cell>
          <table:table-cell office:value-type="string" table:style-name="ce1">
            <text:p>7'166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2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2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42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42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2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92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92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927.15</text:p>
          </table:table-cell>
          <table:table-cell office:value-type="string" table:style-name="ce1">
            <text:p>12'457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8T15:45:58" table:style-name="ce2">
            <text:p>08/06/2009 15:45</text:p>
          </table:table-cell>
          <table:table-cell office:value-type="float" office:value="18922929" table:style-name="ce1">
            <text:p>189229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18" table:style-name="ce1">
            <text:p>18</text:p>
          </table:table-cell>
          <table:table-cell office:value-type="float" office:value="20.14" table:style-name="ce1">
            <text:p>2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8T15:44:10" table:style-name="ce2">
            <text:p>08/06/2009 15:44</text:p>
          </table:table-cell>
          <table:table-cell office:value-type="float" office:value="18925593" table:style-name="ce1">
            <text:p>189255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9.75" table:style-name="ce1">
            <text:p>19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19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19.75</text:p>
          </table:table-cell>
          <table:table-cell office:value-type="string" table:style-name="ce1">
            <text:p>18'38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45:40" table:style-name="ce2">
            <text:p>29/05/2009 16:45</text:p>
          </table:table-cell>
          <table:table-cell office:value-type="float" office:value="18835825" table:style-name="ce1">
            <text:p>1883582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29.8" table:style-name="ce1">
            <text:p>29.8</text:p>
          </table:table-cell>
          <table:table-cell office:value-type="float" office:value="63.05" table:style-name="ce1">
            <text:p>6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'836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4'836.95</text:p>
          </table:table-cell>
          <table:table-cell office:value-type="string" table:style-name="ce1">
            <text:p>23'503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11:24" table:style-name="ce2">
            <text:p>29/05/2009 16:11</text:p>
          </table:table-cell>
          <table:table-cell office:value-type="float" office:value="18835763" table:style-name="ce1">
            <text:p>1883576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80" table:style-name="ce1">
            <text:p>180</text:p>
          </table:table-cell>
          <table:table-cell office:value-type="float" office:value="42.5" table:style-name="ce1">
            <text:p>42.5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607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607.40</text:p>
          </table:table-cell>
          <table:table-cell office:value-type="string" table:style-name="ce1">
            <text:p>8'66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4T14:35:06" table:style-name="ce2">
            <text:p>14/05/2009 14:35</text:p>
          </table:table-cell>
          <table:table-cell office:value-type="float" office:value="18608262" table:style-name="ce1">
            <text:p>18608262</text:p>
          </table:table-cell>
          <table:table-cell office:value-type="string" table:style-name="ce1">
            <text:p>Kauf</text:p>
          </table:table-cell>
          <table:table-cell office:value-type="float" office:value="0" table:formula="msoxl:=-LuxDJComIndPlu" table:style-name="ce1">
            <text:p>#NAME?</text:p>
          </table:table-cell>
          <table:table-cell office:value-type="string" table:style-name="ce1">
            <text:p>CSF (Lux) Commodity Index Plus (Sfr)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66.98" table:style-name="ce1">
            <text:p>66.98</text:p>
          </table:table-cell>
          <table:table-cell office:value-type="float" office:value="43.55" table:style-name="ce1">
            <text:p>4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41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741.55</text:p>
          </table:table-cell>
          <table:table-cell office:value-type="string" table:style-name="ce1">
            <text:p>1'059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2T13:26:59" table:style-name="ce2">
            <text:p>12/05/2009 13:26</text:p>
          </table:table-cell>
          <table:table-cell office:value-type="float" office:value="18584248" table:style-name="ce1">
            <text:p>1858424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80" table:style-name="ce1">
            <text:p>180</text:p>
          </table:table-cell>
          <table:table-cell office:value-type="float" office:value="43" table:style-name="ce1">
            <text:p>43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697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697.35</text:p>
          </table:table-cell>
          <table:table-cell office:value-type="string" table:style-name="ce1">
            <text:p>7'801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7T21:00:40" table:style-name="ce2">
            <text:p>27/04/2009 21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1" table:style-name="ce1">
            <text:p>1</text:p>
          </table:table-cell>
          <table:table-cell office:value-type="float" office:value="162.5" table:style-name="ce1">
            <text:p>1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.5" table:style-name="ce1">
            <text:p>162.5</text:p>
          </table:table-cell>
          <table:table-cell office:value-type="string" table:style-name="ce1">
            <text:p>CHF</text:p>
          </table:table-cell>
          <table:table-cell office:value-type="float" office:value="162.5" table:style-name="ce1">
            <text:p>162.5</text:p>
          </table:table-cell>
          <table:table-cell office:value-type="float" office:value="103.8" table:style-name="ce1">
            <text:p>103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14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143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143.85</text:p>
          </table:table-cell>
          <table:table-cell office:value-type="float" office:value="-58.7" table:style-name="ce1">
            <text:p>-58.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189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189.8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189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.25" table:style-name="ce1">
            <text:p>1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5" table:style-name="ce1">
            <text:p>18.25</text:p>
          </table:table-cell>
          <table:table-cell office:value-type="string" table:style-name="ce1">
            <text:p>CHF</text:p>
          </table:table-cell>
          <table:table-cell office:value-type="float" office:value="18.25" table:style-name="ce1">
            <text:p>18.25</text:p>
          </table:table-cell>
          <table:table-cell office:value-type="string" table:style-name="ce1">
            <text:p>-8'202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.13" table:style-name="ce1">
            <text:p>12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13" table:style-name="ce1">
            <text:p>-12.13</text:p>
          </table:table-cell>
          <table:table-cell office:value-type="string" table:style-name="ce1">
            <text:p>EUR</text:p>
          </table:table-cell>
          <table:table-cell office:value-type="float" office:value="-12.13" table:style-name="ce1">
            <text:p>-12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2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65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265.95</text:p>
          </table:table-cell>
          <table:table-cell office:value-type="string" table:style-name="ce1">
            <text:p>-8'220.8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2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office:value-type="float" office:value="39.5" table:style-name="ce1">
            <text:p>39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1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914.50</text:p>
          </table:table-cell>
          <table:table-cell office:value-type="string" table:style-name="ce1">
            <text:p>-6'954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38" table:style-name="ce2">
            <text:p>23/04/2009 09:00</text:p>
          </table:table-cell>
          <table:table-cell office:value-type="float" office:value="18303259" table:style-name="ce1">
            <text:p>1830325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float" office:value="40.35" table:style-name="ce1">
            <text:p>40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2T16:03:19" table:style-name="ce2">
            <text:p>22/04/2009 16:03</text:p>
          </table:table-cell>
          <table:table-cell office:value-type="float" office:value="18283578" table:style-name="ce1">
            <text:p>182835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790" table:style-name="ce1">
            <text:p>790</text:p>
          </table:table-cell>
          <table:table-cell office:value-type="float" office:value="9" table:style-name="ce1">
            <text:p>9</text:p>
          </table:table-cell>
          <table:table-cell office:value-type="float" office:value="46.7" table:style-name="ce1">
            <text:p>46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063.3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063.30</text:p>
          </table:table-cell>
          <table:table-cell office:value-type="string" table:style-name="ce1">
            <text:p>7'189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2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7" table:style-name="ce1">
            <text:p>11.57</text:p>
          </table:table-cell>
          <table:table-cell office:value-type="string" table:style-name="ce1">
            <text:p>CHF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2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499999999999993" table:style-name="ce1">
            <text:p>-9.95</text:p>
          </table:table-cell>
          <table:table-cell office:value-type="string" table:style-name="ce1">
            <text:p>USD</text:p>
          </table:table-cell>
          <table:table-cell office:value-type="float" office:value="-9.9499999999999993" table:style-name="ce1">
            <text:p>-9.95</text:p>
          </table:table-cell>
          <table:table-cell office:value-type="float" office:value="126.54" table:style-name="ce1">
            <text:p>12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3:35:30" table:style-name="ce2">
            <text:p>20/04/2009 13:35</text:p>
          </table:table-cell>
          <table:table-cell office:value-type="float" office:value="18230100" table:style-name="ce1">
            <text:p>1823010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26.51" table:style-name="ce1">
            <text:p>26.51</text:p>
          </table:table-cell>
          <table:table-cell office:value-type="float" office:value="0" table:style-name="ce1">
            <text:p>0</text:p>
          </table:table-cell>
          <table:table-cell office:value-type="float" office:value="11.89" table:style-name="ce1">
            <text:p>11.89</text:p>
          </table:table-cell>
          <table:table-cell office:value-type="string" table:style-name="ce1">
            <text:p>EUR</text:p>
          </table:table-cell>
          <table:table-cell office:value-type="float" office:value="11.89" table:style-name="ce1">
            <text:p>11.89</text:p>
          </table:table-cell>
          <table:table-cell office:value-type="float" office:value="12.13" table:style-name="ce1">
            <text:p>12.1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17T18:36:01" table:style-name="ce2">
            <text:p>17/04/2009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office:value-type="float" office:value="-11.57" table:style-name="ce1">
            <text:p>-11.57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6T12:50:17" table:style-name="ce2">
            <text:p>16/03/2009 12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36.49" table:style-name="ce1">
            <text:p>136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2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7.13" table:style-name="ce1">
            <text:p>457.13</text:p>
          </table:table-cell>
          <table:table-cell office:value-type="string" table:style-name="ce1">
            <text:p>CHF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2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01.64" table:style-name="ce1">
            <text:p>40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01.64" table:style-name="ce1">
            <text:p>-401.64</text:p>
          </table:table-cell>
          <table:table-cell office:value-type="string" table:style-name="ce1">
            <text:p>USD</text:p>
          </table:table-cell>
          <table:table-cell office:value-type="float" office:value="-401.64" table:style-name="ce1">
            <text:p>-401.64</text:p>
          </table:table-cell>
          <table:table-cell office:value-type="float" office:value="130.88999999999999" table:style-name="ce1">
            <text:p>130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09T09:01:21" table:style-name="ce2">
            <text:p>09/03/2009 09:01</text:p>
          </table:table-cell>
          <table:table-cell office:value-type="float" office:value="17671722" table:style-name="ce1">
            <text:p>1767172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41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41.85</text:p>
          </table:table-cell>
          <table:table-cell office:value-type="float" office:value="-457.13" table:style-name="ce1">
            <text:p>-457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2-27T17:03:27" table:style-name="ce2">
            <text:p>27/02/2009 17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H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5'584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string" table:style-name="ce1">
            <text:p>USD</text:p>
          </table:table-cell>
          <table:table-cell office:value-type="float" office:value="2.76" table:style-name="ce1">
            <text:p>2.76</text:p>
          </table:table-cell>
          <table:table-cell office:value-type="float" office:value="532.53" table:style-name="ce1">
            <text:p>53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CHF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5'350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29T17:39:33" table:style-name="ce2">
            <text:p>29/12/2008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33" table:style-name="ce1">
            <text:p>29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33" table:style-name="ce1">
            <text:p>-29.33</text:p>
          </table:table-cell>
          <table:table-cell office:value-type="string" table:style-name="ce1">
            <text:p>CHF</text:p>
          </table:table-cell>
          <table:table-cell office:value-type="float" office:value="-29.33" table:style-name="ce1">
            <text:p>-29.33</text:p>
          </table:table-cell>
          <table:table-cell office:value-type="string" table:style-name="ce1">
            <text:p>5'349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11T15:20:41" table:style-name="ce2">
            <text:p>11/12/2008 15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29.77" table:style-name="ce1">
            <text:p>52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2-10T14:55:45" table:style-name="ce2">
            <text:p>10/12/2008 14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900000000000006" table:style-name="ce1">
            <text:p>68.9</text:p>
          </table:table-cell>
          <table:table-cell office:value-type="string" table:style-name="ce1">
            <text:p>USD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524.16999999999996" table:style-name="ce1">
            <text:p>524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2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233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233.3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3'233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2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87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70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870.75</text:p>
          </table:table-cell>
          <table:table-cell office:value-type="string" table:style-name="ce1">
            <text:p>5'379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7T10:09:09" table:style-name="ce2">
            <text:p>07/11/2008 10:09</text:p>
          </table:table-cell>
          <table:table-cell office:value-type="float" office:value="16200502" table:style-name="ce1">
            <text:p>1620050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IA-LTIFCls(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235.97" table:style-name="ce1">
            <text:p>235.97</text:p>
          </table:table-cell>
          <table:table-cell office:value-type="float" office:value="30.7" table:style-name="ce1">
            <text:p>30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750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750.10</text:p>
          </table:table-cell>
          <table:table-cell office:value-type="string" table:style-name="ce1">
            <text:p>10'249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5T09:06:01" table:style-name="ce2">
            <text:p>05/11/2008 09:06</text:p>
          </table:table-cell>
          <table:table-cell office:value-type="float" office:value="16200446" table:style-name="ce1">
            <text:p>1620044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500" table:style-name="ce1">
            <text:p>500</text:p>
          </table:table-cell>
          <table:table-cell office:value-type="float" office:value="6.65" table:style-name="ce1">
            <text:p>6.65</text:p>
          </table:table-cell>
          <table:table-cell office:value-type="float" office:value="40.840000000000003" table:style-name="ce1">
            <text:p>40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65.8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365.84</text:p>
          </table:table-cell>
          <table:table-cell office:value-type="string" table:style-name="ce1">
            <text:p>-3'233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4T08:00:28" table:style-name="ce2">
            <text:p>04/11/2008 08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黷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2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7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07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077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2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1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13.7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413.70</text:p>
          </table:table-cell>
          <table:table-cell office:value-type="float" office:value="455.27" table:style-name="ce1">
            <text:p>455.2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0-08T09:01:26" table:style-name="ce2">
            <text:p>08/10/2008 09:01</text:p>
          </table:table-cell>
          <table:table-cell office:value-type="float" office:value="15707920" table:style-name="ce1">
            <text:p>157079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330" table:style-name="ce1">
            <text:p>330</text:p>
          </table:table-cell>
          <table:table-cell office:value-type="float" office:value="18.3" table:style-name="ce1">
            <text:p>18.3</text:p>
          </table:table-cell>
          <table:table-cell office:value-type="float" office:value="41.9" table:style-name="ce1">
            <text:p>4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80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80.90</text:p>
          </table:table-cell>
          <table:table-cell office:value-type="string" table:style-name="ce1">
            <text:p>-6'077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9-11T16:16:01" table:style-name="ce2">
            <text:p>11/09/2008 16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5'868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string" table:style-name="ce1">
            <text:p>EUR</text:p>
          </table:table-cell>
          <table:table-cell office:value-type="float" office:value="0.13" table:style-name="ce1">
            <text:p>0.13</text:p>
          </table:table-cell>
          <table:table-cell office:value-type="float" office:value="132.47999999999999" table:style-name="ce1">
            <text:p>132.4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USD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5'863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office:value-type="float" office:value="3.75" table:style-name="ce1">
            <text:p>3.75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2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95" table:style-name="ce1">
            <text:p>31.95</text:p>
          </table:table-cell>
          <table:table-cell office:value-type="string" table:style-name="ce1">
            <text:p>CHF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2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64" table:style-name="ce1">
            <text:p>3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64" table:style-name="ce1">
            <text:p>-31.64</text:p>
          </table:table-cell>
          <table:table-cell office:value-type="string" table:style-name="ce1">
            <text:p>USD</text:p>
          </table:table-cell>
          <table:table-cell office:value-type="float" office:value="-31.64" table:style-name="ce1">
            <text:p>-31.64</text:p>
          </table:table-cell>
          <table:table-cell office:value-type="string" table:style-name="ce1">
            <text:p>5'86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30T18:04:00" table:style-name="ce2">
            <text:p>30/06/2008 18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office:value-type="float" office:value="-31.95" table:style-name="ce1">
            <text:p>-31.95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6-24T03:04:54" table:style-name="ce2">
            <text:p>24/06/2008 03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500" table:style-name="ce1">
            <text:p>150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8-06-24T02:44:36" table:style-name="ce2">
            <text:p>24/06/2008 0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7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75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775.00</text:p>
          </table:table-cell>
          <table:table-cell office:value-type="string" table:style-name="ce1">
            <text:p>5'894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12T16:30:18" table:style-name="ce2">
            <text:p>12/06/2008 16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9.53" table:style-name="ce1">
            <text:p>119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02T18:13:28" table:style-name="ce2">
            <text:p>02/06/2008 18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1" table:style-name="ce1">
            <text:p>1</text:p>
          </table:table-cell>
          <table:table-cell office:value-type="float" office:value="98.62" table:style-name="ce1">
            <text:p>98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62" table:style-name="ce1">
            <text:p>98.62</text:p>
          </table:table-cell>
          <table:table-cell office:value-type="string" table:style-name="ce1">
            <text:p>EUR</text:p>
          </table:table-cell>
          <table:table-cell office:value-type="float" office:value="98.62" table:style-name="ce1">
            <text:p>98.62</text:p>
          </table:table-cell>
          <table:table-cell office:value-type="float" office:value="132.35" table:style-name="ce1">
            <text:p>132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2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100" table:style-name="ce1">
            <text:p>100</text:p>
          </table:table-cell>
          <table:table-cell office:value-type="float" office:value="12.8" table:style-name="ce1">
            <text:p>12.8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96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296.92</text:p>
          </table:table-cell>
          <table:table-cell office:value-type="float" office:value="113.93" table:style-name="ce1">
            <text:p>113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2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690" table:style-name="ce1">
            <text:p>690</text:p>
          </table:table-cell>
          <table:table-cell office:value-type="float" office:value="12.8" table:style-name="ce1">
            <text:p>12.8</text:p>
          </table:table-cell>
          <table:table-cell office:value-type="float" office:value="49.1" table:style-name="ce1">
            <text:p>49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881.1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881.10</text:p>
          </table:table-cell>
          <table:table-cell office:value-type="string" table:style-name="ce1">
            <text:p>1'410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2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227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227.7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227.76</text:p>
          </table:table-cell>
          <table:table-cell office:value-type="string" table:style-name="ce1">
            <text:p>10'29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2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85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85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85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4-22T09:07:52" table:style-name="ce2">
            <text:p>22/04/2008 09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0'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3-13T11:17:12" table:style-name="ce2">
            <text:p>13/03/2008 11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64.19" table:style-name="ce1">
            <text:p>64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2-29T11:43:03" table:style-name="ce2">
            <text:p>29/02/2008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87.2" table:style-name="ce1">
            <text:p>18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2" table:style-name="ce1">
            <text:p>187.2</text:p>
          </table:table-cell>
          <table:table-cell office:value-type="string" table:style-name="ce1">
            <text:p>CHF</text:p>
          </table:table-cell>
          <table:table-cell office:value-type="float" office:value="187.2" table:style-name="ce1">
            <text:p>187.2</text:p>
          </table:table-cell>
          <table:table-cell office:value-type="float" office:value="851.65" table:style-name="ce1">
            <text:p>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33.729999999999997" table:style-name="ce1">
            <text:p>33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string" table:style-name="ce1">
            <text:p>USD</text:p>
          </table:table-cell>
          <table:table-cell office:value-type="float" office:value="1.89" table:style-name="ce1">
            <text:p>1.89</text:p>
          </table:table-cell>
          <table:table-cell office:value-type="float" office:value="58.59" table:style-name="ce1">
            <text:p>58.5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CHF</text:p>
          </table:table-cell>
          <table:table-cell office:value-type="float" office:value="2.25" table:style-name="ce1">
            <text:p>2.25</text:p>
          </table:table-cell>
          <table:table-cell office:value-type="float" office:value="664.45" table:style-name="ce1">
            <text:p>664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31T14:19:15" table:style-name="ce2">
            <text:p>31/12/2007 1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35" table:style-name="ce1">
            <text:p>-36.35</text:p>
          </table:table-cell>
          <table:table-cell office:value-type="string" table:style-name="ce1">
            <text:p>CHF</text:p>
          </table:table-cell>
          <table:table-cell office:value-type="float" office:value="-36.35" table:style-name="ce1">
            <text:p>-36.35</text:p>
          </table:table-cell>
          <table:table-cell office:value-type="float" office:value="662.2" table:style-name="ce1">
            <text:p>662.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14T17:01:52" table:style-name="ce2">
            <text:p>14/12/2007 17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5" table:style-name="ce1">
            <text:p>45.5</text:p>
          </table:table-cell>
          <table:table-cell office:value-type="string" table:style-name="ce1">
            <text:p>USD</text:p>
          </table:table-cell>
          <table:table-cell office:value-type="float" office:value="45.5" table:style-name="ce1">
            <text:p>45.5</text:p>
          </table:table-cell>
          <table:table-cell office:value-type="float" office:value="56.7" table:style-name="ce1">
            <text:p>56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12-04T16:59:37" table:style-name="ce2">
            <text:p>04/12/2007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9-21T15:14:02" table:style-name="ce2">
            <text:p>21/09/2007 15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20T16:58:34" table:style-name="ce2">
            <text:p>20/09/2007 16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7T12:50:18" table:style-name="ce2">
            <text:p>07/09/2007 12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office:value-type="float" office:value="-33.07" table:style-name="ce1">
            <text:p>-33.07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4T14:25:01" table:style-name="ce2">
            <text:p>04/09/2007 14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7'79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'794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7'794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1'54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1'54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1'541.65</text:p>
          </table:table-cell>
          <table:table-cell office:value-type="float" office:value="698.55" table:style-name="ce1">
            <text:p>698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43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43.5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24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655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655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655.30</text:p>
          </table:table-cell>
          <table:table-cell office:value-type="string" table:style-name="ce1">
            <text:p>22'240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31T17:22:48" table:style-name="ce2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5.07" table:style-name="ce1">
            <text:p>5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88.0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388.07</text:p>
          </table:table-cell>
          <table:table-cell office:value-type="string" table:style-name="ce1">
            <text:p>-17'794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7:22:47" table:style-name="ce2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40.92" table:style-name="ce1">
            <text:p>40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423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423.92</text:p>
          </table:table-cell>
          <table:table-cell office:value-type="string" table:style-name="ce1">
            <text:p>-14'406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2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400" table:style-name="ce1">
            <text:p>400</text:p>
          </table:table-cell>
          <table:table-cell office:value-type="float" office:value="5.4" table:style-name="ce1">
            <text:p>5.4</text:p>
          </table:table-cell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163.2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163.24</text:p>
          </table:table-cell>
          <table:table-cell office:value-type="string" table:style-name="ce1">
            <text:p>-10'982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2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100" table:style-name="ce1">
            <text:p>1100</text:p>
          </table:table-cell>
          <table:table-cell office:value-type="float" office:value="5.4" table:style-name="ce1">
            <text:p>5.4</text:p>
          </table:table-cell>
          <table:table-cell office:value-type="float" office:value="44.76" table:style-name="ce1">
            <text:p>44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984.7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984.76</text:p>
          </table:table-cell>
          <table:table-cell office:value-type="string" table:style-name="ce1">
            <text:p>-8'819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5:30:11" table:style-name="ce2">
            <text:p>31/07/2007 15:30</text:p>
          </table:table-cell>
          <table:table-cell office:value-type="float" office:value="11087244" table:style-name="ce1">
            <text:p>1108724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250" table:style-name="ce1">
            <text:p>250</text:p>
          </table:table-cell>
          <table:table-cell office:value-type="float" office:value="16.02" table:style-name="ce1">
            <text:p>16.02</text:p>
          </table:table-cell>
          <table:table-cell office:value-type="float" office:value="41.86" table:style-name="ce1">
            <text:p>41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6.8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046.86</text:p>
          </table:table-cell>
          <table:table-cell office:value-type="string" table:style-name="ce1">
            <text:p>-2'834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0:30:58" table:style-name="ce2">
            <text:p>31/07/2007 10:30</text:p>
          </table:table-cell>
          <table:table-cell office:value-type="float" office:value="11087340" table:style-name="ce1">
            <text:p>110873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1.05" table:style-name="ce1">
            <text:p>4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107.0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107.05</text:p>
          </table:table-cell>
          <table:table-cell office:value-type="string" table:style-name="ce1">
            <text:p>-5'243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10:26:18" table:style-name="ce2">
            <text:p>31/07/2007 10:26</text:p>
          </table:table-cell>
          <table:table-cell office:value-type="float" office:value="11087194" table:style-name="ce1">
            <text:p>1108719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11.65" table:style-name="ce1">
            <text:p>11.65</text:p>
          </table:table-cell>
          <table:table-cell office:value-type="float" office:value="40.82" table:style-name="ce1">
            <text:p>4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53.3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2'953.32</text:p>
          </table:table-cell>
          <table:table-cell office:value-type="string" table:style-name="ce1">
            <text:p>-2'136.5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07:46:34" table:style-name="ce2">
            <text:p>31/07/2007 07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30'895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.26</text:p>
          </table:table-cell>
          <table:table-cell office:value-type="string" table:style-name="ce1">
            <text:p>EUR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816.8" table:style-name="ce1">
            <text:p>816.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string" table:style-name="ce1">
            <text:p>USD</text:p>
          </table:table-cell>
          <table:table-cell office:value-type="float" office:value="0.81" table:style-name="ce1">
            <text:p>0.81</text:p>
          </table:table-cell>
          <table:table-cell office:value-type="string" table:style-name="ce1">
            <text:p>1'21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.05" table:style-name="ce1">
            <text:p>5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5" table:style-name="ce1">
            <text:p>5.05</text:p>
          </table:table-cell>
          <table:table-cell office:value-type="string" table:style-name="ce1">
            <text:p>CHF</text:p>
          </table:table-cell>
          <table:table-cell office:value-type="float" office:value="5.05" table:style-name="ce1">
            <text:p>5.05</text:p>
          </table:table-cell>
          <table:table-cell office:value-type="float" office:value="895.5" table:style-name="ce1">
            <text:p>895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6-29T17:59:50" table:style-name="ce2">
            <text:p>29/06/2007 17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黨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5" table:style-name="ce1">
            <text:p>-21.5</text:p>
          </table:table-cell>
          <table:table-cell office:value-type="string" table:style-name="ce1">
            <text:p>CHF</text:p>
          </table:table-cell>
          <table:table-cell office:value-type="float" office:value="-21.5" table:style-name="ce1">
            <text:p>-21.5</text:p>
          </table:table-cell>
          <table:table-cell office:value-type="float" office:value="890.45" table:style-name="ce1">
            <text:p>890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3-13T16:31:40" table:style-name="ce2">
            <text:p>13/03/2007 1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.94999999999999" table:style-name="ce1">
            <text:p>157.95</text:p>
          </table:table-cell>
          <table:table-cell office:value-type="string" table:style-name="ce1">
            <text:p>CHF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911.95" table:style-name="ce1">
            <text:p>91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2-01T15:23:52" table:style-name="ce2">
            <text:p>01/02/2007 15:23</text:p>
          </table:table-cell>
          <table:table-cell office:value-type="float" office:value="9043647" table:style-name="ce1">
            <text:p>90436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'142.47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185.4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185.46</text:p>
          </table:table-cell>
          <table:table-cell office:value-type="float" office:value="814.54" table:style-name="ce1">
            <text:p>814.5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2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41" table:style-name="ce1">
            <text:p>41</text:p>
          </table:table-cell>
          <table:table-cell office:value-type="float" office:value="71.5" table:style-name="ce1">
            <text:p>71.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48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948.70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2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39" table:style-name="ce1">
            <text:p>139</text:p>
          </table:table-cell>
          <table:table-cell office:value-type="float" office:value="71.5" table:style-name="ce1">
            <text:p>71.5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981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981.80</text:p>
          </table:table-cell>
          <table:table-cell office:value-type="string" table:style-name="ce1">
            <text:p>3'702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2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2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6'31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6'315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6'315.50</text:p>
          </table:table-cell>
          <table:table-cell office:value-type="string" table:style-name="ce1">
            <text:p>13'68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5T07:39:38" table:style-name="ce2">
            <text:p>25/01/2007 0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2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5'00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2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00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2'000.00</text:p>
          </table:table-cell>
          <table:table-cell office:value-type="string" table:style-name="ce1">
            <text:p>1'211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23T09:48:41" table:style-name="ce2">
            <text:p>23/01/2007 09:48</text:p>
          </table:table-cell>
          <table:table-cell office:value-type="float" office:value="8931397" table:style-name="ce1">
            <text:p>893139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68.38" table:style-name="ce1">
            <text:p>268.38</text:p>
          </table:table-cell>
          <table:table-cell office:value-type="float" office:value="53.68" table:style-name="ce1">
            <text:p>53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17T07:49:33" table:style-name="ce2">
            <text:p>17/01/2007 0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number-rows-repeated="104777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16369" table:default-cell-style-name="ce1"/>
        <table:table-row table:style-name="ro1">
          <table:table-cell office:value-type="string" table:style-name="ce1">
            <table:cell-range-source table:name="transactions-2000-to-010120211" table:last-column-spanned="15" table:last-row-spanned="801" xlink:href="D:\Privat\Geld\Swissquote\Performance\transactions-2000-to-01012021.csv"/>
            <text:p>Datum</text:p>
          </table:table-cell>
          <table:table-cell office:value-type="string" table:style-name="ce1">
            <text:p>Auftrag #</text:p>
          </table:table-cell>
          <table:table-cell office:value-type="string" table:style-name="ce1">
            <text:p>Transaktionen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SIN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Stückpreis</text:p>
          </table:table-cell>
          <table:table-cell office:value-type="string" table:style-name="ce1">
            <text:p>Kosten</text:p>
          </table:table-cell>
          <table:table-cell office:value-type="string" table:style-name="ce1">
            <text:p>Aufgelaufene Zinsen</text:p>
          </table:table-cell>
          <table:table-cell office:value-type="string" table:style-name="ce1">
            <text:p>Nettobetrag</text:p>
          </table:table-cell>
          <table:table-cell office:value-type="string" table:style-name="ce1">
            <text:p>Währung Nettobetrag</text:p>
          </table:table-cell>
          <table:table-cell office:value-type="string" table:style-name="ce1">
            <text:p>Nettobetrag in der Währung des Kontos</text:p>
          </table:table-cell>
          <table:table-cell office:value-type="string" table:style-name="ce1">
            <text:p>Saldo</text:p>
          </table:table-cell>
          <table:table-cell office:value-type="string" table:style-name="ce1">
            <text:p>Währung</text:p>
          </table:table-cell>
          <table:table-cell table:number-columns-repeated="16369"/>
        </table:table-row>
        <table:table-row table:style-name="ro1">
          <table:table-cell office:value-type="date" office:date-value="2020-12-31T12:55:04" table:style-name="ce2">
            <text:p>31/12/2020 12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4'01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2:33:35" table:style-name="ce2">
            <text:p>28/12/2020 12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4'0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2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-4000" table:style-name="ce1">
            <text:p>-4000</text:p>
          </table:table-cell>
          <table:table-cell office:value-type="percentage" office:value="1" table:style-name="ce3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28T11:18:11" table:style-name="ce2">
            <text:p>28/12/2020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4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6T17:32:53" table:style-name="ce2">
            <text:p>16/12/2020 17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3.16" table:style-name="ce1">
            <text:p>83.16</text:p>
          </table:table-cell>
          <table:table-cell office:value-type="float" office:value="12.47" table:style-name="ce1">
            <text:p>12.47</text:p>
          </table:table-cell>
          <table:table-cell office:value-type="float" office:value="0" table:style-name="ce1">
            <text:p>0</text:p>
          </table:table-cell>
          <table:table-cell office:value-type="float" office:value="70.69" table:style-name="ce1">
            <text:p>70.69</text:p>
          </table:table-cell>
          <table:table-cell office:value-type="string" table:style-name="ce1">
            <text:p>EUR</text:p>
          </table:table-cell>
          <table:table-cell office:value-type="float" office:value="70.69" table:style-name="ce1">
            <text:p>70.69</text:p>
          </table:table-cell>
          <table:table-cell office:value-type="float" office:value="139.69" table:style-name="ce1">
            <text:p>139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2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923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923.8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9'923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22:16:48" table:style-name="ce2">
            <text:p>14/12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297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297.7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297.74</text:p>
          </table:table-cell>
          <table:table-cell office:value-type="string" table:style-name="ce1">
            <text:p>6'959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428" table:style-name="ce1">
            <text:p>428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84.2" table:style-name="ce1">
            <text:p>-284.2</text:p>
          </table:table-cell>
          <table:table-cell office:value-type="string" table:style-name="ce1">
            <text:p>CHF</text:p>
          </table:table-cell>
          <table:table-cell office:value-type="float" office:value="-284.2" table:style-name="ce1">
            <text:p>-284.2</text:p>
          </table:table-cell>
          <table:table-cell office:value-type="string" table:style-name="ce1">
            <text:p>-9'923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73" table:style-name="ce1">
            <text:p>1573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44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044.55</text:p>
          </table:table-cell>
          <table:table-cell office:value-type="string" table:style-name="ce1">
            <text:p>-9'63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3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9255" table:style-name="ce1">
            <text:p>9255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145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145.45</text:p>
          </table:table-cell>
          <table:table-cell office:value-type="string" table:style-name="ce1">
            <text:p>-8'595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1502" table:style-name="ce1">
            <text:p>150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10.75" table:style-name="ce1">
            <text:p>1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07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007.35</text:p>
          </table:table-cell>
          <table:table-cell office:value-type="string" table:style-name="ce1">
            <text:p>-2'44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14T09:01:02" table:style-name="ce2">
            <text:p>14/12/2020 09:01</text:p>
          </table:table-cell>
          <table:table-cell office:value-type="float" office:value="78814390" table:style-name="ce1">
            <text:p>78814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YN</text:p>
          </table:table-cell>
          <table:table-cell office:value-type="string" table:style-name="ce1">
            <text:p>ARYZTA N</text:p>
          </table:table-cell>
          <table:table-cell office:value-type="string" table:style-name="ce1">
            <text:p>CH0043238366</text:p>
          </table:table-cell>
          <table:table-cell office:value-type="float" office:value="2242" table:style-name="ce1">
            <text:p>2242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23.45" table:style-name="ce1">
            <text:p>23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511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511.00</text:p>
          </table:table-cell>
          <table:table-cell office:value-type="string" table:style-name="ce1">
            <text:p>-1'442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8T16:36:49" table:style-name="ce2">
            <text:p>08/12/2020 16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2-07T17:37:19" table:style-name="ce2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18'257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7:37:15" table:style-name="ce2">
            <text:p>07/12/2020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17'931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2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-10000" table:style-name="ce1">
            <text:p>-10000</text:p>
          </table:table-cell>
          <table:table-cell office:value-type="percentage" office:value="1" table:style-name="ce3">
            <text:p>100.00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7T11:37:40" table:style-name="ce2">
            <text:p>07/12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7'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2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6:59:07" table:style-name="ce2">
            <text:p>05/12/2020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-22" table:style-name="ce1">
            <text:p>-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2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5:29:48" table:style-name="ce2">
            <text:p>05/12/2020 15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-75" table:style-name="ce1">
            <text:p>-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2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2:25:55" table:style-name="ce2">
            <text:p>05/12/2020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-30" table:style-name="ce1">
            <text:p>-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2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5T11:01:45" table:style-name="ce2">
            <text:p>05/12/2020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2-01T13:44:46" table:style-name="ce2">
            <text:p>01/12/2020 13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string" table:style-name="ce1">
            <text:p>USD</text:p>
          </table:table-cell>
          <table:table-cell office:value-type="float" office:value="46.2" table:style-name="ce1">
            <text:p>46.2</text:p>
          </table:table-cell>
          <table:table-cell office:value-type="string" table:style-name="ce1">
            <text:p>7'90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26T14:19:18" table:style-name="ce2">
            <text:p>26/11/2020 1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1" table:style-name="ce1">
            <text:p>1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68.680000000000007" table:style-name="ce1">
            <text:p>68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6T15:31:28" table:style-name="ce2">
            <text:p>16/11/2020 15:31</text:p>
          </table:table-cell>
          <table:table-cell office:value-type="float" office:value="77580582" table:style-name="ce1">
            <text:p>7758058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31" table:style-name="ce1">
            <text:p>31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707.3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707.35</text:p>
          </table:table-cell>
          <table:table-cell office:value-type="string" table:style-name="ce1">
            <text:p>7'85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2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8" table:style-name="ce1">
            <text:p>186.8</text:p>
          </table:table-cell>
          <table:table-cell office:value-type="string" table:style-name="ce1">
            <text:p>CHF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22:16:31" table:style-name="ce2">
            <text:p>12/11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6.02" table:style-name="ce1">
            <text:p>20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6.02" table:style-name="ce1">
            <text:p>-206.02</text:p>
          </table:table-cell>
          <table:table-cell office:value-type="string" table:style-name="ce1">
            <text:p>USD</text:p>
          </table:table-cell>
          <table:table-cell office:value-type="float" office:value="-206.02" table:style-name="ce1">
            <text:p>-206.02</text:p>
          </table:table-cell>
          <table:table-cell office:value-type="float" office:value="148.97999999999999" table:style-name="ce1">
            <text:p>148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11-12T16:51:27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14" table:style-name="ce1">
            <text:p>14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21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21.00</text:p>
          </table:table-cell>
          <table:table-cell office:value-type="float" office:value="-186.8" table:style-name="ce1">
            <text:p>-186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6" table:style-name="ce1">
            <text:p>6</text:p>
          </table:table-cell>
          <table:table-cell office:value-type="float" office:value="287" table:style-name="ce1">
            <text:p>287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73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733.30</text:p>
          </table:table-cell>
          <table:table-cell office:value-type="string" table:style-name="ce1">
            <text:p>3'83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1-12T16:51:26" table:style-name="ce2">
            <text:p>12/11/2020 16:51</text:p>
          </table:table-cell>
          <table:table-cell office:value-type="float" office:value="77582256" table:style-name="ce1">
            <text:p>7758225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CHN</text:p>
          </table:table-cell>
          <table:table-cell office:value-type="string" table:style-name="ce1">
            <text:p>BURCKHARDT N</text:p>
          </table:table-cell>
          <table:table-cell office:value-type="string" table:style-name="ce1">
            <text:p>CH0025536027</text:p>
          </table:table-cell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71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71.20</text:p>
          </table:table-cell>
          <table:table-cell office:value-type="string" table:style-name="ce1">
            <text:p>5'567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30T17:06:07" table:style-name="ce2">
            <text:p>30/10/2020 17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ITM PWR SUB</text:p>
          </table:table-cell>
          <table:table-cell office:value-type="string" table:style-name="ce1">
            <text:p>ITM POWER SUB.SHS</text:p>
          </table:table-cell>
          <table:table-cell office:value-type="string" table:style-name="ce1">
            <text:p>GB00BMF7GD4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10-28T09:16:21" table:style-name="ce2">
            <text:p>28/10/2020 09:16</text:p>
          </table:table-cell>
          <table:table-cell office:value-type="float" office:value="76836312" table:style-name="ce1">
            <text:p>768363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000" table:style-name="ce1">
            <text:p>1000</text:p>
          </table:table-cell>
          <table:table-cell office:value-type="float" office:value="6.39" table:style-name="ce1">
            <text:p>6.39</text:p>
          </table:table-cell>
          <table:table-cell office:value-type="float" office:value="37.15" table:style-name="ce1">
            <text:p>37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352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352.85</text:p>
          </table:table-cell>
          <table:table-cell office:value-type="string" table:style-name="ce1">
            <text:p>6'73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10-20T12:44:43" table:style-name="ce2">
            <text:p>20/10/2020 12:44</text:p>
          </table:table-cell>
          <table:table-cell office:value-type="float" office:value="76655265" table:style-name="ce1">
            <text:p>7665526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MAGQV</text:p>
          </table:table-cell>
          <table:table-cell office:value-type="string" table:style-name="ce1">
            <text:p>RMAGQV VON C 07-21 -Z</text:p>
          </table:table-cell>
          <table:table-cell office:value-type="string" table:style-name="ce1">
            <text:p>CH0553374957</text:p>
          </table:table-cell>
          <table:table-cell office:value-type="float" office:value="4000" table:style-name="ce1">
            <text:p>4000</text:p>
          </table:table-cell>
          <table:table-cell office:value-type="percentage" office:value="1" table:style-name="ce3">
            <text:p>100.00%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5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50.00</text:p>
          </table:table-cell>
          <table:table-cell office:value-type="float" office:value="385.85" table:style-name="ce1">
            <text:p>38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30T12:29:31" table:style-name="ce2">
            <text:p>30/09/2020 12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CHF</text:p>
          </table:table-cell>
          <table:table-cell office:value-type="float" office:value="-53.85" table:style-name="ce1">
            <text:p>-53.85</text:p>
          </table:table-cell>
          <table:table-cell office:value-type="string" table:style-name="ce1">
            <text:p>4'43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21T16:25:56" table:style-name="ce2">
            <text:p>21/09/2020 16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1" table:style-name="ce1">
            <text:p>1</text:p>
          </table:table-cell>
          <table:table-cell office:value-type="float" office:value="81.180000000000007" table:style-name="ce1">
            <text:p>81.18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9-10T16:26:49" table:style-name="ce2">
            <text:p>10/09/2020 16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rückzahlung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HF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4'489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10T07:02:10" table:style-name="ce2">
            <text:p>10/09/2020 07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5'002.00</text:p>
          </table:table-cell>
          <table:table-cell office:value-type="string" table:style-name="ce1">
            <text:p>4'258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2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pon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USD</text:p>
          </table:table-cell>
          <table:table-cell office:value-type="float" office:value="28.5" table:style-name="ce1">
            <text:p>28.5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13:50:34" table:style-name="ce2">
            <text:p>08/09/2020 13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tion Premium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" table:style-name="ce1">
            <text:p>1</text:p>
          </table:table-cell>
          <table:table-cell office:value-type="float" office:value="326.5" table:style-name="ce1">
            <text:p>3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office:value-type="float" office:value="326.5" table:style-name="ce1">
            <text:p>326.5</text:p>
          </table:table-cell>
          <table:table-cell office:value-type="float" office:value="326.5" table:style-name="ce1">
            <text:p>326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9-08T09:26:28" table:style-name="ce2">
            <text:p>08/09/2020 09:26</text:p>
          </table:table-cell>
          <table:table-cell office:value-type="float" office:value="75197545" table:style-name="ce1">
            <text:p>751975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20" table:style-name="ce1">
            <text:p>420</text:p>
          </table:table-cell>
          <table:table-cell office:value-type="float" office:value="64.75" table:style-name="ce1">
            <text:p>64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435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435.25</text:p>
          </table:table-cell>
          <table:table-cell office:value-type="string" table:style-name="ce1">
            <text:p>19'260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38" table:style-name="ce2">
            <text:p>10/08/2020 09:01</text:p>
          </table:table-cell>
          <table:table-cell office:value-type="float" office:value="74238207" table:style-name="ce1">
            <text:p>742382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25" table:style-name="ce1">
            <text:p>25</text:p>
          </table:table-cell>
          <table:table-cell office:value-type="float" office:value="260" table:style-name="ce1">
            <text:p>260</text:p>
          </table:table-cell>
          <table:table-cell office:value-type="float" office:value="36.75" table:style-name="ce1">
            <text:p>36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463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463.25</text:p>
          </table:table-cell>
          <table:table-cell office:value-type="string" table:style-name="ce1">
            <text:p>8'825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2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46" table:style-name="ce1">
            <text:p>46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4.9" table:style-name="ce1">
            <text:p>-374.9</text:p>
          </table:table-cell>
          <table:table-cell office:value-type="string" table:style-name="ce1">
            <text:p>CHF</text:p>
          </table:table-cell>
          <table:table-cell office:value-type="float" office:value="-374.9" table:style-name="ce1">
            <text:p>-374.9</text:p>
          </table:table-cell>
          <table:table-cell office:value-type="string" table:style-name="ce1">
            <text:p>2'362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3" table:style-name="ce2">
            <text:p>10/08/2020 09:01</text:p>
          </table:table-cell>
          <table:table-cell office:value-type="float" office:value="74238199" table:style-name="ce1">
            <text:p>742381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54" table:style-name="ce1">
            <text:p>954</text:p>
          </table:table-cell>
          <table:table-cell office:value-type="float" office:value="8.1449999999999996" table:style-name="ce1">
            <text:p>8.145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0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808.65</text:p>
          </table:table-cell>
          <table:table-cell office:value-type="string" table:style-name="ce1">
            <text:p>2'737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2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9" table:style-name="ce1">
            <text:p>19</text:p>
          </table:table-cell>
          <table:table-cell office:value-type="float" office:value="287" table:style-name="ce1">
            <text:p>287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5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457.25</text:p>
          </table:table-cell>
          <table:table-cell office:value-type="string" table:style-name="ce1">
            <text:p>10'545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9:01:02" table:style-name="ce2">
            <text:p>10/08/2020 09:01</text:p>
          </table:table-cell>
          <table:table-cell office:value-type="float" office:value="74238205" table:style-name="ce1">
            <text:p>742382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BMN</text:p>
          </table:table-cell>
          <table:table-cell office:value-type="string" table:style-name="ce1">
            <text:p>HBM N</text:p>
          </table:table-cell>
          <table:table-cell office:value-type="string" table:style-name="ce1">
            <text:p>CH0012627250</text:p>
          </table:table-cell>
          <table:table-cell office:value-type="float" office:value="11" table:style-name="ce1">
            <text:p>11</text:p>
          </table:table-cell>
          <table:table-cell office:value-type="float" office:value="287" table:style-name="ce1">
            <text:p>28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191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191.70</text:p>
          </table:table-cell>
          <table:table-cell office:value-type="string" table:style-name="ce1">
            <text:p>16'003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14" table:style-name="ce2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1">
            <text:p>Berichtigung Börsengeb.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1" table:style-name="ce1">
            <text:p>1</text:p>
          </table:table-cell>
          <table:table-cell office:value-type="float" office:value="-6.3" table:style-name="ce1">
            <text:p>-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.51" table:style-name="ce1">
            <text:p>-53.51</text:p>
          </table:table-cell>
          <table:table-cell office:value-type="string" table:style-name="ce1">
            <text:p>HKD</text:p>
          </table:table-cell>
          <table:table-cell office:value-type="float" office:value="-6.3" table:style-name="ce1">
            <text:p>-6.3</text:p>
          </table:table-cell>
          <table:table-cell office:value-type="string" table:style-name="ce1">
            <text:p>19'194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10T03:20:02" table:style-name="ce2">
            <text:p>10/08/2020 03:20</text:p>
          </table:table-cell>
          <table:table-cell office:value-type="float" office:value="74204076" table:style-name="ce1">
            <text:p>74204076</text:p>
          </table:table-cell>
          <table:table-cell office:value-type="string" table:style-name="ce1">
            <text:p>Kauf</text:p>
          </table:table-cell>
          <table:table-cell office:value-type="float" office:value="9988" table:style-name="ce1">
            <text:p>9988</text:p>
          </table:table-cell>
          <table:table-cell office:value-type="string" table:style-name="ce1">
            <text:p>BABA-SW ORD</text:p>
          </table:table-cell>
          <table:table-cell office:value-type="string" table:style-name="ce1">
            <text:p>KYG017191142</text:p>
          </table:table-cell>
          <table:table-cell office:value-type="float" office:value="200" table:style-name="ce1">
            <text:p>200</text:p>
          </table:table-cell>
          <table:table-cell office:value-type="float" office:value="244.8" table:style-name="ce1">
            <text:p>244.8</text:p>
          </table:table-cell>
          <table:table-cell office:value-type="string" table:style-name="ce1">
            <text:p>1'174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0'134.29</text:p>
          </table:table-cell>
          <table:table-cell office:value-type="string" table:style-name="ce1">
            <text:p>HKD</text:p>
          </table:table-cell>
          <table:table-cell office:value-type="string" table:style-name="ce1">
            <text:p>-5'992.05</text:p>
          </table:table-cell>
          <table:table-cell office:value-type="string" table:style-name="ce1">
            <text:p>19'201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2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62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626.8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5'626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22:17:35" table:style-name="ce2">
            <text:p>07/08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4'40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403.72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403.72</text:p>
          </table:table-cell>
          <table:table-cell office:value-type="string" table:style-name="ce1">
            <text:p>25'193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7T15:30:57" table:style-name="ce2">
            <text:p>07/08/2020 15:30</text:p>
          </table:table-cell>
          <table:table-cell office:value-type="float" office:value="74204404" table:style-name="ce1">
            <text:p>7420440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NH</text:p>
          </table:table-cell>
          <table:table-cell office:value-type="string" table:style-name="ce1">
            <text:p>CHINA SOUTH AIRL ADR REP 50 CL</text:p>
          </table:table-cell>
          <table:table-cell office:value-type="string" table:style-name="ce1">
            <text:p>US1694091091</text:p>
          </table:table-cell>
          <table:table-cell office:value-type="float" office:value="250" table:style-name="ce1">
            <text:p>250</text:p>
          </table:table-cell>
          <table:table-cell office:value-type="float" office:value="23.35" table:style-name="ce1">
            <text:p>23.35</text:p>
          </table:table-cell>
          <table:table-cell office:value-type="float" office:value="38.76" table:style-name="ce1">
            <text:p>38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76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876.26</text:p>
          </table:table-cell>
          <table:table-cell office:value-type="string" table:style-name="ce1">
            <text:p>-15'626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7T15:30:34" table:style-name="ce2">
            <text:p>07/08/2020 15:30</text:p>
          </table:table-cell>
          <table:table-cell office:value-type="float" office:value="74197729" table:style-name="ce1">
            <text:p>741977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TC</text:p>
          </table:table-cell>
          <table:table-cell office:value-type="string" table:style-name="ce1">
            <text:p>INTEL ORD</text:p>
          </table:table-cell>
          <table:table-cell office:value-type="string" table:style-name="ce1">
            <text:p>US4581401001</text:p>
          </table:table-cell>
          <table:table-cell office:value-type="float" office:value="200" table:style-name="ce1">
            <text:p>200</text:p>
          </table:table-cell>
          <table:table-cell office:value-type="float" office:value="48.53" table:style-name="ce1">
            <text:p>48.53</text:p>
          </table:table-cell>
          <table:table-cell office:value-type="float" office:value="44.56" table:style-name="ce1">
            <text:p>44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-9'750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8-05T12:05:33" table:style-name="ce2">
            <text:p>05/08/2020 12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ü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5'000.00</text:p>
          </table:table-cell>
          <table:table-cell office:value-type="string" table:style-name="ce1">
            <text:p>39'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4T17:13:16" table:style-name="ce2">
            <text:p>04/08/2020 17:13</text:p>
          </table:table-cell>
          <table:table-cell office:value-type="float" office:value="74093620" table:style-name="ce1">
            <text:p>740936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EN</text:p>
          </table:table-cell>
          <table:table-cell office:value-type="string" table:style-name="ce1">
            <text:p>SWISS RE N</text:p>
          </table:table-cell>
          <table:table-cell office:value-type="string" table:style-name="ce1">
            <text:p>CH0126881561</text:p>
          </table:table-cell>
          <table:table-cell office:value-type="float" office:value="150" table:style-name="ce1">
            <text:p>150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804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804.90</text:p>
          </table:table-cell>
          <table:table-cell office:value-type="string" table:style-name="ce1">
            <text:p>4'59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8-03T16:59:12" table:style-name="ce2">
            <text:p>03/08/2020 16:59</text:p>
          </table:table-cell>
          <table:table-cell office:value-type="float" office:value="74053758" table:style-name="ce1">
            <text:p>7405375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72" table:style-name="ce1">
            <text:p>7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2.85" table:style-name="ce1">
            <text:p>22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31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316.35</text:p>
          </table:table-cell>
          <table:table-cell office:value-type="string" table:style-name="ce1">
            <text:p>15'401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7T13:59:18" table:style-name="ce2">
            <text:p>27/07/2020 13:59</text:p>
          </table:table-cell>
          <table:table-cell office:value-type="float" office:value="73849789" table:style-name="ce1">
            <text:p>7384978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04" table:style-name="ce1">
            <text:p>104</text:p>
          </table:table-cell>
          <table:table-cell office:value-type="float" office:value="44.36" table:style-name="ce1">
            <text:p>44.36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77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577.65</text:p>
          </table:table-cell>
          <table:table-cell office:value-type="string" table:style-name="ce1">
            <text:p>14'0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4T17:40:04" table:style-name="ce2">
            <text:p>24/07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rückzahlung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9'50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10:18" table:style-name="ce2">
            <text:p>23/07/2020 12:1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99" table:style-name="ce1">
            <text:p>99</text:p>
          </table:table-cell>
          <table:table-cell office:value-type="float" office:value="42.5" table:style-name="ce1">
            <text:p>42.5</text:p>
          </table:table-cell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204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204.35</text:p>
          </table:table-cell>
          <table:table-cell office:value-type="string" table:style-name="ce1">
            <text:p>9'357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8:00" table:style-name="ce2">
            <text:p>23/07/2020 12:08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5'153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2:07" table:style-name="ce2">
            <text:p>23/07/2020 12:02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CHF</text:p>
          </table:table-cell>
          <table:table-cell office:value-type="float" office:value="42.45" table:style-name="ce1">
            <text:p>42.45</text:p>
          </table:table-cell>
          <table:table-cell office:value-type="string" table:style-name="ce1">
            <text:p>5'110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3T12:00:33" table:style-name="ce2">
            <text:p>23/07/2020 12:00</text:p>
          </table:table-cell>
          <table:table-cell office:value-type="float" office:value="73749356" table:style-name="ce1">
            <text:p>737493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49" table:style-name="ce1">
            <text:p>49</text:p>
          </table:table-cell>
          <table:table-cell office:value-type="float" office:value="42.5" table:style-name="ce1">
            <text:p>42.5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049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049.10</text:p>
          </table:table-cell>
          <table:table-cell office:value-type="string" table:style-name="ce1">
            <text:p>5'068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8" table:style-name="ce1">
            <text:p>68</text:p>
          </table:table-cell>
          <table:table-cell office:value-type="float" office:value="38.76" table:style-name="ce1">
            <text:p>38.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637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637.70</text:p>
          </table:table-cell>
          <table:table-cell office:value-type="string" table:style-name="ce1">
            <text:p>3'019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6" table:style-name="ce1">
            <text:p>6</text:p>
          </table:table-cell>
          <table:table-cell office:value-type="float" office:value="38.74" table:style-name="ce1">
            <text:p>38.7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-232.65" table:style-name="ce1">
            <text:p>-232.65</text:p>
          </table:table-cell>
          <table:table-cell office:value-type="string" table:style-name="ce1">
            <text:p>CHF</text:p>
          </table:table-cell>
          <table:table-cell office:value-type="float" office:value="-232.65" table:style-name="ce1">
            <text:p>-232.65</text:p>
          </table:table-cell>
          <table:table-cell office:value-type="string" table:style-name="ce1">
            <text:p>5'657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75" table:style-name="ce1">
            <text:p>175</text:p>
          </table:table-cell>
          <table:table-cell office:value-type="float" office:value="38.74" table:style-name="ce1">
            <text:p>38.74</text:p>
          </table:table-cell>
          <table:table-cell office:value-type="float" office:value="26.05" table:style-name="ce1">
            <text:p>26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805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805.55</text:p>
          </table:table-cell>
          <table:table-cell office:value-type="string" table:style-name="ce1">
            <text:p>5'889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6:09" table:style-name="ce2">
            <text:p>21/07/2020 11:56</text:p>
          </table:table-cell>
          <table:table-cell office:value-type="float" office:value="73671420" table:style-name="ce1">
            <text:p>73671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N</text:p>
          </table:table-cell>
          <table:table-cell office:value-type="string" table:style-name="ce1">
            <text:p>SWATCH GROUP N</text:p>
          </table:table-cell>
          <table:table-cell office:value-type="string" table:style-name="ce1">
            <text:p>CH0012255144</text:p>
          </table:table-cell>
          <table:table-cell office:value-type="float" office:value="1" table:style-name="ce1">
            <text:p>1</text:p>
          </table:table-cell>
          <table:table-cell office:value-type="float" office:value="38.72" table:style-name="ce1">
            <text:p>38.7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CHF</text:p>
          </table:table-cell>
          <table:table-cell office:value-type="float" office:value="-50.1" table:style-name="ce1">
            <text:p>-50.1</text:p>
          </table:table-cell>
          <table:table-cell office:value-type="string" table:style-name="ce1">
            <text:p>12'69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9" table:style-name="ce2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732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'732.20</text:p>
          </table:table-cell>
          <table:table-cell office:value-type="string" table:style-name="ce1">
            <text:p>12'74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21T11:51:38" table:style-name="ce2">
            <text:p>21/07/2020 11:51</text:p>
          </table:table-cell>
          <table:table-cell office:value-type="float" office:value="73671271" table:style-name="ce1">
            <text:p>7367127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35.15" table:style-name="ce1">
            <text:p>35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69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'699.85</text:p>
          </table:table-cell>
          <table:table-cell office:value-type="string" table:style-name="ce1">
            <text:p>9'013.1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2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861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861.2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861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5T22:17:00" table:style-name="ce2">
            <text:p>15/07/2020 22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9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91.31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91.31</text:p>
          </table:table-cell>
          <table:table-cell office:value-type="string" table:style-name="ce1">
            <text:p>5'313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5T10:58:55" table:style-name="ce2">
            <text:p>15/07/2020 10:58</text:p>
          </table:table-cell>
          <table:table-cell office:value-type="float" office:value="73509132" table:style-name="ce1">
            <text:p>7350913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48.2" table:style-name="ce1">
            <text:p>48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-4'861.2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7-14T11:35:18" table:style-name="ce2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50" table:style-name="ce1">
            <text:p>50</text:p>
          </table:table-cell>
          <table:table-cell office:value-type="float" office:value="37.96" table:style-name="ce1">
            <text:p>37.96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899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899.40</text:p>
          </table:table-cell>
          <table:table-cell office:value-type="string" table:style-name="ce1">
            <text:p>10'604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4T11:35:17" table:style-name="ce2">
            <text:p>14/07/2020 11:35</text:p>
          </table:table-cell>
          <table:table-cell office:value-type="float" office:value="73467953" table:style-name="ce1">
            <text:p>73467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RAIL</text:p>
          </table:table-cell>
          <table:table-cell office:value-type="string" table:style-name="ce1">
            <text:p>STADLER RAIL N</text:p>
          </table:table-cell>
          <table:table-cell office:value-type="string" table:style-name="ce1">
            <text:p>CH0002178181</text:p>
          </table:table-cell>
          <table:table-cell office:value-type="float" office:value="200" table:style-name="ce1">
            <text:p>200</text:p>
          </table:table-cell>
          <table:table-cell office:value-type="float" office:value="37.96" table:style-name="ce1">
            <text:p>37.96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630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630.05</text:p>
          </table:table-cell>
          <table:table-cell office:value-type="string" table:style-name="ce1">
            <text:p>12'503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7-13T16:07:17" table:style-name="ce2">
            <text:p>13/07/2020 16:07</text:p>
          </table:table-cell>
          <table:table-cell office:value-type="float" office:value="73148937" table:style-name="ce1">
            <text:p>7314893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30" table:style-name="ce1">
            <text:p>30</text:p>
          </table:table-cell>
          <table:table-cell office:value-type="float" office:value="300" table:style-name="ce1">
            <text:p>300</text:p>
          </table:table-cell>
          <table:table-cell office:value-type="float" office:value="38.6" table:style-name="ce1">
            <text:p>38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961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961.40</text:p>
          </table:table-cell>
          <table:table-cell office:value-type="string" table:style-name="ce1">
            <text:p>20'13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30T11:36:24" table:style-name="ce2">
            <text:p>30/06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71" table:style-name="ce1">
            <text:p>29.71</text:p>
          </table:table-cell>
          <table:table-cell office:value-type="float" office:value="2.29" table:style-name="ce1">
            <text:p>2.29</text:p>
          </table:table-cell>
          <table:table-cell office:value-type="float" office:value="0" table:style-name="ce1">
            <text:p>0</text:p>
          </table:table-cell>
          <table:table-cell office:value-type="float" office:value="-32" table:style-name="ce1">
            <text:p>-32</text:p>
          </table:table-cell>
          <table:table-cell office:value-type="string" table:style-name="ce1">
            <text:p>CHF</text:p>
          </table:table-cell>
          <table:table-cell office:value-type="float" office:value="-32" table:style-name="ce1">
            <text:p>-32</text:p>
          </table:table-cell>
          <table:table-cell office:value-type="string" table:style-name="ce1">
            <text:p>11'17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öhung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42" table:style-name="ce1">
            <text:p>42</text:p>
          </table:table-cell>
          <table:table-cell office:value-type="float" office:value="22.42" table:style-name="ce1">
            <text:p>22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öhung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-150" table:style-name="ce1">
            <text:p>-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4:58:53" table:style-name="ce2">
            <text:p>17/06/2020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pitalerhöh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-941.64" table:style-name="ce1">
            <text:p>-94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41.64" table:style-name="ce1">
            <text:p>-941.64</text:p>
          </table:table-cell>
          <table:table-cell office:value-type="string" table:style-name="ce1">
            <text:p>CHF</text:p>
          </table:table-cell>
          <table:table-cell office:value-type="float" office:value="-941.64" table:style-name="ce1">
            <text:p>-941.64</text:p>
          </table:table-cell>
          <table:table-cell office:value-type="string" table:style-name="ce1">
            <text:p>11'204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7T12:56:11" table:style-name="ce2">
            <text:p>17/06/2020 12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in off</text:p>
          </table:table-cell>
          <table:table-cell office:value-type="string" table:style-name="ce1">
            <text:p>INA</text:p>
          </table:table-cell>
          <table:table-cell office:value-type="string" table:style-name="ce1">
            <text:p>INA INVEST N</text:p>
          </table:table-cell>
          <table:table-cell office:value-type="string" table:style-name="ce1">
            <text:p>CH0524026959</text:p>
          </table:table-cell>
          <table:table-cell office:value-type="float" office:value="30" table:style-name="ce1">
            <text:p>30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10T10:16:14" table:style-name="ce2">
            <text:p>10/06/2020 10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12'146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2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764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764.1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76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9T22:16:34" table:style-name="ce2">
            <text:p>09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371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371.84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371.84</text:p>
          </table:table-cell>
          <table:table-cell office:value-type="string" table:style-name="ce1">
            <text:p>12'055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9T13:31:26" table:style-name="ce2">
            <text:p>09/06/2020 13:31</text:p>
          </table:table-cell>
          <table:table-cell office:value-type="float" office:value="72294646" table:style-name="ce1">
            <text:p>7229464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AGLTQ</text:p>
          </table:table-cell>
          <table:table-cell office:value-type="string" table:style-name="ce1">
            <text:p>MAGLTQ LEONGUE C 08/21</text:p>
          </table:table-cell>
          <table:table-cell office:value-type="string" table:style-name="ce1">
            <text:p>CH0522707550</text:p>
          </table:table-cell>
          <table:table-cell office:value-type="float" office:value="10000" table:style-name="ce1">
            <text:p>10000</text:p>
          </table:table-cell>
          <table:table-cell office:value-type="percentage" office:value="0.97160000000000002" table:style-name="ce3">
            <text:p>97.16%</text:p>
          </table:table-cell>
          <table:table-cell office:value-type="float" office:value="48.57" table:style-name="ce1">
            <text:p>48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64.5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9'764.57</text:p>
          </table:table-cell>
          <table:table-cell office:value-type="string" table:style-name="ce1">
            <text:p>-9'764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2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044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44.9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044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8T22:16:56" table:style-name="ce2">
            <text:p>08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414.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41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414.80</text:p>
          </table:table-cell>
          <table:table-cell office:value-type="string" table:style-name="ce1">
            <text:p>21'427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2:49:50" table:style-name="ce2">
            <text:p>08/06/2020 12:49</text:p>
          </table:table-cell>
          <table:table-cell office:value-type="float" office:value="72232071" table:style-name="ce1">
            <text:p>7223207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25" table:style-name="ce1">
            <text:p>25</text:p>
          </table:table-cell>
          <table:table-cell office:value-type="float" office:value="444.5" table:style-name="ce1">
            <text:p>444.5</text:p>
          </table:table-cell>
          <table:table-cell office:value-type="float" office:value="65.8" table:style-name="ce1">
            <text:p>6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17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1'178.30</text:p>
          </table:table-cell>
          <table:table-cell office:value-type="string" table:style-name="ce1">
            <text:p>25'84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10:03:18" table:style-name="ce2">
            <text:p>08/06/2020 10:03</text:p>
          </table:table-cell>
          <table:table-cell office:value-type="float" office:value="71871364" table:style-name="ce1">
            <text:p>7187136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10.5" table:style-name="ce1">
            <text:p>10.5</text:p>
          </table:table-cell>
          <table:table-cell office:value-type="float" office:value="66.3" table:style-name="ce1">
            <text:p>66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533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2'533.70</text:p>
          </table:table-cell>
          <table:table-cell office:value-type="string" table:style-name="ce1">
            <text:p>37'020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8T08:03:33" table:style-name="ce2">
            <text:p>08/06/2020 08:03</text:p>
          </table:table-cell>
          <table:table-cell office:value-type="float" office:value="72205283" table:style-name="ce1">
            <text:p>7220528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J8</text:p>
          </table:table-cell>
          <table:table-cell office:value-type="string" table:style-name="ce1">
            <text:p>ITM POWER ORD</text:p>
          </table:table-cell>
          <table:table-cell office:value-type="string" table:style-name="ce1">
            <text:p>GB00B0130H42</text:p>
          </table:table-cell>
          <table:table-cell office:value-type="float" office:value="1000" table:style-name="ce1">
            <text:p>1000</text:p>
          </table:table-cell>
          <table:table-cell office:value-type="float" office:value="4.0049999999999999" table:style-name="ce1">
            <text:p>4.005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-4'044.9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2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495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495.8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9'495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22:16:38" table:style-name="ce2">
            <text:p>04/06/2020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385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385.5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385.57</text:p>
          </table:table-cell>
          <table:table-cell office:value-type="string" table:style-name="ce1">
            <text:p>24'486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6-04T09:02:17" table:style-name="ce2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EUR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-9'495.8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4T09:02:16" table:style-name="ce2">
            <text:p>04/06/2020 09:02</text:p>
          </table:table-cell>
          <table:table-cell office:value-type="float" office:value="72086247" table:style-name="ce1">
            <text:p>720862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3000" table:style-name="ce1">
            <text:p>3000</text:p>
          </table:table-cell>
          <table:table-cell office:value-type="float" office:value="3.1520000000000001" table:style-name="ce1">
            <text:p>3.152</text:p>
          </table:table-cell>
          <table:table-cell office:value-type="float" office:value="40.31" table:style-name="ce1">
            <text:p>4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-9'496.3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20-06-03T08:38:36" table:style-name="ce2">
            <text:p>03/06/2020 08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INA INV SR 0620</text:p>
          </table:table-cell>
          <table:table-cell office:value-type="string" table:style-name="ce1">
            <text:p>INA INVEST HLDG SUB RIGHTS FOR SHS 2020-10.06.20</text:p>
          </table:table-cell>
          <table:table-cell office:value-type="string" table:style-name="ce1">
            <text:p>CH0545163203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2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3" table:style-name="ce1">
            <text:p>3</text:p>
          </table:table-cell>
          <table:table-cell office:value-type="float" office:value="408.5" table:style-name="ce1">
            <text:p>408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24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24.60</text:p>
          </table:table-cell>
          <table:table-cell office:value-type="string" table:style-name="ce1">
            <text:p>34'872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4:00" table:style-name="ce2">
            <text:p>25/05/2020 09:54</text:p>
          </table:table-cell>
          <table:table-cell office:value-type="float" office:value="71665707" table:style-name="ce1">
            <text:p>7166570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7" table:style-name="ce1">
            <text:p>7</text:p>
          </table:table-cell>
          <table:table-cell office:value-type="float" office:value="408.5" table:style-name="ce1">
            <text:p>408.5</text:p>
          </table:table-cell>
          <table:table-cell office:value-type="float" office:value="34.5" table:style-name="ce1">
            <text:p>34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825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825.00</text:p>
          </table:table-cell>
          <table:table-cell office:value-type="string" table:style-name="ce1">
            <text:p>33'647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5T09:52:15" table:style-name="ce2">
            <text:p>25/05/2020 09:52</text:p>
          </table:table-cell>
          <table:table-cell office:value-type="float" office:value="71665420" table:style-name="ce1">
            <text:p>716654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200" table:style-name="ce1">
            <text:p>1200</text:p>
          </table:table-cell>
          <table:table-cell office:value-type="float" office:value="8.0640000000000001" table:style-name="ce1">
            <text:p>8.064</text:p>
          </table:table-cell>
          <table:table-cell office:value-type="float" office:value="39.75" table:style-name="ce1">
            <text:p>39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6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6.55</text:p>
          </table:table-cell>
          <table:table-cell office:value-type="string" table:style-name="ce1">
            <text:p>30'822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20T17:40:14" table:style-name="ce2">
            <text:p>20/05/2020 17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CHF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40'539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9:11" table:style-name="ce2">
            <text:p>19/05/2020 09:09</text:p>
          </table:table-cell>
          <table:table-cell office:value-type="float" office:value="71514575" table:style-name="ce1">
            <text:p>71514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LHN</text:p>
          </table:table-cell>
          <table:table-cell office:value-type="string" table:style-name="ce1">
            <text:p>SWISS LIFE HOLDING AG N</text:p>
          </table:table-cell>
          <table:table-cell office:value-type="string" table:style-name="ce1">
            <text:p>CH0014852781</text:p>
          </table:table-cell>
          <table:table-cell office:value-type="float" office:value="30" table:style-name="ce1">
            <text:p>30</text:p>
          </table:table-cell>
          <table:table-cell office:value-type="float" office:value="325" table:style-name="ce1">
            <text:p>325</text:p>
          </table:table-cell>
          <table:table-cell office:value-type="float" office:value="39.15" table:style-name="ce1">
            <text:p>39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89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89.15</text:p>
          </table:table-cell>
          <table:table-cell office:value-type="string" table:style-name="ce1">
            <text:p>40'331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7" table:style-name="ce2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9" table:style-name="ce1">
            <text:p>19</text:p>
          </table:table-cell>
          <table:table-cell office:value-type="float" office:value="510.7" table:style-name="ce1">
            <text:p>510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1.60</text:p>
          </table:table-cell>
          <table:table-cell office:value-type="string" table:style-name="ce1">
            <text:p>50'120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35" table:style-name="ce2">
            <text:p>19/05/2020 09:01</text:p>
          </table:table-cell>
          <table:table-cell office:value-type="float" office:value="71514818" table:style-name="ce1">
            <text:p>715148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" table:style-name="ce1">
            <text:p>1</text:p>
          </table:table-cell>
          <table:table-cell office:value-type="float" office:value="510.7" table:style-name="ce1">
            <text:p>510.7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-522.95000000000005" table:style-name="ce1">
            <text:p>-522.95</text:p>
          </table:table-cell>
          <table:table-cell office:value-type="string" table:style-name="ce1">
            <text:p>CHF</text:p>
          </table:table-cell>
          <table:table-cell office:value-type="float" office:value="-522.95000000000005" table:style-name="ce1">
            <text:p>-522.95</text:p>
          </table:table-cell>
          <table:table-cell office:value-type="string" table:style-name="ce1">
            <text:p>59'83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8" table:style-name="ce2">
            <text:p>19/05/2020 09:01</text:p>
          </table:table-cell>
          <table:table-cell office:value-type="float" office:value="71514933" table:style-name="ce1">
            <text:p>715149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22" table:style-name="ce1">
            <text:p>22</text:p>
          </table:table-cell>
          <table:table-cell office:value-type="float" office:value="466.3" table:style-name="ce1">
            <text:p>466.3</text:p>
          </table:table-cell>
          <table:table-cell office:value-type="float" office:value="65.3" table:style-name="ce1">
            <text:p>65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323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323.90</text:p>
          </table:table-cell>
          <table:table-cell office:value-type="string" table:style-name="ce1">
            <text:p>60'354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9" table:style-name="ce1">
            <text:p>9</text:p>
          </table:table-cell>
          <table:table-cell office:value-type="float" office:value="83.05" table:style-name="ce1">
            <text:p>83.05</text:p>
          </table:table-cell>
          <table:table-cell office:value-type="float" office:value="25.65" table:style-name="ce1">
            <text:p>25.65</text:p>
          </table:table-cell>
          <table:table-cell office:value-type="float" office:value="0" table:style-name="ce1">
            <text:p>0</text:p>
          </table:table-cell>
          <table:table-cell office:value-type="float" office:value="-773.1" table:style-name="ce1">
            <text:p>-773.1</text:p>
          </table:table-cell>
          <table:table-cell office:value-type="string" table:style-name="ce1">
            <text:p>CHF</text:p>
          </table:table-cell>
          <table:table-cell office:value-type="float" office:value="-773.1" table:style-name="ce1">
            <text:p>-773.1</text:p>
          </table:table-cell>
          <table:table-cell office:value-type="string" table:style-name="ce1">
            <text:p>70'678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24" table:style-name="ce1">
            <text:p>24</text:p>
          </table:table-cell>
          <table:table-cell office:value-type="float" office:value="83.05" table:style-name="ce1">
            <text:p>83.05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994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994.85</text:p>
          </table:table-cell>
          <table:table-cell office:value-type="string" table:style-name="ce1">
            <text:p>71'451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2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16" table:style-name="ce1">
            <text:p>16</text:p>
          </table:table-cell>
          <table:table-cell office:value-type="float" office:value="83.05" table:style-name="ce1">
            <text:p>83.05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32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329.85</text:p>
          </table:table-cell>
          <table:table-cell office:value-type="string" table:style-name="ce1">
            <text:p>73'446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1" table:style-name="ce2">
            <text:p>19/05/2020 09:01</text:p>
          </table:table-cell>
          <table:table-cell office:value-type="float" office:value="71514953" table:style-name="ce1">
            <text:p>715149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HELN</text:p>
          </table:table-cell>
          <table:table-cell office:value-type="string" table:style-name="ce1">
            <text:p>HELVETIA HOLDING N</text:p>
          </table:table-cell>
          <table:table-cell office:value-type="string" table:style-name="ce1">
            <text:p>CH0466642201</text:p>
          </table:table-cell>
          <table:table-cell office:value-type="float" office:value="76" table:style-name="ce1">
            <text:p>76</text:p>
          </table:table-cell>
          <table:table-cell office:value-type="float" office:value="83.05" table:style-name="ce1">
            <text:p>83.05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348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348.90</text:p>
          </table:table-cell>
          <table:table-cell office:value-type="string" table:style-name="ce1">
            <text:p>74'77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1:20" table:style-name="ce2">
            <text:p>19/05/2020 09:01</text:p>
          </table:table-cell>
          <table:table-cell office:value-type="float" office:value="71514622" table:style-name="ce1">
            <text:p>7151462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ZUR ROSE GROUP N</text:p>
          </table:table-cell>
          <table:table-cell office:value-type="string" table:style-name="ce1">
            <text:p>CH0042615283</text:p>
          </table:table-cell>
          <table:table-cell office:value-type="float" office:value="55" table:style-name="ce1">
            <text:p>55</text:p>
          </table:table-cell>
          <table:table-cell office:value-type="float" office:value="172.4" table:style-name="ce1">
            <text:p>172.4</text:p>
          </table:table-cell>
          <table:table-cell office:value-type="float" office:value="39.65" table:style-name="ce1">
            <text:p>39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52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521.65</text:p>
          </table:table-cell>
          <table:table-cell office:value-type="string" table:style-name="ce1">
            <text:p>81'125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9T09:00:10" table:style-name="ce2">
            <text:p>19/05/2020 09:00</text:p>
          </table:table-cell>
          <table:table-cell office:value-type="float" office:value="71514904" table:style-name="ce1">
            <text:p>7151490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DSA</text:p>
          </table:table-cell>
          <table:table-cell office:value-type="string" table:style-name="ce1">
            <text:p>ROYAL DUTCH SHELL CL A ORD</text:p>
          </table:table-cell>
          <table:table-cell office:value-type="string" table:style-name="ce1">
            <text:p>GB00B03MLX29</text:p>
          </table:table-cell>
          <table:table-cell office:value-type="float" office:value="600" table:style-name="ce1">
            <text:p>600</text:p>
          </table:table-cell>
          <table:table-cell office:value-type="float" office:value="13.465999999999999" table:style-name="ce1">
            <text:p>13.466</text:p>
          </table:table-cell>
          <table:table-cell office:value-type="float" office:value="83.37" table:style-name="ce1">
            <text:p>83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162.94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-9'815.90</text:p>
          </table:table-cell>
          <table:table-cell office:value-type="string" table:style-name="ce1">
            <text:p>90'646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18T08:06:23" table:style-name="ce2">
            <text:p>18/05/2020 08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ü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0'000.00</text:p>
          </table:table-cell>
          <table:table-cell office:value-type="string" table:style-name="ce1">
            <text:p>100'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5-05T12:14:56" table:style-name="ce2">
            <text:p>05/05/2020 12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62.88" table:style-name="ce1">
            <text:p>462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30T10:59:40" table:style-name="ce2">
            <text:p>30/04/2020 10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CHF</text:p>
          </table:table-cell>
          <table:table-cell office:value-type="float" office:value="19.5" table:style-name="ce1">
            <text:p>19.5</text:p>
          </table:table-cell>
          <table:table-cell office:value-type="float" office:value="358.88" table:style-name="ce1">
            <text:p>35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29T21:04:35" table:style-name="ce2">
            <text:p>29/04/2020 2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202.5" table:style-name="ce1">
            <text:p>202.5</text:p>
          </table:table-cell>
          <table:table-cell office:value-type="float" office:value="70.88" table:style-name="ce1">
            <text:p>70.88</text:p>
          </table:table-cell>
          <table:table-cell office:value-type="float" office:value="0" table:style-name="ce1">
            <text:p>0</text:p>
          </table:table-cell>
          <table:table-cell office:value-type="float" office:value="131.62" table:style-name="ce1">
            <text:p>131.62</text:p>
          </table:table-cell>
          <table:table-cell office:value-type="string" table:style-name="ce1">
            <text:p>CHF</text:p>
          </table:table-cell>
          <table:table-cell office:value-type="float" office:value="131.62" table:style-name="ce1">
            <text:p>131.62</text:p>
          </table:table-cell>
          <table:table-cell office:value-type="float" office:value="339.38" table:style-name="ce1">
            <text:p>33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36:58" table:style-name="ce2">
            <text:p>02/04/2020 11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-73.12" table:style-name="ce1">
            <text:p>-73.12</text:p>
          </table:table-cell>
          <table:table-cell office:value-type="string" table:style-name="ce1">
            <text:p>CHF</text:p>
          </table:table-cell>
          <table:table-cell office:value-type="float" office:value="-73.12" table:style-name="ce1">
            <text:p>-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2T11:29:29" table:style-name="ce2">
            <text:p>02/04/2020 11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80.88" table:style-name="ce1">
            <text:p>280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4-01T16:58:35" table:style-name="ce2">
            <text:p>01/04/2020 16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" table:style-name="ce1">
            <text:p>1</text:p>
          </table:table-cell>
          <table:table-cell office:value-type="float" office:value="112.5" table:style-name="ce1">
            <text:p>112.5</text:p>
          </table:table-cell>
          <table:table-cell office:value-type="float" office:value="39.380000000000003" table:style-name="ce1">
            <text:p>39.38</text:p>
          </table:table-cell>
          <table:table-cell office:value-type="float" office:value="0" table:style-name="ce1">
            <text:p>0</text:p>
          </table:table-cell>
          <table:table-cell office:value-type="float" office:value="73.12" table:style-name="ce1">
            <text:p>73.12</text:p>
          </table:table-cell>
          <table:table-cell office:value-type="string" table:style-name="ce1">
            <text:p>CHF</text:p>
          </table:table-cell>
          <table:table-cell office:value-type="float" office:value="73.12" table:style-name="ce1">
            <text:p>73.12</text:p>
          </table:table-cell>
          <table:table-cell office:value-type="float" office:value="207.76" table:style-name="ce1">
            <text:p>207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1T15:42:23" table:style-name="ce2">
            <text:p>31/03/2020 15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09" table:style-name="ce1">
            <text:p>28.09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30.25" table:style-name="ce1">
            <text:p>-30.25</text:p>
          </table:table-cell>
          <table:table-cell office:value-type="string" table:style-name="ce1">
            <text:p>CHF</text:p>
          </table:table-cell>
          <table:table-cell office:value-type="float" office:value="-30.25" table:style-name="ce1">
            <text:p>-30.25</text:p>
          </table:table-cell>
          <table:table-cell office:value-type="float" office:value="134.63999999999999" table:style-name="ce1">
            <text:p>13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3-30T10:50:01" table:style-name="ce2">
            <text:p>30/03/2020 10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1" table:style-name="ce1">
            <text:p>1</text:p>
          </table:table-cell>
          <table:table-cell office:value-type="float" office:value="97.5" table:style-name="ce1">
            <text:p>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164.89" table:style-name="ce1">
            <text:p>164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30T18:14:55" table:style-name="ce2">
            <text:p>30/01/2020 18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string" table:style-name="ce1">
            <text:p>CHF</text:p>
          </table:table-cell>
          <table:table-cell office:value-type="float" office:value="-100" table:style-name="ce1">
            <text:p>-100</text:p>
          </table:table-cell>
          <table:table-cell office:value-type="float" office:value="67.39" table:style-name="ce1">
            <text:p>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20-01-01T11:37:05" table:style-name="ce2">
            <text:p>01/01/2020 11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office:value-type="float" office:value="0.39" table:style-name="ce1">
            <text:p>0.39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2-31T11:54:32" table:style-name="ce2">
            <text:p>31/12/2019 11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7" table:style-name="ce1">
            <text:p>27.87</text:p>
          </table:table-cell>
          <table:table-cell office:value-type="float" office:value="2.15" table:style-name="ce1">
            <text:p>2.15</text:p>
          </table:table-cell>
          <table:table-cell office:value-type="float" office:value="0" table:style-name="ce1">
            <text:p>0</text:p>
          </table:table-cell>
          <table:table-cell office:value-type="float" office:value="-30.02" table:style-name="ce1">
            <text:p>-30.02</text:p>
          </table:table-cell>
          <table:table-cell office:value-type="string" table:style-name="ce1">
            <text:p>CHF</text:p>
          </table:table-cell>
          <table:table-cell office:value-type="float" office:value="-30.02" table:style-name="ce1">
            <text:p>-30.02</text:p>
          </table:table-cell>
          <table:table-cell office:value-type="float" office:value="167.39" table:style-name="ce1">
            <text:p>16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2-17T09:01:04" table:style-name="ce2">
            <text:p>17/12/2019 09:01</text:p>
          </table:table-cell>
          <table:table-cell office:value-type="float" office:value="66768935" table:style-name="ce1">
            <text:p>6676893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LSN</text:p>
          </table:table-cell>
          <table:table-cell office:value-type="string" table:style-name="ce1">
            <text:p>ALSO N</text:p>
          </table:table-cell>
          <table:table-cell office:value-type="string" table:style-name="ce1">
            <text:p>CH0024590272</text:p>
          </table:table-cell>
          <table:table-cell office:value-type="float" office:value="30" table:style-name="ce1">
            <text:p>30</text:p>
          </table:table-cell>
          <table:table-cell office:value-type="float" office:value="166" table:style-name="ce1">
            <text:p>166</text:p>
          </table:table-cell>
          <table:table-cell office:value-type="float" office:value="36.1" table:style-name="ce1">
            <text:p>36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16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016.10</text:p>
          </table:table-cell>
          <table:table-cell office:value-type="float" office:value="197.41" table:style-name="ce1">
            <text:p>19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2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62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622.1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622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9T22:16:06" table:style-name="ce2">
            <text:p>29/11/2019 2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712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1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12.90</text:p>
          </table:table-cell>
          <table:table-cell office:value-type="string" table:style-name="ce1">
            <text:p>5'213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9T18:16:20" table:style-name="ce2">
            <text:p>29/11/2019 18:16</text:p>
          </table:table-cell>
          <table:table-cell office:value-type="float" office:value="66381395" table:style-name="ce1">
            <text:p>66381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s-GlobaMicrAD</text:p>
          </table:table-cell>
          <table:table-cell office:value-type="string" table:style-name="ce1">
            <text:p>RESPONSABILITY GLOBAL MICROFINANCE FUND B</text:p>
          </table:table-cell>
          <table:table-cell office:value-type="string" table:style-name="ce1">
            <text:p>LU0180189770</text:p>
          </table:table-cell>
          <table:table-cell office:value-type="float" office:value="60" table:style-name="ce1">
            <text:p>60</text:p>
          </table:table-cell>
          <table:table-cell office:value-type="float" office:value="167.67" table:style-name="ce1">
            <text:p>167.67</text:p>
          </table:table-cell>
          <table:table-cell office:value-type="float" office:value="24.09" table:style-name="ce1">
            <text:p>24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84.2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084.29</text:p>
          </table:table-cell>
          <table:table-cell office:value-type="string" table:style-name="ce1">
            <text:p>-9'62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11-22T16:24:36" table:style-name="ce2">
            <text:p>22/11/2019 16:24</text:p>
          </table:table-cell>
          <table:table-cell office:value-type="float" office:value="66382508" table:style-name="ce1">
            <text:p>6638250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MPN</text:p>
          </table:table-cell>
          <table:table-cell office:value-type="string" table:style-name="ce1">
            <text:p>IMPLENIA N</text:p>
          </table:table-cell>
          <table:table-cell office:value-type="string" table:style-name="ce1">
            <text:p>CH0023868554</text:p>
          </table:table-cell>
          <table:table-cell office:value-type="float" office:value="150" table:style-name="ce1">
            <text:p>150</text:p>
          </table:table-cell>
          <table:table-cell office:value-type="float" office:value="40.24" table:style-name="ce1">
            <text:p>40.24</text:p>
          </table:table-cell>
          <table:table-cell office:value-type="float" office:value="36.9" table:style-name="ce1">
            <text:p>36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7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72.90</text:p>
          </table:table-cell>
          <table:table-cell office:value-type="string" table:style-name="ce1">
            <text:p>14'926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618.54999999999995" table:style-name="ce1">
            <text:p>618.55</text:p>
          </table:table-cell>
          <table:table-cell office:value-type="string" table:style-name="ce1">
            <text:p>CHF</text:p>
          </table:table-cell>
          <table:table-cell office:value-type="float" office:value="618.54999999999995" table:style-name="ce1">
            <text:p>618.55</text:p>
          </table:table-cell>
          <table:table-cell office:value-type="string" table:style-name="ce1">
            <text:p>20'999.3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4" table:style-name="ce1">
            <text:p>4</text:p>
          </table:table-cell>
          <table:table-cell office:value-type="float" office:value="619" table:style-name="ce1">
            <text:p>619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464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464.15</text:p>
          </table:table-cell>
          <table:table-cell office:value-type="string" table:style-name="ce1">
            <text:p>20'380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CHF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17'916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6:24" table:style-name="ce2">
            <text:p>22/11/2019 15:56</text:p>
          </table:table-cell>
          <table:table-cell office:value-type="float" office:value="66381430" table:style-name="ce1">
            <text:p>6638143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619" table:style-name="ce1">
            <text:p>619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596.20000000000005" table:style-name="ce1">
            <text:p>596.2</text:p>
          </table:table-cell>
          <table:table-cell office:value-type="string" table:style-name="ce1">
            <text:p>CHF</text:p>
          </table:table-cell>
          <table:table-cell office:value-type="float" office:value="596.20000000000005" table:style-name="ce1">
            <text:p>596.2</text:p>
          </table:table-cell>
          <table:table-cell office:value-type="string" table:style-name="ce1">
            <text:p>17'298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55:46" table:style-name="ce2">
            <text:p>22/11/2019 15:55</text:p>
          </table:table-cell>
          <table:table-cell office:value-type="float" office:value="66381410" table:style-name="ce1">
            <text:p>6638141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74" table:style-name="ce1">
            <text:p>274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12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12.50</text:p>
          </table:table-cell>
          <table:table-cell office:value-type="string" table:style-name="ce1">
            <text:p>16'701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22T15:48:37" table:style-name="ce2">
            <text:p>22/11/2019 15:48</text:p>
          </table:table-cell>
          <table:table-cell office:value-type="float" office:value="66381134" table:style-name="ce1">
            <text:p>663811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0" table:style-name="ce1">
            <text:p>150</text:p>
          </table:table-cell>
          <table:table-cell office:value-type="float" office:value="34.17" table:style-name="ce1">
            <text:p>34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84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084.70</text:p>
          </table:table-cell>
          <table:table-cell office:value-type="string" table:style-name="ce1">
            <text:p>9'889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13T09:01:57" table:style-name="ce2">
            <text:p>13/11/2019 09:01</text:p>
          </table:table-cell>
          <table:table-cell office:value-type="float" office:value="66238345" table:style-name="ce1">
            <text:p>662383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6" table:style-name="ce1">
            <text:p>6</text:p>
          </table:table-cell>
          <table:table-cell office:value-type="float" office:value="796.2" table:style-name="ce1">
            <text:p>796.2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741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741.25</text:p>
          </table:table-cell>
          <table:table-cell office:value-type="string" table:style-name="ce1">
            <text:p>4'804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11-08T14:46:26" table:style-name="ce2">
            <text:p>08/11/2019 14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3.74" table:style-name="ce1">
            <text:p>43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74" table:style-name="ce1">
            <text:p>43.74</text:p>
          </table:table-cell>
          <table:table-cell office:value-type="string" table:style-name="ce1">
            <text:p>USD</text:p>
          </table:table-cell>
          <table:table-cell office:value-type="float" office:value="43.74" table:style-name="ce1">
            <text:p>43.74</text:p>
          </table:table-cell>
          <table:table-cell office:value-type="float" office:value="462.11" table:style-name="ce1">
            <text:p>462.1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9-30T11:07:33" table:style-name="ce2">
            <text:p>30/09/2019 11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2" table:style-name="ce1">
            <text:p>27.22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2" table:style-name="ce1">
            <text:p>-29.32</text:p>
          </table:table-cell>
          <table:table-cell office:value-type="string" table:style-name="ce1">
            <text:p>CHF</text:p>
          </table:table-cell>
          <table:table-cell office:value-type="float" office:value="-29.32" table:style-name="ce1">
            <text:p>-29.32</text:p>
          </table:table-cell>
          <table:table-cell office:value-type="float" office:value="63.46" table:style-name="ce1">
            <text:p>63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5T10:16:41" table:style-name="ce2">
            <text:p>15/08/2019 10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70.38" table:style-name="ce1">
            <text:p>7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.38" table:style-name="ce1">
            <text:p>70.38</text:p>
          </table:table-cell>
          <table:table-cell office:value-type="string" table:style-name="ce1">
            <text:p>USD</text:p>
          </table:table-cell>
          <table:table-cell office:value-type="float" office:value="70.38" table:style-name="ce1">
            <text:p>70.38</text:p>
          </table:table-cell>
          <table:table-cell office:value-type="float" office:value="418.37" table:style-name="ce1">
            <text:p>418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8-13T16:32:59" table:style-name="ce2">
            <text:p>13/08/2019 16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" table:style-name="ce1">
            <text:p>1</text:p>
          </table:table-cell>
          <table:table-cell office:value-type="float" office:value="138.25" table:style-name="ce1">
            <text:p>138.25</text:p>
          </table:table-cell>
          <table:table-cell office:value-type="float" office:value="48.39" table:style-name="ce1">
            <text:p>48.39</text:p>
          </table:table-cell>
          <table:table-cell office:value-type="float" office:value="0" table:style-name="ce1">
            <text:p>0</text:p>
          </table:table-cell>
          <table:table-cell office:value-type="float" office:value="89.86" table:style-name="ce1">
            <text:p>89.86</text:p>
          </table:table-cell>
          <table:table-cell office:value-type="string" table:style-name="ce1">
            <text:p>CHF</text:p>
          </table:table-cell>
          <table:table-cell office:value-type="float" office:value="89.86" table:style-name="ce1">
            <text:p>89.86</text:p>
          </table:table-cell>
          <table:table-cell office:value-type="float" office:value="92.78" table:style-name="ce1">
            <text:p>92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2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-796.6" table:style-name="ce1">
            <text:p>-796.6</text:p>
          </table:table-cell>
          <table:table-cell office:value-type="string" table:style-name="ce1">
            <text:p>CHF</text:p>
          </table:table-cell>
          <table:table-cell office:value-type="float" office:value="-796.6" table:style-name="ce1">
            <text:p>-796.6</text:p>
          </table:table-cell>
          <table:table-cell office:value-type="float" office:value="2.92" table:style-name="ce1">
            <text:p>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8-12T09:01:55" table:style-name="ce2">
            <text:p>12/08/2019 09:01</text:p>
          </table:table-cell>
          <table:table-cell office:value-type="float" office:value="64810849" table:style-name="ce1">
            <text:p>648108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GHN</text:p>
          </table:table-cell>
          <table:table-cell office:value-type="string" table:style-name="ce1">
            <text:p>PARTNERS GROUP N</text:p>
          </table:table-cell>
          <table:table-cell office:value-type="string" table:style-name="ce1">
            <text:p>CH0024608827</text:p>
          </table:table-cell>
          <table:table-cell office:value-type="float" office:value="5" table:style-name="ce1">
            <text:p>5</text:p>
          </table:table-cell>
          <table:table-cell office:value-type="float" office:value="796" table:style-name="ce1">
            <text:p>796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15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15.35</text:p>
          </table:table-cell>
          <table:table-cell office:value-type="float" office:value="799.52" table:style-name="ce1">
            <text:p>79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2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-0.43559999999999999" table:style-name="ce1">
            <text:p>-0.4356</text:p>
          </table:table-cell>
          <table:table-cell office:value-type="float" office:value="45.090032000000001" table:style-name="ce1">
            <text:p>45.090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4:30:58" table:style-name="ce2">
            <text:p>02/07/2019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9.64" table:style-name="ce1">
            <text:p>1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CHF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4'814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7-02T10:19:04" table:style-name="ce2">
            <text:p>02/07/2019 10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8T13:57:29" table:style-name="ce2">
            <text:p>28/06/2019 13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27" table:style-name="ce1">
            <text:p>27.27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-29.37" table:style-name="ce1">
            <text:p>-29.37</text:p>
          </table:table-cell>
          <table:table-cell office:value-type="string" table:style-name="ce1">
            <text:p>CHF</text:p>
          </table:table-cell>
          <table:table-cell office:value-type="float" office:value="-29.37" table:style-name="ce1">
            <text:p>-29.37</text:p>
          </table:table-cell>
          <table:table-cell office:value-type="string" table:style-name="ce1">
            <text:p>4'795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26T14:31:58" table:style-name="ce2">
            <text:p>26/06/2019 14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ckdividende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4.4356" table:style-name="ce1">
            <text:p>4.4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7T11:25:50" table:style-name="ce2">
            <text:p>17/06/2019 11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HF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4'82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6-12T15:58:24" table:style-name="ce2">
            <text:p>12/06/2019 15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30:09" table:style-name="ce2">
            <text:p>23/05/2019 17:30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240.00</text:p>
          </table:table-cell>
          <table:table-cell office:value-type="float" office:value="29.7" table:style-name="ce1">
            <text:p>29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69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69.70</text:p>
          </table:table-cell>
          <table:table-cell office:value-type="string" table:style-name="ce1">
            <text:p>4'733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3T17:01:44" table:style-name="ce2">
            <text:p>23/05/2019 17:01</text:p>
          </table:table-cell>
          <table:table-cell office:value-type="float" office:value="63602695" table:style-name="ce1">
            <text:p>636026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NBN</text:p>
          </table:table-cell>
          <table:table-cell office:value-type="string" table:style-name="ce1">
            <text:p>SNB N</text:p>
          </table:table-cell>
          <table:table-cell office:value-type="string" table:style-name="ce1">
            <text:p>CH00013192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250.0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85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85.80</text:p>
          </table:table-cell>
          <table:table-cell office:value-type="string" table:style-name="ce1">
            <text:p>10'00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20T09:20:44" table:style-name="ce2">
            <text:p>20/05/2019 09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LAFARGE ER 19</text:p>
          </table:table-cell>
          <table:table-cell office:value-type="string" table:style-name="ce1">
            <text:p>LAFARGEHOLCIM-ELECTION RIGHT 2019-3 1.05.19</text:p>
          </table:table-cell>
          <table:table-cell office:value-type="string" table:style-name="ce1">
            <text:p>CH046578108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15:48:19" table:style-name="ce2">
            <text:p>16/05/2019 15:48</text:p>
          </table:table-cell>
          <table:table-cell office:value-type="float" office:value="63539314" table:style-name="ce1">
            <text:p>6353931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901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901.50</text:p>
          </table:table-cell>
          <table:table-cell office:value-type="string" table:style-name="ce1">
            <text:p>15'28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6T09:55:35" table:style-name="ce2">
            <text:p>16/05/2019 09:55</text:p>
          </table:table-cell>
          <table:table-cell office:value-type="float" office:value="63338081" table:style-name="ce1">
            <text:p>6333808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7'387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5T09:36:05" table:style-name="ce2">
            <text:p>15/05/2019 09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ST.GALL SR 19</text:p>
          </table:table-cell>
          <table:table-cell office:value-type="string" table:style-name="ce1">
            <text:p>ST.GALLER KB - SUBSCRIPTION RIGHTS 2019-23.05.19</text:p>
          </table:table-cell>
          <table:table-cell office:value-type="string" table:style-name="ce1">
            <text:p>CH046912991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14T08:46:18" table:style-name="ce2">
            <text:p>14/05/2019 0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8.22" table:style-name="ce1">
            <text:p>3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22" table:style-name="ce1">
            <text:p>38.22</text:p>
          </table:table-cell>
          <table:table-cell office:value-type="string" table:style-name="ce1">
            <text:p>USD</text:p>
          </table:table-cell>
          <table:table-cell office:value-type="float" office:value="38.22" table:style-name="ce1">
            <text:p>38.22</text:p>
          </table:table-cell>
          <table:table-cell office:value-type="float" office:value="347.99" table:style-name="ce1">
            <text:p>347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2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853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5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53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5-03T22:15:58" table:style-name="ce2">
            <text:p>03/05/2019 22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80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803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803.00</text:p>
          </table:table-cell>
          <table:table-cell office:value-type="float" office:value="309.77" table:style-name="ce1">
            <text:p>30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5-03T16:46:27" table:style-name="ce2">
            <text:p>03/05/2019 16:46</text:p>
          </table:table-cell>
          <table:table-cell office:value-type="float" office:value="63338285" table:style-name="ce1">
            <text:p>6333828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BELL FOOD GROUP N</text:p>
          </table:table-cell>
          <table:table-cell office:value-type="string" table:style-name="ce1">
            <text:p>CH0315966322</text:p>
          </table:table-cell>
          <table:table-cell office:value-type="float" office:value="25" table:style-name="ce1">
            <text:p>25</text:p>
          </table:table-cell>
          <table:table-cell office:value-type="float" office:value="291" table:style-name="ce1">
            <text:p>291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312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312.30</text:p>
          </table:table-cell>
          <table:table-cell office:value-type="string" table:style-name="ce1">
            <text:p>-6'853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26T10:57:36" table:style-name="ce2">
            <text:p>26/04/2019 10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F</text:p>
          </table:table-cell>
          <table:table-cell office:value-type="float" office:value="104" table:style-name="ce1">
            <text:p>104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7:00:13" table:style-name="ce2">
            <text:p>15/04/2019 17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67.5" table:style-name="ce1">
            <text:p>367.5</text:p>
          </table:table-cell>
          <table:table-cell office:value-type="float" office:value="128.63" table:style-name="ce1">
            <text:p>128.63</text:p>
          </table:table-cell>
          <table:table-cell office:value-type="float" office:value="0" table:style-name="ce1">
            <text:p>0</text:p>
          </table:table-cell>
          <table:table-cell office:value-type="float" office:value="238.87" table:style-name="ce1">
            <text:p>238.87</text:p>
          </table:table-cell>
          <table:table-cell office:value-type="string" table:style-name="ce1">
            <text:p>CHF</text:p>
          </table:table-cell>
          <table:table-cell office:value-type="float" office:value="238.87" table:style-name="ce1">
            <text:p>238.87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5T15:43:58" table:style-name="ce2">
            <text:p>15/04/2019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12.32" table:style-name="ce1">
            <text:p>12.32</text:p>
          </table:table-cell>
          <table:table-cell office:value-type="float" office:value="0" table:style-name="ce1">
            <text:p>0</text:p>
          </table:table-cell>
          <table:table-cell office:value-type="float" office:value="22.88" table:style-name="ce1">
            <text:p>22.88</text:p>
          </table:table-cell>
          <table:table-cell office:value-type="string" table:style-name="ce1">
            <text:p>CHF</text:p>
          </table:table-cell>
          <table:table-cell office:value-type="float" office:value="22.88" table:style-name="ce1">
            <text:p>22.88</text:p>
          </table:table-cell>
          <table:table-cell office:value-type="float" office:value="116.13" table:style-name="ce1">
            <text:p>116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11T15:49:20" table:style-name="ce2">
            <text:p>11/04/2019 15:49</text:p>
          </table:table-cell>
          <table:table-cell office:value-type="float" office:value="63047966" table:style-name="ce1">
            <text:p>6304796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2.66" table:style-name="ce1">
            <text:p>22.66</text:p>
          </table:table-cell>
          <table:table-cell office:value-type="float" office:value="40.29" table:style-name="ce1">
            <text:p>4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757.7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757.71</text:p>
          </table:table-cell>
          <table:table-cell office:value-type="string" table:style-name="ce1">
            <text:p>7'112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4-08T09:08:58" table:style-name="ce2">
            <text:p>08/04/2019 09:08</text:p>
          </table:table-cell>
          <table:table-cell office:value-type="float" office:value="62959221" table:style-name="ce1">
            <text:p>6295922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7" table:style-name="ce1">
            <text:p>7</text:p>
          </table:table-cell>
          <table:table-cell office:value-type="float" office:value="585" table:style-name="ce1">
            <text:p>585</text:p>
          </table:table-cell>
          <table:table-cell office:value-type="float" office:value="34.9" table:style-name="ce1">
            <text:p>3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29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29.90</text:p>
          </table:table-cell>
          <table:table-cell office:value-type="float" office:value="93.25" table:style-name="ce1">
            <text:p>93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53:29" table:style-name="ce2">
            <text:p>04/04/2019 17:53</text:p>
          </table:table-cell>
          <table:table-cell office:value-type="float" office:value="62922555" table:style-name="ce1">
            <text:p>6292255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7.65" table:style-name="ce1">
            <text:p>7.65</text:p>
          </table:table-cell>
          <table:table-cell office:value-type="float" office:value="101.2" table:style-name="ce1">
            <text:p>101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505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505.30</text:p>
          </table:table-cell>
          <table:table-cell office:value-type="string" table:style-name="ce1">
            <text:p>4'223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4T17:31:56" table:style-name="ce2">
            <text:p>04/04/2019 17:31</text:p>
          </table:table-cell>
          <table:table-cell office:value-type="float" office:value="62922208" table:style-name="ce1">
            <text:p>6292220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23.65" table:style-name="ce1">
            <text:p>23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67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676.35</text:p>
          </table:table-cell>
          <table:table-cell office:value-type="string" table:style-name="ce1">
            <text:p>2'717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4-01T11:43:58" table:style-name="ce2">
            <text:p>01/04/2019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02" table:style-name="ce1">
            <text:p>26.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8.02" table:style-name="ce1">
            <text:p>-28.02</text:p>
          </table:table-cell>
          <table:table-cell office:value-type="string" table:style-name="ce1">
            <text:p>CHF</text:p>
          </table:table-cell>
          <table:table-cell office:value-type="float" office:value="-28.02" table:style-name="ce1">
            <text:p>-28.02</text:p>
          </table:table-cell>
          <table:table-cell office:value-type="string" table:style-name="ce1">
            <text:p>1'041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7T10:53:10" table:style-name="ce2">
            <text:p>07/03/2019 10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1'069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3-04T15:20:11" table:style-name="ce2">
            <text:p>04/03/2019 15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'040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2-18T11:16:32" table:style-name="ce2">
            <text:p>18/02/2019 11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string" table:style-name="ce1">
            <text:p>USD</text:p>
          </table:table-cell>
          <table:table-cell office:value-type="float" office:value="33.5" table:style-name="ce1">
            <text:p>33.5</text:p>
          </table:table-cell>
          <table:table-cell office:value-type="float" office:value="355.06" table:style-name="ce1">
            <text:p>355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28T17:19:30" table:style-name="ce2">
            <text:p>28/01/2019 17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1'014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9-01-02T11:33:37" table:style-name="ce2">
            <text:p>02/01/2019 11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47.47" table:style-name="ce1">
            <text:p>47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47" table:style-name="ce1">
            <text:p>47.47</text:p>
          </table:table-cell>
          <table:table-cell office:value-type="string" table:style-name="ce1">
            <text:p>USD</text:p>
          </table:table-cell>
          <table:table-cell office:value-type="float" office:value="47.47" table:style-name="ce1">
            <text:p>47.47</text:p>
          </table:table-cell>
          <table:table-cell office:value-type="float" office:value="321.56" table:style-name="ce1">
            <text:p>321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9-01-01T10:34:12" table:style-name="ce2">
            <text:p>01/01/2019 10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USD</text:p>
          </table:table-cell>
          <table:table-cell office:value-type="float" office:value="0.12" table:style-name="ce1">
            <text:p>0.12</text:p>
          </table:table-cell>
          <table:table-cell office:value-type="float" office:value="274.08999999999997" table:style-name="ce1">
            <text:p>274.0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2-31T11:48:14" table:style-name="ce2">
            <text:p>31/12/2018 11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44" table:style-name="ce1">
            <text:p>27.44</text:p>
          </table:table-cell>
          <table:table-cell office:value-type="float" office:value="2.11" table:style-name="ce1">
            <text:p>2.11</text:p>
          </table:table-cell>
          <table:table-cell office:value-type="float" office:value="0" table:style-name="ce1">
            <text:p>0</text:p>
          </table:table-cell>
          <table:table-cell office:value-type="float" office:value="-29.55" table:style-name="ce1">
            <text:p>-29.55</text:p>
          </table:table-cell>
          <table:table-cell office:value-type="string" table:style-name="ce1">
            <text:p>CHF</text:p>
          </table:table-cell>
          <table:table-cell office:value-type="float" office:value="-29.55" table:style-name="ce1">
            <text:p>-29.55</text:p>
          </table:table-cell>
          <table:table-cell office:value-type="string" table:style-name="ce1">
            <text:p>1'122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1-16T17:03:50" table:style-name="ce2">
            <text:p>16/11/2018 17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39.35" table:style-name="ce1">
            <text:p>3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35" table:style-name="ce1">
            <text:p>39.35</text:p>
          </table:table-cell>
          <table:table-cell office:value-type="string" table:style-name="ce1">
            <text:p>USD</text:p>
          </table:table-cell>
          <table:table-cell office:value-type="float" office:value="39.35" table:style-name="ce1">
            <text:p>39.35</text:p>
          </table:table-cell>
          <table:table-cell office:value-type="float" office:value="273.97000000000003" table:style-name="ce1">
            <text:p>273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2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900" table:style-name="ce1">
            <text:p>900</text:p>
          </table:table-cell>
          <table:table-cell office:value-type="float" office:value="0.62" table:style-name="ce1">
            <text:p>0.62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546.6" table:style-name="ce1">
            <text:p>546.6</text:p>
          </table:table-cell>
          <table:table-cell office:value-type="string" table:style-name="ce1">
            <text:p>CHF</text:p>
          </table:table-cell>
          <table:table-cell office:value-type="float" office:value="546.6" table:style-name="ce1">
            <text:p>546.6</text:p>
          </table:table-cell>
          <table:table-cell office:value-type="string" table:style-name="ce1">
            <text:p>1'152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10-08T09:01:07" table:style-name="ce2">
            <text:p>08/10/2018 09:01</text:p>
          </table:table-cell>
          <table:table-cell office:value-type="float" office:value="60177934" table:style-name="ce1">
            <text:p>6017793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500" table:style-name="ce1">
            <text:p>500</text:p>
          </table:table-cell>
          <table:table-cell office:value-type="float" office:value="0.62" table:style-name="ce1">
            <text:p>0.6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298.89999999999998" table:style-name="ce1">
            <text:p>298.9</text:p>
          </table:table-cell>
          <table:table-cell office:value-type="string" table:style-name="ce1">
            <text:p>CHF</text:p>
          </table:table-cell>
          <table:table-cell office:value-type="float" office:value="298.89999999999998" table:style-name="ce1">
            <text:p>298.9</text:p>
          </table:table-cell>
          <table:table-cell office:value-type="float" office:value="605.57000000000005" table:style-name="ce1">
            <text:p>605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28T14:38:35" table:style-name="ce2">
            <text:p>28/09/2018 14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68" table:style-name="ce1">
            <text:p>28.68</text:p>
          </table:table-cell>
          <table:table-cell office:value-type="float" office:value="2.21" table:style-name="ce1">
            <text:p>2.21</text:p>
          </table:table-cell>
          <table:table-cell office:value-type="float" office:value="0" table:style-name="ce1">
            <text:p>0</text:p>
          </table:table-cell>
          <table:table-cell office:value-type="float" office:value="-30.89" table:style-name="ce1">
            <text:p>-30.89</text:p>
          </table:table-cell>
          <table:table-cell office:value-type="string" table:style-name="ce1">
            <text:p>CHF</text:p>
          </table:table-cell>
          <table:table-cell office:value-type="float" office:value="-30.89" table:style-name="ce1">
            <text:p>-30.89</text:p>
          </table:table-cell>
          <table:table-cell office:value-type="float" office:value="306.67" table:style-name="ce1">
            <text:p>306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6:46" table:style-name="ce2">
            <text:p>05/09/2018 13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58.4" table:style-name="ce1">
            <text:p>58.4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0" table:style-name="ce1">
            <text:p>0</text:p>
          </table:table-cell>
          <table:table-cell office:value-type="float" office:value="37.96" table:style-name="ce1">
            <text:p>37.96</text:p>
          </table:table-cell>
          <table:table-cell office:value-type="string" table:style-name="ce1">
            <text:p>CHF</text:p>
          </table:table-cell>
          <table:table-cell office:value-type="float" office:value="37.96" table:style-name="ce1">
            <text:p>37.96</text:p>
          </table:table-cell>
          <table:table-cell office:value-type="float" office:value="337.56" table:style-name="ce1">
            <text:p>337.5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9-05T13:54:48" table:style-name="ce2">
            <text:p>05/09/2018 13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string" table:style-name="ce1">
            <text:p>CHF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299.60000000000002" table:style-name="ce1">
            <text:p>299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8-17T11:06:42" table:style-name="ce2">
            <text:p>17/08/2018 11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.150000000000006" table:style-name="ce1">
            <text:p>66.15</text:p>
          </table:table-cell>
          <table:table-cell office:value-type="string" table:style-name="ce1">
            <text:p>USD</text:p>
          </table:table-cell>
          <table:table-cell office:value-type="float" office:value="66.150000000000006" table:style-name="ce1">
            <text:p>66.15</text:p>
          </table:table-cell>
          <table:table-cell office:value-type="float" office:value="234.62" table:style-name="ce1">
            <text:p>23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6-29T16:53:56" table:style-name="ce2">
            <text:p>29/06/2018 16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39" table:style-name="ce1">
            <text:p>28.39</text:p>
          </table:table-cell>
          <table:table-cell office:value-type="float" office:value="2.19" table:style-name="ce1">
            <text:p>2.19</text:p>
          </table:table-cell>
          <table:table-cell office:value-type="float" office:value="0" table:style-name="ce1">
            <text:p>0</text:p>
          </table:table-cell>
          <table:table-cell office:value-type="float" office:value="-30.58" table:style-name="ce1">
            <text:p>-30.58</text:p>
          </table:table-cell>
          <table:table-cell office:value-type="string" table:style-name="ce1">
            <text:p>CHF</text:p>
          </table:table-cell>
          <table:table-cell office:value-type="float" office:value="-30.58" table:style-name="ce1">
            <text:p>-30.58</text:p>
          </table:table-cell>
          <table:table-cell office:value-type="float" office:value="258.8" table:style-name="ce1">
            <text:p>258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6-04T11:16:32" table:style-name="ce2">
            <text:p>04/06/2018 11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37.5" table:style-name="ce1">
            <text:p>137.5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89.37" table:style-name="ce1">
            <text:p>89.37</text:p>
          </table:table-cell>
          <table:table-cell office:value-type="string" table:style-name="ce1">
            <text:p>CHF</text:p>
          </table:table-cell>
          <table:table-cell office:value-type="float" office:value="89.37" table:style-name="ce1">
            <text:p>89.37</text:p>
          </table:table-cell>
          <table:table-cell office:value-type="float" office:value="289.38" table:style-name="ce1">
            <text:p>28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1T16:24:34" table:style-name="ce2">
            <text:p>11/05/2018 16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float" office:value="200.01" table:style-name="ce1">
            <text:p>20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5-10T09:31:52" table:style-name="ce2">
            <text:p>10/05/2018 09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" table:style-name="ce1">
            <text:p>1</text:p>
          </table:table-cell>
          <table:table-cell office:value-type="float" office:value="46.19" table:style-name="ce1">
            <text:p>46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19" table:style-name="ce1">
            <text:p>46.19</text:p>
          </table:table-cell>
          <table:table-cell office:value-type="string" table:style-name="ce1">
            <text:p>USD</text:p>
          </table:table-cell>
          <table:table-cell office:value-type="float" office:value="46.19" table:style-name="ce1">
            <text:p>46.19</text:p>
          </table:table-cell>
          <table:table-cell office:value-type="float" office:value="168.47" table:style-name="ce1">
            <text:p>168.4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2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020000000000003" table:style-name="ce1">
            <text:p>36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020000000000003" table:style-name="ce1">
            <text:p>-36.02</text:p>
          </table:table-cell>
          <table:table-cell office:value-type="string" table:style-name="ce1">
            <text:p>USD</text:p>
          </table:table-cell>
          <table:table-cell office:value-type="float" office:value="-36.020000000000003" table:style-name="ce1">
            <text:p>-36.02</text:p>
          </table:table-cell>
          <table:table-cell office:value-type="float" office:value="122.28" table:style-name="ce1">
            <text:p>122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8-04-30T22:16:11" table:style-name="ce2">
            <text:p>30/04/2018 22:16</text:p>
          </table:table-cell>
          <table:table-cell office:value-type="float" office:value="57949136" table:style-name="ce1">
            <text:p>5794913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5.35" table:style-name="ce1">
            <text:p>35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35" table:style-name="ce1">
            <text:p>35.35</text:p>
          </table:table-cell>
          <table:table-cell office:value-type="string" table:style-name="ce1">
            <text:p>CHF</text:p>
          </table:table-cell>
          <table:table-cell office:value-type="float" office:value="35.35" table:style-name="ce1">
            <text:p>35.3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2:00" table:style-name="ce2">
            <text:p>30/04/2018 09:02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4.1" table:style-name="ce1">
            <text:p>-104.1</text:p>
          </table:table-cell>
          <table:table-cell office:value-type="string" table:style-name="ce1">
            <text:p>CHF</text:p>
          </table:table-cell>
          <table:table-cell office:value-type="float" office:value="-104.1" table:style-name="ce1">
            <text:p>-104.1</text:p>
          </table:table-cell>
          <table:table-cell office:value-type="float" office:value="-35.340000000000003" table:style-name="ce1">
            <text:p>-35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9" table:style-name="ce2">
            <text:p>30/04/2018 09:01</text:p>
          </table:table-cell>
          <table:table-cell office:value-type="float" office:value="57919517" table:style-name="ce1">
            <text:p>5791951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KBP</text:p>
          </table:table-cell>
          <table:table-cell office:value-type="string" table:style-name="ce1">
            <text:p>THURGAUER KB PS</text:p>
          </table:table-cell>
          <table:table-cell office:value-type="string" table:style-name="ce1">
            <text:p>CH0231351104</text:p>
          </table:table-cell>
          <table:table-cell office:value-type="float" office:value="49" table:style-name="ce1">
            <text:p>49</text:p>
          </table:table-cell>
          <table:table-cell office:value-type="float" office:value="104" table:style-name="ce1">
            <text:p>104</text:p>
          </table:table-cell>
          <table:table-cell office:value-type="float" office:value="36.15" table:style-name="ce1">
            <text:p>36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32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32.15</text:p>
          </table:table-cell>
          <table:table-cell office:value-type="float" office:value="68.760000000000005" table:style-name="ce1">
            <text:p>68.7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1:58" table:style-name="ce2">
            <text:p>30/04/2018 09:01</text:p>
          </table:table-cell>
          <table:table-cell office:value-type="float" office:value="57919514" table:style-name="ce1">
            <text:p>5791951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GKN</text:p>
          </table:table-cell>
          <table:table-cell office:value-type="string" table:style-name="ce1">
            <text:p>ST GALLER KB N</text:p>
          </table:table-cell>
          <table:table-cell office:value-type="string" table:style-name="ce1">
            <text:p>CH0011484067</text:p>
          </table:table-cell>
          <table:table-cell office:value-type="float" office:value="10" table:style-name="ce1">
            <text:p>10</text:p>
          </table:table-cell>
          <table:table-cell office:value-type="float" office:value="535" table:style-name="ce1">
            <text:p>535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86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86.35</text:p>
          </table:table-cell>
          <table:table-cell office:value-type="string" table:style-name="ce1">
            <text:p>5'200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6" table:style-name="ce2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5" table:style-name="ce1">
            <text:p>15</text:p>
          </table:table-cell>
          <table:table-cell office:value-type="float" office:value="34.5" table:style-name="ce1">
            <text:p>34.5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-518.35" table:style-name="ce1">
            <text:p>-518.35</text:p>
          </table:table-cell>
          <table:table-cell office:value-type="string" table:style-name="ce1">
            <text:p>CHF</text:p>
          </table:table-cell>
          <table:table-cell office:value-type="float" office:value="-518.35" table:style-name="ce1">
            <text:p>-518.35</text:p>
          </table:table-cell>
          <table:table-cell office:value-type="string" table:style-name="ce1">
            <text:p>10'587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30T09:00:45" table:style-name="ce2">
            <text:p>30/04/2018 09:00</text:p>
          </table:table-cell>
          <table:table-cell office:value-type="float" office:value="57921762" table:style-name="ce1">
            <text:p>5792176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GLDV</text:p>
          </table:table-cell>
          <table:table-cell office:value-type="string" table:style-name="ce1">
            <text:p>SPDR S&amp;P Global Div. Arist.</text:p>
          </table:table-cell>
          <table:table-cell office:value-type="string" table:style-name="ce1">
            <text:p>IE00B9CQXS71</text:p>
          </table:table-cell>
          <table:table-cell office:value-type="float" office:value="135" table:style-name="ce1">
            <text:p>135</text:p>
          </table:table-cell>
          <table:table-cell office:value-type="float" office:value="34.5" table:style-name="ce1">
            <text:p>34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97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97.55</text:p>
          </table:table-cell>
          <table:table-cell office:value-type="string" table:style-name="ce1">
            <text:p>11'105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8:01:35" table:style-name="ce2">
            <text:p>16/04/2018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52.5" table:style-name="ce1">
            <text:p>352.5</text:p>
          </table:table-cell>
          <table:table-cell office:value-type="float" office:value="123.38" table:style-name="ce1">
            <text:p>123.38</text:p>
          </table:table-cell>
          <table:table-cell office:value-type="float" office:value="0" table:style-name="ce1">
            <text:p>0</text:p>
          </table:table-cell>
          <table:table-cell office:value-type="float" office:value="229.12" table:style-name="ce1">
            <text:p>229.12</text:p>
          </table:table-cell>
          <table:table-cell office:value-type="string" table:style-name="ce1">
            <text:p>CHF</text:p>
          </table:table-cell>
          <table:table-cell office:value-type="float" office:value="229.12" table:style-name="ce1">
            <text:p>229.12</text:p>
          </table:table-cell>
          <table:table-cell office:value-type="string" table:style-name="ce1">
            <text:p>15'803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6T17:43:03" table:style-name="ce2">
            <text:p>16/04/2018 17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F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5'574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12T09:00:33" table:style-name="ce2">
            <text:p>12/04/2018 09:00</text:p>
          </table:table-cell>
          <table:table-cell office:value-type="float" office:value="57669950" table:style-name="ce1">
            <text:p>5766995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35" table:style-name="ce1">
            <text:p>35</text:p>
          </table:table-cell>
          <table:table-cell office:value-type="float" office:value="441.4" table:style-name="ce1">
            <text:p>441.4</text:p>
          </table:table-cell>
          <table:table-cell office:value-type="float" office:value="94.6" table:style-name="ce1">
            <text:p>94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354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354.40</text:p>
          </table:table-cell>
          <table:table-cell office:value-type="string" table:style-name="ce1">
            <text:p>15'548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4-02T09:41:40" table:style-name="ce2">
            <text:p>02/04/2018 09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83" table:style-name="ce1">
            <text:p>27.83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9.97" table:style-name="ce1">
            <text:p>-29.97</text:p>
          </table:table-cell>
          <table:table-cell office:value-type="string" table:style-name="ce1">
            <text:p>CHF</text:p>
          </table:table-cell>
          <table:table-cell office:value-type="float" office:value="-29.97" table:style-name="ce1">
            <text:p>-29.97</text:p>
          </table:table-cell>
          <table:table-cell office:value-type="float" office:value="193.64" table:style-name="ce1">
            <text:p>193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19T09:42:50" table:style-name="ce2">
            <text:p>19/03/2018 09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5.6" table:style-name="ce1">
            <text:p>45.6</text:p>
          </table:table-cell>
          <table:table-cell office:value-type="float" office:value="15.96" table:style-name="ce1">
            <text:p>15.96</text:p>
          </table:table-cell>
          <table:table-cell office:value-type="float" office:value="0" table:style-name="ce1">
            <text:p>0</text:p>
          </table:table-cell>
          <table:table-cell office:value-type="float" office:value="29.64" table:style-name="ce1">
            <text:p>29.64</text:p>
          </table:table-cell>
          <table:table-cell office:value-type="string" table:style-name="ce1">
            <text:p>CHF</text:p>
          </table:table-cell>
          <table:table-cell office:value-type="float" office:value="29.64" table:style-name="ce1">
            <text:p>29.64</text:p>
          </table:table-cell>
          <table:table-cell office:value-type="float" office:value="223.61" table:style-name="ce1">
            <text:p>223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3-06T10:12:55" table:style-name="ce2">
            <text:p>06/03/2018 10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CHF</text:p>
          </table:table-cell>
          <table:table-cell office:value-type="float" office:value="28.6" table:style-name="ce1">
            <text:p>28.6</text:p>
          </table:table-cell>
          <table:table-cell office:value-type="float" office:value="193.97" table:style-name="ce1">
            <text:p>193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8-02-06T17:39:31" table:style-name="ce2">
            <text:p>06/02/2018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" table:style-name="ce1">
            <text:p>-107.7</text:p>
          </table:table-cell>
          <table:table-cell office:value-type="string" table:style-name="ce1">
            <text:p>CHF</text:p>
          </table:table-cell>
          <table:table-cell office:value-type="float" office:value="-107.7" table:style-name="ce1">
            <text:p>-107.7</text:p>
          </table:table-cell>
          <table:table-cell office:value-type="float" office:value="165.37" table:style-name="ce1">
            <text:p>165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12-30T14:10:00" table:style-name="ce2">
            <text:p>30/12/2017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USD</text:p>
          </table:table-cell>
          <table:table-cell office:value-type="float" office:value="0.24" table:style-name="ce1">
            <text:p>0.24</text:p>
          </table:table-cell>
          <table:table-cell office:value-type="float" office:value="158.30000000000001" table:style-name="ce1">
            <text:p>158.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9" table:style-name="ce2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28.49" table:style-name="ce1">
            <text:p>2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49" table:style-name="ce1">
            <text:p>28.49</text:p>
          </table:table-cell>
          <table:table-cell office:value-type="string" table:style-name="ce1">
            <text:p>USD</text:p>
          </table:table-cell>
          <table:table-cell office:value-type="float" office:value="28.49" table:style-name="ce1">
            <text:p>28.49</text:p>
          </table:table-cell>
          <table:table-cell office:value-type="float" office:value="158.06" table:style-name="ce1">
            <text:p>158.0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6:56:16" table:style-name="ce2">
            <text:p>29/12/2017 16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1" table:style-name="ce1">
            <text:p>1</text:p>
          </table:table-cell>
          <table:table-cell office:value-type="float" office:value="129.57" table:style-name="ce1">
            <text:p>129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office:value-type="float" office:value="129.57" table:style-name="ce1">
            <text:p>129.57</text:p>
          </table:table-cell>
          <table:table-cell office:value-type="float" office:value="129.57" table:style-name="ce1">
            <text:p>12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12-29T15:11:55" table:style-name="ce2">
            <text:p>29/12/2017 15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1" table:style-name="ce1">
            <text:p>27.1</text:p>
          </table:table-cell>
          <table:table-cell office:value-type="float" office:value="2.17" table:style-name="ce1">
            <text:p>2.17</text:p>
          </table:table-cell>
          <table:table-cell office:value-type="float" office:value="0" table:style-name="ce1">
            <text:p>0</text:p>
          </table:table-cell>
          <table:table-cell office:value-type="float" office:value="-29.27" table:style-name="ce1">
            <text:p>-29.27</text:p>
          </table:table-cell>
          <table:table-cell office:value-type="string" table:style-name="ce1">
            <text:p>CHF</text:p>
          </table:table-cell>
          <table:table-cell office:value-type="float" office:value="-29.27" table:style-name="ce1">
            <text:p>-29.27</text:p>
          </table:table-cell>
          <table:table-cell office:value-type="float" office:value="273.07" table:style-name="ce1">
            <text:p>27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29T14:37:18" table:style-name="ce2">
            <text:p>29/09/2017 14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27" table:style-name="ce1">
            <text:p>25.27</text:p>
          </table:table-cell>
          <table:table-cell office:value-type="float" office:value="2.02" table:style-name="ce1">
            <text:p>2.02</text:p>
          </table:table-cell>
          <table:table-cell office:value-type="float" office:value="0" table:style-name="ce1">
            <text:p>0</text:p>
          </table:table-cell>
          <table:table-cell office:value-type="float" office:value="-27.29" table:style-name="ce1">
            <text:p>-27.29</text:p>
          </table:table-cell>
          <table:table-cell office:value-type="string" table:style-name="ce1">
            <text:p>CHF</text:p>
          </table:table-cell>
          <table:table-cell office:value-type="float" office:value="-27.29" table:style-name="ce1">
            <text:p>-27.29</text:p>
          </table:table-cell>
          <table:table-cell office:value-type="float" office:value="302.33999999999997" table:style-name="ce1">
            <text:p>30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11T10:58:21" table:style-name="ce2">
            <text:p>11/09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30.4" table:style-name="ce1">
            <text:p>3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string" table:style-name="ce1">
            <text:p>CHF</text:p>
          </table:table-cell>
          <table:table-cell office:value-type="float" office:value="30.4" table:style-name="ce1">
            <text:p>30.4</text:p>
          </table:table-cell>
          <table:table-cell office:value-type="float" office:value="329.63" table:style-name="ce1">
            <text:p>329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9-06T17:44:14" table:style-name="ce2">
            <text:p>06/09/2017 17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1" table:style-name="ce1">
            <text:p>1</text:p>
          </table:table-cell>
          <table:table-cell office:value-type="float" office:value="44.8" table:style-name="ce1">
            <text:p>44.8</text:p>
          </table:table-cell>
          <table:table-cell office:value-type="float" office:value="15.68" table:style-name="ce1">
            <text:p>15.68</text:p>
          </table:table-cell>
          <table:table-cell office:value-type="float" office:value="0" table:style-name="ce1">
            <text:p>0</text:p>
          </table:table-cell>
          <table:table-cell office:value-type="float" office:value="29.12" table:style-name="ce1">
            <text:p>29.12</text:p>
          </table:table-cell>
          <table:table-cell office:value-type="string" table:style-name="ce1">
            <text:p>CHF</text:p>
          </table:table-cell>
          <table:table-cell office:value-type="float" office:value="29.12" table:style-name="ce1">
            <text:p>29.12</text:p>
          </table:table-cell>
          <table:table-cell office:value-type="float" office:value="299.23" table:style-name="ce1">
            <text:p>299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7-31T09:01:09" table:style-name="ce2">
            <text:p>31/07/2017 09:01</text:p>
          </table:table-cell>
          <table:table-cell office:value-type="float" office:value="53266472" table:style-name="ce1">
            <text:p>532664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MICHA</text:p>
          </table:table-cell>
          <table:table-cell office:value-type="string" table:style-name="ce1">
            <text:p>UBSETF SMI CHF DIS</text:p>
          </table:table-cell>
          <table:table-cell office:value-type="string" table:style-name="ce1">
            <text:p>CH0017142719</text:p>
          </table:table-cell>
          <table:table-cell office:value-type="float" office:value="80" table:style-name="ce1">
            <text:p>80</text:p>
          </table:table-cell>
          <table:table-cell office:value-type="float" office:value="92.53" table:style-name="ce1">
            <text:p>92.5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420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420.40</text:p>
          </table:table-cell>
          <table:table-cell office:value-type="float" office:value="270.11" table:style-name="ce1">
            <text:p>270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6-30T15:48:46" table:style-name="ce2">
            <text:p>30/06/2017 15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" table:style-name="ce1">
            <text:p>24.2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4" table:style-name="ce1">
            <text:p>-26.14</text:p>
          </table:table-cell>
          <table:table-cell office:value-type="string" table:style-name="ce1">
            <text:p>CHF</text:p>
          </table:table-cell>
          <table:table-cell office:value-type="float" office:value="-26.14" table:style-name="ce1">
            <text:p>-26.14</text:p>
          </table:table-cell>
          <table:table-cell office:value-type="string" table:style-name="ce1">
            <text:p>7'690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2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61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613.0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613.07</text:p>
          </table:table-cell>
          <table:table-cell office:value-type="string" table:style-name="ce1">
            <text:p>7'716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26T22:15:56" table:style-name="ce2">
            <text:p>26/05/2017 22:15</text:p>
          </table:table-cell>
          <table:table-cell office:value-type="float" office:value="52377444" table:style-name="ce1">
            <text:p>5237744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639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639.1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639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9:57:50" table:style-name="ce2">
            <text:p>26/05/2017 19:57</text:p>
          </table:table-cell>
          <table:table-cell office:value-type="float" office:value="52376451" table:style-name="ce1">
            <text:p>523764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NT</text:p>
          </table:table-cell>
          <table:table-cell office:value-type="string" table:style-name="ce1">
            <text:p>3D PRINTING ETF</text:p>
          </table:table-cell>
          <table:table-cell office:value-type="string" table:style-name="ce1">
            <text:p>US00214Q5009</text:p>
          </table:table-cell>
          <table:table-cell office:value-type="float" office:value="300" table:style-name="ce1">
            <text:p>300</text:p>
          </table:table-cell>
          <table:table-cell office:value-type="float" office:value="25.96" table:style-name="ce1">
            <text:p>25.96</text:p>
          </table:table-cell>
          <table:table-cell office:value-type="float" office:value="46.68" table:style-name="ce1">
            <text:p>46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34.6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834.68</text:p>
          </table:table-cell>
          <table:table-cell office:value-type="string" table:style-name="ce1">
            <text:p>-1'639.1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26T18:01:03" table:style-name="ce2">
            <text:p>26/05/2017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236.25" table:style-name="ce1">
            <text:p>236.25</text:p>
          </table:table-cell>
          <table:table-cell office:value-type="float" office:value="82.69" table:style-name="ce1">
            <text:p>82.69</text:p>
          </table:table-cell>
          <table:table-cell office:value-type="float" office:value="0" table:style-name="ce1">
            <text:p>0</text:p>
          </table:table-cell>
          <table:table-cell office:value-type="float" office:value="153.56" table:style-name="ce1">
            <text:p>153.56</text:p>
          </table:table-cell>
          <table:table-cell office:value-type="string" table:style-name="ce1">
            <text:p>CHF</text:p>
          </table:table-cell>
          <table:table-cell office:value-type="float" office:value="153.56" table:style-name="ce1">
            <text:p>153.56</text:p>
          </table:table-cell>
          <table:table-cell office:value-type="string" table:style-name="ce1">
            <text:p>9'329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2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-12" table:style-name="ce1">
            <text:p>-12</text:p>
          </table:table-cell>
          <table:table-cell office:value-type="float" office:value="465" table:style-name="ce1">
            <text:p>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18T11:11:44" table:style-name="ce2">
            <text:p>18/05/2017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'58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58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580.00</text:p>
          </table:table-cell>
          <table:table-cell office:value-type="string" table:style-name="ce1">
            <text:p>6'19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7-05-12T13:58:14" table:style-name="ce2">
            <text:p>12/05/2017 13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F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9'176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8T15:40:49" table:style-name="ce2">
            <text:p>08/05/2017 15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HF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9'1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2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umbuchung</text:p>
          </table:table-cell>
          <table:table-cell office:value-type="string" table:style-name="ce1">
            <text:p>SYNNE</text:p>
          </table:table-cell>
          <table:table-cell office:value-type="string" table:style-name="ce1">
            <text:p>SYNGENTA N <text:s/>2. Linie</text:p>
          </table:table-cell>
          <table:table-cell office:value-type="string" table:style-name="ce1">
            <text:p>CH031612454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5-04T10:58:54" table:style-name="ce2">
            <text:p>04/05/2017 10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umbuchung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24T09:00:51" table:style-name="ce2">
            <text:p>24/04/2017 09:00</text:p>
          </table:table-cell>
          <table:table-cell office:value-type="float" office:value="51882337" table:style-name="ce1">
            <text:p>5188233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50.05" table:style-name="ce1">
            <text:p>50.05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464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464.45</text:p>
          </table:table-cell>
          <table:table-cell office:value-type="string" table:style-name="ce1">
            <text:p>8'93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8T15:14:04" table:style-name="ce2">
            <text:p>18/04/2017 15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HF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1'47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4-10T14:48:44" table:style-name="ce2">
            <text:p>10/04/2017 14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45" table:style-name="ce1">
            <text:p>345</text:p>
          </table:table-cell>
          <table:table-cell office:value-type="float" office:value="120.75" table:style-name="ce1">
            <text:p>120.75</text:p>
          </table:table-cell>
          <table:table-cell office:value-type="float" office:value="0" table:style-name="ce1">
            <text:p>0</text:p>
          </table:table-cell>
          <table:table-cell office:value-type="float" office:value="224.25" table:style-name="ce1">
            <text:p>224.25</text:p>
          </table:table-cell>
          <table:table-cell office:value-type="string" table:style-name="ce1">
            <text:p>CHF</text:p>
          </table:table-cell>
          <table:table-cell office:value-type="float" office:value="224.25" table:style-name="ce1">
            <text:p>224.25</text:p>
          </table:table-cell>
          <table:table-cell office:value-type="string" table:style-name="ce1">
            <text:p>1'292.7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31T12:44:39" table:style-name="ce2">
            <text:p>31/03/2017 1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1.97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float" office:value="-26.62" table:style-name="ce1">
            <text:p>-26.62</text:p>
          </table:table-cell>
          <table:table-cell office:value-type="string" table:style-name="ce1">
            <text:p>CHF</text:p>
          </table:table-cell>
          <table:table-cell office:value-type="float" office:value="-26.62" table:style-name="ce1">
            <text:p>-26.62</text:p>
          </table:table-cell>
          <table:table-cell office:value-type="string" table:style-name="ce1">
            <text:p>1'068.4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7-03-03T11:39:01" table:style-name="ce2">
            <text:p>03/03/2017 11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1'095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35:42" table:style-name="ce2">
            <text:p>31/12/2016 13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CHF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1'203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31T13:16:05" table:style-name="ce2">
            <text:p>31/12/2016 13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USD</text:p>
          </table:table-cell>
          <table:table-cell office:value-type="float" office:value="0.35" table:style-name="ce1">
            <text:p>0.35</text:p>
          </table:table-cell>
          <table:table-cell office:value-type="float" office:value="615.53" table:style-name="ce1">
            <text:p>615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12-30T14:49:03" table:style-name="ce2">
            <text:p>30/12/2016 14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1" table:style-name="ce1">
            <text:p>24.21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float" office:value="-26.15" table:style-name="ce1">
            <text:p>-26.15</text:p>
          </table:table-cell>
          <table:table-cell office:value-type="string" table:style-name="ce1">
            <text:p>CHF</text:p>
          </table:table-cell>
          <table:table-cell office:value-type="float" office:value="-26.15" table:style-name="ce1">
            <text:p>-26.15</text:p>
          </table:table-cell>
          <table:table-cell office:value-type="string" table:style-name="ce1">
            <text:p>1'203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13T15:18:36" table:style-name="ce2">
            <text:p>13/12/2016 15:18</text:p>
          </table:table-cell>
          <table:table-cell office:value-type="float" office:value="50163131" table:style-name="ce1">
            <text:p>5016313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.18003050000000001" table:style-name="ce1">
            <text:p>0.1800305</text:p>
          </table:table-cell>
          <table:table-cell office:value-type="float" office:value="30.95" table:style-name="ce1">
            <text:p>3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1'229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12-06T18:49:29" table:style-name="ce2">
            <text:p>06/12/2016 18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</text:p>
          </table:table-cell>
          <table:table-cell office:value-type="string" table:style-name="ce1">
            <text:p>MBTN1</text:p>
          </table:table-cell>
          <table:table-cell office:value-type="string" table:style-name="ce1">
            <text:p>MEYER BURGER ANR</text:p>
          </table:table-cell>
          <table:table-cell office:value-type="string" table:style-name="ce1">
            <text:p>CH0342833164</text:p>
          </table:table-cell>
          <table:table-cell office:value-type="float" office:value="7000" table:style-name="ce1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2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99" table:style-name="ce1">
            <text:p>26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99" table:style-name="ce1">
            <text:p>-26.99</text:p>
          </table:table-cell>
          <table:table-cell office:value-type="string" table:style-name="ce1">
            <text:p>USD</text:p>
          </table:table-cell>
          <table:table-cell office:value-type="float" office:value="-26.99" table:style-name="ce1">
            <text:p>-26.99</text:p>
          </table:table-cell>
          <table:table-cell office:value-type="float" office:value="615.17999999999995" table:style-name="ce1">
            <text:p>615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9-30T22:18:43" table:style-name="ce2">
            <text:p>30/09/2016 22:18</text:p>
          </table:table-cell>
          <table:table-cell office:value-type="float" office:value="49209807" table:style-name="ce1">
            <text:p>4920980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95" table:style-name="ce1">
            <text:p>25.95</text:p>
          </table:table-cell>
          <table:table-cell office:value-type="string" table:style-name="ce1">
            <text:p>CHF</text:p>
          </table:table-cell>
          <table:table-cell office:value-type="float" office:value="25.95" table:style-name="ce1">
            <text:p>25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9-30T14:45:33" table:style-name="ce2">
            <text:p>30/09/2016 14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1.92" table:style-name="ce1">
            <text:p>1.92</text:p>
          </table:table-cell>
          <table:table-cell office:value-type="float" office:value="0" table:style-name="ce1">
            <text:p>0</text:p>
          </table:table-cell>
          <table:table-cell office:value-type="float" office:value="-25.98" table:style-name="ce1">
            <text:p>-25.98</text:p>
          </table:table-cell>
          <table:table-cell office:value-type="string" table:style-name="ce1">
            <text:p>CHF</text:p>
          </table:table-cell>
          <table:table-cell office:value-type="float" office:value="-25.98" table:style-name="ce1">
            <text:p>-25.98</text:p>
          </table:table-cell>
          <table:table-cell office:value-type="float" office:value="-25.95" table:style-name="ce1">
            <text:p>-25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2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263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263.2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263.27</text:p>
          </table:table-cell>
          <table:table-cell office:value-type="float" office:value="642.16999999999996" table:style-name="ce1">
            <text:p>642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29T22:16:23" table:style-name="ce2">
            <text:p>29/08/2016 22:16</text:p>
          </table:table-cell>
          <table:table-cell office:value-type="float" office:value="48828855" table:style-name="ce1">
            <text:p>4882885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6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06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068.8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29T09:02:17" table:style-name="ce2">
            <text:p>29/08/2016 09:02</text:p>
          </table:table-cell>
          <table:table-cell office:value-type="float" office:value="48816588" table:style-name="ce1">
            <text:p>4881658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AER</text:p>
          </table:table-cell>
          <table:table-cell office:value-type="string" table:style-name="ce1">
            <text:p>JULIUS BAER N</text:p>
          </table:table-cell>
          <table:table-cell office:value-type="string" table:style-name="ce1">
            <text:p>CH0102484968</text:p>
          </table:table-cell>
          <table:table-cell office:value-type="float" office:value="150" table:style-name="ce1">
            <text:p>150</text:p>
          </table:table-cell>
          <table:table-cell office:value-type="float" office:value="40.18" table:style-name="ce1">
            <text:p>40.18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6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68.85</text:p>
          </table:table-cell>
          <table:table-cell office:value-type="string" table:style-name="ce1">
            <text:p>-6'068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07" table:style-name="ce1">
            <text:p>107</text:p>
          </table:table-cell>
          <table:table-cell office:value-type="float" office:value="22.01" table:style-name="ce1">
            <text:p>22.01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353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353.26</text:p>
          </table:table-cell>
          <table:table-cell office:value-type="string" table:style-name="ce1">
            <text:p>6'90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90" table:style-name="ce1">
            <text:p>90</text:p>
          </table:table-cell>
          <table:table-cell office:value-type="float" office:value="22.01" table:style-name="ce1">
            <text:p>22.01</text:p>
          </table:table-cell>
          <table:table-cell office:value-type="float" office:value="1.53" table:style-name="ce1">
            <text:p>1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79.3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979.37</text:p>
          </table:table-cell>
          <table:table-cell office:value-type="string" table:style-name="ce1">
            <text:p>4'552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20" table:style-name="ce1">
            <text:p>20</text:p>
          </table:table-cell>
          <table:table-cell office:value-type="float" office:value="22.01" table:style-name="ce1">
            <text:p>22.01</text:p>
          </table:table-cell>
          <table:table-cell office:value-type="float" office:value="10.34" table:style-name="ce1">
            <text:p>10.34</text:p>
          </table:table-cell>
          <table:table-cell office:value-type="float" office:value="0" table:style-name="ce1">
            <text:p>0</text:p>
          </table:table-cell>
          <table:table-cell office:value-type="float" office:value="429.86" table:style-name="ce1">
            <text:p>429.86</text:p>
          </table:table-cell>
          <table:table-cell office:value-type="string" table:style-name="ce1">
            <text:p>USD</text:p>
          </table:table-cell>
          <table:table-cell office:value-type="float" office:value="429.86" table:style-name="ce1">
            <text:p>429.86</text:p>
          </table:table-cell>
          <table:table-cell office:value-type="string" table:style-name="ce1">
            <text:p>2'572.8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8-11T15:30:05" table:style-name="ce2">
            <text:p>11/08/2016 15:30</text:p>
          </table:table-cell>
          <table:table-cell office:value-type="float" office:value="48633559" table:style-name="ce1">
            <text:p>486335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83" table:style-name="ce1">
            <text:p>83</text:p>
          </table:table-cell>
          <table:table-cell office:value-type="float" office:value="22.01" table:style-name="ce1">
            <text:p>22.01</text:p>
          </table:table-cell>
          <table:table-cell office:value-type="float" office:value="27.26" table:style-name="ce1">
            <text:p>27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799.5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799.57</text:p>
          </table:table-cell>
          <table:table-cell office:value-type="string" table:style-name="ce1">
            <text:p>2'142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27T11:58:39" table:style-name="ce2">
            <text:p>27/07/2016 11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1" table:style-name="ce1">
            <text:p>1</text:p>
          </table:table-cell>
          <table:table-cell office:value-type="float" office:value="225.17" table:style-name="ce1">
            <text:p>225.17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float" office:value="218.69" table:style-name="ce1">
            <text:p>218.69</text:p>
          </table:table-cell>
          <table:table-cell office:value-type="string" table:style-name="ce1">
            <text:p>USD</text:p>
          </table:table-cell>
          <table:table-cell office:value-type="float" office:value="218.69" table:style-name="ce1">
            <text:p>218.69</text:p>
          </table:table-cell>
          <table:table-cell office:value-type="float" office:value="343.38" table:style-name="ce1">
            <text:p>343.3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2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41.06" table:style-name="ce1">
            <text:p>34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1.06" table:style-name="ce1">
            <text:p>-341.06</text:p>
          </table:table-cell>
          <table:table-cell office:value-type="string" table:style-name="ce1">
            <text:p>USD</text:p>
          </table:table-cell>
          <table:table-cell office:value-type="float" office:value="-341.06" table:style-name="ce1">
            <text:p>-341.06</text:p>
          </table:table-cell>
          <table:table-cell office:value-type="float" office:value="124.69" table:style-name="ce1">
            <text:p>124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7-11T22:15:51" table:style-name="ce2">
            <text:p>11/07/2016 22:15</text:p>
          </table:table-cell>
          <table:table-cell office:value-type="float" office:value="48320343" table:style-name="ce1">
            <text:p>4832034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CHF</text:p>
          </table:table-cell>
          <table:table-cell office:value-type="float" office:value="332" table:style-name="ce1">
            <text:p>33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2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17" table:style-name="ce1">
            <text:p>117</text:p>
          </table:table-cell>
          <table:table-cell office:value-type="float" office:value="3.8" table:style-name="ce1">
            <text:p>3.8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-444.95" table:style-name="ce1">
            <text:p>-444.95</text:p>
          </table:table-cell>
          <table:table-cell office:value-type="string" table:style-name="ce1">
            <text:p>CHF</text:p>
          </table:table-cell>
          <table:table-cell office:value-type="float" office:value="-444.95" table:style-name="ce1">
            <text:p>-444.95</text:p>
          </table:table-cell>
          <table:table-cell office:value-type="float" office:value="-331.97" table:style-name="ce1">
            <text:p>-331.9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9:24" table:style-name="ce2">
            <text:p>11/07/2016 14:49</text:p>
          </table:table-cell>
          <table:table-cell office:value-type="float" office:value="48313029" table:style-name="ce1">
            <text:p>483130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BTN</text:p>
          </table:table-cell>
          <table:table-cell office:value-type="string" table:style-name="ce1">
            <text:p>MEYER BURGER N</text:p>
          </table:table-cell>
          <table:table-cell office:value-type="string" table:style-name="ce1">
            <text:p>CH0108503795</text:p>
          </table:table-cell>
          <table:table-cell office:value-type="float" office:value="1283" table:style-name="ce1">
            <text:p>1283</text:p>
          </table:table-cell>
          <table:table-cell office:value-type="float" office:value="3.8" table:style-name="ce1">
            <text:p>3.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16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916.40</text:p>
          </table:table-cell>
          <table:table-cell office:value-type="float" office:value="112.98" table:style-name="ce1">
            <text:p>112.9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11T14:45:55" table:style-name="ce2">
            <text:p>11/07/2016 14:45</text:p>
          </table:table-cell>
          <table:table-cell office:value-type="float" office:value="48312770" table:style-name="ce1">
            <text:p>4831277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507" table:style-name="ce1">
            <text:p>507</text:p>
          </table:table-cell>
          <table:table-cell office:value-type="float" office:value="40.65" table:style-name="ce1">
            <text:p>40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29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029.35</text:p>
          </table:table-cell>
          <table:table-cell office:value-type="string" table:style-name="ce1">
            <text:p>5'02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7-06T08:53:19" table:style-name="ce2">
            <text:p>06/07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2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4" table:style-name="ce1">
            <text:p>26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4" table:style-name="ce1">
            <text:p>-26.44</text:p>
          </table:table-cell>
          <table:table-cell office:value-type="string" table:style-name="ce1">
            <text:p>USD</text:p>
          </table:table-cell>
          <table:table-cell office:value-type="float" office:value="-26.44" table:style-name="ce1">
            <text:p>-26.44</text:p>
          </table:table-cell>
          <table:table-cell office:value-type="float" office:value="465.75" table:style-name="ce1">
            <text:p>465.7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30T22:17:09" table:style-name="ce2">
            <text:p>30/06/2016 22:17</text:p>
          </table:table-cell>
          <table:table-cell office:value-type="float" office:value="48179162" table:style-name="ce1">
            <text:p>4817916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55" table:style-name="ce1">
            <text:p>25.55</text:p>
          </table:table-cell>
          <table:table-cell office:value-type="string" table:style-name="ce1">
            <text:p>CHF</text:p>
          </table:table-cell>
          <table:table-cell office:value-type="float" office:value="25.55" table:style-name="ce1">
            <text:p>25.55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30T12:02:35" table:style-name="ce2">
            <text:p>30/06/2016 12: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65" table:style-name="ce1">
            <text:p>23.65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-25.54" table:style-name="ce1">
            <text:p>-25.54</text:p>
          </table:table-cell>
          <table:table-cell office:value-type="string" table:style-name="ce1">
            <text:p>CHF</text:p>
          </table:table-cell>
          <table:table-cell office:value-type="float" office:value="-25.54" table:style-name="ce1">
            <text:p>-25.54</text:p>
          </table:table-cell>
          <table:table-cell office:value-type="float" office:value="-25.52" table:style-name="ce1">
            <text:p>-25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2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090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090.6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090.64</text:p>
          </table:table-cell>
          <table:table-cell office:value-type="float" office:value="492.19" table:style-name="ce1">
            <text:p>492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6-21T22:16:23" table:style-name="ce2">
            <text:p>21/06/2016 22:16</text:p>
          </table:table-cell>
          <table:table-cell office:value-type="float" office:value="48017389" table:style-name="ce1">
            <text:p>4801738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99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92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992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1T09:01:10" table:style-name="ce2">
            <text:p>21/06/2016 09:01</text:p>
          </table:table-cell>
          <table:table-cell office:value-type="float" office:value="48006920" table:style-name="ce1">
            <text:p>480069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YNN</text:p>
          </table:table-cell>
          <table:table-cell office:value-type="string" table:style-name="ce1">
            <text:p>SYNGENTA N</text:p>
          </table:table-cell>
          <table:table-cell office:value-type="string" table:style-name="ce1">
            <text:p>CH0011037469</text:p>
          </table:table-cell>
          <table:table-cell office:value-type="float" office:value="12" table:style-name="ce1">
            <text:p>12</text:p>
          </table:table-cell>
          <table:table-cell office:value-type="float" office:value="382" table:style-name="ce1">
            <text:p>382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2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24.80</text:p>
          </table:table-cell>
          <table:table-cell office:value-type="string" table:style-name="ce1">
            <text:p>-1'99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20T09:05:21" table:style-name="ce2">
            <text:p>20/06/2016 09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PRECIOUSW.RIGHT</text:p>
          </table:table-cell>
          <table:table-cell office:value-type="string" table:style-name="ce1">
            <text:p>PRECIOUS WOODS HOLDING ANRECHT 20 1 6-28.6.16</text:p>
          </table:table-cell>
          <table:table-cell office:value-type="string" table:style-name="ce1">
            <text:p>CH0328492829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8T09:00:24" table:style-name="ce2">
            <text:p>08/06/2016 09:00</text:p>
          </table:table-cell>
          <table:table-cell office:value-type="float" office:value="47833615" table:style-name="ce1">
            <text:p>4783361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5" table:style-name="ce1">
            <text:p>15</text:p>
          </table:table-cell>
          <table:table-cell office:value-type="float" office:value="304.89999999999998" table:style-name="ce1">
            <text:p>304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14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14.30</text:p>
          </table:table-cell>
          <table:table-cell office:value-type="string" table:style-name="ce1">
            <text:p>2'632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58:03" table:style-name="ce2">
            <text:p>06/06/2016 09:58</text:p>
          </table:table-cell>
          <table:table-cell office:value-type="float" office:value="47807379" table:style-name="ce1">
            <text:p>4780737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500" table:style-name="ce1">
            <text:p>7500</text:p>
          </table:table-cell>
          <table:table-cell office:value-type="float" office:value="0.63" table:style-name="ce1">
            <text:p>0.63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684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684.60</text:p>
          </table:table-cell>
          <table:table-cell office:value-type="string" table:style-name="ce1">
            <text:p>7'246.8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1:13" table:style-name="ce2">
            <text:p>06/06/2016 09:01</text:p>
          </table:table-cell>
          <table:table-cell office:value-type="float" office:value="47807383" table:style-name="ce1">
            <text:p>4780738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18.5" table:style-name="ce1">
            <text:p>18.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99.55" table:style-name="ce1">
            <text:p>99.55</text:p>
          </table:table-cell>
          <table:table-cell office:value-type="string" table:style-name="ce1">
            <text:p>CHF</text:p>
          </table:table-cell>
          <table:table-cell office:value-type="float" office:value="99.55" table:style-name="ce1">
            <text:p>99.55</text:p>
          </table:table-cell>
          <table:table-cell office:value-type="string" table:style-name="ce1">
            <text:p>2'562.2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6-06T09:00:12" table:style-name="ce2">
            <text:p>06/06/2016 09:00</text:p>
          </table:table-cell>
          <table:table-cell office:value-type="float" office:value="47807361" table:style-name="ce1">
            <text:p>478073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21.44" table:style-name="ce1">
            <text:p>21.44</text:p>
          </table:table-cell>
          <table:table-cell office:value-type="float" office:value="15.76" table:style-name="ce1">
            <text:p>15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557.0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557.04</text:p>
          </table:table-cell>
          <table:table-cell office:value-type="string" table:style-name="ce1">
            <text:p>2'582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5-17T19:22:49" table:style-name="ce2">
            <text:p>17/05/2016 19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F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2'46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5-13T17:39:31" table:style-name="ce2">
            <text:p>13/05/2016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2'312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4T08:53:52" table:style-name="ce2">
            <text:p>14/04/2016 08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-7500" table:style-name="ce1">
            <text:p>-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4-11T11:11:34" table:style-name="ce2">
            <text:p>11/04/2016 11: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7.5" table:style-name="ce1">
            <text:p>337.5</text:p>
          </table:table-cell>
          <table:table-cell office:value-type="float" office:value="118.13" table:style-name="ce1">
            <text:p>118.13</text:p>
          </table:table-cell>
          <table:table-cell office:value-type="float" office:value="0" table:style-name="ce1">
            <text:p>0</text:p>
          </table:table-cell>
          <table:table-cell office:value-type="float" office:value="219.37" table:style-name="ce1">
            <text:p>219.37</text:p>
          </table:table-cell>
          <table:table-cell office:value-type="string" table:style-name="ce1">
            <text:p>CHF</text:p>
          </table:table-cell>
          <table:table-cell office:value-type="float" office:value="219.37" table:style-name="ce1">
            <text:p>219.37</text:p>
          </table:table-cell>
          <table:table-cell office:value-type="string" table:style-name="ce1">
            <text:p>2'215.2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31T15:38:43" table:style-name="ce2">
            <text:p>31/03/2016 15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float" office:value="-21.88" table:style-name="ce1">
            <text:p>-21.88</text:p>
          </table:table-cell>
          <table:table-cell office:value-type="string" table:style-name="ce1">
            <text:p>CHF</text:p>
          </table:table-cell>
          <table:table-cell office:value-type="float" office:value="-21.88" table:style-name="ce1">
            <text:p>-21.88</text:p>
          </table:table-cell>
          <table:table-cell office:value-type="string" table:style-name="ce1">
            <text:p>1'995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29T18:46:23" table:style-name="ce2">
            <text:p>29/03/2016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5.79" table:style-name="ce1">
            <text:p>25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office:value-type="float" office:value="25.79" table:style-name="ce1">
            <text:p>25.79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3-23T10:06:58" table:style-name="ce2">
            <text:p>23/03/2016 10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VONR ANR 6.4.16</text:p>
          </table:table-cell>
          <table:table-cell office:value-type="string" table:style-name="ce1">
            <text:p>VON ROLL HLDG - ANRECHT <text:s/>2016-6.4.1 6</text:p>
          </table:table-cell>
          <table:table-cell office:value-type="string" table:style-name="ce1">
            <text:p>CH031957922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14T16:40:58" table:style-name="ce2">
            <text:p>14/03/2016 16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2'017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2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42:44" table:style-name="ce2">
            <text:p>04/03/2016 10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2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10:38:21" table:style-name="ce2">
            <text:p>04/03/2016 10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1" table:style-name="ce2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</text:p>
          </table:table-cell>
          <table:table-cell office:value-type="string" table:style-name="ce1">
            <text:p>CH031230968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4T08:39:50" table:style-name="ce2">
            <text:p>04/03/2016 08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verse Split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3-03T05:16:00" table:style-name="ce2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3-03T05:16:00" table:style-name="ce2">
            <text:p>03/03/2016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UBN0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6-02-15T22:15:24" table:style-name="ce2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3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37.1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37.18</text:p>
          </table:table-cell>
          <table:table-cell office:value-type="string" table:style-name="ce1">
            <text:p>2'125.7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22:15:24" table:style-name="ce2">
            <text:p>15/02/2016 22:15</text:p>
          </table:table-cell>
          <table:table-cell office:value-type="float" office:value="46368979" table:style-name="ce1">
            <text:p>4636897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31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431.2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431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2-15T09:40:46" table:style-name="ce2">
            <text:p>15/02/2016 09:40</text:p>
          </table:table-cell>
          <table:table-cell office:value-type="float" office:value="46358640" table:style-name="ce1">
            <text:p>463586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SN</text:p>
          </table:table-cell>
          <table:table-cell office:value-type="string" table:style-name="ce1">
            <text:p>EMS-CHEMIE N</text:p>
          </table:table-cell>
          <table:table-cell office:value-type="string" table:style-name="ce1">
            <text:p>CH0016440353</text:p>
          </table:table-cell>
          <table:table-cell office:value-type="float" office:value="10" table:style-name="ce1">
            <text:p>10</text:p>
          </table:table-cell>
          <table:table-cell office:value-type="float" office:value="457.25" table:style-name="ce1">
            <text:p>457.2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1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13.30</text:p>
          </table:table-cell>
          <table:table-cell office:value-type="string" table:style-name="ce1">
            <text:p>8'162.9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2-15T09:39:20" table:style-name="ce2">
            <text:p>15/02/2016 09:39</text:p>
          </table:table-cell>
          <table:table-cell office:value-type="float" office:value="46358568" table:style-name="ce1">
            <text:p>4635856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000" table:style-name="ce1">
            <text:p>1000</text:p>
          </table:table-cell>
          <table:table-cell office:value-type="float" office:value="5.3840000000000003" table:style-name="ce1">
            <text:p>5.384</text:p>
          </table:table-cell>
          <table:table-cell office:value-type="float" office:value="47.24" table:style-name="ce1">
            <text:p>47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-5'431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2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054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54.87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054.87</text:p>
          </table:table-cell>
          <table:table-cell office:value-type="string" table:style-name="ce1">
            <text:p>12'77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22:15:43" table:style-name="ce2">
            <text:p>25/01/2016 22:15</text:p>
          </table:table-cell>
          <table:table-cell office:value-type="float" office:value="46107514" table:style-name="ce1">
            <text:p>4610751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4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40.2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940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2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3" table:style-name="ce1">
            <text:p>3</text:p>
          </table:table-cell>
          <table:table-cell office:value-type="float" office:value="42.72" table:style-name="ce1">
            <text:p>42.7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28.25" table:style-name="ce1">
            <text:p>-128.25</text:p>
          </table:table-cell>
          <table:table-cell office:value-type="string" table:style-name="ce1">
            <text:p>CHF</text:p>
          </table:table-cell>
          <table:table-cell office:value-type="float" office:value="-128.25" table:style-name="ce1">
            <text:p>-128.25</text:p>
          </table:table-cell>
          <table:table-cell office:value-type="string" table:style-name="ce1">
            <text:p>17'831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45:23" table:style-name="ce2">
            <text:p>25/01/2016 15:45</text:p>
          </table:table-cell>
          <table:table-cell office:value-type="float" office:value="46103526" table:style-name="ce1">
            <text:p>4610352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LAFARGEHOLCIM N</text:p>
          </table:table-cell>
          <table:table-cell office:value-type="string" table:style-name="ce1">
            <text:p>CH0012214059</text:p>
          </table:table-cell>
          <table:table-cell office:value-type="float" office:value="97" table:style-name="ce1">
            <text:p>97</text:p>
          </table:table-cell>
          <table:table-cell office:value-type="float" office:value="42.71" table:style-name="ce1">
            <text:p>42.71</text:p>
          </table:table-cell>
          <table:table-cell office:value-type="float" office:value="40.450000000000003" table:style-name="ce1">
            <text:p>4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8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83.30</text:p>
          </table:table-cell>
          <table:table-cell office:value-type="string" table:style-name="ce1">
            <text:p>17'959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25T15:39:41" table:style-name="ce2">
            <text:p>25/01/2016 15:39</text:p>
          </table:table-cell>
          <table:table-cell office:value-type="float" office:value="46103405" table:style-name="ce1">
            <text:p>4610340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ABB ADR REP 1 ORD</text:p>
          </table:table-cell>
          <table:table-cell office:value-type="string" table:style-name="ce1">
            <text:p>US0003752047</text:p>
          </table:table-cell>
          <table:table-cell office:value-type="float" office:value="300" table:style-name="ce1">
            <text:p>300</text:p>
          </table:table-cell>
          <table:table-cell office:value-type="float" office:value="16.39" table:style-name="ce1">
            <text:p>16.39</text:p>
          </table:table-cell>
          <table:table-cell office:value-type="float" office:value="39.54" table:style-name="ce1">
            <text:p>39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56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56.54</text:p>
          </table:table-cell>
          <table:table-cell office:value-type="string" table:style-name="ce1">
            <text:p>-4'940.2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22T06:31:09" table:style-name="ce2">
            <text:p>22/01/2016 0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ü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0'000.00</text:p>
          </table:table-cell>
          <table:table-cell office:value-type="string" table:style-name="ce1">
            <text:p>22'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2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string" table:style-name="ce1">
            <text:p>USD</text:p>
          </table:table-cell>
          <table:table-cell office:value-type="float" office:value="0.18" table:style-name="ce1">
            <text:p>0.18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6-01-01T13:10:07" table:style-name="ce2">
            <text:p>01/01/2016 13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CHF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2'142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1T11:43:21" table:style-name="ce2">
            <text:p>31/12/2015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99" table:style-name="ce1">
            <text:p>21.99</text:p>
          </table:table-cell>
          <table:table-cell office:value-type="float" office:value="1.76" table:style-name="ce1">
            <text:p>1.76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CHF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2'142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30T17:33:03" table:style-name="ce2">
            <text:p>30/12/2015 17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2-23T08:57:25" table:style-name="ce2">
            <text:p>23/12/2015 08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2-07T17:47:52" table:style-name="ce2">
            <text:p>07/12/2015 17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OR ANRECHT</text:p>
          </table:table-cell>
          <table:table-cell office:value-type="string" table:style-name="ce1">
            <text:p>ORASCOM DEVL - ANRECHT <text:s/>2015-14.12. 15</text:p>
          </table:table-cell>
          <table:table-cell office:value-type="string" table:style-name="ce1">
            <text:p>CH030406053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30T07:32:16" table:style-name="ce2">
            <text:p>30/11/2015 07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4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002.00</text:p>
          </table:table-cell>
          <table:table-cell office:value-type="string" table:style-name="ce1">
            <text:p>2'166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2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01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01.2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301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11-26T09:46:50" table:style-name="ce2">
            <text:p>26/11/2015 09:46</text:p>
          </table:table-cell>
          <table:table-cell office:value-type="float" office:value="45424131" table:style-name="ce1">
            <text:p>45424131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99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699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699.55</text:p>
          </table:table-cell>
          <table:table-cell office:value-type="string" table:style-name="ce1">
            <text:p>16'168.4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2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39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639.0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639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26T09:46:06" table:style-name="ce2">
            <text:p>26/11/2015 09:46</text:p>
          </table:table-cell>
          <table:table-cell office:value-type="float" office:value="45424115" table:style-name="ce1">
            <text:p>45424115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14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14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714.55</text:p>
          </table:table-cell>
          <table:table-cell office:value-type="string" table:style-name="ce1">
            <text:p>10'468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4T14:52:48" table:style-name="ce2">
            <text:p>24/11/2015 14:52</text:p>
          </table:table-cell>
          <table:table-cell office:value-type="float" office:value="45402028" table:style-name="ce1">
            <text:p>4540202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.02" table:style-name="ce1">
            <text:p>0.02</text:p>
          </table:table-cell>
          <table:table-cell office:value-type="float" office:value="9.85" table:style-name="ce1">
            <text:p>9.85</text:p>
          </table:table-cell>
          <table:table-cell office:value-type="float" office:value="0" table:style-name="ce1">
            <text:p>0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CHF</text:p>
          </table:table-cell>
          <table:table-cell office:value-type="float" office:value="40.15" table:style-name="ce1">
            <text:p>40.15</text:p>
          </table:table-cell>
          <table:table-cell office:value-type="string" table:style-name="ce1">
            <text:p>4'754.3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20T09:02:05" table:style-name="ce2">
            <text:p>20/11/2015 09:02</text:p>
          </table:table-cell>
          <table:table-cell office:value-type="float" office:value="45357178" table:style-name="ce1">
            <text:p>453571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4.75" table:style-name="ce1">
            <text:p>34.75</text:p>
          </table:table-cell>
          <table:table-cell office:value-type="float" office:value="47.58" table:style-name="ce1">
            <text:p>47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859.91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4'409.35</text:p>
          </table:table-cell>
          <table:table-cell office:value-type="string" table:style-name="ce1">
            <text:p>4'714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19T15:16:17" table:style-name="ce2">
            <text:p>19/11/2015 15:16</text:p>
          </table:table-cell>
          <table:table-cell office:value-type="float" office:value="45357143" table:style-name="ce1">
            <text:p>4535714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06.5" table:style-name="ce1">
            <text:p>106.5</text:p>
          </table:table-cell>
          <table:table-cell office:value-type="float" office:value="20.11" table:style-name="ce1">
            <text:p>2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04.8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304.89</text:p>
          </table:table-cell>
          <table:table-cell office:value-type="string" table:style-name="ce1">
            <text:p>5'639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11-12T17:53:11" table:style-name="ce2">
            <text:p>12/11/2015 17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ZUBN1</text:p>
          </table:table-cell>
          <table:table-cell office:value-type="string" table:style-name="ce1">
            <text:p>ZUEBLIN IMM ANR</text:p>
          </table:table-cell>
          <table:table-cell office:value-type="string" table:style-name="ce1">
            <text:p>CH0284133938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11-06T10:35:47" table:style-name="ce2">
            <text:p>06/11/2015 10:35</text:p>
          </table:table-cell>
          <table:table-cell office:value-type="float" office:value="45230023" table:style-name="ce1">
            <text:p>4523002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107.01" table:style-name="ce1">
            <text:p>107.01</text:p>
          </table:table-cell>
          <table:table-cell office:value-type="float" office:value="49.23" table:style-name="ce1">
            <text:p>49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5'301.2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9-30T14:58:55" table:style-name="ce2">
            <text:p>30/09/2015 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3" table:style-name="ce1">
            <text:p>24.7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-26.71" table:style-name="ce1">
            <text:p>-26.71</text:p>
          </table:table-cell>
          <table:table-cell office:value-type="string" table:style-name="ce1">
            <text:p>CHF</text:p>
          </table:table-cell>
          <table:table-cell office:value-type="float" office:value="-26.71" table:style-name="ce1">
            <text:p>-26.71</text:p>
          </table:table-cell>
          <table:table-cell office:value-type="float" office:value="304.83" table:style-name="ce1">
            <text:p>304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9-17T11:33:05" table:style-name="ce2">
            <text:p>17/09/2015 11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24.96" table:style-name="ce1">
            <text:p>124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.96" table:style-name="ce1">
            <text:p>124.96</text:p>
          </table:table-cell>
          <table:table-cell office:value-type="string" table:style-name="ce1">
            <text:p>USD</text:p>
          </table:table-cell>
          <table:table-cell office:value-type="float" office:value="124.96" table:style-name="ce1">
            <text:p>124.96</text:p>
          </table:table-cell>
          <table:table-cell office:value-type="float" office:value="334.14" table:style-name="ce1">
            <text:p>334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9-17T11:03:27" table:style-name="ce2">
            <text:p>17/09/2015 11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.72" table:style-name="ce1">
            <text:p>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USD</text:p>
          </table:table-cell>
          <table:table-cell office:value-type="float" office:value="6.72" table:style-name="ce1">
            <text:p>6.72</text:p>
          </table:table-cell>
          <table:table-cell office:value-type="float" office:value="209.18" table:style-name="ce1">
            <text:p>209.1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8-04T12:31:14" table:style-name="ce2">
            <text:p>04/08/2015 12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47" table:style-name="ce1">
            <text:p>48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47" table:style-name="ce1">
            <text:p>48.47</text:p>
          </table:table-cell>
          <table:table-cell office:value-type="string" table:style-name="ce1">
            <text:p>CHF</text:p>
          </table:table-cell>
          <table:table-cell office:value-type="float" office:value="48.47" table:style-name="ce1">
            <text:p>48.47</text:p>
          </table:table-cell>
          <table:table-cell office:value-type="float" office:value="331.54" table:style-name="ce1">
            <text:p>33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30T16:38:20" table:style-name="ce2">
            <text:p>30/06/2015 16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81" table:style-name="ce1">
            <text:p>26.8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95" table:style-name="ce1">
            <text:p>-28.95</text:p>
          </table:table-cell>
          <table:table-cell office:value-type="string" table:style-name="ce1">
            <text:p>CHF</text:p>
          </table:table-cell>
          <table:table-cell office:value-type="float" office:value="-28.95" table:style-name="ce1">
            <text:p>-28.95</text:p>
          </table:table-cell>
          <table:table-cell office:value-type="float" office:value="283.07" table:style-name="ce1">
            <text:p>283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6-18T16:09:12" table:style-name="ce2">
            <text:p>18/06/2015 16: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8.15" table:style-name="ce1">
            <text:p>38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15" table:style-name="ce1">
            <text:p>38.15</text:p>
          </table:table-cell>
          <table:table-cell office:value-type="string" table:style-name="ce1">
            <text:p>USD</text:p>
          </table:table-cell>
          <table:table-cell office:value-type="float" office:value="38.15" table:style-name="ce1">
            <text:p>38.15</text:p>
          </table:table-cell>
          <table:table-cell office:value-type="float" office:value="202.46" table:style-name="ce1">
            <text:p>202.4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6-01T15:26:35" table:style-name="ce2">
            <text:p>01/06/2015 15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CHF</text:p>
          </table:table-cell>
          <table:table-cell office:value-type="float" office:value="97.5" table:style-name="ce1">
            <text:p>97.5</text:p>
          </table:table-cell>
          <table:table-cell office:value-type="float" office:value="312.02" table:style-name="ce1">
            <text:p>312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4-20T17:31:42" table:style-name="ce2">
            <text:p>20/04/2015 17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" table:style-name="ce1">
            <text:p>1</text:p>
          </table:table-cell>
          <table:table-cell office:value-type="float" office:value="330" table:style-name="ce1">
            <text:p>330</text:p>
          </table:table-cell>
          <table:table-cell office:value-type="float" office:value="115.5" table:style-name="ce1">
            <text:p>115.5</text:p>
          </table:table-cell>
          <table:table-cell office:value-type="float" office:value="0" table:style-name="ce1">
            <text:p>0</text:p>
          </table:table-cell>
          <table:table-cell office:value-type="float" office:value="214.5" table:style-name="ce1">
            <text:p>214.5</text:p>
          </table:table-cell>
          <table:table-cell office:value-type="string" table:style-name="ce1">
            <text:p>CHF</text:p>
          </table:table-cell>
          <table:table-cell office:value-type="float" office:value="214.5" table:style-name="ce1">
            <text:p>214.5</text:p>
          </table:table-cell>
          <table:table-cell office:value-type="float" office:value="214.52" table:style-name="ce1">
            <text:p>21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2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USD</text:p>
          </table:table-cell>
          <table:table-cell office:value-type="float" office:value="-30" table:style-name="ce1">
            <text:p>-30</text:p>
          </table:table-cell>
          <table:table-cell office:value-type="float" office:value="164.31" table:style-name="ce1">
            <text:p>16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31T22:16:57" table:style-name="ce2">
            <text:p>31/03/2015 22:16</text:p>
          </table:table-cell>
          <table:table-cell office:value-type="float" office:value="42713917" table:style-name="ce1">
            <text:p>4271391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8.85" table:style-name="ce1">
            <text:p>2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85" table:style-name="ce1">
            <text:p>28.85</text:p>
          </table:table-cell>
          <table:table-cell office:value-type="string" table:style-name="ce1">
            <text:p>CHF</text:p>
          </table:table-cell>
          <table:table-cell office:value-type="float" office:value="28.85" table:style-name="ce1">
            <text:p>28.8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31T17:37:37" table:style-name="ce2">
            <text:p>31/03/2015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71" table:style-name="ce1">
            <text:p>26.71</text:p>
          </table:table-cell>
          <table:table-cell office:value-type="float" office:value="2.14" table:style-name="ce1">
            <text:p>2.14</text:p>
          </table:table-cell>
          <table:table-cell office:value-type="float" office:value="0" table:style-name="ce1">
            <text:p>0</text:p>
          </table:table-cell>
          <table:table-cell office:value-type="float" office:value="-28.85" table:style-name="ce1">
            <text:p>-28.85</text:p>
          </table:table-cell>
          <table:table-cell office:value-type="string" table:style-name="ce1">
            <text:p>CHF</text:p>
          </table:table-cell>
          <table:table-cell office:value-type="float" office:value="-28.85" table:style-name="ce1">
            <text:p>-28.85</text:p>
          </table:table-cell>
          <table:table-cell office:value-type="float" office:value="-28.83" table:style-name="ce1">
            <text:p>-28.8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9T12:01:11" table:style-name="ce2">
            <text:p>19/03/2015 12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55" table:style-name="ce1">
            <text:p>1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5" table:style-name="ce1">
            <text:p>12.55</text:p>
          </table:table-cell>
          <table:table-cell office:value-type="string" table:style-name="ce1">
            <text:p>USD</text:p>
          </table:table-cell>
          <table:table-cell office:value-type="float" office:value="12.55" table:style-name="ce1">
            <text:p>12.55</text:p>
          </table:table-cell>
          <table:table-cell office:value-type="float" office:value="194.31" table:style-name="ce1">
            <text:p>194.3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2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72" table:style-name="ce1">
            <text:p>61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.72" table:style-name="ce1">
            <text:p>-61.72</text:p>
          </table:table-cell>
          <table:table-cell office:value-type="string" table:style-name="ce1">
            <text:p>USD</text:p>
          </table:table-cell>
          <table:table-cell office:value-type="float" office:value="-61.72" table:style-name="ce1">
            <text:p>-61.72</text:p>
          </table:table-cell>
          <table:table-cell office:value-type="float" office:value="181.76" table:style-name="ce1">
            <text:p>181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12T22:15:58" table:style-name="ce2">
            <text:p>12/03/2015 22:15</text:p>
          </table:table-cell>
          <table:table-cell office:value-type="float" office:value="42462915" table:style-name="ce1">
            <text:p>424629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.25" table:style-name="ce1">
            <text:p>6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.25" table:style-name="ce1">
            <text:p>61.25</text:p>
          </table:table-cell>
          <table:table-cell office:value-type="string" table:style-name="ce1">
            <text:p>CHF</text:p>
          </table:table-cell>
          <table:table-cell office:value-type="float" office:value="61.25" table:style-name="ce1">
            <text:p>61.25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12T15:47:38" table:style-name="ce2">
            <text:p>12/03/2015 15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1.23" table:style-name="ce1">
            <text:p>-61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3-02T14:24:48" table:style-name="ce2">
            <text:p>02/03/2015 14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43.48" table:style-name="ce1">
            <text:p>243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2:26" table:style-name="ce2">
            <text:p>02/03/2015 14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6.93" table:style-name="ce1">
            <text:p>236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20:05" table:style-name="ce2">
            <text:p>02/03/2015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27.58" table:style-name="ce1">
            <text:p>227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14:14:27" table:style-name="ce2">
            <text:p>02/03/2015 14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18.23" table:style-name="ce1">
            <text:p>218.2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23:02" table:style-name="ce2">
            <text:p>02/03/2015 09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11.68" table:style-name="ce1">
            <text:p>211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3-02T09:17:07" table:style-name="ce2">
            <text:p>02/03/2015 09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4.76" table:style-name="ce1">
            <text:p>22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7T06:00:46" table:style-name="ce2">
            <text:p>27/02/2015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USD</text:p>
          </table:table-cell>
          <table:table-cell office:value-type="float" office:value="0.01" table:style-name="ce1">
            <text:p>0.01</text:p>
          </table:table-cell>
          <table:table-cell office:value-type="float" office:value="237.84" table:style-name="ce1">
            <text:p>237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9:15" table:style-name="ce2">
            <text:p>26/02/2015 13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USD</text:p>
          </table:table-cell>
          <table:table-cell office:value-type="float" office:value="6.55" table:style-name="ce1">
            <text:p>6.55</text:p>
          </table:table-cell>
          <table:table-cell office:value-type="float" office:value="237.83" table:style-name="ce1">
            <text:p>237.8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3:56:29" table:style-name="ce2">
            <text:p>26/02/2015 13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9.35" table:style-name="ce1">
            <text:p>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5" table:style-name="ce1">
            <text:p>9.35</text:p>
          </table:table-cell>
          <table:table-cell office:value-type="string" table:style-name="ce1">
            <text:p>USD</text:p>
          </table:table-cell>
          <table:table-cell office:value-type="float" office:value="9.35" table:style-name="ce1">
            <text:p>9.35</text:p>
          </table:table-cell>
          <table:table-cell office:value-type="float" office:value="231.28" table:style-name="ce1">
            <text:p>231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26T10:40:14" table:style-name="ce2">
            <text:p>26/02/2015 10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-13.08" table:style-name="ce1">
            <text:p>-13.08</text:p>
          </table:table-cell>
          <table:table-cell office:value-type="string" table:style-name="ce1">
            <text:p>USD</text:p>
          </table:table-cell>
          <table:table-cell office:value-type="float" office:value="-13.08" table:style-name="ce1">
            <text:p>-13.08</text:p>
          </table:table-cell>
          <table:table-cell office:value-type="float" office:value="221.93" table:style-name="ce1">
            <text:p>22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2-04T08:33:35" table:style-name="ce2">
            <text:p>04/02/2015 08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4" table:style-name="ce1">
            <text:p>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4" table:style-name="ce1">
            <text:p>46.74</text:p>
          </table:table-cell>
          <table:table-cell office:value-type="string" table:style-name="ce1">
            <text:p>CHF</text:p>
          </table:table-cell>
          <table:table-cell office:value-type="float" office:value="46.74" table:style-name="ce1">
            <text:p>46.74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2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33.51" table:style-name="ce1">
            <text:p>733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3.51" table:style-name="ce1">
            <text:p>-733.51</text:p>
          </table:table-cell>
          <table:table-cell office:value-type="string" table:style-name="ce1">
            <text:p>USD</text:p>
          </table:table-cell>
          <table:table-cell office:value-type="float" office:value="-733.51" table:style-name="ce1">
            <text:p>-733.51</text:p>
          </table:table-cell>
          <table:table-cell office:value-type="float" office:value="235.01" table:style-name="ce1">
            <text:p>235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28T22:15:44" table:style-name="ce2">
            <text:p>28/01/2015 22:15</text:p>
          </table:table-cell>
          <table:table-cell office:value-type="float" office:value="41936790" table:style-name="ce1">
            <text:p>4193679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4.19000000000005" table:style-name="ce1">
            <text:p>644.19</text:p>
          </table:table-cell>
          <table:table-cell office:value-type="string" table:style-name="ce1">
            <text:p>EUR</text:p>
          </table:table-cell>
          <table:table-cell office:value-type="float" office:value="644.19000000000005" table:style-name="ce1">
            <text:p>644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2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8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86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86.6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28T22:15:43" table:style-name="ce2">
            <text:p>28/01/2015 22:15</text:p>
          </table:table-cell>
          <table:table-cell office:value-type="float" office:value="41936763" table:style-name="ce1">
            <text:p>4193676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1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14.5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214.50</text:p>
          </table:table-cell>
          <table:table-cell office:value-type="float" office:value="-644.19000000000005" table:style-name="ce1">
            <text:p>-644.1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5" table:style-name="ce2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1" table:style-name="ce1">
            <text:p>1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string" table:style-name="ce1">
            <text:p>EUR</text:p>
          </table:table-cell>
          <table:table-cell office:value-type="float" office:value="-0.01" table:style-name="ce1">
            <text:p>-0.01</text:p>
          </table:table-cell>
          <table:table-cell office:value-type="string" table:style-name="ce1">
            <text:p>-5'858.6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20:43" table:style-name="ce2">
            <text:p>28/01/2015 11:20</text:p>
          </table:table-cell>
          <table:table-cell office:value-type="float" office:value="41927051" table:style-name="ce1">
            <text:p>419270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550" table:style-name="ce1">
            <text:p>550</text:p>
          </table:table-cell>
          <table:table-cell office:value-type="float" office:value="10.56" table:style-name="ce1">
            <text:p>10.56</text:p>
          </table:table-cell>
          <table:table-cell office:value-type="float" office:value="51.41" table:style-name="ce1">
            <text:p>5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59.4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859.41</text:p>
          </table:table-cell>
          <table:table-cell office:value-type="string" table:style-name="ce1">
            <text:p>-5'858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28T11:17:06" table:style-name="ce2">
            <text:p>28/01/2015 11:17</text:p>
          </table:table-cell>
          <table:table-cell office:value-type="float" office:value="41926983" table:style-name="ce1">
            <text:p>4192698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60.04" table:style-name="ce1">
            <text:p>360.04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84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384.40</text:p>
          </table:table-cell>
          <table:table-cell office:value-type="string" table:style-name="ce1">
            <text:p>5'386.6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" table:style-name="ce1">
            <text:p>1.47</text:p>
          </table:table-cell>
          <table:table-cell office:value-type="string" table:style-name="ce1">
            <text:p>USD</text:p>
          </table:table-cell>
          <table:table-cell office:value-type="float" office:value="1.47" table:style-name="ce1">
            <text:p>1.47</text:p>
          </table:table-cell>
          <table:table-cell office:value-type="float" office:value="968.52" table:style-name="ce1">
            <text:p>968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office:value-type="float" office:value="0.73" table:style-name="ce1">
            <text:p>0.73</text:p>
          </table:table-cell>
          <table:table-cell office:value-type="float" office:value="0.73" table:style-name="ce1">
            <text:p>0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5-01-01T14:39:48" table:style-name="ce2">
            <text:p>01/01/2015 14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CHF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3" table:style-name="ce1">
            <text:p>2.2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2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67" table:style-name="ce1">
            <text:p>29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67" table:style-name="ce1">
            <text:p>-29.67</text:p>
          </table:table-cell>
          <table:table-cell office:value-type="string" table:style-name="ce1">
            <text:p>USD</text:p>
          </table:table-cell>
          <table:table-cell office:value-type="float" office:value="-29.67" table:style-name="ce1">
            <text:p>-29.67</text:p>
          </table:table-cell>
          <table:table-cell office:value-type="float" office:value="967.05" table:style-name="ce1">
            <text:p>967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31T22:16:54" table:style-name="ce2">
            <text:p>31/12/2014 22:16</text:p>
          </table:table-cell>
          <table:table-cell office:value-type="float" office:value="41490230" table:style-name="ce1">
            <text:p>4149023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" table:style-name="ce1">
            <text:p>2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string" table:style-name="ce1">
            <text:p>CHF</text:p>
          </table:table-cell>
          <table:table-cell office:value-type="float" office:value="29.2" table:style-name="ce1">
            <text:p>29.2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31T12:18:08" table:style-name="ce2">
            <text:p>31/12/2014 12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05" table:style-name="ce1">
            <text:p>27.05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-29.21" table:style-name="ce1">
            <text:p>-29.21</text:p>
          </table:table-cell>
          <table:table-cell office:value-type="string" table:style-name="ce1">
            <text:p>CHF</text:p>
          </table:table-cell>
          <table:table-cell office:value-type="float" office:value="-29.21" table:style-name="ce1">
            <text:p>-29.21</text:p>
          </table:table-cell>
          <table:table-cell office:value-type="float" office:value="-29.17" table:style-name="ce1">
            <text:p>-29.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501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501.3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501.31</text:p>
          </table:table-cell>
          <table:table-cell office:value-type="float" office:value="996.72" table:style-name="ce1">
            <text:p>996.7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34" table:style-name="ce1">
            <text:p>414175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4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46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468.3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506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506.7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506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3T22:15:50" table:style-name="ce2">
            <text:p>23/12/2014 22:15</text:p>
          </table:table-cell>
          <table:table-cell office:value-type="float" office:value="41417528" table:style-name="ce1">
            <text:p>4141752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374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74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374.15</text:p>
          </table:table-cell>
          <table:table-cell office:value-type="string" table:style-name="ce1">
            <text:p>-1'468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5:00:01" table:style-name="ce2">
            <text:p>23/12/2014 15:00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78" table:style-name="ce1">
            <text:p>78</text:p>
          </table:table-cell>
          <table:table-cell office:value-type="float" office:value="1.36" table:style-name="ce1">
            <text:p>1.3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106.2" table:style-name="ce1">
            <text:p>-106.2</text:p>
          </table:table-cell>
          <table:table-cell office:value-type="string" table:style-name="ce1">
            <text:p>CHF</text:p>
          </table:table-cell>
          <table:table-cell office:value-type="float" office:value="-106.2" table:style-name="ce1">
            <text:p>-106.2</text:p>
          </table:table-cell>
          <table:table-cell office:value-type="string" table:style-name="ce1">
            <text:p>-6'842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59:45" table:style-name="ce2">
            <text:p>23/12/2014 14:5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77" table:style-name="ce1">
            <text:p>277</text:p>
          </table:table-cell>
          <table:table-cell office:value-type="float" office:value="1.36" table:style-name="ce1">
            <text:p>1.36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76.95" table:style-name="ce1">
            <text:p>-376.95</text:p>
          </table:table-cell>
          <table:table-cell office:value-type="string" table:style-name="ce1">
            <text:p>CHF</text:p>
          </table:table-cell>
          <table:table-cell office:value-type="float" office:value="-376.95" table:style-name="ce1">
            <text:p>-376.95</text:p>
          </table:table-cell>
          <table:table-cell office:value-type="string" table:style-name="ce1">
            <text:p>-6'736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39:05" table:style-name="ce2">
            <text:p>23/12/2014 14:39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2000" table:style-name="ce1">
            <text:p>2000</text:p>
          </table:table-cell>
          <table:table-cell office:value-type="float" office:value="1.36" table:style-name="ce1">
            <text:p>1.3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722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722.05</text:p>
          </table:table-cell>
          <table:table-cell office:value-type="string" table:style-name="ce1">
            <text:p>-6'359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2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845" table:style-name="ce1">
            <text:p>845</text:p>
          </table:table-cell>
          <table:table-cell office:value-type="float" office:value="1.36" table:style-name="ce1">
            <text:p>1.36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50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50.05</text:p>
          </table:table-cell>
          <table:table-cell office:value-type="string" table:style-name="ce1">
            <text:p>-3'637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4:15:36" table:style-name="ce2">
            <text:p>23/12/2014 14:15</text:p>
          </table:table-cell>
          <table:table-cell office:value-type="float" office:value="41407575" table:style-name="ce1">
            <text:p>414075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800" table:style-name="ce1">
            <text:p>1800</text:p>
          </table:table-cell>
          <table:table-cell office:value-type="float" office:value="1.36" table:style-name="ce1">
            <text:p>1.36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487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487.20</text:p>
          </table:table-cell>
          <table:table-cell office:value-type="string" table:style-name="ce1">
            <text:p>-2'487.1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3T13:00:13" table:style-name="ce2">
            <text:p>23/12/2014 13:00</text:p>
          </table:table-cell>
          <table:table-cell office:value-type="float" office:value="41406674" table:style-name="ce1">
            <text:p>4140667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9.1" table:style-name="ce1">
            <text:p>9.1</text:p>
          </table:table-cell>
          <table:table-cell office:value-type="float" office:value="43.28" table:style-name="ce1">
            <text:p>43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4'506.7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2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901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901.8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901.82</text:p>
          </table:table-cell>
          <table:table-cell office:value-type="string" table:style-name="ce1">
            <text:p>2'498.0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22T22:16:42" table:style-name="ce2">
            <text:p>22/12/2014 22:16</text:p>
          </table:table-cell>
          <table:table-cell office:value-type="float" office:value="41401073" table:style-name="ce1">
            <text:p>4140107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543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543.0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'543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2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2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2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248.85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22:16:41" table:style-name="ce2">
            <text:p>22/12/2014 22:16</text:p>
          </table:table-cell>
          <table:table-cell office:value-type="float" office:value="41401052" table:style-name="ce1">
            <text:p>4140105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446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46.7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8'446.74</text:p>
          </table:table-cell>
          <table:table-cell office:value-type="string" table:style-name="ce1">
            <text:p>-1'543.0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38:46" table:style-name="ce2">
            <text:p>22/12/2014 10:38</text:p>
          </table:table-cell>
          <table:table-cell office:value-type="float" office:value="41389502" table:style-name="ce1">
            <text:p>4138950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7F</text:p>
          </table:table-cell>
          <table:table-cell office:value-type="string" table:style-name="ce1">
            <text:p>WISDOMTREE WTI CRUDE OIL ETC</text:p>
          </table:table-cell>
          <table:table-cell office:value-type="string" table:style-name="ce1">
            <text:p>DE000A0KRJX4</text:p>
          </table:table-cell>
          <table:table-cell office:value-type="float" office:value="800" table:style-name="ce1">
            <text:p>800</text:p>
          </table:table-cell>
          <table:table-cell office:value-type="float" office:value="12.5" table:style-name="ce1">
            <text:p>12.5</text:p>
          </table:table-cell>
          <table:table-cell office:value-type="float" office:value="51.45" table:style-name="ce1">
            <text:p>51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51.4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0'051.45</text:p>
          </table:table-cell>
          <table:table-cell office:value-type="string" table:style-name="ce1">
            <text:p>-9'989.7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12-22T10:05:28" table:style-name="ce2">
            <text:p>22/12/2014 10:05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01" table:style-name="ce1">
            <text:p>601</text:p>
          </table:table-cell>
          <table:table-cell office:value-type="float" office:value="12.05" table:style-name="ce1">
            <text:p>12.05</text:p>
          </table:table-cell>
          <table:table-cell office:value-type="float" office:value="20.45" table:style-name="ce1">
            <text:p>2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22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221.60</text:p>
          </table:table-cell>
          <table:table-cell office:value-type="string" table:style-name="ce1">
            <text:p>10'248.8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2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83" table:style-name="ce1">
            <text:p>183</text:p>
          </table:table-cell>
          <table:table-cell office:value-type="float" office:value="12.05" table:style-name="ce1">
            <text:p>12.05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188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188.50</text:p>
          </table:table-cell>
          <table:table-cell office:value-type="string" table:style-name="ce1">
            <text:p>3'027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22T10:04:25" table:style-name="ce2">
            <text:p>22/12/2014 10:04</text:p>
          </table:table-cell>
          <table:table-cell office:value-type="float" office:value="41387542" table:style-name="ce1">
            <text:p>4138754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66" table:style-name="ce1">
            <text:p>66</text:p>
          </table:table-cell>
          <table:table-cell office:value-type="float" office:value="12.05" table:style-name="ce1">
            <text:p>12.05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772.85" table:style-name="ce1">
            <text:p>772.85</text:p>
          </table:table-cell>
          <table:table-cell office:value-type="string" table:style-name="ce1">
            <text:p>CHF</text:p>
          </table:table-cell>
          <table:table-cell office:value-type="float" office:value="772.85" table:style-name="ce1">
            <text:p>772.85</text:p>
          </table:table-cell>
          <table:table-cell office:value-type="float" office:value="838.79" table:style-name="ce1">
            <text:p>838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2-18T15:50:14" table:style-name="ce2">
            <text:p>18/12/2014 15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.36" table:style-name="ce1">
            <text:p>1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36" table:style-name="ce1">
            <text:p>11.36</text:p>
          </table:table-cell>
          <table:table-cell office:value-type="string" table:style-name="ce1">
            <text:p>USD</text:p>
          </table:table-cell>
          <table:table-cell office:value-type="float" office:value="11.36" table:style-name="ce1">
            <text:p>11.36</text:p>
          </table:table-cell>
          <table:table-cell office:value-type="string" table:style-name="ce1">
            <text:p>4'399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2-18T15:43:47" table:style-name="ce2">
            <text:p>18/12/2014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1.04" table:style-name="ce1">
            <text:p>3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04" table:style-name="ce1">
            <text:p>31.04</text:p>
          </table:table-cell>
          <table:table-cell office:value-type="string" table:style-name="ce1">
            <text:p>USD</text:p>
          </table:table-cell>
          <table:table-cell office:value-type="float" office:value="31.04" table:style-name="ce1">
            <text:p>31.04</text:p>
          </table:table-cell>
          <table:table-cell office:value-type="string" table:style-name="ce1">
            <text:p>4'388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1-19T09:00:50" table:style-name="ce2">
            <text:p>19/11/2014 09:00</text:p>
          </table:table-cell>
          <table:table-cell office:value-type="float" office:value="40977353" table:style-name="ce1">
            <text:p>4097735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15" table:style-name="ce1">
            <text:p>15</text:p>
          </table:table-cell>
          <table:table-cell office:value-type="float" office:value="356.41" table:style-name="ce1">
            <text:p>356.41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362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362.30</text:p>
          </table:table-cell>
          <table:table-cell office:value-type="float" office:value="65.94" table:style-name="ce1">
            <text:p>6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1-18T17:38:02" table:style-name="ce2">
            <text:p>18/11/2014 17:38</text:p>
          </table:table-cell>
          <table:table-cell office:value-type="float" office:value="40952012" table:style-name="ce1">
            <text:p>409520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0" table:style-name="ce1">
            <text:p>2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4'357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2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559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559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559.00</text:p>
          </table:table-cell>
          <table:table-cell office:value-type="string" table:style-name="ce1">
            <text:p>5'428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10-01T14:02:05" table:style-name="ce2">
            <text:p>01/10/2014 14:02</text:p>
          </table:table-cell>
          <table:table-cell office:value-type="float" office:value="40404109" table:style-name="ce1">
            <text:p>4040410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642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642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2'642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30T18:46:53" table:style-name="ce2">
            <text:p>30/09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84" table:style-name="ce1">
            <text:p>24.84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float" office:value="-26.83" table:style-name="ce1">
            <text:p>-26.83</text:p>
          </table:table-cell>
          <table:table-cell office:value-type="string" table:style-name="ce1">
            <text:p>CHF</text:p>
          </table:table-cell>
          <table:table-cell office:value-type="float" office:value="-26.83" table:style-name="ce1">
            <text:p>-26.83</text:p>
          </table:table-cell>
          <table:table-cell office:value-type="string" table:style-name="ce1">
            <text:p>7'987.2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9-30T16:14:08" table:style-name="ce2">
            <text:p>30/09/2014 16:14</text:p>
          </table:table-cell>
          <table:table-cell office:value-type="float" office:value="40006445" table:style-name="ce1">
            <text:p>400064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-responsAbili</text:p>
          </table:table-cell>
          <table:table-cell office:value-type="string" table:style-name="ce1">
            <text:p>rA Global Microfinance B</text:p>
          </table:table-cell>
          <table:table-cell office:value-type="string" table:style-name="ce1">
            <text:p>LU0180189770</text:p>
          </table:table-cell>
          <table:table-cell office:value-type="float" office:value="75" table:style-name="ce1">
            <text:p>75</text:p>
          </table:table-cell>
          <table:table-cell office:value-type="float" office:value="147.09" table:style-name="ce1">
            <text:p>147.09</text:p>
          </table:table-cell>
          <table:table-cell office:value-type="float" office:value="25.55" table:style-name="ce1">
            <text:p>25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057.3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057.30</text:p>
          </table:table-cell>
          <table:table-cell office:value-type="string" table:style-name="ce1">
            <text:p>-2'642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5T11:38:04" table:style-name="ce2">
            <text:p>15/09/2014 11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8'414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1T16:07:26" table:style-name="ce2">
            <text:p>11/09/2014 16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USD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8'401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9-10T12:48:51" table:style-name="ce2">
            <text:p>10/09/2014 12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39.34" table:style-name="ce1">
            <text:p>13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34" table:style-name="ce1">
            <text:p>139.34</text:p>
          </table:table-cell>
          <table:table-cell office:value-type="string" table:style-name="ce1">
            <text:p>USD</text:p>
          </table:table-cell>
          <table:table-cell office:value-type="float" office:value="139.34" table:style-name="ce1">
            <text:p>139.34</text:p>
          </table:table-cell>
          <table:table-cell office:value-type="string" table:style-name="ce1">
            <text:p>8'382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19T05:16:30" table:style-name="ce2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9T05:16:30" table:style-name="ce2">
            <text:p>19/08/2014 05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CANCD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8-14T11:17:09" table:style-name="ce2">
            <text:p>14/08/2014 11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6.89" table:style-name="ce1">
            <text:p>56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.89" table:style-name="ce1">
            <text:p>56.89</text:p>
          </table:table-cell>
          <table:table-cell office:value-type="string" table:style-name="ce1">
            <text:p>CHF</text:p>
          </table:table-cell>
          <table:table-cell office:value-type="float" office:value="56.89" table:style-name="ce1">
            <text:p>56.89</text:p>
          </table:table-cell>
          <table:table-cell office:value-type="string" table:style-name="ce1">
            <text:p>8'014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7T11:55:12" table:style-name="ce2">
            <text:p>07/08/2014 11:55</text:p>
          </table:table-cell>
          <table:table-cell office:value-type="float" office:value="39774936" table:style-name="ce1">
            <text:p>3977493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6" table:style-name="ce1">
            <text:p>16</text:p>
          </table:table-cell>
          <table:table-cell office:value-type="float" office:value="42.85" table:style-name="ce1">
            <text:p>42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95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957.15</text:p>
          </table:table-cell>
          <table:table-cell office:value-type="string" table:style-name="ce1">
            <text:p>7'957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2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174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174.8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1'174.88</text:p>
          </table:table-cell>
          <table:table-cell office:value-type="string" table:style-name="ce1">
            <text:p>8'242.9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6T14:00:57" table:style-name="ce2">
            <text:p>06/08/2014 14:00</text:p>
          </table:table-cell>
          <table:table-cell office:value-type="float" office:value="39821731" table:style-name="ce1">
            <text:p>3982173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65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65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065.1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2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3.17999999999995" table:style-name="ce1">
            <text:p>63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33.17999999999995" table:style-name="ce1">
            <text:p>-633.18</text:p>
          </table:table-cell>
          <table:table-cell office:value-type="string" table:style-name="ce1">
            <text:p>USD</text:p>
          </table:table-cell>
          <table:table-cell office:value-type="float" office:value="-633.17999999999995" table:style-name="ce1">
            <text:p>-633.18</text:p>
          </table:table-cell>
          <table:table-cell office:value-type="string" table:style-name="ce1">
            <text:p>19'417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8-05T14:01:14" table:style-name="ce2">
            <text:p>05/08/2014 14:01</text:p>
          </table:table-cell>
          <table:table-cell office:value-type="float" office:value="39806786" table:style-name="ce1">
            <text:p>3980678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69.45000000000005" table:style-name="ce1">
            <text:p>569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.45000000000005" table:style-name="ce1">
            <text:p>569.45</text:p>
          </table:table-cell>
          <table:table-cell office:value-type="string" table:style-name="ce1">
            <text:p>CHF</text:p>
          </table:table-cell>
          <table:table-cell office:value-type="float" office:value="569.45000000000005" table:style-name="ce1">
            <text:p>569.45</text:p>
          </table:table-cell>
          <table:table-cell office:value-type="string" table:style-name="ce1">
            <text:p>-10'065.0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5T09:01:04" table:style-name="ce2">
            <text:p>05/08/2014 09:01</text:p>
          </table:table-cell>
          <table:table-cell office:value-type="float" office:value="39796863" table:style-name="ce1">
            <text:p>3979686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ESN</text:p>
          </table:table-cell>
          <table:table-cell office:value-type="string" table:style-name="ce1">
            <text:p>NESTLE N</text:p>
          </table:table-cell>
          <table:table-cell office:value-type="string" table:style-name="ce1">
            <text:p>CH0038863350</text:p>
          </table:table-cell>
          <table:table-cell office:value-type="float" office:value="150" table:style-name="ce1">
            <text:p>150</text:p>
          </table:table-cell>
          <table:table-cell office:value-type="float" office:value="66.7" table:style-name="ce1">
            <text:p>66.7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65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065.10</text:p>
          </table:table-cell>
          <table:table-cell office:value-type="string" table:style-name="ce1">
            <text:p>-10'634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8-04T09:02:00" table:style-name="ce2">
            <text:p>04/08/2014 09:02</text:p>
          </table:table-cell>
          <table:table-cell office:value-type="float" office:value="39781247" table:style-name="ce1">
            <text:p>397812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HR</text:p>
          </table:table-cell>
          <table:table-cell office:value-type="string" table:style-name="ce1">
            <text:p>SWATCH GROUP I</text:p>
          </table:table-cell>
          <table:table-cell office:value-type="string" table:style-name="ce1">
            <text:p>CH0012255151</text:p>
          </table:table-cell>
          <table:table-cell office:value-type="float" office:value="20" table:style-name="ce1">
            <text:p>20</text:p>
          </table:table-cell>
          <table:table-cell office:value-type="float" office:value="485" table:style-name="ce1">
            <text:p>485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44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744.90</text:p>
          </table:table-cell>
          <table:table-cell office:value-type="float" office:value="-569.41999999999996" table:style-name="ce1">
            <text:p>-569.4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30T11:13:37" table:style-name="ce2">
            <text:p>30/07/2014 11:13</text:p>
          </table:table-cell>
          <table:table-cell office:value-type="float" office:value="39714927" table:style-name="ce1">
            <text:p>397149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30.21" table:style-name="ce1">
            <text:p>3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309.7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1'309.79</text:p>
          </table:table-cell>
          <table:table-cell office:value-type="string" table:style-name="ce1">
            <text:p>20'050.9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9T18:35:32" table:style-name="ce2">
            <text:p>29/07/2014 18:35</text:p>
          </table:table-cell>
          <table:table-cell office:value-type="float" office:value="39714928" table:style-name="ce1">
            <text:p>3971492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61" table:style-name="ce1">
            <text:p>61</text:p>
          </table:table-cell>
          <table:table-cell office:value-type="float" office:value="48.85" table:style-name="ce1">
            <text:p>48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91.1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491.15</text:p>
          </table:table-cell>
          <table:table-cell office:value-type="string" table:style-name="ce1">
            <text:p>8'741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7-28T09:00:18" table:style-name="ce2">
            <text:p>28/07/2014 09:00</text:p>
          </table:table-cell>
          <table:table-cell office:value-type="float" office:value="39714884" table:style-name="ce1">
            <text:p>3971488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2.02" table:style-name="ce1">
            <text:p>12.02</text:p>
          </table:table-cell>
          <table:table-cell office:value-type="float" office:value="43.98" table:style-name="ce1">
            <text:p>43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365.01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8'160.10</text:p>
          </table:table-cell>
          <table:table-cell office:value-type="string" table:style-name="ce1">
            <text:p>9'175.4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7-16T14:42:44" table:style-name="ce2">
            <text:p>16/07/2014 14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2.56" table:style-name="ce1">
            <text:p>72.56</text:p>
          </table:table-cell>
          <table:table-cell office:value-type="float" office:value="10.88" table:style-name="ce1">
            <text:p>10.88</text:p>
          </table:table-cell>
          <table:table-cell office:value-type="float" office:value="0" table:style-name="ce1">
            <text:p>0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office:value-type="float" office:value="61.68" table:style-name="ce1">
            <text:p>61.68</text:p>
          </table:table-cell>
          <table:table-cell office:value-type="float" office:value="61.68" table:style-name="ce1">
            <text:p>61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6-30T18:35:57" table:style-name="ce2">
            <text:p>30/06/2014 18: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22" table:style-name="ce1">
            <text:p>29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22" table:style-name="ce1">
            <text:p>-29.22</text:p>
          </table:table-cell>
          <table:table-cell office:value-type="string" table:style-name="ce1">
            <text:p>CHF</text:p>
          </table:table-cell>
          <table:table-cell office:value-type="float" office:value="-29.22" table:style-name="ce1">
            <text:p>-29.22</text:p>
          </table:table-cell>
          <table:table-cell office:value-type="string" table:style-name="ce1">
            <text:p>1'015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20T09:01:09" table:style-name="ce2">
            <text:p>20/06/2014 09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rtlose Ausbuchung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-2500" table:style-name="ce1">
            <text:p>-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6-13T14:56:56" table:style-name="ce2">
            <text:p>13/06/2014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250.02" table:style-name="ce1">
            <text:p>250.0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14:53:01" table:style-name="ce2">
            <text:p>11/06/2014 14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9.94" table:style-name="ce1">
            <text:p>129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.94" table:style-name="ce1">
            <text:p>129.94</text:p>
          </table:table-cell>
          <table:table-cell office:value-type="string" table:style-name="ce1">
            <text:p>USD</text:p>
          </table:table-cell>
          <table:table-cell office:value-type="float" office:value="129.94" table:style-name="ce1">
            <text:p>129.94</text:p>
          </table:table-cell>
          <table:table-cell office:value-type="float" office:value="236.94" table:style-name="ce1">
            <text:p>236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11T07:18:21" table:style-name="ce2">
            <text:p>11/06/2014 07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6-03T15:25:56" table:style-name="ce2">
            <text:p>03/06/2014 15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64.08" table:style-name="ce1">
            <text:p>6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08" table:style-name="ce1">
            <text:p>64.08</text:p>
          </table:table-cell>
          <table:table-cell office:value-type="string" table:style-name="ce1">
            <text:p>CHF</text:p>
          </table:table-cell>
          <table:table-cell office:value-type="float" office:value="64.08" table:style-name="ce1">
            <text:p>64.08</text:p>
          </table:table-cell>
          <table:table-cell office:value-type="string" table:style-name="ce1">
            <text:p>1'044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6-02T08:24:06" table:style-name="ce2">
            <text:p>02/06/2014 08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VONROL ANR</text:p>
          </table:table-cell>
          <table:table-cell office:value-type="string" table:style-name="ce1">
            <text:p>VON ROLL HLDG - ANRECHT FUER WAND. 2014-11.06.2014</text:p>
          </table:table-cell>
          <table:table-cell office:value-type="string" table:style-name="ce1">
            <text:p>CH0245239097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4-25T11:58:06" table:style-name="ce2">
            <text:p>25/04/2014 11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29.5" table:style-name="ce1">
            <text:p>22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.5" table:style-name="ce1">
            <text:p>229.5</text:p>
          </table:table-cell>
          <table:table-cell office:value-type="string" table:style-name="ce1">
            <text:p>CHF</text:p>
          </table:table-cell>
          <table:table-cell office:value-type="float" office:value="229.5" table:style-name="ce1">
            <text:p>229.5</text:p>
          </table:table-cell>
          <table:table-cell office:value-type="float" office:value="980.52" table:style-name="ce1">
            <text:p>980.5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4-02T13:55:17" table:style-name="ce2">
            <text:p>02/04/2014 13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float" office:value="751.02" table:style-name="ce1">
            <text:p>7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31T18:46:25" table:style-name="ce2">
            <text:p>31/03/2014 18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.59" table:style-name="ce1">
            <text:p>27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.59" table:style-name="ce1">
            <text:p>-27.59</text:p>
          </table:table-cell>
          <table:table-cell office:value-type="string" table:style-name="ce1">
            <text:p>CHF</text:p>
          </table:table-cell>
          <table:table-cell office:value-type="float" office:value="-27.59" table:style-name="ce1">
            <text:p>-27.59</text:p>
          </table:table-cell>
          <table:table-cell office:value-type="float" office:value="651.02" table:style-name="ce1">
            <text:p>651.0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3-20T14:25:09" table:style-name="ce2">
            <text:p>20/03/2014 14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64.86" table:style-name="ce1">
            <text:p>64.8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9T12:59:44" table:style-name="ce2">
            <text:p>19/03/2014 12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9.64" table:style-name="ce1">
            <text:p>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4" table:style-name="ce1">
            <text:p>9.64</text:p>
          </table:table-cell>
          <table:table-cell office:value-type="string" table:style-name="ce1">
            <text:p>USD</text:p>
          </table:table-cell>
          <table:table-cell office:value-type="float" office:value="9.64" table:style-name="ce1">
            <text:p>9.64</text:p>
          </table:table-cell>
          <table:table-cell office:value-type="float" office:value="51.78" table:style-name="ce1">
            <text:p>51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3-14T17:05:44" table:style-name="ce2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PRECIOUS WOODS</text:p>
          </table:table-cell>
          <table:table-cell office:value-type="string" table:style-name="ce1">
            <text:p>PRECIOUS WOODS HLDG - REG.SHS</text:p>
          </table:table-cell>
          <table:table-cell office:value-type="string" table:style-name="ce1">
            <text:p>CH0013283368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4T17:05:44" table:style-name="ce2">
            <text:p>14/03/2014 17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e Titelumbuchung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4-03-10T15:07:18" table:style-name="ce2">
            <text:p>10/03/2014 15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" table:style-name="ce1">
            <text:p>1</text:p>
          </table:table-cell>
          <table:table-cell office:value-type="float" office:value="60.2" table:style-name="ce1">
            <text:p>60.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0" table:style-name="ce1">
            <text:p>0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office:value-type="float" office:value="42.14" table:style-name="ce1">
            <text:p>42.14</text:p>
          </table:table-cell>
          <table:table-cell office:value-type="float" office:value="42.14" table:style-name="ce1">
            <text:p>42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2-26T13:03:46" table:style-name="ce2">
            <text:p>26/02/2014 13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678.61" table:style-name="ce1">
            <text:p>678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2-06T11:19:55" table:style-name="ce2">
            <text:p>06/02/2014 11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8.13" table:style-name="ce1">
            <text:p>48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13" table:style-name="ce1">
            <text:p>48.13</text:p>
          </table:table-cell>
          <table:table-cell office:value-type="string" table:style-name="ce1">
            <text:p>CHF</text:p>
          </table:table-cell>
          <table:table-cell office:value-type="float" office:value="48.13" table:style-name="ce1">
            <text:p>48.13</text:p>
          </table:table-cell>
          <table:table-cell office:value-type="float" office:value="678.21" table:style-name="ce1">
            <text:p>678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9.3" table:style-name="ce1">
            <text:p>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9.3" table:style-name="ce1">
            <text:p>-69.3</text:p>
          </table:table-cell>
          <table:table-cell office:value-type="string" table:style-name="ce1">
            <text:p>CHF</text:p>
          </table:table-cell>
          <table:table-cell office:value-type="float" office:value="-69.3" table:style-name="ce1">
            <text:p>-69.3</text:p>
          </table:table-cell>
          <table:table-cell office:value-type="float" office:value="630.08000000000004" table:style-name="ce1">
            <text:p>630.0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61" table:style-name="ce1">
            <text:p>3774366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42" table:style-name="ce1">
            <text:p>75.42</text:p>
          </table:table-cell>
          <table:table-cell office:value-type="string" table:style-name="ce1">
            <text:p>USD</text:p>
          </table:table-cell>
          <table:table-cell office:value-type="float" office:value="75.42" table:style-name="ce1">
            <text:p>75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176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176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6'176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22T14:00:55" table:style-name="ce2">
            <text:p>22/01/2014 14:00</text:p>
          </table:table-cell>
          <table:table-cell office:value-type="float" office:value="37743633" table:style-name="ce1">
            <text:p>3774363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328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328.1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328.16</text:p>
          </table:table-cell>
          <table:table-cell office:value-type="float" office:value="-75.42" table:style-name="ce1">
            <text:p>-75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21T15:31:39" table:style-name="ce2">
            <text:p>21/01/2014 15:31</text:p>
          </table:table-cell>
          <table:table-cell office:value-type="float" office:value="37719419" table:style-name="ce1">
            <text:p>3771941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TGT</text:p>
          </table:table-cell>
          <table:table-cell office:value-type="string" table:style-name="ce1">
            <text:p>TARGET ORD</text:p>
          </table:table-cell>
          <table:table-cell office:value-type="string" table:style-name="ce1">
            <text:p>US87612E1064</text:p>
          </table:table-cell>
          <table:table-cell office:value-type="float" office:value="140" table:style-name="ce1">
            <text:p>140</text:p>
          </table:table-cell>
          <table:table-cell office:value-type="float" office:value="59.68" table:style-name="ce1">
            <text:p>59.68</text:p>
          </table:table-cell>
          <table:table-cell office:value-type="float" office:value="48.38" table:style-name="ce1">
            <text:p>48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-8'403.5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2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778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78.5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6'778.58</text:p>
          </table:table-cell>
          <table:table-cell office:value-type="string" table:style-name="ce1">
            <text:p>6'176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14T14:01:01" table:style-name="ce2">
            <text:p>14/01/2014 14:01</text:p>
          </table:table-cell>
          <table:table-cell office:value-type="float" office:value="37637631" table:style-name="ce1">
            <text:p>3763763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207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207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9'207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13T09:02:57" table:style-name="ce2">
            <text:p>13/01/2014 09:02</text:p>
          </table:table-cell>
          <table:table-cell office:value-type="float" office:value="37610293" table:style-name="ce1">
            <text:p>376102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AU</text:p>
          </table:table-cell>
          <table:table-cell office:value-type="string" table:style-name="ce1">
            <text:p>ISHARES MSCI Australia UCITS</text:p>
          </table:table-cell>
          <table:table-cell office:value-type="string" table:style-name="ce1">
            <text:p>IE00B5V70487</text:p>
          </table:table-cell>
          <table:table-cell office:value-type="float" office:value="70" table:style-name="ce1">
            <text:p>70</text:p>
          </table:table-cell>
          <table:table-cell office:value-type="float" office:value="143.77000000000001" table:style-name="ce1">
            <text:p>143.77</text:p>
          </table:table-cell>
          <table:table-cell office:value-type="float" office:value="28.12" table:style-name="ce1">
            <text:p>28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092.0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092.02</text:p>
          </table:table-cell>
          <table:table-cell office:value-type="string" table:style-name="ce1">
            <text:p>-9'207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29" table:style-name="ce1">
            <text:p>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9" table:style-name="ce1">
            <text:p>-1.29</text:p>
          </table:table-cell>
          <table:table-cell office:value-type="string" table:style-name="ce1">
            <text:p>EUR</text:p>
          </table:table-cell>
          <table:table-cell office:value-type="float" office:value="-1.29" table:style-name="ce1">
            <text:p>-1.29</text:p>
          </table:table-cell>
          <table:table-cell office:value-type="string" table:style-name="ce1">
            <text:p>12'955.5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string" table:style-name="ce1">
            <text:p>CHF</text:p>
          </table:table-cell>
          <table:table-cell office:value-type="float" office:value="2.91" table:style-name="ce1">
            <text:p>2.91</text:p>
          </table:table-cell>
          <table:table-cell office:value-type="float" office:value="699.38" table:style-name="ce1">
            <text:p>699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4-01-01T17:20:21" table:style-name="ce2">
            <text:p>01/01/2014 17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" table:style-name="ce1">
            <text:p>0.78</text:p>
          </table:table-cell>
          <table:table-cell office:value-type="string" table:style-name="ce1">
            <text:p>USD</text:p>
          </table:table-cell>
          <table:table-cell office:value-type="float" office:value="0.78" table:style-name="ce1">
            <text:p>0.78</text:p>
          </table:table-cell>
          <table:table-cell office:value-type="float" office:value="884.62" table:style-name="ce1">
            <text:p>884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31T17:19:21" table:style-name="ce2">
            <text:p>31/12/2013 17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07" table:style-name="ce1">
            <text:p>25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07" table:style-name="ce1">
            <text:p>-25.07</text:p>
          </table:table-cell>
          <table:table-cell office:value-type="string" table:style-name="ce1">
            <text:p>CHF</text:p>
          </table:table-cell>
          <table:table-cell office:value-type="float" office:value="-25.07" table:style-name="ce1">
            <text:p>-25.07</text:p>
          </table:table-cell>
          <table:table-cell office:value-type="float" office:value="696.47" table:style-name="ce1">
            <text:p>69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8T15:22:05" table:style-name="ce2">
            <text:p>18/12/2013 15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329999999999998" table:style-name="ce1">
            <text:p>20.33</text:p>
          </table:table-cell>
          <table:table-cell office:value-type="string" table:style-name="ce1">
            <text:p>USD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883.84" table:style-name="ce1">
            <text:p>883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2-17T07:56:39" table:style-name="ce2">
            <text:p>17/12/2013 07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0'000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0'002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0'002.00</text:p>
          </table:table-cell>
          <table:table-cell office:value-type="float" office:value="721.54" table:style-name="ce1">
            <text:p>721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6T09:09:47" table:style-name="ce2">
            <text:p>16/12/2013 09:09</text:p>
          </table:table-cell>
          <table:table-cell office:value-type="float" office:value="37188662" table:style-name="ce1">
            <text:p>37188662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956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12'956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2-16T09:09:38" table:style-name="ce2">
            <text:p>16/12/2013 09:09</text:p>
          </table:table-cell>
          <table:table-cell office:value-type="float" office:value="37188663" table:style-name="ce1">
            <text:p>37188663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3'25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'255.1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3'255.19</text:p>
          </table:table-cell>
          <table:table-cell office:value-type="string" table:style-name="ce1">
            <text:p>20'723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2-13T12:00:48" table:style-name="ce2">
            <text:p>13/12/2013 12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.7</text:p>
          </table:table-cell>
          <table:table-cell office:value-type="float" office:value="5.62" table:style-name="ce1">
            <text:p>5.62</text:p>
          </table:table-cell>
          <table:table-cell office:value-type="float" office:value="0" table:style-name="ce1">
            <text:p>0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USD</text:p>
          </table:table-cell>
          <table:table-cell office:value-type="float" office:value="13.08" table:style-name="ce1">
            <text:p>13.08</text:p>
          </table:table-cell>
          <table:table-cell office:value-type="float" office:value="863.51" table:style-name="ce1">
            <text:p>863.5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2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34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2'034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2'034.00</text:p>
          </table:table-cell>
          <table:table-cell office:value-type="string" table:style-name="ce1">
            <text:p>7'468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21T14:00:49" table:style-name="ce2">
            <text:p>21/10/2013 14:00</text:p>
          </table:table-cell>
          <table:table-cell office:value-type="float" office:value="36644495" table:style-name="ce1">
            <text:p>3664449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'67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'671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9'67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8T16:14:25" table:style-name="ce2">
            <text:p>18/10/2013 16:14</text:p>
          </table:table-cell>
          <table:table-cell office:value-type="float" office:value="36591272" table:style-name="ce1">
            <text:p>365912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10" table:style-name="ce1">
            <text:p>10</text:p>
          </table:table-cell>
          <table:table-cell office:value-type="float" office:value="971.24" table:style-name="ce1">
            <text:p>971.24</text:p>
          </table:table-cell>
          <table:table-cell office:value-type="float" office:value="23.57" table:style-name="ce1">
            <text:p>2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735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735.97</text:p>
          </table:table-cell>
          <table:table-cell office:value-type="string" table:style-name="ce1">
            <text:p>-9'671.2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568" table:style-name="ce1">
            <text:p>568</text:p>
          </table:table-cell>
          <table:table-cell office:value-type="float" office:value="28.92" table:style-name="ce1">
            <text:p>28.92</text:p>
          </table:table-cell>
          <table:table-cell office:value-type="float" office:value="53.25" table:style-name="ce1">
            <text:p>53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'373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6'373.30</text:p>
          </table:table-cell>
          <table:table-cell office:value-type="string" table:style-name="ce1">
            <text:p>19'502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28.92" table:style-name="ce1">
            <text:p>28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string" table:style-name="ce1">
            <text:p>CHF</text:p>
          </table:table-cell>
          <table:table-cell office:value-type="float" office:value="28.9" table:style-name="ce1">
            <text:p>28.9</text:p>
          </table:table-cell>
          <table:table-cell office:value-type="string" table:style-name="ce1">
            <text:p>3'129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10-16T09:01:24" table:style-name="ce2">
            <text:p>16/10/2013 09:01</text:p>
          </table:table-cell>
          <table:table-cell office:value-type="float" office:value="36575688" table:style-name="ce1">
            <text:p>3657568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96" table:style-name="ce1">
            <text:p>96</text:p>
          </table:table-cell>
          <table:table-cell office:value-type="float" office:value="28.92" table:style-name="ce1">
            <text:p>28.92</text:p>
          </table:table-cell>
          <table:table-cell office:value-type="float" office:value="39.450000000000003" table:style-name="ce1">
            <text:p>39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736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736.85</text:p>
          </table:table-cell>
          <table:table-cell office:value-type="string" table:style-name="ce1">
            <text:p>3'100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30T18:16:01" table:style-name="ce2">
            <text:p>30/09/2013 18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29" table:style-name="ce1">
            <text:p>24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29" table:style-name="ce1">
            <text:p>-24.29</text:p>
          </table:table-cell>
          <table:table-cell office:value-type="string" table:style-name="ce1">
            <text:p>CHF</text:p>
          </table:table-cell>
          <table:table-cell office:value-type="float" office:value="-24.29" table:style-name="ce1">
            <text:p>-24.29</text:p>
          </table:table-cell>
          <table:table-cell office:value-type="float" office:value="363.3" table:style-name="ce1">
            <text:p>363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9-18T13:26:13" table:style-name="ce2">
            <text:p>18/09/2013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8.49" table:style-name="ce1">
            <text:p>118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9" table:style-name="ce1">
            <text:p>118.49</text:p>
          </table:table-cell>
          <table:table-cell office:value-type="string" table:style-name="ce1">
            <text:p>USD</text:p>
          </table:table-cell>
          <table:table-cell office:value-type="float" office:value="118.49" table:style-name="ce1">
            <text:p>118.49</text:p>
          </table:table-cell>
          <table:table-cell office:value-type="float" office:value="850.43" table:style-name="ce1">
            <text:p>850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13T14:20:47" table:style-name="ce2">
            <text:p>13/09/2013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731.94" table:style-name="ce1">
            <text:p>731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9-06T15:00:20" table:style-name="ce2">
            <text:p>06/09/2013 15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1" table:style-name="ce1">
            <text:p>1</text:p>
          </table:table-cell>
          <table:table-cell office:value-type="float" office:value="55.98" table:style-name="ce1">
            <text:p>55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98" table:style-name="ce1">
            <text:p>55.98</text:p>
          </table:table-cell>
          <table:table-cell office:value-type="string" table:style-name="ce1">
            <text:p>CHF</text:p>
          </table:table-cell>
          <table:table-cell office:value-type="float" office:value="55.98" table:style-name="ce1">
            <text:p>55.98</text:p>
          </table:table-cell>
          <table:table-cell office:value-type="float" office:value="387.59" table:style-name="ce1">
            <text:p>387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8-06T14:43:09" table:style-name="ce2">
            <text:p>06/08/2013 14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55.14" table:style-name="ce1">
            <text:p>55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14" table:style-name="ce1">
            <text:p>55.14</text:p>
          </table:table-cell>
          <table:table-cell office:value-type="string" table:style-name="ce1">
            <text:p>CHF</text:p>
          </table:table-cell>
          <table:table-cell office:value-type="float" office:value="55.14" table:style-name="ce1">
            <text:p>55.14</text:p>
          </table:table-cell>
          <table:table-cell office:value-type="float" office:value="331.61" table:style-name="ce1">
            <text:p>331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7-18T14:38:12" table:style-name="ce2">
            <text:p>18/07/2013 14: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1" table:style-name="ce1">
            <text:p>1</text:p>
          </table:table-cell>
          <table:table-cell office:value-type="float" office:value="76.09" table:style-name="ce1">
            <text:p>76.09</text:p>
          </table:table-cell>
          <table:table-cell office:value-type="float" office:value="11.41" table:style-name="ce1">
            <text:p>11.41</text:p>
          </table:table-cell>
          <table:table-cell office:value-type="float" office:value="0" table:style-name="ce1">
            <text:p>0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office:value-type="float" office:value="64.680000000000007" table:style-name="ce1">
            <text:p>64.68</text:p>
          </table:table-cell>
          <table:table-cell office:value-type="float" office:value="64.680000000000007" table:style-name="ce1">
            <text:p>64.6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6-28T18:04:24" table:style-name="ce2">
            <text:p>28/06/2013 18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14" table:style-name="ce1">
            <text:p>24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14" table:style-name="ce1">
            <text:p>-24.14</text:p>
          </table:table-cell>
          <table:table-cell office:value-type="string" table:style-name="ce1">
            <text:p>CHF</text:p>
          </table:table-cell>
          <table:table-cell office:value-type="float" office:value="-24.14" table:style-name="ce1">
            <text:p>-24.14</text:p>
          </table:table-cell>
          <table:table-cell office:value-type="float" office:value="276.47000000000003" table:style-name="ce1">
            <text:p>276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6-19T15:12:07" table:style-name="ce2">
            <text:p>19/06/2013 15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430000000000007" table:style-name="ce1">
            <text:p>67.43</text:p>
          </table:table-cell>
          <table:table-cell office:value-type="string" table:style-name="ce1">
            <text:p>USD</text:p>
          </table:table-cell>
          <table:table-cell office:value-type="float" office:value="67.430000000000007" table:style-name="ce1">
            <text:p>67.43</text:p>
          </table:table-cell>
          <table:table-cell office:value-type="float" office:value="720.4" table:style-name="ce1">
            <text:p>720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6-14T12:33:22" table:style-name="ce2">
            <text:p>14/06/2013 12: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652.97" table:style-name="ce1">
            <text:p>652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5-16T18:36:40" table:style-name="ce2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35" table:style-name="ce1">
            <text:p>-35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6T18:36:40" table:style-name="ce2">
            <text:p>16/05/2013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ück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string" table:style-name="ce1">
            <text:p>CHF</text:p>
          </table:table-cell>
          <table:table-cell office:value-type="float" office:value="23.1" table:style-name="ce1">
            <text:p>23.1</text:p>
          </table:table-cell>
          <table:table-cell office:value-type="float" office:value="300.61" table:style-name="ce1">
            <text:p>300.6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10T18:34:54" table:style-name="ce2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übung von Anrechte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10T18:34:54" table:style-name="ce2">
            <text:p>10/05/2013 18: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übung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-615" table:style-name="ce1">
            <text:p>-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8T12:05:40" table:style-name="ce2">
            <text:p>08/05/2013 12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212.5" table:style-name="ce1">
            <text:p>2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.5" table:style-name="ce1">
            <text:p>212.5</text:p>
          </table:table-cell>
          <table:table-cell office:value-type="string" table:style-name="ce1">
            <text:p>CHF</text:p>
          </table:table-cell>
          <table:table-cell office:value-type="float" office:value="212.5" table:style-name="ce1">
            <text:p>212.5</text:p>
          </table:table-cell>
          <table:table-cell office:value-type="float" office:value="277.51" table:style-name="ce1">
            <text:p>277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5-07T19:41:53" table:style-name="ce2">
            <text:p>07/05/2013 19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gabe von Anrechten</text:p>
          </table:table-cell>
          <table:table-cell office:value-type="string" table:style-name="ce1">
            <text:p>CS GROUP ANR</text:p>
          </table:table-cell>
          <table:table-cell office:value-type="string" table:style-name="ce1">
            <text:p>CS GROUP ANRECHT ZU AKTIENDIVIDEND 2013-13.5.13</text:p>
          </table:table-cell>
          <table:table-cell office:value-type="string" table:style-name="ce1">
            <text:p>CH0206815448</text:p>
          </table:table-cell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5-06T15:42:00" table:style-name="ce2">
            <text:p>06/05/2013 15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65.010000000000005" table:style-name="ce1">
            <text:p>65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2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4.45" table:style-name="ce1">
            <text:p>254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4.45" table:style-name="ce1">
            <text:p>-254.45</text:p>
          </table:table-cell>
          <table:table-cell office:value-type="string" table:style-name="ce1">
            <text:p>USD</text:p>
          </table:table-cell>
          <table:table-cell office:value-type="float" office:value="-254.45" table:style-name="ce1">
            <text:p>-254.45</text:p>
          </table:table-cell>
          <table:table-cell office:value-type="float" office:value="641.42999999999995" table:style-name="ce1">
            <text:p>641.4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4-30T14:00:25" table:style-name="ce2">
            <text:p>30/04/2013 14:00</text:p>
          </table:table-cell>
          <table:table-cell office:value-type="float" office:value="34810706" table:style-name="ce1">
            <text:p>348107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5.95" table:style-name="ce1">
            <text:p>23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.95" table:style-name="ce1">
            <text:p>235.95</text:p>
          </table:table-cell>
          <table:table-cell office:value-type="string" table:style-name="ce1">
            <text:p>CHF</text:p>
          </table:table-cell>
          <table:table-cell office:value-type="float" office:value="235.95" table:style-name="ce1">
            <text:p>235.95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29T09:00:20" table:style-name="ce2">
            <text:p>29/04/2013 09:00</text:p>
          </table:table-cell>
          <table:table-cell office:value-type="float" office:value="34786949" table:style-name="ce1">
            <text:p>34786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BG.</text:p>
          </table:table-cell>
          <table:table-cell office:value-type="string" table:style-name="ce1">
            <text:p>BG GROUP ORD</text:p>
          </table:table-cell>
          <table:table-cell office:value-type="string" table:style-name="ce1">
            <text:p>GB0008762899</text:p>
          </table:table-cell>
          <table:table-cell office:value-type="float" office:value="450" table:style-name="ce1">
            <text:p>450</text:p>
          </table:table-cell>
          <table:table-cell office:value-type="float" office:value="10.645" table:style-name="ce1">
            <text:p>10.645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57.24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-7'158.95</text:p>
          </table:table-cell>
          <table:table-cell office:value-type="float" office:value="-235.94" table:style-name="ce1">
            <text:p>-235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4-08T13:29:49" table:style-name="ce2">
            <text:p>08/04/2013 13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F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6'9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9T13:40:44" table:style-name="ce2">
            <text:p>29/03/2013 13: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99" table:style-name="ce1">
            <text:p>23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99" table:style-name="ce1">
            <text:p>-23.99</text:p>
          </table:table-cell>
          <table:table-cell office:value-type="string" table:style-name="ce1">
            <text:p>CHF</text:p>
          </table:table-cell>
          <table:table-cell office:value-type="float" office:value="-23.99" table:style-name="ce1">
            <text:p>-23.99</text:p>
          </table:table-cell>
          <table:table-cell office:value-type="string" table:style-name="ce1">
            <text:p>6'823.0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26T01:50:05" table:style-name="ce2">
            <text:p>26/03/2013 01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3-21T13:54:40" table:style-name="ce2">
            <text:p>21/03/2013 13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95.88" table:style-name="ce1">
            <text:p>895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2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01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010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010.25</text:p>
          </table:table-cell>
          <table:table-cell office:value-type="string" table:style-name="ce1">
            <text:p>6'84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9T14:00:36" table:style-name="ce2">
            <text:p>19/03/2013 14:00</text:p>
          </table:table-cell>
          <table:table-cell office:value-type="float" office:value="34375954" table:style-name="ce1">
            <text:p>3437595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69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695.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695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4:30" table:style-name="ce2">
            <text:p>18/03/2013 09:04</text:p>
          </table:table-cell>
          <table:table-cell office:value-type="float" office:value="34342390" table:style-name="ce1">
            <text:p>3434239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RRB</text:p>
          </table:table-cell>
          <table:table-cell office:value-type="string" table:style-name="ce1">
            <text:p>ARCELORMITTAL ORD</text:p>
          </table:table-cell>
          <table:table-cell office:value-type="string" table:style-name="ce1">
            <text:p>LU0323134006</text:p>
          </table:table-cell>
          <table:table-cell office:value-type="float" office:value="500" table:style-name="ce1">
            <text:p>500</text:p>
          </table:table-cell>
          <table:table-cell office:value-type="float" office:value="11.46" table:style-name="ce1">
            <text:p>11.46</text:p>
          </table:table-cell>
          <table:table-cell office:value-type="float" office:value="45.05" table:style-name="ce1">
            <text:p>45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775.0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775.05</text:p>
          </table:table-cell>
          <table:table-cell office:value-type="string" table:style-name="ce1">
            <text:p>-5'695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54" table:style-name="ce1">
            <text:p>254</text:p>
          </table:table-cell>
          <table:table-cell office:value-type="float" office:value="2.4" table:style-name="ce1">
            <text:p>2.4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-610.04999999999995" table:style-name="ce1">
            <text:p>-610.05</text:p>
          </table:table-cell>
          <table:table-cell office:value-type="string" table:style-name="ce1">
            <text:p>CHF</text:p>
          </table:table-cell>
          <table:table-cell office:value-type="float" office:value="-610.04999999999995" table:style-name="ce1">
            <text:p>-610.05</text:p>
          </table:table-cell>
          <table:table-cell office:value-type="string" table:style-name="ce1">
            <text:p>13'85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132" table:style-name="ce1">
            <text:p>132</text:p>
          </table:table-cell>
          <table:table-cell office:value-type="float" office:value="2.4" table:style-name="ce1">
            <text:p>2.4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317.05" table:style-name="ce1">
            <text:p>-317.05</text:p>
          </table:table-cell>
          <table:table-cell office:value-type="string" table:style-name="ce1">
            <text:p>CHF</text:p>
          </table:table-cell>
          <table:table-cell office:value-type="float" office:value="-317.05" table:style-name="ce1">
            <text:p>-317.05</text:p>
          </table:table-cell>
          <table:table-cell office:value-type="string" table:style-name="ce1">
            <text:p>14'467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51" table:style-name="ce2">
            <text:p>18/03/2013 09:00</text:p>
          </table:table-cell>
          <table:table-cell office:value-type="float" office:value="34342395" table:style-name="ce1">
            <text:p>3434239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UBN</text:p>
          </table:table-cell>
          <table:table-cell office:value-type="string" table:style-name="ce1">
            <text:p>ZUEBLIN IMM N0</text:p>
          </table:table-cell>
          <table:table-cell office:value-type="string" table:style-name="ce1">
            <text:p>CH0021831182</text:p>
          </table:table-cell>
          <table:table-cell office:value-type="float" office:value="2114" table:style-name="ce1">
            <text:p>2114</text:p>
          </table:table-cell>
          <table:table-cell office:value-type="float" office:value="2.4" table:style-name="ce1">
            <text:p>2.4</text:p>
          </table:table-cell>
          <table:table-cell office:value-type="float" office:value="41.15" table:style-name="ce1">
            <text:p>41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14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14.75</text:p>
          </table:table-cell>
          <table:table-cell office:value-type="string" table:style-name="ce1">
            <text:p>14'784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6" table:style-name="ce2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500" table:style-name="ce1">
            <text:p>15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19'899.1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8T09:00:35" table:style-name="ce2">
            <text:p>18/03/2013 09:00</text:p>
          </table:table-cell>
          <table:table-cell office:value-type="float" office:value="34342399" table:style-name="ce1">
            <text:p>3434239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VON ROLL I</text:p>
          </table:table-cell>
          <table:table-cell office:value-type="string" table:style-name="ce1">
            <text:p>CH0003245351</text:p>
          </table:table-cell>
          <table:table-cell office:value-type="float" office:value="1000" table:style-name="ce1">
            <text:p>1000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38.85" table:style-name="ce1">
            <text:p>38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0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048.85</text:p>
          </table:table-cell>
          <table:table-cell office:value-type="string" table:style-name="ce1">
            <text:p>22'916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13T14:23:05" table:style-name="ce2">
            <text:p>13/03/2013 14: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4.99" table:style-name="ce1">
            <text:p>34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99" table:style-name="ce1">
            <text:p>34.99</text:p>
          </table:table-cell>
          <table:table-cell office:value-type="string" table:style-name="ce1">
            <text:p>USD</text:p>
          </table:table-cell>
          <table:table-cell office:value-type="float" office:value="34.99" table:style-name="ce1">
            <text:p>34.99</text:p>
          </table:table-cell>
          <table:table-cell office:value-type="float" office:value="884.34" table:style-name="ce1">
            <text:p>884.3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3-03-06T09:01:55" table:style-name="ce2">
            <text:p>06/03/2013 09:01</text:p>
          </table:table-cell>
          <table:table-cell office:value-type="float" office:value="34199386" table:style-name="ce1">
            <text:p>3419938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465.02" table:style-name="ce1">
            <text:p>465.02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'926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3'926.70</text:p>
          </table:table-cell>
          <table:table-cell office:value-type="string" table:style-name="ce1">
            <text:p>24'965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3-06T09:01:19" table:style-name="ce2">
            <text:p>06/03/2013 09:01</text:p>
          </table:table-cell>
          <table:table-cell office:value-type="float" office:value="34199374" table:style-name="ce1">
            <text:p>3419937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850" table:style-name="ce1">
            <text:p>850</text:p>
          </table:table-cell>
          <table:table-cell office:value-type="float" office:value="13" table:style-name="ce1">
            <text:p>13</text:p>
          </table:table-cell>
          <table:table-cell office:value-type="float" office:value="60.15" table:style-name="ce1">
            <text:p>6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989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989.85</text:p>
          </table:table-cell>
          <table:table-cell office:value-type="string" table:style-name="ce1">
            <text:p>11'038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2-28T06:01:00" table:style-name="ce2">
            <text:p>28/02/2013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RECIOUS ANR11</text:p>
          </table:table-cell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6:00:00" table:style-name="ce2">
            <text:p>28/02/2013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-210" table:style-name="ce1">
            <text:p>-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28T01:59:32" table:style-name="ce2">
            <text:p>28/02/2013 01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</text:p>
          </table:table-cell>
          <table:table-cell table:style-name="ce1"/>
          <table:table-cell office:value-type="string" table:style-name="ce1">
            <text:p>PRECIOUS WOODS HLDG ANR. 2013-11.3. 13</text:p>
          </table:table-cell>
          <table:table-cell office:value-type="string" table:style-name="ce1">
            <text:p>CH0207152445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3-02-05T13:37:09" table:style-name="ce2">
            <text:p>05/02/2013 13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6.77" table:style-name="ce1">
            <text:p>46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7" table:style-name="ce1">
            <text:p>46.77</text:p>
          </table:table-cell>
          <table:table-cell office:value-type="string" table:style-name="ce1">
            <text:p>CHF</text:p>
          </table:table-cell>
          <table:table-cell office:value-type="float" office:value="46.77" table:style-name="ce1">
            <text:p>46.77</text:p>
          </table:table-cell>
          <table:table-cell office:value-type="float" office:value="48.65" table:style-name="ce1">
            <text:p>48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2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5" table:style-name="ce1">
            <text:p>80.0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3-01-02T01:22:45" table:style-name="ce2">
            <text:p>02/01/2013 01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USD</text:p>
          </table:table-cell>
          <table:table-cell office:value-type="float" office:value="0.25" table:style-name="ce1">
            <text:p>0.25</text:p>
          </table:table-cell>
          <table:table-cell office:value-type="float" office:value="849.35" table:style-name="ce1">
            <text:p>849.3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31T16:31:12" table:style-name="ce2">
            <text:p>31/12/2012 1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49" table:style-name="ce1">
            <text:p>22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49" table:style-name="ce1">
            <text:p>-22.49</text:p>
          </table:table-cell>
          <table:table-cell office:value-type="string" table:style-name="ce1">
            <text:p>CHF</text:p>
          </table:table-cell>
          <table:table-cell office:value-type="float" office:value="-22.49" table:style-name="ce1">
            <text:p>-22.49</text:p>
          </table:table-cell>
          <table:table-cell office:value-type="float" office:value="1.88" table:style-name="ce1">
            <text:p>1.8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12-17T13:45:12" table:style-name="ce2">
            <text:p>17/12/2012 13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4.96" table:style-name="ce1">
            <text:p>4.96</text:p>
          </table:table-cell>
          <table:table-cell office:value-type="float" office:value="0" table:style-name="ce1">
            <text:p>0</text:p>
          </table:table-cell>
          <table:table-cell office:value-type="float" office:value="11.54" table:style-name="ce1">
            <text:p>11.54</text:p>
          </table:table-cell>
          <table:table-cell office:value-type="string" table:style-name="ce1">
            <text:p>USD</text:p>
          </table:table-cell>
          <table:table-cell office:value-type="float" office:value="11.54" table:style-name="ce1">
            <text:p>11.54</text:p>
          </table:table-cell>
          <table:table-cell office:value-type="float" office:value="849.1" table:style-name="ce1">
            <text:p>84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6:09" table:style-name="ce2">
            <text:p>12/12/2012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95" table:style-name="ce1">
            <text:p>1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95" table:style-name="ce1">
            <text:p>15.95</text:p>
          </table:table-cell>
          <table:table-cell office:value-type="string" table:style-name="ce1">
            <text:p>USD</text:p>
          </table:table-cell>
          <table:table-cell office:value-type="float" office:value="15.95" table:style-name="ce1">
            <text:p>15.95</text:p>
          </table:table-cell>
          <table:table-cell office:value-type="float" office:value="837.56" table:style-name="ce1">
            <text:p>83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2-12T14:50:17" table:style-name="ce2">
            <text:p>12/12/2012 14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0.42" table:style-name="ce1">
            <text:p>30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2" table:style-name="ce1">
            <text:p>30.42</text:p>
          </table:table-cell>
          <table:table-cell office:value-type="string" table:style-name="ce1">
            <text:p>USD</text:p>
          </table:table-cell>
          <table:table-cell office:value-type="float" office:value="30.42" table:style-name="ce1">
            <text:p>30.42</text:p>
          </table:table-cell>
          <table:table-cell office:value-type="float" office:value="821.61" table:style-name="ce1">
            <text:p>821.6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11-14T13:41:35" table:style-name="ce2">
            <text:p>14/11/2012 13: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 EUR acc</text:p>
          </table:table-cell>
          <table:table-cell office:value-type="string" table:style-name="ce1">
            <text:p>FR001014898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8T19:24:59" table:style-name="ce2">
            <text:p>28/09/2012 19: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3" table:style-name="ce1">
            <text:p>2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3" table:style-name="ce1">
            <text:p>-21.3</text:p>
          </table:table-cell>
          <table:table-cell office:value-type="string" table:style-name="ce1">
            <text:p>CHF</text:p>
          </table:table-cell>
          <table:table-cell office:value-type="float" office:value="-21.3" table:style-name="ce1">
            <text:p>-21.3</text:p>
          </table:table-cell>
          <table:table-cell office:value-type="float" office:value="24.37" table:style-name="ce1">
            <text:p>24.3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9-24T07:48:05" table:style-name="ce2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4T07:48:05" table:style-name="ce2">
            <text:p>24/09/2012 07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-500" table:style-name="ce1">
            <text:p>-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30:55" table:style-name="ce2">
            <text:p>23/09/2012 14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Titelaus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3T14:27:45" table:style-name="ce2">
            <text:p>23/09/2012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Titeleingang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4:05:22" table:style-name="ce2">
            <text:p>22/09/2012 04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7949999999999999" table:style-name="ce1">
            <text:p>9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22T03:18:33" table:style-name="ce2">
            <text:p>22/09/2012 03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eingang (Storniert)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9.58" table:style-name="ce1">
            <text:p>9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9-12T14:10:19" table:style-name="ce2">
            <text:p>12/09/2012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12.78" table:style-name="ce1">
            <text:p>12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8" table:style-name="ce1">
            <text:p>12.78</text:p>
          </table:table-cell>
          <table:table-cell office:value-type="string" table:style-name="ce1">
            <text:p>USD</text:p>
          </table:table-cell>
          <table:table-cell office:value-type="float" office:value="12.78" table:style-name="ce1">
            <text:p>12.78</text:p>
          </table:table-cell>
          <table:table-cell office:value-type="float" office:value="791.19" table:style-name="ce1">
            <text:p>791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9-12T13:57:06" table:style-name="ce2">
            <text:p>12/09/2012 13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17.64" table:style-name="ce1">
            <text:p>117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64" table:style-name="ce1">
            <text:p>117.64</text:p>
          </table:table-cell>
          <table:table-cell office:value-type="string" table:style-name="ce1">
            <text:p>USD</text:p>
          </table:table-cell>
          <table:table-cell office:value-type="float" office:value="117.64" table:style-name="ce1">
            <text:p>117.64</text:p>
          </table:table-cell>
          <table:table-cell office:value-type="float" office:value="778.41" table:style-name="ce1">
            <text:p>778.4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8-03T12:12:05" table:style-name="ce2">
            <text:p>03/08/2012 12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5.62" table:style-name="ce1">
            <text:p>45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62" table:style-name="ce1">
            <text:p>45.62</text:p>
          </table:table-cell>
          <table:table-cell office:value-type="string" table:style-name="ce1">
            <text:p>CHF</text:p>
          </table:table-cell>
          <table:table-cell office:value-type="float" office:value="45.62" table:style-name="ce1">
            <text:p>45.62</text:p>
          </table:table-cell>
          <table:table-cell office:value-type="float" office:value="45.67" table:style-name="ce1">
            <text:p>45.6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31T06:01:00" table:style-name="ce2">
            <text:p>31/07/2012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31T06:00:00" table:style-name="ce2">
            <text:p>31/07/2012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2-07-26T22:07:54" table:style-name="ce2">
            <text:p>26/07/2012 22:07</text:p>
          </table:table-cell>
          <table:table-cell office:value-type="float" office:value="31999304" table:style-name="ce1">
            <text:p>3199930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1" table:style-name="ce1">
            <text:p>0.01</text:p>
          </table:table-cell>
          <table:table-cell office:value-type="float" office:value="6.45" table:style-name="ce1">
            <text:p>6.4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20T15:36:28" table:style-name="ce2">
            <text:p>20/07/2012 15:36</text:p>
          </table:table-cell>
          <table:table-cell office:value-type="float" office:value="31938237" table:style-name="ce1">
            <text:p>31938237</text:p>
          </table:table-cell>
          <table:table-cell office:value-type="string" table:style-name="ce1">
            <text:p>Titeleingang</text:p>
          </table:table-cell>
          <table:table-cell office:value-type="string" table:style-name="ce1">
            <text:p>CSGN1</text:p>
          </table:table-cell>
          <table:table-cell office:value-type="string" table:style-name="ce1">
            <text:p>CS GROUP N ANR</text:p>
          </table:table-cell>
          <table:table-cell office:value-type="string" table:style-name="ce1">
            <text:p>CH0190349669</text:p>
          </table:table-cell>
          <table:table-cell office:value-type="float" office:value="650" table:style-name="ce1">
            <text:p>65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2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6" table:style-name="ce1">
            <text:p>21.66</text:p>
          </table:table-cell>
          <table:table-cell office:value-type="string" table:style-name="ce1">
            <text:p>CHF</text:p>
          </table:table-cell>
          <table:table-cell office:value-type="float" office:value="21.66" table:style-name="ce1">
            <text:p>21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4:09:24" table:style-name="ce2">
            <text:p>02/07/2012 14:09</text:p>
          </table:table-cell>
          <table:table-cell office:value-type="float" office:value="31752906" table:style-name="ce1">
            <text:p>317529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89" table:style-name="ce1">
            <text:p>22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89" table:style-name="ce1">
            <text:p>-22.89</text:p>
          </table:table-cell>
          <table:table-cell office:value-type="string" table:style-name="ce1">
            <text:p>USD</text:p>
          </table:table-cell>
          <table:table-cell office:value-type="float" office:value="-22.89" table:style-name="ce1">
            <text:p>-22.89</text:p>
          </table:table-cell>
          <table:table-cell office:value-type="float" office:value="660.77" table:style-name="ce1">
            <text:p>660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3:07:49" table:style-name="ce2">
            <text:p>02/07/2012 13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CHF</text:p>
          </table:table-cell>
          <table:table-cell office:value-type="float" office:value="0.12" table:style-name="ce1">
            <text:p>0.12</text:p>
          </table:table-cell>
          <table:table-cell office:value-type="float" office:value="-21.66" table:style-name="ce1">
            <text:p>-2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7-02T12:44:24" table:style-name="ce2">
            <text:p>02/07/2012 1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8" table:style-name="ce1">
            <text:p>-1.38</text:p>
          </table:table-cell>
          <table:table-cell office:value-type="string" table:style-name="ce1">
            <text:p>USD</text:p>
          </table:table-cell>
          <table:table-cell office:value-type="float" office:value="-1.38" table:style-name="ce1">
            <text:p>-1.38</text:p>
          </table:table-cell>
          <table:table-cell office:value-type="float" office:value="683.66" table:style-name="ce1">
            <text:p>683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7-02T12:29:56" table:style-name="ce2">
            <text:p>02/07/2012 12: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80.010000000000005" table:style-name="ce1">
            <text:p>80.0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2-06-29T17:50:57" table:style-name="ce2">
            <text:p>29/06/2012 17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78" table:style-name="ce1">
            <text:p>21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office:value-type="float" office:value="-21.78" table:style-name="ce1">
            <text:p>-21.78</text:p>
          </table:table-cell>
          <table:table-cell office:value-type="float" office:value="-21.78" table:style-name="ce1">
            <text:p>-21.7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2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476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476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1'476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2T14:02:15" table:style-name="ce2">
            <text:p>22/06/2012 14:02</text:p>
          </table:table-cell>
          <table:table-cell office:value-type="float" office:value="31670106" table:style-name="ce1">
            <text:p>3167010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8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2'086.8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2'086.87</text:p>
          </table:table-cell>
          <table:table-cell office:value-type="float" office:value="685.04" table:style-name="ce1">
            <text:p>685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21T09:01:36" table:style-name="ce2">
            <text:p>21/06/2012 09:01</text:p>
          </table:table-cell>
          <table:table-cell office:value-type="float" office:value="31652893" table:style-name="ce1">
            <text:p>316528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650" table:style-name="ce1">
            <text:p>650</text:p>
          </table:table-cell>
          <table:table-cell office:value-type="float" office:value="18.2" table:style-name="ce1">
            <text:p>18.2</text:p>
          </table:table-cell>
          <table:table-cell office:value-type="float" office:value="61.6" table:style-name="ce1">
            <text:p>6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1'891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1'891.60</text:p>
          </table:table-cell>
          <table:table-cell office:value-type="string" table:style-name="ce1">
            <text:p>-11'476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6-20T09:00:58" table:style-name="ce2">
            <text:p>20/06/2012 09:00</text:p>
          </table:table-cell>
          <table:table-cell office:value-type="float" office:value="31635419" table:style-name="ce1">
            <text:p>3163541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20.59" table:style-name="ce1">
            <text:p>2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516.4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516.41</text:p>
          </table:table-cell>
          <table:table-cell office:value-type="string" table:style-name="ce1">
            <text:p>12'771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2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10" table:style-name="ce1">
            <text:p>110</text:p>
          </table:table-cell>
          <table:table-cell office:value-type="float" office:value="30.97" table:style-name="ce1">
            <text:p>30.97</text:p>
          </table:table-cell>
          <table:table-cell office:value-type="float" office:value="5.19" table:style-name="ce1">
            <text:p>5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401.5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401.51</text:p>
          </table:table-cell>
          <table:table-cell office:value-type="string" table:style-name="ce1">
            <text:p>7'255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9T17:37:47" table:style-name="ce2">
            <text:p>19/06/2012 17:37</text:p>
          </table:table-cell>
          <table:table-cell office:value-type="float" office:value="31635427" table:style-name="ce1">
            <text:p>31635427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00" table:style-name="ce1">
            <text:p>100</text:p>
          </table:table-cell>
          <table:table-cell office:value-type="float" office:value="30.97" table:style-name="ce1">
            <text:p>30.97</text:p>
          </table:table-cell>
          <table:table-cell office:value-type="float" office:value="40.57" table:style-name="ce1">
            <text:p>40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056.4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056.43</text:p>
          </table:table-cell>
          <table:table-cell office:value-type="string" table:style-name="ce1">
            <text:p>3'853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4T17:37:28" table:style-name="ce2">
            <text:p>14/06/2012 17: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797.56" table:style-name="ce1">
            <text:p>797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6-13T13:42:23" table:style-name="ce2">
            <text:p>13/06/2012 13: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.239999999999995" table:style-name="ce1">
            <text:p>67.24</text:p>
          </table:table-cell>
          <table:table-cell office:value-type="string" table:style-name="ce1">
            <text:p>USD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768.16" table:style-name="ce1">
            <text:p>768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4-20T04:26:36" table:style-name="ce2">
            <text:p>20/04/2012 04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table:style-name="ce1"/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CHF</text:p>
          </table:table-cell>
          <table:table-cell office:value-type="float" office:value="340" table:style-name="ce1">
            <text:p>340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6T04:18:07" table:style-name="ce2">
            <text:p>06/04/2012 04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Gain</text:p>
          </table:table-cell>
          <table:table-cell table:style-name="ce1"/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2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29" table:style-name="ce1">
            <text:p>21.29</text:p>
          </table:table-cell>
          <table:table-cell office:value-type="string" table:style-name="ce1">
            <text:p>CHF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4-02T14:09:40" table:style-name="ce2">
            <text:p>02/04/2012 14:09</text:p>
          </table:table-cell>
          <table:table-cell office:value-type="float" office:value="30883720" table:style-name="ce1">
            <text:p>3088372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75" table:style-name="ce1">
            <text:p>2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75" table:style-name="ce1">
            <text:p>-23.75</text:p>
          </table:table-cell>
          <table:table-cell office:value-type="string" table:style-name="ce1">
            <text:p>USD</text:p>
          </table:table-cell>
          <table:table-cell office:value-type="float" office:value="-23.75" table:style-name="ce1">
            <text:p>-23.75</text:p>
          </table:table-cell>
          <table:table-cell office:value-type="float" office:value="700.92" table:style-name="ce1">
            <text:p>700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30T18:19:48" table:style-name="ce2">
            <text:p>30/03/2012 18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29" table:style-name="ce1">
            <text:p>21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office:value-type="float" office:value="-21.29" table:style-name="ce1">
            <text:p>-21.29</text:p>
          </table:table-cell>
          <table:table-cell office:value-type="float" office:value="-21.29" table:style-name="ce1">
            <text:p>-21.2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26T15:32:12" table:style-name="ce2">
            <text:p>26/03/2012 15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630000000000003" table:style-name="ce1">
            <text:p>32.63</text:p>
          </table:table-cell>
          <table:table-cell office:value-type="string" table:style-name="ce1">
            <text:p>USD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724.67" table:style-name="ce1">
            <text:p>724.6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8T11:32:18" table:style-name="ce2">
            <text:p>08/03/2012 11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92.04" table:style-name="ce1">
            <text:p>692.0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2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CHF</text:p>
          </table:table-cell>
          <table:table-cell office:value-type="float" office:value="64.62" table:style-name="ce1">
            <text:p>64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3-06T14:02:57" table:style-name="ce2">
            <text:p>06/03/2012 14:02</text:p>
          </table:table-cell>
          <table:table-cell office:value-type="float" office:value="30597613" table:style-name="ce1">
            <text:p>3059761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71.06" table:style-name="ce1">
            <text:p>7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1.06" table:style-name="ce1">
            <text:p>-71.06</text:p>
          </table:table-cell>
          <table:table-cell office:value-type="string" table:style-name="ce1">
            <text:p>USD</text:p>
          </table:table-cell>
          <table:table-cell office:value-type="float" office:value="-71.06" table:style-name="ce1">
            <text:p>-71.06</text:p>
          </table:table-cell>
          <table:table-cell office:value-type="float" office:value="662.64" table:style-name="ce1">
            <text:p>662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3-05T17:28:38" table:style-name="ce2">
            <text:p>05/03/2012 17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-64.62" table:style-name="ce1">
            <text:p>-64.6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2-07T11:46:09" table:style-name="ce2">
            <text:p>07/02/2012 11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ETFMSCICAAD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43.38" table:style-name="ce1">
            <text:p>43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office:value-type="float" office:value="43.38" table:style-name="ce1">
            <text:p>43.38</text:p>
          </table:table-cell>
          <table:table-cell office:value-type="float" office:value="43.38" table:style-name="ce1">
            <text:p>43.3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2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string" table:style-name="ce1">
            <text:p>CHF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2T14:10:01" table:style-name="ce2">
            <text:p>02/01/2012 14:10</text:p>
          </table:table-cell>
          <table:table-cell office:value-type="float" office:value="29844882" table:style-name="ce1">
            <text:p>2984488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18" table:style-name="ce1">
            <text:p>23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18" table:style-name="ce1">
            <text:p>-23.18</text:p>
          </table:table-cell>
          <table:table-cell office:value-type="string" table:style-name="ce1">
            <text:p>USD</text:p>
          </table:table-cell>
          <table:table-cell office:value-type="float" office:value="-23.18" table:style-name="ce1">
            <text:p>-23.18</text:p>
          </table:table-cell>
          <table:table-cell office:value-type="float" office:value="733.7" table:style-name="ce1">
            <text:p>733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16:25" table:style-name="ce2">
            <text:p>01/01/2012 14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CHF</text:p>
          </table:table-cell>
          <table:table-cell office:value-type="float" office:value="0.04" table:style-name="ce1">
            <text:p>0.04</text:p>
          </table:table-cell>
          <table:table-cell office:value-type="float" office:value="-21.6" table:style-name="ce1">
            <text:p>-21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2-01-01T14:03:28" table:style-name="ce2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56" table:style-name="ce1">
            <text:p>3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6" table:style-name="ce1">
            <text:p>-3.56</text:p>
          </table:table-cell>
          <table:table-cell office:value-type="string" table:style-name="ce1">
            <text:p>USD</text:p>
          </table:table-cell>
          <table:table-cell office:value-type="float" office:value="-3.56" table:style-name="ce1">
            <text:p>-3.56</text:p>
          </table:table-cell>
          <table:table-cell office:value-type="float" office:value="756.88" table:style-name="ce1">
            <text:p>756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2-01-01T14:03:23" table:style-name="ce2">
            <text:p>01/01/2012 14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EUR</text:p>
          </table:table-cell>
          <table:table-cell office:value-type="float" office:value="0.04" table:style-name="ce1">
            <text:p>0.04</text:p>
          </table:table-cell>
          <table:table-cell office:value-type="float" office:value="79.97" table:style-name="ce1">
            <text:p>79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12-30T18:03:39" table:style-name="ce2">
            <text:p>30/12/2011 18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64" table:style-name="ce1">
            <text:p>2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office:value-type="float" office:value="-21.64" table:style-name="ce1">
            <text:p>-21.64</text:p>
          </table:table-cell>
          <table:table-cell office:value-type="float" office:value="-21.64" table:style-name="ce1">
            <text:p>-21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2-21T12:25:43" table:style-name="ce2">
            <text:p>21/12/2011 12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57.68" table:style-name="ce1">
            <text:p>57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68" table:style-name="ce1">
            <text:p>57.68</text:p>
          </table:table-cell>
          <table:table-cell office:value-type="string" table:style-name="ce1">
            <text:p>USD</text:p>
          </table:table-cell>
          <table:table-cell office:value-type="float" office:value="57.68" table:style-name="ce1">
            <text:p>57.68</text:p>
          </table:table-cell>
          <table:table-cell office:value-type="float" office:value="760.44" table:style-name="ce1">
            <text:p>760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21T12:07:21" table:style-name="ce2">
            <text:p>21/12/2011 12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7.12" table:style-name="ce1">
            <text:p>17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USD</text:p>
          </table:table-cell>
          <table:table-cell office:value-type="float" office:value="17.12" table:style-name="ce1">
            <text:p>17.12</text:p>
          </table:table-cell>
          <table:table-cell office:value-type="float" office:value="702.76" table:style-name="ce1">
            <text:p>702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2-08T12:16:30" table:style-name="ce2">
            <text:p>08/12/2011 12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USD</text:p>
          </table:table-cell>
          <table:table-cell office:value-type="float" office:value="29.4" table:style-name="ce1">
            <text:p>29.4</text:p>
          </table:table-cell>
          <table:table-cell office:value-type="float" office:value="685.64" table:style-name="ce1">
            <text:p>68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2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268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68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268.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1-01T14:01:50" table:style-name="ce2">
            <text:p>01/11/2011 14:01</text:p>
          </table:table-cell>
          <table:table-cell office:value-type="float" office:value="29215634" table:style-name="ce1">
            <text:p>292156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429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429.9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429.96</text:p>
          </table:table-cell>
          <table:table-cell office:value-type="float" office:value="656.24" table:style-name="ce1">
            <text:p>656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31T09:16:31" table:style-name="ce2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1" table:style-name="ce1">
            <text:p>91</text:p>
          </table:table-cell>
          <table:table-cell office:value-type="float" office:value="12.45" table:style-name="ce1">
            <text:p>12.45</text:p>
          </table:table-cell>
          <table:table-cell office:value-type="float" office:value="11.85" table:style-name="ce1">
            <text:p>1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144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144.80</text:p>
          </table:table-cell>
          <table:table-cell office:value-type="string" table:style-name="ce1">
            <text:p>-1'268.3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31T09:16:30" table:style-name="ce2">
            <text:p>31/10/2011 09:16</text:p>
          </table:table-cell>
          <table:table-cell office:value-type="float" office:value="29185784" table:style-name="ce1">
            <text:p>2918578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9" table:style-name="ce1">
            <text:p>9</text:p>
          </table:table-cell>
          <table:table-cell office:value-type="float" office:value="12.45" table:style-name="ce1">
            <text:p>12.45</text:p>
          </table:table-cell>
          <table:table-cell office:value-type="float" office:value="11.45" table:style-name="ce1">
            <text:p>11.45</text:p>
          </table:table-cell>
          <table:table-cell office:value-type="float" office:value="0" table:style-name="ce1">
            <text:p>0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office:value-type="float" office:value="-123.5" table:style-name="ce1">
            <text:p>-123.5</text:p>
          </table:table-cell>
          <table:table-cell office:value-type="float" office:value="-123.5" table:style-name="ce1">
            <text:p>-123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28T10:47:09" table:style-name="ce2">
            <text:p>28/10/2011 10: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2'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14:07:14" table:style-name="ce2">
            <text:p>26/10/2011 14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-23.52" table:style-name="ce1">
            <text:p>-23.52</text:p>
          </table:table-cell>
          <table:table-cell office:value-type="string" table:style-name="ce1">
            <text:p>USD</text:p>
          </table:table-cell>
          <table:table-cell office:value-type="float" office:value="-23.52" table:style-name="ce1">
            <text:p>-23.52</text:p>
          </table:table-cell>
          <table:table-cell office:value-type="string" table:style-name="ce1">
            <text:p>2'062.6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26T09:06:29" table:style-name="ce2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13910159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6:29" table:style-name="ce2">
            <text:p>26/10/2011 09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9:05:08" table:style-name="ce2">
            <text:p>26/10/2011 09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Corporate Action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26T08:57:22" table:style-name="ce2">
            <text:p>26/10/2011 08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 (Storniert)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10-19T14:05:31" table:style-name="ce2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21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21.09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721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9T14:05:31" table:style-name="ce2">
            <text:p>19/10/2011 14:05</text:p>
          </table:table-cell>
          <table:table-cell office:value-type="float" office:value="29073315" table:style-name="ce1">
            <text:p>290733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417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417.2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417.24</text:p>
          </table:table-cell>
          <table:table-cell office:value-type="string" table:style-name="ce1">
            <text:p>2'086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8T14:21:39" table:style-name="ce2">
            <text:p>18/10/2011 14:21</text:p>
          </table:table-cell>
          <table:table-cell office:value-type="float" office:value="29040256" table:style-name="ce1">
            <text:p>290402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f-LuxDjAigCAB</text:p>
          </table:table-cell>
          <table:table-cell office:value-type="string" table:style-name="ce1">
            <text:p>CSF Lux Commodity Index Plus Sfr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83.92" table:style-name="ce1">
            <text:p>83.9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383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383.00</text:p>
          </table:table-cell>
          <table:table-cell office:value-type="string" table:style-name="ce1">
            <text:p>-5'721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10-18T10:45:01" table:style-name="ce2">
            <text:p>18/10/2011 10:45</text:p>
          </table:table-cell>
          <table:table-cell office:value-type="float" office:value="29040245" table:style-name="ce1">
            <text:p>2904024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9050000000000002" table:style-name="ce1">
            <text:p>5.90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258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258.00</text:p>
          </table:table-cell>
          <table:table-cell office:value-type="string" table:style-name="ce1">
            <text:p>8'503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10-17T09:01:04" table:style-name="ce2">
            <text:p>17/10/2011 09:01</text:p>
          </table:table-cell>
          <table:table-cell office:value-type="float" office:value="29040343" table:style-name="ce1">
            <text:p>2904034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ZGLD</text:p>
          </table:table-cell>
          <table:table-cell office:value-type="string" table:style-name="ce1">
            <text:p>ZKB GOLD ETF</text:p>
          </table:table-cell>
          <table:table-cell office:value-type="string" table:style-name="ce1">
            <text:p>CH00243910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'736.49</text:p>
          </table:table-cell>
          <table:table-cell office:value-type="float" office:value="24.15" table:style-name="ce1">
            <text:p>24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4'233.6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4'233.60</text:p>
          </table:table-cell>
          <table:table-cell office:value-type="string" table:style-name="ce1">
            <text:p>-14'104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30T20:45:19" table:style-name="ce2">
            <text:p>30/09/2011 20: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39" table:style-name="ce1">
            <text:p>2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39" table:style-name="ce1">
            <text:p>-20.39</text:p>
          </table:table-cell>
          <table:table-cell office:value-type="string" table:style-name="ce1">
            <text:p>CHF</text:p>
          </table:table-cell>
          <table:table-cell office:value-type="float" office:value="-20.39" table:style-name="ce1">
            <text:p>-20.39</text:p>
          </table:table-cell>
          <table:table-cell office:value-type="float" office:value="129.51" table:style-name="ce1">
            <text:p>129.5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22T11:44:19" table:style-name="ce2">
            <text:p>22/09/2011 11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.459999999999994" table:style-name="ce1">
            <text:p>74.46</text:p>
          </table:table-cell>
          <table:table-cell office:value-type="string" table:style-name="ce1">
            <text:p>USD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245.44" table:style-name="ce1">
            <text:p>245.4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22T11:01:26" table:style-name="ce2">
            <text:p>22/09/2011 1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34" table:style-name="ce1">
            <text:p>29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34" table:style-name="ce1">
            <text:p>29.34</text:p>
          </table:table-cell>
          <table:table-cell office:value-type="string" table:style-name="ce1">
            <text:p>USD</text:p>
          </table:table-cell>
          <table:table-cell office:value-type="float" office:value="29.34" table:style-name="ce1">
            <text:p>29.34</text:p>
          </table:table-cell>
          <table:table-cell office:value-type="float" office:value="170.98" table:style-name="ce1">
            <text:p>170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9-16T04:19:39" table:style-name="ce2">
            <text:p>16/09/2011 0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HF</text:p>
          </table:table-cell>
          <table:table-cell office:value-type="float" office:value="65" table:style-name="ce1">
            <text:p>65</text:p>
          </table:table-cell>
          <table:table-cell office:value-type="float" office:value="149.9" table:style-name="ce1">
            <text:p>149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9-08T17:50:33" table:style-name="ce2">
            <text:p>08/09/2011 17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33.6" table:style-name="ce1">
            <text:p>33.6</text:p>
          </table:table-cell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1.63999999999999" table:style-name="ce1">
            <text:p>141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16T14:14:53" table:style-name="ce2">
            <text:p>16/08/2011 14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" table:style-name="ce1">
            <text:p>1</text:p>
          </table:table-cell>
          <table:table-cell office:value-type="float" office:value="4.34" table:style-name="ce1">
            <text:p>4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4" table:style-name="ce1">
            <text:p>4.34</text:p>
          </table:table-cell>
          <table:table-cell office:value-type="string" table:style-name="ce1">
            <text:p>USD</text:p>
          </table:table-cell>
          <table:table-cell office:value-type="float" office:value="4.34" table:style-name="ce1">
            <text:p>4.34</text:p>
          </table:table-cell>
          <table:table-cell office:value-type="float" office:value="118.12" table:style-name="ce1">
            <text:p>118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8-04T09:54:09" table:style-name="ce2">
            <text:p>04/08/2011 09: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" table:style-name="ce1">
            <text:p>1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450000000000003" table:style-name="ce1">
            <text:p>35.45</text:p>
          </table:table-cell>
          <table:table-cell office:value-type="string" table:style-name="ce1">
            <text:p>CHF</text:p>
          </table:table-cell>
          <table:table-cell office:value-type="float" office:value="35.450000000000003" table:style-name="ce1">
            <text:p>35.45</text:p>
          </table:table-cell>
          <table:table-cell office:value-type="float" office:value="84.9" table:style-name="ce1">
            <text:p>84.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8-04T06:01:00" table:style-name="ce2">
            <text:p>04/08/2011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PACUSA</text:p>
          </table:table-cell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8-04T06:00:00" table:style-name="ce2">
            <text:p>04/08/2011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-170" table:style-name="ce1">
            <text:p>-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11-07-01T14:27:53" table:style-name="ce2">
            <text:p>01/07/2011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9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.89</text:p>
          </table:table-cell>
          <table:table-cell office:value-type="string" table:style-name="ce1">
            <text:p>USD</text:p>
          </table:table-cell>
          <table:table-cell office:value-type="float" office:value="0.89" table:style-name="ce1">
            <text:p>0.89</text:p>
          </table:table-cell>
          <table:table-cell office:value-type="float" office:value="113.78" table:style-name="ce1">
            <text:p>113.7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7-01T14:10:52" table:style-name="ce2">
            <text:p>01/07/2011 14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string" table:style-name="ce1">
            <text:p>CHF</text:p>
          </table:table-cell>
          <table:table-cell office:value-type="float" office:value="0.15" table:style-name="ce1">
            <text:p>0.15</text:p>
          </table:table-cell>
          <table:table-cell office:value-type="float" office:value="49.45" table:style-name="ce1">
            <text:p>49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7-01T13:48:05" table:style-name="ce2">
            <text:p>01/07/2011 13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EUR</text:p>
          </table:table-cell>
          <table:table-cell office:value-type="float" office:value="0.09" table:style-name="ce1">
            <text:p>0.09</text:p>
          </table:table-cell>
          <table:table-cell office:value-type="float" office:value="79.930000000000007" table:style-name="ce1">
            <text:p>79.9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6-30T15:43:00" table:style-name="ce2">
            <text:p>30/06/2011 15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34" table:style-name="ce1">
            <text:p>25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34" table:style-name="ce1">
            <text:p>-25.34</text:p>
          </table:table-cell>
          <table:table-cell office:value-type="string" table:style-name="ce1">
            <text:p>CHF</text:p>
          </table:table-cell>
          <table:table-cell office:value-type="float" office:value="-25.34" table:style-name="ce1">
            <text:p>-25.34</text:p>
          </table:table-cell>
          <table:table-cell office:value-type="float" office:value="49.3" table:style-name="ce1">
            <text:p>49.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6-22T14:56:24" table:style-name="ce2">
            <text:p>22/06/2011 14: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7.18" table:style-name="ce1">
            <text:p>7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8" table:style-name="ce1">
            <text:p>7.18</text:p>
          </table:table-cell>
          <table:table-cell office:value-type="string" table:style-name="ce1">
            <text:p>USD</text:p>
          </table:table-cell>
          <table:table-cell office:value-type="float" office:value="7.18" table:style-name="ce1">
            <text:p>7.18</text:p>
          </table:table-cell>
          <table:table-cell office:value-type="float" office:value="112.89" table:style-name="ce1">
            <text:p>11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22T14:53:21" table:style-name="ce2">
            <text:p>22/06/2011 14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82.19" table:style-name="ce1">
            <text:p>82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19" table:style-name="ce1">
            <text:p>82.19</text:p>
          </table:table-cell>
          <table:table-cell office:value-type="string" table:style-name="ce1">
            <text:p>USD</text:p>
          </table:table-cell>
          <table:table-cell office:value-type="float" office:value="82.19" table:style-name="ce1">
            <text:p>82.19</text:p>
          </table:table-cell>
          <table:table-cell office:value-type="float" office:value="105.71" table:style-name="ce1">
            <text:p>105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6-09T12:46:30" table:style-name="ce2">
            <text:p>09/06/2011 12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20T13:55:23" table:style-name="ce2">
            <text:p>20/04/2011 13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s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" table:style-name="ce1">
            <text:p>-108</text:p>
          </table:table-cell>
          <table:table-cell office:value-type="string" table:style-name="ce1">
            <text:p>CHF</text:p>
          </table:table-cell>
          <table:table-cell office:value-type="float" office:value="-108" table:style-name="ce1">
            <text:p>-108</text:p>
          </table:table-cell>
          <table:table-cell office:value-type="float" office:value="74.64" table:style-name="ce1">
            <text:p>74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2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28" table:style-name="ce1">
            <text:p>136.28</text:p>
          </table:table-cell>
          <table:table-cell office:value-type="string" table:style-name="ce1">
            <text:p>USD</text:p>
          </table:table-cell>
          <table:table-cell office:value-type="float" office:value="136.28" table:style-name="ce1">
            <text:p>136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4-06T14:01:48" table:style-name="ce2">
            <text:p>06/04/2011 14:01</text:p>
          </table:table-cell>
          <table:table-cell office:value-type="float" office:value="26801105" table:style-name="ce1">
            <text:p>2680110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5.86" table:style-name="ce1">
            <text:p>95.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86" table:style-name="ce1">
            <text:p>-95.86</text:p>
          </table:table-cell>
          <table:table-cell office:value-type="string" table:style-name="ce1">
            <text:p>EUR</text:p>
          </table:table-cell>
          <table:table-cell office:value-type="float" office:value="-95.86" table:style-name="ce1">
            <text:p>-95.86</text:p>
          </table:table-cell>
          <table:table-cell office:value-type="float" office:value="79.84" table:style-name="ce1">
            <text:p>79.8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4-06T11:53:40" table:style-name="ce2">
            <text:p>06/04/2011 11: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CHF</text:p>
          </table:table-cell>
          <table:table-cell office:value-type="float" office:value="175" table:style-name="ce1">
            <text:p>175</text:p>
          </table:table-cell>
          <table:table-cell office:value-type="float" office:value="182.64" table:style-name="ce1">
            <text:p>182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4-05T09:05:49" table:style-name="ce2">
            <text:p>05/04/2011 09:05</text:p>
          </table:table-cell>
          <table:table-cell office:value-type="float" office:value="26776844" table:style-name="ce1">
            <text:p>2677684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AE</text:p>
          </table:table-cell>
          <table:table-cell office:value-type="string" table:style-name="ce1">
            <text:p>ISHARES Glbl Alt. Energy UCITS</text:p>
          </table:table-cell>
          <table:table-cell office:value-type="string" table:style-name="ce1">
            <text:p>IE00B3YKW880</text:p>
          </table:table-cell>
          <table:table-cell office:value-type="float" office:value="140" table:style-name="ce1">
            <text:p>140</text:p>
          </table:table-cell>
          <table:table-cell office:value-type="float" office:value="63" table:style-name="ce1">
            <text:p>63</text:p>
          </table:table-cell>
          <table:table-cell office:value-type="float" office:value="26.01" table:style-name="ce1">
            <text:p>26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846.0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846.01</text:p>
          </table:table-cell>
          <table:table-cell office:value-type="float" office:value="-136.28" table:style-name="ce1">
            <text:p>-136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31T18:10:43" table:style-name="ce2">
            <text:p>31/03/2011 18: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.96" table:style-name="ce1">
            <text:p>25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96" table:style-name="ce1">
            <text:p>-25.96</text:p>
          </table:table-cell>
          <table:table-cell office:value-type="string" table:style-name="ce1">
            <text:p>CHF</text:p>
          </table:table-cell>
          <table:table-cell office:value-type="float" office:value="-25.96" table:style-name="ce1">
            <text:p>-25.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3-24T10:19:56" table:style-name="ce2">
            <text:p>24/03/2011 10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35.28" table:style-name="ce1">
            <text:p>35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28" table:style-name="ce1">
            <text:p>35.28</text:p>
          </table:table-cell>
          <table:table-cell office:value-type="string" table:style-name="ce1">
            <text:p>USD</text:p>
          </table:table-cell>
          <table:table-cell office:value-type="float" office:value="35.28" table:style-name="ce1">
            <text:p>35.28</text:p>
          </table:table-cell>
          <table:table-cell office:value-type="string" table:style-name="ce1">
            <text:p>8'709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3-10T14:12:49" table:style-name="ce2">
            <text:p>10/03/2011 14: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8'674.4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2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350" table:style-name="ce1">
            <text:p>1350</text:p>
          </table:table-cell>
          <table:table-cell office:value-type="float" office:value="6" table:style-name="ce1">
            <text:p>6</text:p>
          </table:table-cell>
          <table:table-cell office:value-type="float" office:value="22.31" table:style-name="ce1">
            <text:p>22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077.6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077.69</text:p>
          </table:table-cell>
          <table:table-cell office:value-type="string" table:style-name="ce1">
            <text:p>8'650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23T16:08:49" table:style-name="ce2">
            <text:p>23/02/2011 16:08</text:p>
          </table:table-cell>
          <table:table-cell office:value-type="float" office:value="26160959" table:style-name="ce1">
            <text:p>2616095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26.76" table:style-name="ce1">
            <text:p>26.76</text:p>
          </table:table-cell>
          <table:table-cell office:value-type="float" office:value="0" table:style-name="ce1">
            <text:p>0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office:value-type="float" office:value="573.24" table:style-name="ce1">
            <text:p>573.24</text:p>
          </table:table-cell>
          <table:table-cell office:value-type="float" office:value="573.24" table:style-name="ce1">
            <text:p>573.2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2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496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496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496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7T14:01:42" table:style-name="ce2">
            <text:p>17/02/2011 14:01</text:p>
          </table:table-cell>
          <table:table-cell office:value-type="float" office:value="26133770" table:style-name="ce1">
            <text:p>2613377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183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183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183.35</text:p>
          </table:table-cell>
          <table:table-cell office:value-type="float" office:value="33.6" table:style-name="ce1">
            <text:p>33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16T18:09:54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307" table:style-name="ce1">
            <text:p>307</text:p>
          </table:table-cell>
          <table:table-cell office:value-type="float" office:value="7.05" table:style-name="ce1">
            <text:p>7.05</text:p>
          </table:table-cell>
          <table:table-cell office:value-type="float" office:value="3.25" table:style-name="ce1">
            <text:p>3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167.6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167.60</text:p>
          </table:table-cell>
          <table:table-cell office:value-type="string" table:style-name="ce1">
            <text:p>-8'49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6'328.9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5'623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2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4'918.8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4'213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USD</text:p>
          </table:table-cell>
          <table:table-cell office:value-type="float" office:value="-705.06" table:style-name="ce1">
            <text:p>-705.06</text:p>
          </table:table-cell>
          <table:table-cell office:value-type="string" table:style-name="ce1">
            <text:p>-3'508.7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93" table:style-name="ce1">
            <text:p>93</text:p>
          </table:table-cell>
          <table:table-cell office:value-type="float" office:value="7.05" table:style-name="ce1">
            <text:p>7.05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-656.63" table:style-name="ce1">
            <text:p>-656.63</text:p>
          </table:table-cell>
          <table:table-cell office:value-type="string" table:style-name="ce1">
            <text:p>USD</text:p>
          </table:table-cell>
          <table:table-cell office:value-type="float" office:value="-656.63" table:style-name="ce1">
            <text:p>-656.63</text:p>
          </table:table-cell>
          <table:table-cell office:value-type="string" table:style-name="ce1">
            <text:p>-2'803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4" table:style-name="ce1">
            <text:p>7.04</text:p>
          </table:table-cell>
          <table:table-cell office:value-type="float" office:value="11.06" table:style-name="ce1">
            <text:p>11.06</text:p>
          </table:table-cell>
          <table:table-cell office:value-type="float" office:value="0" table:style-name="ce1">
            <text:p>0</text:p>
          </table:table-cell>
          <table:table-cell office:value-type="float" office:value="-715.06" table:style-name="ce1">
            <text:p>-715.06</text:p>
          </table:table-cell>
          <table:table-cell office:value-type="string" table:style-name="ce1">
            <text:p>USD</text:p>
          </table:table-cell>
          <table:table-cell office:value-type="float" office:value="-715.06" table:style-name="ce1">
            <text:p>-715.06</text:p>
          </table:table-cell>
          <table:table-cell office:value-type="string" table:style-name="ce1">
            <text:p>-2'147.0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float" office:value="-703.05" table:style-name="ce1">
            <text:p>-703.05</text:p>
          </table:table-cell>
          <table:table-cell office:value-type="string" table:style-name="ce1">
            <text:p>USD</text:p>
          </table:table-cell>
          <table:table-cell office:value-type="float" office:value="-703.05" table:style-name="ce1">
            <text:p>-703.05</text:p>
          </table:table-cell>
          <table:table-cell office:value-type="string" table:style-name="ce1">
            <text:p>-1'43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16T18:09:41" table:style-name="ce2">
            <text:p>16/02/2011 18:09</text:p>
          </table:table-cell>
          <table:table-cell office:value-type="float" office:value="26121949" table:style-name="ce1">
            <text:p>261219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100" table:style-name="ce1">
            <text:p>100</text:p>
          </table:table-cell>
          <table:table-cell office:value-type="float" office:value="7.02" table:style-name="ce1">
            <text:p>7.02</text:p>
          </table:table-cell>
          <table:table-cell office:value-type="float" office:value="26.9" table:style-name="ce1">
            <text:p>26.9</text:p>
          </table:table-cell>
          <table:table-cell office:value-type="float" office:value="0" table:style-name="ce1">
            <text:p>0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office:value-type="float" office:value="-728.9" table:style-name="ce1">
            <text:p>-728.9</text:p>
          </table:table-cell>
          <table:table-cell office:value-type="float" office:value="-728.9" table:style-name="ce1">
            <text:p>-728.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4:04:13" table:style-name="ce2">
            <text:p>08/02/2011 14:04</text:p>
          </table:table-cell>
          <table:table-cell office:value-type="float" office:value="25992819" table:style-name="ce1">
            <text:p>2599281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40" table:style-name="ce1">
            <text:p>140</text:p>
          </table:table-cell>
          <table:table-cell office:value-type="float" office:value="59" table:style-name="ce1">
            <text:p>59</text:p>
          </table:table-cell>
          <table:table-cell office:value-type="float" office:value="43.05" table:style-name="ce1">
            <text:p>4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8'216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185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185.58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185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8" table:style-name="ce1">
            <text:p>2600357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229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229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229.29</text:p>
          </table:table-cell>
          <table:table-cell office:value-type="float" office:value="175.7" table:style-name="ce1">
            <text:p>175.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78.45" table:style-name="ce1">
            <text:p>27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8.45" table:style-name="ce1">
            <text:p>278.45</text:p>
          </table:table-cell>
          <table:table-cell office:value-type="string" table:style-name="ce1">
            <text:p>CHF</text:p>
          </table:table-cell>
          <table:table-cell office:value-type="float" office:value="278.45" table:style-name="ce1">
            <text:p>278.45</text:p>
          </table:table-cell>
          <table:table-cell office:value-type="string" table:style-name="ce1">
            <text:p>-4'185.5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8T14:02:00" table:style-name="ce2">
            <text:p>08/02/2011 14:02</text:p>
          </table:table-cell>
          <table:table-cell office:value-type="float" office:value="26003577" table:style-name="ce1">
            <text:p>2600357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3.55" table:style-name="ce1">
            <text:p>29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3.55" table:style-name="ce1">
            <text:p>-293.55</text:p>
          </table:table-cell>
          <table:table-cell office:value-type="string" table:style-name="ce1">
            <text:p>USD</text:p>
          </table:table-cell>
          <table:table-cell office:value-type="float" office:value="-293.55" table:style-name="ce1">
            <text:p>-29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2-08T11:32:24" table:style-name="ce2">
            <text:p>08/02/2011 11:32</text:p>
          </table:table-cell>
          <table:table-cell office:value-type="float" office:value="25998188" table:style-name="ce1">
            <text:p>25998188</text:p>
          </table:table-cell>
          <table:table-cell office:value-type="string" table:style-name="ce1">
            <text:p>Kauf</text:p>
          </table:table-cell>
          <table:table-cell table:style-name="ce1"/>
          <table:table-cell office:value-type="string" table:style-name="ce1">
            <text:p>UBSETF MSCI CANADA CAD DIS</text:p>
          </table:table-cell>
          <table:table-cell office:value-type="string" table:style-name="ce1">
            <text:p>LU0446734872</text:p>
          </table:table-cell>
          <table:table-cell office:value-type="float" office:value="170" table:style-name="ce1">
            <text:p>170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56.96" table:style-name="ce1">
            <text:p>56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52.86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-4'523.81</text:p>
          </table:table-cell>
          <table:table-cell office:value-type="string" table:style-name="ce1">
            <text:p>3'404.9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7T09:01:36" table:style-name="ce2">
            <text:p>07/02/2011 09:01</text:p>
          </table:table-cell>
          <table:table-cell office:value-type="float" office:value="25974234" table:style-name="ce1">
            <text:p>2597423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DHN</text:p>
          </table:table-cell>
          <table:table-cell office:value-type="string" table:style-name="ce1">
            <text:p>ORASCOM DEVELOPMENT HLD AG N</text:p>
          </table:table-cell>
          <table:table-cell office:value-type="string" table:style-name="ce1">
            <text:p>CH0038285679</text:p>
          </table:table-cell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40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40.80</text:p>
          </table:table-cell>
          <table:table-cell office:value-type="string" table:style-name="ce1">
            <text:p>-4'464.0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10:05:11" table:style-name="ce2">
            <text:p>03/02/2011 10:05</text:p>
          </table:table-cell>
          <table:table-cell office:value-type="float" office:value="25936840" table:style-name="ce1">
            <text:p>2593684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2.5" table:style-name="ce1">
            <text:p>42.5</text:p>
          </table:table-cell>
          <table:table-cell office:value-type="float" office:value="40.049999999999997" table:style-name="ce1">
            <text:p>4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209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209.95</text:p>
          </table:table-cell>
          <table:table-cell office:value-type="float" office:value="176.77" table:style-name="ce1">
            <text:p>176.7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3:01" table:style-name="ce2">
            <text:p>03/02/2011 09:03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61" table:style-name="ce1">
            <text:p>61</text:p>
          </table:table-cell>
          <table:table-cell office:value-type="float" office:value="17.3" table:style-name="ce1">
            <text:p>17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05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054.50</text:p>
          </table:table-cell>
          <table:table-cell office:value-type="string" table:style-name="ce1">
            <text:p>-4'033.1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2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716" table:style-name="ce1">
            <text:p>716</text:p>
          </table:table-cell>
          <table:table-cell office:value-type="float" office:value="5.89" table:style-name="ce1">
            <text:p>5.89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235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235.55</text:p>
          </table:table-cell>
          <table:table-cell office:value-type="string" table:style-name="ce1">
            <text:p>-5'087.6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8" table:style-name="ce2">
            <text:p>03/02/2011 09:02</text:p>
          </table:table-cell>
          <table:table-cell office:value-type="float" office:value="25937447" table:style-name="ce1">
            <text:p>259374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OERL</text:p>
          </table:table-cell>
          <table:table-cell office:value-type="string" table:style-name="ce1">
            <text:p>OC OERLIKON N</text:p>
          </table:table-cell>
          <table:table-cell office:value-type="string" table:style-name="ce1">
            <text:p>CH0000816824</text:p>
          </table:table-cell>
          <table:table-cell office:value-type="float" office:value="984" table:style-name="ce1">
            <text:p>984</text:p>
          </table:table-cell>
          <table:table-cell office:value-type="float" office:value="5.89" table:style-name="ce1">
            <text:p>5.89</text:p>
          </table:table-cell>
          <table:table-cell office:value-type="float" office:value="41.7" table:style-name="ce1">
            <text:p>41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837.4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837.45</text:p>
          </table:table-cell>
          <table:table-cell office:value-type="float" office:value="-852.13" table:style-name="ce1">
            <text:p>-852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3T09:02:06" table:style-name="ce2">
            <text:p>03/02/2011 09:02</text:p>
          </table:table-cell>
          <table:table-cell office:value-type="float" office:value="25936854" table:style-name="ce1">
            <text:p>2593685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269" table:style-name="ce1">
            <text:p>269</text:p>
          </table:table-cell>
          <table:table-cell office:value-type="float" office:value="17.3" table:style-name="ce1">
            <text:p>17.3</text:p>
          </table:table-cell>
          <table:table-cell office:value-type="float" office:value="40.85" table:style-name="ce1">
            <text:p>40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612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612.85</text:p>
          </table:table-cell>
          <table:table-cell office:value-type="string" table:style-name="ce1">
            <text:p>4'985.3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2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79" table:style-name="ce1">
            <text:p>379</text:p>
          </table:table-cell>
          <table:table-cell office:value-type="float" office:value="11.395" table:style-name="ce1">
            <text:p>11.395</text:p>
          </table:table-cell>
          <table:table-cell office:value-type="float" office:value="6.48" table:style-name="ce1">
            <text:p>6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12.2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312.23</text:p>
          </table:table-cell>
          <table:table-cell office:value-type="string" table:style-name="ce1">
            <text:p>7'928.8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2-02T09:05:00" table:style-name="ce2">
            <text:p>02/02/2011 09:05</text:p>
          </table:table-cell>
          <table:table-cell office:value-type="float" office:value="25919061" table:style-name="ce1">
            <text:p>2591906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321" table:style-name="ce1">
            <text:p>321</text:p>
          </table:table-cell>
          <table:table-cell office:value-type="float" office:value="11.395" table:style-name="ce1">
            <text:p>11.395</text:p>
          </table:table-cell>
          <table:table-cell office:value-type="float" office:value="41.34" table:style-name="ce1">
            <text:p>41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616.4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3'616.46</text:p>
          </table:table-cell>
          <table:table-cell office:value-type="string" table:style-name="ce1">
            <text:p>3'616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1-01-18T15:30:30" table:style-name="ce2">
            <text:p>18/01/2011 15:30</text:p>
          </table:table-cell>
          <table:table-cell office:value-type="float" office:value="25720372" table:style-name="ce1">
            <text:p>2572037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VDA</text:p>
          </table:table-cell>
          <table:table-cell office:value-type="string" table:style-name="ce1">
            <text:p>NVIDIA ORD</text:p>
          </table:table-cell>
          <table:table-cell office:value-type="string" table:style-name="ce1">
            <text:p>US67066G1040</text:p>
          </table:table-cell>
          <table:table-cell office:value-type="float" office:value="220" table:style-name="ce1">
            <text:p>220</text:p>
          </table:table-cell>
          <table:table-cell office:value-type="float" office:value="23.27" table:style-name="ce1">
            <text:p>23.27</text:p>
          </table:table-cell>
          <table:table-cell office:value-type="float" office:value="43.53" table:style-name="ce1">
            <text:p>43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62.9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162.93</text:p>
          </table:table-cell>
          <table:table-cell office:value-type="float" office:value="293.55" table:style-name="ce1">
            <text:p>29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33" table:style-name="ce2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5'456.4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14T17:10:28" table:style-name="ce2">
            <text:p>14/01/2011 17:10</text:p>
          </table:table-cell>
          <table:table-cell office:value-type="float" office:value="25701568" table:style-name="ce1">
            <text:p>2570156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650" table:style-name="ce1">
            <text:p>6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3.92" table:style-name="ce1">
            <text:p>43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86.0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286.08</text:p>
          </table:table-cell>
          <table:table-cell office:value-type="string" table:style-name="ce1">
            <text:p>5'456.5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1-01-01T13:04:43" table:style-name="ce2">
            <text:p>01/01/2011 13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5" table:style-name="ce1">
            <text:p>-0.45</text:p>
          </table:table-cell>
          <table:table-cell office:value-type="string" table:style-name="ce1">
            <text:p>CHF</text:p>
          </table:table-cell>
          <table:table-cell office:value-type="float" office:value="-0.45" table:style-name="ce1">
            <text:p>-0.45</text:p>
          </table:table-cell>
          <table:table-cell office:value-type="float" office:value="372.47" table:style-name="ce1">
            <text:p>372.4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1-01-01T12:28:32" table:style-name="ce2">
            <text:p>01/01/2011 12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USD</text:p>
          </table:table-cell>
          <table:table-cell office:value-type="float" office:value="0.05" table:style-name="ce1">
            <text:p>0.05</text:p>
          </table:table-cell>
          <table:table-cell office:value-type="float" office:value="170.42" table:style-name="ce1">
            <text:p>170.4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31T14:20:27" table:style-name="ce2">
            <text:p>31/12/2010 14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17" table:style-name="ce1">
            <text:p>26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17" table:style-name="ce1">
            <text:p>-26.17</text:p>
          </table:table-cell>
          <table:table-cell office:value-type="string" table:style-name="ce1">
            <text:p>CHF</text:p>
          </table:table-cell>
          <table:table-cell office:value-type="float" office:value="-26.17" table:style-name="ce1">
            <text:p>-26.17</text:p>
          </table:table-cell>
          <table:table-cell office:value-type="float" office:value="372.92" table:style-name="ce1">
            <text:p>372.9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2-22T11:20:37" table:style-name="ce2">
            <text:p>22/12/2010 11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9.87" table:style-name="ce1">
            <text:p>29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87" table:style-name="ce1">
            <text:p>29.87</text:p>
          </table:table-cell>
          <table:table-cell office:value-type="string" table:style-name="ce1">
            <text:p>USD</text:p>
          </table:table-cell>
          <table:table-cell office:value-type="float" office:value="29.87" table:style-name="ce1">
            <text:p>29.87</text:p>
          </table:table-cell>
          <table:table-cell office:value-type="float" office:value="170.37" table:style-name="ce1">
            <text:p>170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2-10T13:32:39" table:style-name="ce2">
            <text:p>10/12/2010 13: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2" table:style-name="ce1">
            <text:p>23.52</text:p>
          </table:table-cell>
          <table:table-cell office:value-type="string" table:style-name="ce1">
            <text:p>USD</text:p>
          </table:table-cell>
          <table:table-cell office:value-type="float" office:value="23.52" table:style-name="ce1">
            <text:p>23.52</text:p>
          </table:table-cell>
          <table:table-cell office:value-type="float" office:value="140.5" table:style-name="ce1">
            <text:p>140.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24T09:59:44" table:style-name="ce2">
            <text:p>24/11/2010 09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6.82" table:style-name="ce1">
            <text:p>16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USD</text:p>
          </table:table-cell>
          <table:table-cell office:value-type="float" office:value="16.82" table:style-name="ce1">
            <text:p>16.82</text:p>
          </table:table-cell>
          <table:table-cell office:value-type="float" office:value="116.98" table:style-name="ce1">
            <text:p>116.9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11-03T09:01:44" table:style-name="ce2">
            <text:p>03/11/2010 09:01</text:p>
          </table:table-cell>
          <table:table-cell office:value-type="float" office:value="24847698" table:style-name="ce1">
            <text:p>2484769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BN</text:p>
          </table:table-cell>
          <table:table-cell office:value-type="string" table:style-name="ce1">
            <text:p>NOBEL BIOCARE N</text:p>
          </table:table-cell>
          <table:table-cell office:value-type="string" table:style-name="ce1">
            <text:p>CH0037851646</text:p>
          </table:table-cell>
          <table:table-cell office:value-type="float" office:value="500" table:style-name="ce1">
            <text:p>500</text:p>
          </table:table-cell>
          <table:table-cell office:value-type="float" office:value="15.68" table:style-name="ce1">
            <text:p>15.68</text:p>
          </table:table-cell>
          <table:table-cell office:value-type="float" office:value="43.35" table:style-name="ce1">
            <text:p>43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83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883.35</text:p>
          </table:table-cell>
          <table:table-cell office:value-type="float" office:value="399.09" table:style-name="ce1">
            <text:p>399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11-02T09:31:38" table:style-name="ce2">
            <text:p>02/11/2010 09:31</text:p>
          </table:table-cell>
          <table:table-cell office:value-type="float" office:value="24791756" table:style-name="ce1">
            <text:p>24791756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540" table:style-name="ce1">
            <text:p>540</text:p>
          </table:table-cell>
          <table:table-cell office:value-type="float" office:value="42.95" table:style-name="ce1">
            <text:p>42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057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057.05</text:p>
          </table:table-cell>
          <table:table-cell office:value-type="string" table:style-name="ce1">
            <text:p>8'282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30T17:43:17" table:style-name="ce2">
            <text:p>30/09/2010 17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.7" table:style-name="ce1">
            <text:p>-24.7</text:p>
          </table:table-cell>
          <table:table-cell office:value-type="string" table:style-name="ce1">
            <text:p>CHF</text:p>
          </table:table-cell>
          <table:table-cell office:value-type="float" office:value="-24.7" table:style-name="ce1">
            <text:p>-24.7</text:p>
          </table:table-cell>
          <table:table-cell office:value-type="float" office:value="225.39" table:style-name="ce1">
            <text:p>225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22T15:06:36" table:style-name="ce2">
            <text:p>22/09/2010 15: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" table:style-name="ce1">
            <text:p>1</text:p>
          </table:table-cell>
          <table:table-cell office:value-type="float" office:value="23.83" table:style-name="ce1">
            <text:p>23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83" table:style-name="ce1">
            <text:p>23.83</text:p>
          </table:table-cell>
          <table:table-cell office:value-type="string" table:style-name="ce1">
            <text:p>USD</text:p>
          </table:table-cell>
          <table:table-cell office:value-type="float" office:value="23.83" table:style-name="ce1">
            <text:p>23.83</text:p>
          </table:table-cell>
          <table:table-cell office:value-type="float" office:value="100.16" table:style-name="ce1">
            <text:p>100.1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22T14:59:44" table:style-name="ce2">
            <text:p>22/09/2010 14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57.23" table:style-name="ce1">
            <text:p>57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23" table:style-name="ce1">
            <text:p>57.23</text:p>
          </table:table-cell>
          <table:table-cell office:value-type="string" table:style-name="ce1">
            <text:p>USD</text:p>
          </table:table-cell>
          <table:table-cell office:value-type="float" office:value="57.23" table:style-name="ce1">
            <text:p>57.23</text:p>
          </table:table-cell>
          <table:table-cell office:value-type="float" office:value="76.33" table:style-name="ce1">
            <text:p>7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10T15:28:24" table:style-name="ce2">
            <text:p>10/09/2010 15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9-08T16:31:50" table:style-name="ce2">
            <text:p>08/09/2010 16:31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75" table:style-name="ce1">
            <text:p>7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017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017.25</text:p>
          </table:table-cell>
          <table:table-cell office:value-type="float" office:value="250.09" table:style-name="ce1">
            <text:p>250.0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2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55" table:style-name="ce1">
            <text:p>5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27.65" table:style-name="ce1">
            <text:p>27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23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238.65</text:p>
          </table:table-cell>
          <table:table-cell office:value-type="string" table:style-name="ce1">
            <text:p>3'267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6:30:58" table:style-name="ce2">
            <text:p>08/09/2010 16:30</text:p>
          </table:table-cell>
          <table:table-cell office:value-type="float" office:value="24246533" table:style-name="ce1">
            <text:p>2424653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QN</text:p>
          </table:table-cell>
          <table:table-cell office:value-type="string" table:style-name="ce1">
            <text:p>SWISSQUOTE N</text:p>
          </table:table-cell>
          <table:table-cell office:value-type="string" table:style-name="ce1">
            <text:p>CH0010675863</text:p>
          </table:table-cell>
          <table:table-cell office:value-type="float" office:value="10" table:style-name="ce1">
            <text:p>1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1.65" table:style-name="ce1">
            <text:p>11.65</text:p>
          </table:table-cell>
          <table:table-cell office:value-type="float" office:value="0" table:style-name="ce1">
            <text:p>0</text:p>
          </table:table-cell>
          <table:table-cell office:value-type="float" office:value="-413.65" table:style-name="ce1">
            <text:p>-413.65</text:p>
          </table:table-cell>
          <table:table-cell office:value-type="string" table:style-name="ce1">
            <text:p>CHF</text:p>
          </table:table-cell>
          <table:table-cell office:value-type="float" office:value="-413.65" table:style-name="ce1">
            <text:p>-413.65</text:p>
          </table:table-cell>
          <table:table-cell office:value-type="string" table:style-name="ce1">
            <text:p>5'505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9-08T15:11:07" table:style-name="ce2">
            <text:p>08/09/2010 15:11</text:p>
          </table:table-cell>
          <table:table-cell office:value-type="float" office:value="24244508" table:style-name="ce1">
            <text:p>2424450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60" table:style-name="ce1">
            <text:p>60</text:p>
          </table:table-cell>
          <table:table-cell office:value-type="float" office:value="87.9" table:style-name="ce1">
            <text:p>87.9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33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5'233.20</text:p>
          </table:table-cell>
          <table:table-cell office:value-type="string" table:style-name="ce1">
            <text:p>5'919.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2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USD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7-02T14:06:44" table:style-name="ce2">
            <text:p>02/07/2010 14:06</text:p>
          </table:table-cell>
          <table:table-cell office:value-type="float" office:value="23590832" table:style-name="ce1">
            <text:p>2359083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.5</text:p>
          </table:table-cell>
          <table:table-cell office:value-type="string" table:style-name="ce1">
            <text:p>CHF</text:p>
          </table:table-cell>
          <table:table-cell office:value-type="float" office:value="-1.5" table:style-name="ce1">
            <text:p>-1.5</text:p>
          </table:table-cell>
          <table:table-cell office:value-type="float" office:value="686.44" table:style-name="ce1">
            <text:p>686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6:45" table:style-name="ce2">
            <text:p>01/07/2010 23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CHF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687.94" table:style-name="ce1">
            <text:p>687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7-01T23:13:40" table:style-name="ce2">
            <text:p>01/07/2010 23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office:value-type="float" office:value="0.11" table:style-name="ce1">
            <text:p>0.11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7-01T23:05:13" table:style-name="ce2">
            <text:p>01/07/2010 23: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office:value-type="float" office:value="-1.4" table:style-name="ce1">
            <text:p>-1.4</text:p>
          </table:table-cell>
          <table:table-cell office:value-type="float" office:value="-1.4" table:style-name="ce1">
            <text:p>-1.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8:28:09" table:style-name="ce2">
            <text:p>30/06/2010 18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6.46" table:style-name="ce1">
            <text:p>26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46" table:style-name="ce1">
            <text:p>-26.46</text:p>
          </table:table-cell>
          <table:table-cell office:value-type="string" table:style-name="ce1">
            <text:p>CHF</text:p>
          </table:table-cell>
          <table:table-cell office:value-type="float" office:value="-26.46" table:style-name="ce1">
            <text:p>-26.46</text:p>
          </table:table-cell>
          <table:table-cell office:value-type="float" office:value="687.39" table:style-name="ce1">
            <text:p>687.3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2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233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233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233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30T14:00:57" table:style-name="ce2">
            <text:p>30/06/2010 14:00</text:p>
          </table:table-cell>
          <table:table-cell office:value-type="float" office:value="23539282" table:style-name="ce1">
            <text:p>23539282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783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83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783.05</text:p>
          </table:table-cell>
          <table:table-cell office:value-type="float" office:value="713.85" table:style-name="ce1">
            <text:p>713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9T09:01:59" table:style-name="ce2">
            <text:p>29/06/2010 09:01</text:p>
          </table:table-cell>
          <table:table-cell office:value-type="float" office:value="23517564" table:style-name="ce1">
            <text:p>2351756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20" table:style-name="ce1">
            <text:p>120</text:p>
          </table:table-cell>
          <table:table-cell office:value-type="float" office:value="52.05" table:style-name="ce1">
            <text:p>52.05</text:p>
          </table:table-cell>
          <table:table-cell office:value-type="float" office:value="21.52" table:style-name="ce1">
            <text:p>21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267.5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267.52</text:p>
          </table:table-cell>
          <table:table-cell office:value-type="string" table:style-name="ce1">
            <text:p>-6'233.0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28T16:35:09" table:style-name="ce2">
            <text:p>28/06/2010 16:35</text:p>
          </table:table-cell>
          <table:table-cell office:value-type="float" office:value="23516933" table:style-name="ce1">
            <text:p>2351693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5" table:style-name="ce1">
            <text:p>15</text:p>
          </table:table-cell>
          <table:table-cell office:value-type="float" office:value="465" table:style-name="ce1">
            <text:p>465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932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932.90</text:p>
          </table:table-cell>
          <table:table-cell office:value-type="string" table:style-name="ce1">
            <text:p>7'496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6-23T18:01:23" table:style-name="ce2">
            <text:p>23/06/2010 18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1" table:style-name="ce1">
            <text:p>1</text:p>
          </table:table-cell>
          <table:table-cell office:value-type="float" office:value="15.42" table:style-name="ce1">
            <text:p>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USD</text:p>
          </table:table-cell>
          <table:table-cell office:value-type="float" office:value="15.42" table:style-name="ce1">
            <text:p>15.42</text:p>
          </table:table-cell>
          <table:table-cell office:value-type="float" office:value="34.520000000000003" table:style-name="ce1">
            <text:p>34.5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6-11T18:22:39" table:style-name="ce2">
            <text:p>11/06/2010 18: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5-10T12:28:32" table:style-name="ce2">
            <text:p>10/05/2010 12: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CHF</text:p>
          </table:table-cell>
          <table:table-cell office:value-type="float" office:value="130" table:style-name="ce1">
            <text:p>130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30T13:44:05" table:style-name="ce2">
            <text:p>30/04/2010 13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CHF</text:p>
          </table:table-cell>
          <table:table-cell office:value-type="float" office:value="117" table:style-name="ce1">
            <text:p>117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2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.33" table:style-name="ce1">
            <text:p>186.33</text:p>
          </table:table-cell>
          <table:table-cell office:value-type="string" table:style-name="ce1">
            <text:p>USD</text:p>
          </table:table-cell>
          <table:table-cell office:value-type="float" office:value="186.33" table:style-name="ce1">
            <text:p>186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9T14:02:11" table:style-name="ce2">
            <text:p>19/04/2010 14:02</text:p>
          </table:table-cell>
          <table:table-cell office:value-type="float" office:value="22670721" table:style-name="ce1">
            <text:p>2267072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0.25" table:style-name="ce1">
            <text:p>20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.25" table:style-name="ce1">
            <text:p>-200.25</text:p>
          </table:table-cell>
          <table:table-cell office:value-type="string" table:style-name="ce1">
            <text:p>CHF</text:p>
          </table:table-cell>
          <table:table-cell office:value-type="float" office:value="-200.25" table:style-name="ce1">
            <text:p>-200.25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4-16T15:30:04" table:style-name="ce2">
            <text:p>16/04/2010 15:30</text:p>
          </table:table-cell>
          <table:table-cell office:value-type="float" office:value="22637493" table:style-name="ce1">
            <text:p>226374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SFT</text:p>
          </table:table-cell>
          <table:table-cell office:value-type="string" table:style-name="ce1">
            <text:p>MICROSOFT ORD</text:p>
          </table:table-cell>
          <table:table-cell office:value-type="string" table:style-name="ce1">
            <text:p>US5949181045</text:p>
          </table:table-cell>
          <table:table-cell office:value-type="float" office:value="210" table:style-name="ce1">
            <text:p>210</text:p>
          </table:table-cell>
          <table:table-cell office:value-type="float" office:value="30.75" table:style-name="ce1">
            <text:p>30.75</text:p>
          </table:table-cell>
          <table:table-cell office:value-type="float" office:value="45.54" table:style-name="ce1">
            <text:p>45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503.0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503.04</text:p>
          </table:table-cell>
          <table:table-cell office:value-type="float" office:value="-186.33" table:style-name="ce1">
            <text:p>-186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53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" table:style-name="ce1">
            <text:p>1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USD</text:p>
          </table:table-cell>
          <table:table-cell office:value-type="float" office:value="-0.02" table:style-name="ce1">
            <text:p>-0.02</text:p>
          </table:table-cell>
          <table:table-cell office:value-type="string" table:style-name="ce1">
            <text:p>6'316.7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.52" table:style-name="ce1">
            <text:p>1.52</text:p>
          </table:table-cell>
          <table:table-cell office:value-type="float" office:value="0" table:style-name="ce1">
            <text:p>0</text:p>
          </table:table-cell>
          <table:table-cell office:value-type="float" office:value="998.48" table:style-name="ce1">
            <text:p>998.48</text:p>
          </table:table-cell>
          <table:table-cell office:value-type="string" table:style-name="ce1">
            <text:p>USD</text:p>
          </table:table-cell>
          <table:table-cell office:value-type="float" office:value="998.48" table:style-name="ce1">
            <text:p>998.48</text:p>
          </table:table-cell>
          <table:table-cell office:value-type="string" table:style-name="ce1">
            <text:p>6'316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5T16:08:48" table:style-name="ce2">
            <text:p>15/04/2010 16:08</text:p>
          </table:table-cell>
          <table:table-cell office:value-type="float" office:value="22609118" table:style-name="ce1">
            <text:p>2260911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500" table:style-name="ce1">
            <text:p>500</text:p>
          </table:table-cell>
          <table:table-cell office:value-type="float" office:value="10" table:style-name="ce1">
            <text:p>10</text:p>
          </table:table-cell>
          <table:table-cell office:value-type="float" office:value="43.41" table:style-name="ce1">
            <text:p>43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56.59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956.59</text:p>
          </table:table-cell>
          <table:table-cell office:value-type="string" table:style-name="ce1">
            <text:p>5'318.2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4-12T16:20:29" table:style-name="ce2">
            <text:p>12/04/2010 16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" table:style-name="ce1">
            <text:p>1</text:p>
          </table:table-cell>
          <table:table-cell office:value-type="float" office:value="68.25" table:style-name="ce1">
            <text:p>6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25" table:style-name="ce1">
            <text:p>68.25</text:p>
          </table:table-cell>
          <table:table-cell office:value-type="string" table:style-name="ce1">
            <text:p>CHF</text:p>
          </table:table-cell>
          <table:table-cell office:value-type="float" office:value="68.25" table:style-name="ce1">
            <text:p>68.25</text:p>
          </table:table-cell>
          <table:table-cell office:value-type="float" office:value="517.25" table:style-name="ce1">
            <text:p>517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31T17:57:24" table:style-name="ce2">
            <text:p>31/03/2010 17: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3.34" table:style-name="ce1">
            <text:p>23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34" table:style-name="ce1">
            <text:p>-23.34</text:p>
          </table:table-cell>
          <table:table-cell office:value-type="string" table:style-name="ce1">
            <text:p>CHF</text:p>
          </table:table-cell>
          <table:table-cell office:value-type="float" office:value="-23.34" table:style-name="ce1">
            <text:p>-23.34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2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381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381.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4'38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6T14:01:30" table:style-name="ce2">
            <text:p>16/03/2010 14:01</text:p>
          </table:table-cell>
          <table:table-cell office:value-type="float" office:value="22272376" table:style-name="ce1">
            <text:p>2227237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48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48.4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6'048.48</text:p>
          </table:table-cell>
          <table:table-cell office:value-type="float" office:value="361.66" table:style-name="ce1">
            <text:p>361.6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15T16:15:00" table:style-name="ce2">
            <text:p>15/03/2010 16:15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1" table:style-name="ce1">
            <text:p>1</text:p>
          </table:table-cell>
          <table:table-cell office:value-type="float" office:value="-0.15" table:style-name="ce1">
            <text:p>-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" table:style-name="ce1">
            <text:p>-0.15</text:p>
          </table:table-cell>
          <table:table-cell office:value-type="string" table:style-name="ce1">
            <text:p>EUR</text:p>
          </table:table-cell>
          <table:table-cell office:value-type="float" office:value="-0.15" table:style-name="ce1">
            <text:p>-0.15</text:p>
          </table:table-cell>
          <table:table-cell office:value-type="string" table:style-name="ce1">
            <text:p>-4'381.9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6:14:58" table:style-name="ce2">
            <text:p>15/03/2010 16:14</text:p>
          </table:table-cell>
          <table:table-cell office:value-type="float" office:value="22262051" table:style-name="ce1">
            <text:p>2226205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Y9V3</text:p>
          </table:table-cell>
          <table:table-cell office:value-type="string" table:style-name="ce1">
            <text:p>VITRUVIUS SWISS EQUITY B EUR O</text:p>
          </table:table-cell>
          <table:table-cell office:value-type="string" table:style-name="ce1">
            <text:p>LU0129839998</text:p>
          </table:table-cell>
          <table:table-cell office:value-type="float" office:value="50" table:style-name="ce1">
            <text:p>50</text:p>
          </table:table-cell>
          <table:table-cell office:value-type="float" office:value="86.72" table:style-name="ce1">
            <text:p>86.72</text:p>
          </table:table-cell>
          <table:table-cell office:value-type="float" office:value="45.82" table:style-name="ce1">
            <text:p>45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-4'381.8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15T11:44:30" table:style-name="ce2">
            <text:p>15/03/2010 11:44</text:p>
          </table:table-cell>
          <table:table-cell office:value-type="float" office:value="22257902" table:style-name="ce1">
            <text:p>2225790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21.44" table:style-name="ce1">
            <text:p>21.44</text:p>
          </table:table-cell>
          <table:table-cell office:value-type="float" office:value="21.86" table:style-name="ce1">
            <text:p>21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6'41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2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26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62.6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2'26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3T14:01:13" table:style-name="ce2">
            <text:p>03/03/2010 14:01</text:p>
          </table:table-cell>
          <table:table-cell office:value-type="float" office:value="22139116" table:style-name="ce1">
            <text:p>2213911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327.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27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3'327.10</text:p>
          </table:table-cell>
          <table:table-cell office:value-type="float" office:value="472.34" table:style-name="ce1">
            <text:p>472.3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3-02T16:54:18" table:style-name="ce2">
            <text:p>02/03/2010 16:54</text:p>
          </table:table-cell>
          <table:table-cell office:value-type="float" office:value="22128407" table:style-name="ce1">
            <text:p>221284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109" table:style-name="ce1">
            <text:p>109</text:p>
          </table:table-cell>
          <table:table-cell office:value-type="float" office:value="11.07" table:style-name="ce1">
            <text:p>11.07</text:p>
          </table:table-cell>
          <table:table-cell office:value-type="float" office:value="27.66" table:style-name="ce1">
            <text:p>27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34.2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234.29</text:p>
          </table:table-cell>
          <table:table-cell office:value-type="string" table:style-name="ce1">
            <text:p>-2'262.6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3-02T10:06:25" table:style-name="ce2">
            <text:p>02/03/2010 10:06</text:p>
          </table:table-cell>
          <table:table-cell office:value-type="float" office:value="22119629" table:style-name="ce1">
            <text:p>221196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27.35" table:style-name="ce1">
            <text:p>27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-1'028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26T16:24:27" table:style-name="ce2">
            <text:p>26/02/2010 16:24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151" table:style-name="ce1">
            <text:p>151</text:p>
          </table:table-cell>
          <table:table-cell office:value-type="float" office:value="6.5" table:style-name="ce1">
            <text:p>6.5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980.75" table:style-name="ce1">
            <text:p>980.75</text:p>
          </table:table-cell>
          <table:table-cell office:value-type="string" table:style-name="ce1">
            <text:p>CHF</text:p>
          </table:table-cell>
          <table:table-cell office:value-type="float" office:value="980.75" table:style-name="ce1">
            <text:p>980.75</text:p>
          </table:table-cell>
          <table:table-cell office:value-type="string" table:style-name="ce1">
            <text:p>3'799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26T15:45:12" table:style-name="ce2">
            <text:p>26/02/2010 15:45</text:p>
          </table:table-cell>
          <table:table-cell office:value-type="float" office:value="22093124" table:style-name="ce1">
            <text:p>2209312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49" table:style-name="ce1">
            <text:p>349</text:p>
          </table:table-cell>
          <table:table-cell office:value-type="float" office:value="6.5" table:style-name="ce1">
            <text:p>6.5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29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2'229.95</text:p>
          </table:table-cell>
          <table:table-cell office:value-type="string" table:style-name="ce1">
            <text:p>2'818.6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84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845.73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3'845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4" table:style-name="ce1">
            <text:p>2197340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165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65.2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65.25</text:p>
          </table:table-cell>
          <table:table-cell office:value-type="float" office:value="588.74" table:style-name="ce1">
            <text:p>588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724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724.6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'724.67</text:p>
          </table:table-cell>
          <table:table-cell office:value-type="string" table:style-name="ce1">
            <text:p>-3'845.7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6T14:02:36" table:style-name="ce2">
            <text:p>16/02/2010 14:02</text:p>
          </table:table-cell>
          <table:table-cell office:value-type="float" office:value="21973403" table:style-name="ce1">
            <text:p>2197340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'271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71.6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1'271.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2-15T16:31:35" table:style-name="ce2">
            <text:p>15/02/2010 16:31</text:p>
          </table:table-cell>
          <table:table-cell office:value-type="float" office:value="21964311" table:style-name="ce1">
            <text:p>2196431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XC</text:p>
          </table:table-cell>
          <table:table-cell office:value-type="string" table:style-name="ce1">
            <text:p>iSh China LrgCap USD Dis</text:p>
          </table:table-cell>
          <table:table-cell office:value-type="string" table:style-name="ce1">
            <text:p>IE00B02KXK85</text:p>
          </table:table-cell>
          <table:table-cell office:value-type="float" office:value="50" table:style-name="ce1">
            <text:p>50</text:p>
          </table:table-cell>
          <table:table-cell office:value-type="float" office:value="111" table:style-name="ce1">
            <text:p>11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-5'570.4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2-15T16:21:12" table:style-name="ce2">
            <text:p>15/02/2010 16:21</text:p>
          </table:table-cell>
          <table:table-cell office:value-type="float" office:value="21964387" table:style-name="ce1">
            <text:p>2196438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GN</text:p>
          </table:table-cell>
          <table:table-cell office:value-type="string" table:style-name="ce1">
            <text:p>CS GROUP N</text:p>
          </table:table-cell>
          <table:table-cell office:value-type="string" table:style-name="ce1">
            <text:p>CH0012138530</text:p>
          </table:table-cell>
          <table:table-cell office:value-type="float" office:value="100" table:style-name="ce1">
            <text:p>100</text:p>
          </table:table-cell>
          <table:table-cell office:value-type="float" office:value="46.17" table:style-name="ce1">
            <text:p>46.1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657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657.80</text:p>
          </table:table-cell>
          <table:table-cell office:value-type="string" table:style-name="ce1">
            <text:p>4'753.9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29T15:40:16" table:style-name="ce2">
            <text:p>29/01/2010 15:40</text:p>
          </table:table-cell>
          <table:table-cell office:value-type="float" office:value="21789025" table:style-name="ce1">
            <text:p>2178902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300" table:style-name="ce1">
            <text:p>300</text:p>
          </table:table-cell>
          <table:table-cell office:value-type="float" office:value="6.69" table:style-name="ce1">
            <text:p>6.69</text:p>
          </table:table-cell>
          <table:table-cell office:value-type="float" office:value="38.35" table:style-name="ce1">
            <text:p>38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968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'968.65</text:p>
          </table:table-cell>
          <table:table-cell office:value-type="string" table:style-name="ce1">
            <text:p>9'411.7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9T11:30:39" table:style-name="ce2">
            <text:p>19/01/2010 11:30</text:p>
          </table:table-cell>
          <table:table-cell office:value-type="float" office:value="21626040" table:style-name="ce1">
            <text:p>2162604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IA-LTIFCls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356.11" table:style-name="ce1">
            <text:p>356.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113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113.20</text:p>
          </table:table-cell>
          <table:table-cell office:value-type="string" table:style-name="ce1">
            <text:p>7'443.1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15T14:36:30" table:style-name="ce2">
            <text:p>15/01/2010 14:36</text:p>
          </table:table-cell>
          <table:table-cell office:value-type="float" office:value="21626049" table:style-name="ce1">
            <text:p>21626049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5.2" table:style-name="ce1">
            <text:p>5.2</text:p>
          </table:table-cell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1'271.6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2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5T14:17:26" table:style-name="ce2">
            <text:p>05/01/2010 14:17</text:p>
          </table:table-cell>
          <table:table-cell office:value-type="float" office:value="21468688" table:style-name="ce1">
            <text:p>2146868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HF</text:p>
          </table:table-cell>
          <table:table-cell office:value-type="float" office:value="-1" table:style-name="ce1">
            <text:p>-1</text:p>
          </table:table-cell>
          <table:table-cell office:value-type="float" office:value="329.94" table:style-name="ce1">
            <text:p>329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2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478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478.2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478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5T10:44:52" table:style-name="ce2">
            <text:p>05/01/2010 10:44</text:p>
          </table:table-cell>
          <table:table-cell office:value-type="float" office:value="21457194" table:style-name="ce1">
            <text:p>21457194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572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572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572.75</text:p>
          </table:table-cell>
          <table:table-cell office:value-type="float" office:value="330.94" table:style-name="ce1">
            <text:p>330.9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6:52:38" table:style-name="ce2">
            <text:p>04/01/2010 16:52</text:p>
          </table:table-cell>
          <table:table-cell office:value-type="float" office:value="21434501" table:style-name="ce1">
            <text:p>2143450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10" table:style-name="ce1">
            <text:p>11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22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220.00</text:p>
          </table:table-cell>
          <table:table-cell office:value-type="string" table:style-name="ce1">
            <text:p>-4'24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10-01-04T15:32:59" table:style-name="ce2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1">
            <text:p>Berichtigung Börsengeb.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-0.06" table:style-name="ce1">
            <text:p>-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string" table:style-name="ce1">
            <text:p>USD</text:p>
          </table:table-cell>
          <table:table-cell office:value-type="float" office:value="-0.06" table:style-name="ce1">
            <text:p>-0.06</text:p>
          </table:table-cell>
          <table:table-cell office:value-type="string" table:style-name="ce1">
            <text:p>4'478.2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4T15:32:54" table:style-name="ce2">
            <text:p>04/01/2010 15:32</text:p>
          </table:table-cell>
          <table:table-cell office:value-type="float" office:value="21427894" table:style-name="ce1">
            <text:p>21427894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200" table:style-name="ce1">
            <text:p>200</text:p>
          </table:table-cell>
          <table:table-cell office:value-type="float" office:value="20.51" table:style-name="ce1">
            <text:p>20.51</text:p>
          </table:table-cell>
          <table:table-cell office:value-type="float" office:value="42.05" table:style-name="ce1">
            <text:p>4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059.9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059.95</text:p>
          </table:table-cell>
          <table:table-cell office:value-type="string" table:style-name="ce1">
            <text:p>4'478.2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office:value-type="float" office:value="-0.66" table:style-name="ce1">
            <text:p>-0.66</text:p>
          </table:table-cell>
          <table:table-cell office:value-type="float" office:value="-0.66" table:style-name="ce1">
            <text:p>-0.6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299999999999998" table:style-name="ce1">
            <text:p>-2.03</text:p>
          </table:table-cell>
          <table:table-cell office:value-type="string" table:style-name="ce1">
            <text:p>USD</text:p>
          </table:table-cell>
          <table:table-cell office:value-type="float" office:value="-2.0299999999999998" table:style-name="ce1">
            <text:p>-2.03</text:p>
          </table:table-cell>
          <table:table-cell office:value-type="float" office:value="418.33" table:style-name="ce1">
            <text:p>418.3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10-01-01T13:26:42" table:style-name="ce2">
            <text:p>01/01/2010 13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CHF</text:p>
          </table:table-cell>
          <table:table-cell office:value-type="float" office:value="0.4" table:style-name="ce1">
            <text:p>0.4</text:p>
          </table:table-cell>
          <table:table-cell office:value-type="float" office:value="-21.81" table:style-name="ce1">
            <text:p>-21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31T16:39:15" table:style-name="ce2">
            <text:p>31/12/2009 16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2.21" table:style-name="ce1">
            <text:p>22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office:value-type="float" office:value="-22.21" table:style-name="ce1">
            <text:p>-22.21</text:p>
          </table:table-cell>
          <table:table-cell office:value-type="float" office:value="-22.21" table:style-name="ce1">
            <text:p>-22.2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2-14T09:48:51" table:style-name="ce2">
            <text:p>14/12/2009 09: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420.36" table:style-name="ce1">
            <text:p>420.3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25T21:01:10" table:style-name="ce2">
            <text:p>25/11/2009 21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1" table:style-name="ce1">
            <text:p>1</text:p>
          </table:table-cell>
          <table:table-cell office:value-type="float" office:value="95.19" table:style-name="ce1">
            <text:p>95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.19" table:style-name="ce1">
            <text:p>95.19</text:p>
          </table:table-cell>
          <table:table-cell office:value-type="string" table:style-name="ce1">
            <text:p>USD</text:p>
          </table:table-cell>
          <table:table-cell office:value-type="float" office:value="95.19" table:style-name="ce1">
            <text:p>95.19</text:p>
          </table:table-cell>
          <table:table-cell office:value-type="float" office:value="414.76" table:style-name="ce1">
            <text:p>414.7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2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54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5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954.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7T14:01:37" table:style-name="ce2">
            <text:p>17/11/2009 14:01</text:p>
          </table:table-cell>
          <table:table-cell office:value-type="float" office:value="21009330" table:style-name="ce1">
            <text:p>21009330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15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15.4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15.42</text:p>
          </table:table-cell>
          <table:table-cell office:value-type="float" office:value="319.57" table:style-name="ce1">
            <text:p>319.5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1-16T16:55:16" table:style-name="ce2">
            <text:p>16/11/2009 16:55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50" table:style-name="ce1">
            <text:p>5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18.05" table:style-name="ce1">
            <text:p>1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113.0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113.05</text:p>
          </table:table-cell>
          <table:table-cell office:value-type="string" table:style-name="ce1">
            <text:p>-4'95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1-16T13:40:27" table:style-name="ce2">
            <text:p>16/11/2009 13:40</text:p>
          </table:table-cell>
          <table:table-cell office:value-type="float" office:value="20989807" table:style-name="ce1">
            <text:p>2098980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ONN</text:p>
          </table:table-cell>
          <table:table-cell office:value-type="string" table:style-name="ce1">
            <text:p>LONZA N</text:p>
          </table:table-cell>
          <table:table-cell office:value-type="string" table:style-name="ce1">
            <text:p>CH0013841017</text:p>
          </table:table-cell>
          <table:table-cell office:value-type="float" office:value="10" table:style-name="ce1">
            <text:p>10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22.45" table:style-name="ce1">
            <text:p>22.45</text:p>
          </table:table-cell>
          <table:table-cell office:value-type="float" office:value="0" table:style-name="ce1">
            <text:p>0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office:value-type="float" office:value="-841.45" table:style-name="ce1">
            <text:p>-841.45</text:p>
          </table:table-cell>
          <table:table-cell office:value-type="float" office:value="-841.45" table:style-name="ce1">
            <text:p>-841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'261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'261.9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2'261.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8" table:style-name="ce1">
            <text:p>2076505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383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83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383.92</text:p>
          </table:table-cell>
          <table:table-cell office:value-type="string" table:style-name="ce1">
            <text:p>5'234.9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074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074.0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074.04</text:p>
          </table:table-cell>
          <table:table-cell office:value-type="string" table:style-name="ce1">
            <text:p>-2'261.9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7T14:01:31" table:style-name="ce2">
            <text:p>27/10/2009 14:01</text:p>
          </table:table-cell>
          <table:table-cell office:value-type="float" office:value="20765057" table:style-name="ce1">
            <text:p>2076505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723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723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723.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26T10:35:44" table:style-name="ce2">
            <text:p>26/10/2009 10:35</text:p>
          </table:table-cell>
          <table:table-cell office:value-type="float" office:value="20715682" table:style-name="ce1">
            <text:p>2071568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ar-Investissem</text:p>
          </table:table-cell>
          <table:table-cell office:value-type="string" table:style-name="ce1">
            <text:p>Carmignac Investissement A</text:p>
          </table:table-cell>
          <table:table-cell office:value-type="string" table:style-name="ce1">
            <text:p>FR00101489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'665.04</text:p>
          </table:table-cell>
          <table:table-cell office:value-type="float" office:value="161.5" table:style-name="ce1">
            <text:p>16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826.5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7'826.54</text:p>
          </table:table-cell>
          <table:table-cell office:value-type="string" table:style-name="ce1">
            <text:p>-7'335.9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10-22T11:38:36" table:style-name="ce2">
            <text:p>22/10/2009 11:38</text:p>
          </table:table-cell>
          <table:table-cell office:value-type="float" office:value="20715541" table:style-name="ce1">
            <text:p>20715541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57.63" table:style-name="ce1">
            <text:p>57.63</text:p>
          </table:table-cell>
          <table:table-cell office:value-type="float" office:value="25.59" table:style-name="ce1">
            <text:p>25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8'618.9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10-22T11:37:21" table:style-name="ce2">
            <text:p>22/10/2009 11:37</text:p>
          </table:table-cell>
          <table:table-cell office:value-type="float" office:value="20715512" table:style-name="ce1">
            <text:p>2071551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0.99" table:style-name="ce1">
            <text:p>30.99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7'723.4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12T06:01:00" table:style-name="ce2">
            <text:p>12/10/2009 06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JPNJPA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12T06:00:00" table:style-name="ce2">
            <text:p>12/10/2009 0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porate Action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-250" table:style-name="ce1">
            <text:p>-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9-10-01T14:11:12" table:style-name="ce2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string" table:style-name="ce1">
            <text:p>CHF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10-01T14:11:12" table:style-name="ce2">
            <text:p>01/10/2009 14:11</text:p>
          </table:table-cell>
          <table:table-cell office:value-type="float" office:value="20430801" table:style-name="ce1">
            <text:p>2043080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.65" table:style-name="ce1">
            <text:p>13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65" table:style-name="ce1">
            <text:p>-13.65</text:p>
          </table:table-cell>
          <table:table-cell office:value-type="string" table:style-name="ce1">
            <text:p>EUR</text:p>
          </table:table-cell>
          <table:table-cell office:value-type="float" office:value="-13.65" table:style-name="ce1">
            <text:p>-13.65</text:p>
          </table:table-cell>
          <table:table-cell office:value-type="float" office:value="490.6" table:style-name="ce1">
            <text:p>490.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8:07:51" table:style-name="ce2">
            <text:p>30/09/2009 18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office:value-type="float" office:value="-20.6" table:style-name="ce1">
            <text:p>-20.6</text:p>
          </table:table-cell>
          <table:table-cell office:value-type="float" office:value="-20.6" table:style-name="ce1">
            <text:p>-20.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7.44" table:style-name="ce1">
            <text:p>257.44</text:p>
          </table:table-cell>
          <table:table-cell office:value-type="string" table:style-name="ce1">
            <text:p>CHF</text:p>
          </table:table-cell>
          <table:table-cell office:value-type="float" office:value="257.44" table:style-name="ce1">
            <text:p>257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8" table:style-name="ce1">
            <text:p>20408008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71.54" table:style-name="ce1">
            <text:p>17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.54" table:style-name="ce1">
            <text:p>-171.54</text:p>
          </table:table-cell>
          <table:table-cell office:value-type="string" table:style-name="ce1">
            <text:p>EUR</text:p>
          </table:table-cell>
          <table:table-cell office:value-type="float" office:value="-171.54" table:style-name="ce1">
            <text:p>-171.54</text:p>
          </table:table-cell>
          <table:table-cell office:value-type="float" office:value="504.25" table:style-name="ce1">
            <text:p>504.2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569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569.1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569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30T14:01:14" table:style-name="ce2">
            <text:p>30/09/2009 14:01</text:p>
          </table:table-cell>
          <table:table-cell office:value-type="float" office:value="20408007" table:style-name="ce1">
            <text:p>20408007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196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96.5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5'196.57</text:p>
          </table:table-cell>
          <table:table-cell office:value-type="float" office:value="675.79" table:style-name="ce1">
            <text:p>675.79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33:37" table:style-name="ce2">
            <text:p>29/09/2009 14:33</text:p>
          </table:table-cell>
          <table:table-cell office:value-type="float" office:value="20372968" table:style-name="ce1">
            <text:p>2037296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float" office:value="735.17" table:style-name="ce1">
            <text:p>735.1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5'872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9T14:23:45" table:style-name="ce2">
            <text:p>29/09/2009 14:23</text:p>
          </table:table-cell>
          <table:table-cell office:value-type="float" office:value="20373118" table:style-name="ce1">
            <text:p>2037311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idelity-SouEas</text:p>
          </table:table-cell>
          <table:table-cell office:value-type="string" table:style-name="ce1">
            <text:p>Fidelity Funds South East Asia Fund A USD</text:p>
          </table:table-cell>
          <table:table-cell office:value-type="string" table:style-name="ce1">
            <text:p>LU0048597586</text:p>
          </table:table-cell>
          <table:table-cell office:value-type="float" office:value="1400" table:style-name="ce1">
            <text:p>1400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0.32" table:style-name="ce1">
            <text:p>2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-7'569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2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1'126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'126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1'126.40</text:p>
          </table:table-cell>
          <table:table-cell office:value-type="float" office:value="-257.44" table:style-name="ce1">
            <text:p>-257.4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3T14:01:07" table:style-name="ce2">
            <text:p>23/09/2009 14:01</text:p>
          </table:table-cell>
          <table:table-cell office:value-type="float" office:value="20326211" table:style-name="ce1">
            <text:p>2032621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958.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958.2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958.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5:43:02" table:style-name="ce2">
            <text:p>22/09/2009 15:43</text:p>
          </table:table-cell>
          <table:table-cell office:value-type="float" office:value="20273778" table:style-name="ce1">
            <text:p>202737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74.18" table:style-name="ce1">
            <text:p>274.1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10'958.2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9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990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4'990.75</text:p>
          </table:table-cell>
          <table:table-cell office:value-type="string" table:style-name="ce1">
            <text:p>-11'383.8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6" table:style-name="ce1">
            <text:p>2030981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906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906.6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906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7.15" table:style-name="ce1">
            <text:p>5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15" table:style-name="ce1">
            <text:p>57.15</text:p>
          </table:table-cell>
          <table:table-cell office:value-type="string" table:style-name="ce1">
            <text:p>CHF</text:p>
          </table:table-cell>
          <table:table-cell office:value-type="float" office:value="57.15" table:style-name="ce1">
            <text:p>57.15</text:p>
          </table:table-cell>
          <table:table-cell office:value-type="string" table:style-name="ce1">
            <text:p>-16'374.59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2T14:01:16" table:style-name="ce2">
            <text:p>22/09/2009 14:01</text:p>
          </table:table-cell>
          <table:table-cell office:value-type="float" office:value="20309815" table:style-name="ce1">
            <text:p>2030981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909999999999997" table:style-name="ce1">
            <text:p>-37.91</text:p>
          </table:table-cell>
          <table:table-cell office:value-type="string" table:style-name="ce1">
            <text:p>EUR</text:p>
          </table:table-cell>
          <table:table-cell office:value-type="float" office:value="-37.909999999999997" table:style-name="ce1">
            <text:p>-37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21T17:16:58" table:style-name="ce2">
            <text:p>21/09/2009 17:16</text:p>
          </table:table-cell>
          <table:table-cell office:value-type="float" office:value="20297878" table:style-name="ce1">
            <text:p>2029787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ORN</text:p>
          </table:table-cell>
          <table:table-cell office:value-type="string" table:style-name="ce1">
            <text:p>FORBO N</text:p>
          </table:table-cell>
          <table:table-cell office:value-type="string" table:style-name="ce1">
            <text:p>CH0003541510</text:p>
          </table:table-cell>
          <table:table-cell office:value-type="float" office:value="30" table:style-name="ce1">
            <text:p>30</text:p>
          </table:table-cell>
          <table:table-cell office:value-type="float" office:value="282.25" table:style-name="ce1">
            <text:p>282.25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511.2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511.20</text:p>
          </table:table-cell>
          <table:table-cell office:value-type="string" table:style-name="ce1">
            <text:p>-16'431.7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7:08:06" table:style-name="ce2">
            <text:p>21/09/2009 17:08</text:p>
          </table:table-cell>
          <table:table-cell office:value-type="float" office:value="20297549" table:style-name="ce1">
            <text:p>2029754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FDJPHU</text:p>
          </table:table-cell>
          <table:table-cell office:value-type="string" table:style-name="ce1">
            <text:p>UBSETF MSCI JAPAN JPY DIS</text:p>
          </table:table-cell>
          <table:table-cell office:value-type="string" table:style-name="ce1">
            <text:p>LU0136240974</text:p>
          </table:table-cell>
          <table:table-cell office:value-type="float" office:value="250" table:style-name="ce1">
            <text:p>25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099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099.65</text:p>
          </table:table-cell>
          <table:table-cell office:value-type="string" table:style-name="ce1">
            <text:p>-7'920.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21T14:34:32" table:style-name="ce2">
            <text:p>21/09/2009 14:34</text:p>
          </table:table-cell>
          <table:table-cell office:value-type="float" office:value="20287298" table:style-name="ce1">
            <text:p>2028729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19.38" table:style-name="ce1">
            <text:p>19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885.6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885.62</text:p>
          </table:table-cell>
          <table:table-cell office:value-type="string" table:style-name="ce1">
            <text:p>4'906.6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8T19:26:06" table:style-name="ce2">
            <text:p>18/09/2009 19: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2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965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965.6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6'965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5T14:01:22" table:style-name="ce2">
            <text:p>15/09/2009 14:01</text:p>
          </table:table-cell>
          <table:table-cell office:value-type="float" office:value="20201186" table:style-name="ce1">
            <text:p>2020118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28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283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283.70</text:p>
          </table:table-cell>
          <table:table-cell office:value-type="float" office:value="179.11" table:style-name="ce1">
            <text:p>179.1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50" table:style-name="ce1">
            <text:p>150</text:p>
          </table:table-cell>
          <table:table-cell office:value-type="float" office:value="5.54" table:style-name="ce1">
            <text:p>5.54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float" office:value="-832.25" table:style-name="ce1">
            <text:p>-832.25</text:p>
          </table:table-cell>
          <table:table-cell office:value-type="string" table:style-name="ce1">
            <text:p>USD</text:p>
          </table:table-cell>
          <table:table-cell office:value-type="float" office:value="-832.25" table:style-name="ce1">
            <text:p>-832.25</text:p>
          </table:table-cell>
          <table:table-cell office:value-type="string" table:style-name="ce1">
            <text:p>-6'965.6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0.83" table:style-name="ce1">
            <text:p>0.83</text:p>
          </table:table-cell>
          <table:table-cell office:value-type="float" office:value="0" table:style-name="ce1">
            <text:p>0</text:p>
          </table:table-cell>
          <table:table-cell office:value-type="float" office:value="-554.83000000000004" table:style-name="ce1">
            <text:p>-554.83</text:p>
          </table:table-cell>
          <table:table-cell office:value-type="string" table:style-name="ce1">
            <text:p>USD</text:p>
          </table:table-cell>
          <table:table-cell office:value-type="float" office:value="-554.83000000000004" table:style-name="ce1">
            <text:p>-554.83</text:p>
          </table:table-cell>
          <table:table-cell office:value-type="string" table:style-name="ce1">
            <text:p>-6'133.3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4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900" table:style-name="ce1">
            <text:p>900</text:p>
          </table:table-cell>
          <table:table-cell office:value-type="float" office:value="5.54" table:style-name="ce1">
            <text:p>5.54</text:p>
          </table:table-cell>
          <table:table-cell office:value-type="float" office:value="17.48" table:style-name="ce1">
            <text:p>17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003.4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003.48</text:p>
          </table:table-cell>
          <table:table-cell office:value-type="string" table:style-name="ce1">
            <text:p>-5'578.5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6:19:13" table:style-name="ce2">
            <text:p>14/09/2009 16:19</text:p>
          </table:table-cell>
          <table:table-cell office:value-type="float" office:value="20188360" table:style-name="ce1">
            <text:p>2018836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ADVANCED MICRO DEVICES ORD</text:p>
          </table:table-cell>
          <table:table-cell office:value-type="string" table:style-name="ce1">
            <text:p>US0079031078</text:p>
          </table:table-cell>
          <table:table-cell office:value-type="float" office:value="100" table:style-name="ce1">
            <text:p>100</text:p>
          </table:table-cell>
          <table:table-cell office:value-type="float" office:value="5.54" table:style-name="ce1">
            <text:p>5.54</text:p>
          </table:table-cell>
          <table:table-cell office:value-type="float" office:value="26.68" table:style-name="ce1">
            <text:p>26.68</text:p>
          </table:table-cell>
          <table:table-cell office:value-type="float" office:value="0" table:style-name="ce1">
            <text:p>0</text:p>
          </table:table-cell>
          <table:table-cell office:value-type="float" office:value="-580.67999999999995" table:style-name="ce1">
            <text:p>-580.68</text:p>
          </table:table-cell>
          <table:table-cell office:value-type="string" table:style-name="ce1">
            <text:p>USD</text:p>
          </table:table-cell>
          <table:table-cell office:value-type="float" office:value="-580.67999999999995" table:style-name="ce1">
            <text:p>-580.68</text:p>
          </table:table-cell>
          <table:table-cell office:value-type="float" office:value="-575.08000000000004" table:style-name="ce1">
            <text:p>-575.0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4T11:18:28" table:style-name="ce2">
            <text:p>14/09/2009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11T16:20:46" table:style-name="ce2">
            <text:p>11/09/2009 16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37.909999999999997" table:style-name="ce1">
            <text:p>37.91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2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173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173.55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17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9T14:01:07" table:style-name="ce2">
            <text:p>09/09/2009 14:01</text:p>
          </table:table-cell>
          <table:table-cell office:value-type="float" office:value="20115893" table:style-name="ce1">
            <text:p>2011589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54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548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7'548.85</text:p>
          </table:table-cell>
          <table:table-cell office:value-type="string" table:style-name="ce1">
            <text:p>7'462.8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8T10:23:43" table:style-name="ce2">
            <text:p>08/09/2009 10:23</text:p>
          </table:table-cell>
          <table:table-cell office:value-type="float" office:value="20095071" table:style-name="ce1">
            <text:p>20095071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BZL</text:p>
          </table:table-cell>
          <table:table-cell office:value-type="string" table:style-name="ce1">
            <text:p>iSh MSCI Brazil USD Dis</text:p>
          </table:table-cell>
          <table:table-cell office:value-type="string" table:style-name="ce1">
            <text:p>IE00B0M63516</text:p>
          </table:table-cell>
          <table:table-cell office:value-type="float" office:value="150" table:style-name="ce1">
            <text:p>150</text:p>
          </table:table-cell>
          <table:table-cell office:value-type="float" office:value="47.69" table:style-name="ce1">
            <text:p>47.69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176.6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176.60</text:p>
          </table:table-cell>
          <table:table-cell office:value-type="string" table:style-name="ce1">
            <text:p>-7'173.5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9-02T15:34:50" table:style-name="ce2">
            <text:p>02/09/2009 15:34</text:p>
          </table:table-cell>
          <table:table-cell office:value-type="float" office:value="20033773" table:style-name="ce1">
            <text:p>2003377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6.2" table:style-name="ce1">
            <text:p>6.2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178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178.40</text:p>
          </table:table-cell>
          <table:table-cell office:value-type="string" table:style-name="ce1">
            <text:p>15'011.6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9-02T12:44:25" table:style-name="ce2">
            <text:p>02/09/2009 12:44</text:p>
          </table:table-cell>
          <table:table-cell office:value-type="float" office:value="20033702" table:style-name="ce1">
            <text:p>20033702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45.75" table:style-name="ce1">
            <text:p>45.75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82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820.00</text:p>
          </table:table-cell>
          <table:table-cell office:value-type="string" table:style-name="ce1">
            <text:p>8'83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8-27T14:27:03" table:style-name="ce2">
            <text:p>27/08/2009 14: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" table:style-name="ce1">
            <text:p>1</text:p>
          </table:table-cell>
          <table:table-cell office:value-type="float" office:value="35.85" table:style-name="ce1">
            <text:p>35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85" table:style-name="ce1">
            <text:p>35.85</text:p>
          </table:table-cell>
          <table:table-cell office:value-type="string" table:style-name="ce1">
            <text:p>CHF</text:p>
          </table:table-cell>
          <table:table-cell office:value-type="float" office:value="35.85" table:style-name="ce1">
            <text:p>35.85</text:p>
          </table:table-cell>
          <table:table-cell office:value-type="string" table:style-name="ce1">
            <text:p>2'013.2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2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499999999999998" table:style-name="ce1">
            <text:p>-2.55</text:p>
          </table:table-cell>
          <table:table-cell office:value-type="string" table:style-name="ce1">
            <text:p>USD</text:p>
          </table:table-cell>
          <table:table-cell office:value-type="float" office:value="-2.5499999999999998" table:style-name="ce1">
            <text:p>-2.55</text:p>
          </table:table-cell>
          <table:table-cell office:value-type="float" office:value="3.05" table:style-name="ce1">
            <text:p>3.0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7-01T18:21:15" table:style-name="ce2">
            <text:p>01/07/2009 18: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string" table:style-name="ce1">
            <text:p>CHF</text:p>
          </table:table-cell>
          <table:table-cell office:value-type="float" office:value="1.55" table:style-name="ce1">
            <text:p>1.55</text:p>
          </table:table-cell>
          <table:table-cell office:value-type="string" table:style-name="ce1">
            <text:p>1'977.41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29T17:52:55" table:style-name="ce2">
            <text:p>29/06/2009 17: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4.89" table:style-name="ce1">
            <text:p>14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.89" table:style-name="ce1">
            <text:p>-14.89</text:p>
          </table:table-cell>
          <table:table-cell office:value-type="string" table:style-name="ce1">
            <text:p>CHF</text:p>
          </table:table-cell>
          <table:table-cell office:value-type="float" office:value="-14.89" table:style-name="ce1">
            <text:p>-14.89</text:p>
          </table:table-cell>
          <table:table-cell office:value-type="string" table:style-name="ce1">
            <text:p>1'975.86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5T17:49:00" table:style-name="ce2">
            <text:p>15/06/2009 1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2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751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'751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4'751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1T14:01:11" table:style-name="ce2">
            <text:p>11/06/2009 14:01</text:p>
          </table:table-cell>
          <table:table-cell office:value-type="float" office:value="18968899" table:style-name="ce1">
            <text:p>1896889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17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75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75.50</text:p>
          </table:table-cell>
          <table:table-cell office:value-type="string" table:style-name="ce1">
            <text:p>1'990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10T14:48:33" table:style-name="ce2">
            <text:p>10/06/2009 14:48</text:p>
          </table:table-cell>
          <table:table-cell office:value-type="float" office:value="18954240" table:style-name="ce1">
            <text:p>189542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LYRUS</text:p>
          </table:table-cell>
          <table:table-cell office:value-type="string" table:style-name="ce1">
            <text:p>Lyxor RUSSIA</text:p>
          </table:table-cell>
          <table:table-cell office:value-type="string" table:style-name="ce1">
            <text:p>FR0010339457</text:p>
          </table:table-cell>
          <table:table-cell office:value-type="float" office:value="150" table:style-name="ce1">
            <text:p>150</text:p>
          </table:table-cell>
          <table:table-cell office:value-type="float" office:value="31.55" table:style-name="ce1">
            <text:p>31.55</text:p>
          </table:table-cell>
          <table:table-cell office:value-type="float" office:value="19.04" table:style-name="ce1">
            <text:p>19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-4'751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10T11:42:56" table:style-name="ce2">
            <text:p>10/06/2009 11:42</text:p>
          </table:table-cell>
          <table:table-cell office:value-type="float" office:value="18950480" table:style-name="ce1">
            <text:p>1895048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PRWN</text:p>
          </table:table-cell>
          <table:table-cell office:value-type="string" table:style-name="ce1">
            <text:p>PRECIOUS WOODS N</text:p>
          </table:table-cell>
          <table:table-cell office:value-type="string" table:style-name="ce1">
            <text:p>CH0013283368</text:p>
          </table:table-cell>
          <table:table-cell office:value-type="float" office:value="150" table:style-name="ce1">
            <text:p>150</text:p>
          </table:table-cell>
          <table:table-cell office:value-type="float" office:value="35" table:style-name="ce1">
            <text:p>3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290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290.80</text:p>
          </table:table-cell>
          <table:table-cell office:value-type="string" table:style-name="ce1">
            <text:p>7'166.2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2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2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42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42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9T14:00:55" table:style-name="ce2">
            <text:p>09/06/2009 14:00</text:p>
          </table:table-cell>
          <table:table-cell office:value-type="float" office:value="18938034" table:style-name="ce1">
            <text:p>1893803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92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92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927.15</text:p>
          </table:table-cell>
          <table:table-cell office:value-type="string" table:style-name="ce1">
            <text:p>12'457.0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6-08T15:45:58" table:style-name="ce2">
            <text:p>08/06/2009 15:45</text:p>
          </table:table-cell>
          <table:table-cell office:value-type="float" office:value="18922929" table:style-name="ce1">
            <text:p>1892292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H2O</text:p>
          </table:table-cell>
          <table:table-cell office:value-type="string" table:style-name="ce1">
            <text:p>iSh Glob Water USD Dis</text:p>
          </table:table-cell>
          <table:table-cell office:value-type="string" table:style-name="ce1">
            <text:p>IE00B1TXK627</text:p>
          </table:table-cell>
          <table:table-cell office:value-type="float" office:value="300" table:style-name="ce1">
            <text:p>300</text:p>
          </table:table-cell>
          <table:table-cell office:value-type="float" office:value="18" table:style-name="ce1">
            <text:p>18</text:p>
          </table:table-cell>
          <table:table-cell office:value-type="float" office:value="20.14" table:style-name="ce1">
            <text:p>2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-5'420.1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6-08T15:44:10" table:style-name="ce2">
            <text:p>08/06/2009 15:44</text:p>
          </table:table-cell>
          <table:table-cell office:value-type="float" office:value="18925593" table:style-name="ce1">
            <text:p>18925593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UKP</text:p>
          </table:table-cell>
          <table:table-cell office:value-type="string" table:style-name="ce1">
            <text:p>iSh UK Property GBP Dis</text:p>
          </table:table-cell>
          <table:table-cell office:value-type="string" table:style-name="ce1">
            <text:p>IE00B1TXLS18</text:p>
          </table:table-cell>
          <table:table-cell office:value-type="float" office:value="1000" table:style-name="ce1">
            <text:p>100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9.75" table:style-name="ce1">
            <text:p>19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119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5'119.75</text:p>
          </table:table-cell>
          <table:table-cell office:value-type="string" table:style-name="ce1">
            <text:p>18'384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45:40" table:style-name="ce2">
            <text:p>29/05/2009 16:45</text:p>
          </table:table-cell>
          <table:table-cell office:value-type="float" office:value="18835825" table:style-name="ce1">
            <text:p>18835825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29.8" table:style-name="ce1">
            <text:p>29.8</text:p>
          </table:table-cell>
          <table:table-cell office:value-type="float" office:value="63.05" table:style-name="ce1">
            <text:p>63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'836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4'836.95</text:p>
          </table:table-cell>
          <table:table-cell office:value-type="string" table:style-name="ce1">
            <text:p>23'503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29T16:11:24" table:style-name="ce2">
            <text:p>29/05/2009 16:11</text:p>
          </table:table-cell>
          <table:table-cell office:value-type="float" office:value="18835763" table:style-name="ce1">
            <text:p>18835763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80" table:style-name="ce1">
            <text:p>180</text:p>
          </table:table-cell>
          <table:table-cell office:value-type="float" office:value="42.5" table:style-name="ce1">
            <text:p>42.5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607.4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607.40</text:p>
          </table:table-cell>
          <table:table-cell office:value-type="string" table:style-name="ce1">
            <text:p>8'667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4T14:35:06" table:style-name="ce2">
            <text:p>14/05/2009 14:35</text:p>
          </table:table-cell>
          <table:table-cell office:value-type="float" office:value="18608262" table:style-name="ce1">
            <text:p>18608262</text:p>
          </table:table-cell>
          <table:table-cell office:value-type="string" table:style-name="ce1">
            <text:p>Kauf</text:p>
          </table:table-cell>
          <table:table-cell office:value-type="float" office:value="0" table:formula="msoxl:=-LuxDJComIndPlu" table:style-name="ce1">
            <text:p>#NAME?</text:p>
          </table:table-cell>
          <table:table-cell office:value-type="string" table:style-name="ce1">
            <text:p>CSF (Lux) Commodity Index Plus (Sfr) B</text:p>
          </table:table-cell>
          <table:table-cell office:value-type="string" table:style-name="ce1">
            <text:p>LU0230917477</text:p>
          </table:table-cell>
          <table:table-cell office:value-type="float" office:value="100" table:style-name="ce1">
            <text:p>100</text:p>
          </table:table-cell>
          <table:table-cell office:value-type="float" office:value="66.98" table:style-name="ce1">
            <text:p>66.98</text:p>
          </table:table-cell>
          <table:table-cell office:value-type="float" office:value="43.55" table:style-name="ce1">
            <text:p>4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741.5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741.55</text:p>
          </table:table-cell>
          <table:table-cell office:value-type="string" table:style-name="ce1">
            <text:p>1'059.6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5-12T13:26:59" table:style-name="ce2">
            <text:p>12/05/2009 13:26</text:p>
          </table:table-cell>
          <table:table-cell office:value-type="float" office:value="18584248" table:style-name="ce1">
            <text:p>1858424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80" table:style-name="ce1">
            <text:p>180</text:p>
          </table:table-cell>
          <table:table-cell office:value-type="float" office:value="43" table:style-name="ce1">
            <text:p>43</text:p>
          </table:table-cell>
          <table:table-cell office:value-type="float" office:value="42.65" table:style-name="ce1">
            <text:p>42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697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7'697.35</text:p>
          </table:table-cell>
          <table:table-cell office:value-type="string" table:style-name="ce1">
            <text:p>7'801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7T21:00:40" table:style-name="ce2">
            <text:p>27/04/2009 21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1" table:style-name="ce1">
            <text:p>1</text:p>
          </table:table-cell>
          <table:table-cell office:value-type="float" office:value="162.5" table:style-name="ce1">
            <text:p>1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.5" table:style-name="ce1">
            <text:p>162.5</text:p>
          </table:table-cell>
          <table:table-cell office:value-type="string" table:style-name="ce1">
            <text:p>CHF</text:p>
          </table:table-cell>
          <table:table-cell office:value-type="float" office:value="162.5" table:style-name="ce1">
            <text:p>162.5</text:p>
          </table:table-cell>
          <table:table-cell office:value-type="float" office:value="103.8" table:style-name="ce1">
            <text:p>103.8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14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'143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8'143.85</text:p>
          </table:table-cell>
          <table:table-cell office:value-type="float" office:value="-58.7" table:style-name="ce1">
            <text:p>-58.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6" table:style-name="ce1">
            <text:p>18332156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'189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'189.8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7'189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8.25" table:style-name="ce1">
            <text:p>1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5" table:style-name="ce1">
            <text:p>18.25</text:p>
          </table:table-cell>
          <table:table-cell office:value-type="string" table:style-name="ce1">
            <text:p>CHF</text:p>
          </table:table-cell>
          <table:table-cell office:value-type="float" office:value="18.25" table:style-name="ce1">
            <text:p>18.25</text:p>
          </table:table-cell>
          <table:table-cell office:value-type="string" table:style-name="ce1">
            <text:p>-8'202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4T14:02:54" table:style-name="ce2">
            <text:p>24/04/2009 14:02</text:p>
          </table:table-cell>
          <table:table-cell office:value-type="float" office:value="18332155" table:style-name="ce1">
            <text:p>1833215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.13" table:style-name="ce1">
            <text:p>12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13" table:style-name="ce1">
            <text:p>-12.13</text:p>
          </table:table-cell>
          <table:table-cell office:value-type="string" table:style-name="ce1">
            <text:p>EUR</text:p>
          </table:table-cell>
          <table:table-cell office:value-type="float" office:value="-12.13" table:style-name="ce1">
            <text:p>-12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2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65.9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'265.95</text:p>
          </table:table-cell>
          <table:table-cell office:value-type="string" table:style-name="ce1">
            <text:p>-8'220.8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47" table:style-name="ce2">
            <text:p>23/04/2009 09:00</text:p>
          </table:table-cell>
          <table:table-cell office:value-type="float" office:value="18303242" table:style-name="ce1">
            <text:p>1830324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DUFN</text:p>
          </table:table-cell>
          <table:table-cell office:value-type="string" table:style-name="ce1">
            <text:p>DUFRY N</text:p>
          </table:table-cell>
          <table:table-cell office:value-type="string" table:style-name="ce1">
            <text:p>CH0023405456</text:p>
          </table:table-cell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office:value-type="float" office:value="39.5" table:style-name="ce1">
            <text:p>39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14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914.50</text:p>
          </table:table-cell>
          <table:table-cell office:value-type="string" table:style-name="ce1">
            <text:p>-6'954.8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3T09:00:38" table:style-name="ce2">
            <text:p>23/04/2009 09:00</text:p>
          </table:table-cell>
          <table:table-cell office:value-type="float" office:value="18303259" table:style-name="ce1">
            <text:p>18303259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IKN</text:p>
          </table:table-cell>
          <table:table-cell office:value-type="string" table:style-name="ce1">
            <text:p>MIKRON N</text:p>
          </table:table-cell>
          <table:table-cell office:value-type="string" table:style-name="ce1">
            <text:p>CH0003390066</text:p>
          </table:table-cell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float" office:value="40.35" table:style-name="ce1">
            <text:p>40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-4'040.3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2T16:03:19" table:style-name="ce2">
            <text:p>22/04/2009 16:03</text:p>
          </table:table-cell>
          <table:table-cell office:value-type="float" office:value="18283578" table:style-name="ce1">
            <text:p>18283578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790" table:style-name="ce1">
            <text:p>790</text:p>
          </table:table-cell>
          <table:table-cell office:value-type="float" office:value="9" table:style-name="ce1">
            <text:p>9</text:p>
          </table:table-cell>
          <table:table-cell office:value-type="float" office:value="46.7" table:style-name="ce1">
            <text:p>46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'063.3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7'063.30</text:p>
          </table:table-cell>
          <table:table-cell office:value-type="string" table:style-name="ce1">
            <text:p>7'189.8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2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7" table:style-name="ce1">
            <text:p>11.57</text:p>
          </table:table-cell>
          <table:table-cell office:value-type="string" table:style-name="ce1">
            <text:p>CHF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4-20T14:13:28" table:style-name="ce2">
            <text:p>20/04/2009 14:13</text:p>
          </table:table-cell>
          <table:table-cell office:value-type="float" office:value="18237201" table:style-name="ce1">
            <text:p>18237201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499999999999993" table:style-name="ce1">
            <text:p>-9.95</text:p>
          </table:table-cell>
          <table:table-cell office:value-type="string" table:style-name="ce1">
            <text:p>USD</text:p>
          </table:table-cell>
          <table:table-cell office:value-type="float" office:value="-9.9499999999999993" table:style-name="ce1">
            <text:p>-9.95</text:p>
          </table:table-cell>
          <table:table-cell office:value-type="float" office:value="126.54" table:style-name="ce1">
            <text:p>126.54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4-20T13:35:30" table:style-name="ce2">
            <text:p>20/04/2009 13:35</text:p>
          </table:table-cell>
          <table:table-cell office:value-type="float" office:value="18230100" table:style-name="ce1">
            <text:p>18230100</text:p>
          </table:table-cell>
          <table:table-cell office:value-type="string" table:style-name="ce1">
            <text:p>Ver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26.51" table:style-name="ce1">
            <text:p>26.51</text:p>
          </table:table-cell>
          <table:table-cell office:value-type="float" office:value="0" table:style-name="ce1">
            <text:p>0</text:p>
          </table:table-cell>
          <table:table-cell office:value-type="float" office:value="11.89" table:style-name="ce1">
            <text:p>11.89</text:p>
          </table:table-cell>
          <table:table-cell office:value-type="string" table:style-name="ce1">
            <text:p>EUR</text:p>
          </table:table-cell>
          <table:table-cell office:value-type="float" office:value="11.89" table:style-name="ce1">
            <text:p>11.89</text:p>
          </table:table-cell>
          <table:table-cell office:value-type="float" office:value="12.13" table:style-name="ce1">
            <text:p>12.1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4-17T18:36:01" table:style-name="ce2">
            <text:p>17/04/2009 18: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office:value-type="float" office:value="-11.57" table:style-name="ce1">
            <text:p>-11.57</text:p>
          </table:table-cell>
          <table:table-cell office:value-type="float" office:value="-11.57" table:style-name="ce1">
            <text:p>-11.57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6T12:50:17" table:style-name="ce2">
            <text:p>16/03/2009 12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36.49" table:style-name="ce1">
            <text:p>136.4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2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7.13" table:style-name="ce1">
            <text:p>457.13</text:p>
          </table:table-cell>
          <table:table-cell office:value-type="string" table:style-name="ce1">
            <text:p>CHF</text:p>
          </table:table-cell>
          <table:table-cell office:value-type="float" office:value="457.13" table:style-name="ce1">
            <text:p>457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3-10T14:01:23" table:style-name="ce2">
            <text:p>10/03/2009 14:01</text:p>
          </table:table-cell>
          <table:table-cell office:value-type="float" office:value="17694509" table:style-name="ce1">
            <text:p>17694509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01.64" table:style-name="ce1">
            <text:p>40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01.64" table:style-name="ce1">
            <text:p>-401.64</text:p>
          </table:table-cell>
          <table:table-cell office:value-type="string" table:style-name="ce1">
            <text:p>USD</text:p>
          </table:table-cell>
          <table:table-cell office:value-type="float" office:value="-401.64" table:style-name="ce1">
            <text:p>-401.64</text:p>
          </table:table-cell>
          <table:table-cell office:value-type="float" office:value="130.88999999999999" table:style-name="ce1">
            <text:p>130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3-09T09:01:21" table:style-name="ce2">
            <text:p>09/03/2009 09:01</text:p>
          </table:table-cell>
          <table:table-cell office:value-type="float" office:value="17671722" table:style-name="ce1">
            <text:p>1767172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wiss Steel Holding AG</text:p>
          </table:table-cell>
          <table:table-cell office:value-type="string" table:style-name="ce1">
            <text:p>CH0005795668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41.85" table:style-name="ce1">
            <text:p>4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41.8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41.85</text:p>
          </table:table-cell>
          <table:table-cell office:value-type="float" office:value="-457.13" table:style-name="ce1">
            <text:p>-457.13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2-27T17:03:27" table:style-name="ce2">
            <text:p>27/02/2009 17: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CH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5'584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string" table:style-name="ce1">
            <text:p>USD</text:p>
          </table:table-cell>
          <table:table-cell office:value-type="float" office:value="2.76" table:style-name="ce1">
            <text:p>2.76</text:p>
          </table:table-cell>
          <table:table-cell office:value-type="float" office:value="532.53" table:style-name="ce1">
            <text:p>532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9-01-01T11:30:27" table:style-name="ce2">
            <text:p>01/01/2009 11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CHF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5'350.7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29T17:39:33" table:style-name="ce2">
            <text:p>29/12/2008 1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9.33" table:style-name="ce1">
            <text:p>29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33" table:style-name="ce1">
            <text:p>-29.33</text:p>
          </table:table-cell>
          <table:table-cell office:value-type="string" table:style-name="ce1">
            <text:p>CHF</text:p>
          </table:table-cell>
          <table:table-cell office:value-type="float" office:value="-29.33" table:style-name="ce1">
            <text:p>-29.33</text:p>
          </table:table-cell>
          <table:table-cell office:value-type="string" table:style-name="ce1">
            <text:p>5'349.8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2-11T15:20:41" table:style-name="ce2">
            <text:p>11/12/2008 15: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29.77" table:style-name="ce1">
            <text:p>529.7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2-10T14:55:45" table:style-name="ce2">
            <text:p>10/12/2008 14: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.900000000000006" table:style-name="ce1">
            <text:p>68.9</text:p>
          </table:table-cell>
          <table:table-cell office:value-type="string" table:style-name="ce1">
            <text:p>USD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524.16999999999996" table:style-name="ce1">
            <text:p>524.1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2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'233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'233.3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3'233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7T14:00:38" table:style-name="ce2">
            <text:p>07/11/2008 14:00</text:p>
          </table:table-cell>
          <table:table-cell office:value-type="float" office:value="16252764" table:style-name="ce1">
            <text:p>1625276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'87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870.7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870.75</text:p>
          </table:table-cell>
          <table:table-cell office:value-type="string" table:style-name="ce1">
            <text:p>5'379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7T10:09:09" table:style-name="ce2">
            <text:p>07/11/2008 10:09</text:p>
          </table:table-cell>
          <table:table-cell office:value-type="float" office:value="16200502" table:style-name="ce1">
            <text:p>16200502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SIA-LTIFCls(SIA</text:p>
          </table:table-cell>
          <table:table-cell office:value-type="string" table:style-name="ce1">
            <text:p>LTIF Classic - CHF class</text:p>
          </table:table-cell>
          <table:table-cell office:value-type="string" table:style-name="ce1">
            <text:p>LU0301246772</text:p>
          </table:table-cell>
          <table:table-cell office:value-type="float" office:value="20" table:style-name="ce1">
            <text:p>20</text:p>
          </table:table-cell>
          <table:table-cell office:value-type="float" office:value="235.97" table:style-name="ce1">
            <text:p>235.97</text:p>
          </table:table-cell>
          <table:table-cell office:value-type="float" office:value="30.7" table:style-name="ce1">
            <text:p>30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750.1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4'750.10</text:p>
          </table:table-cell>
          <table:table-cell office:value-type="string" table:style-name="ce1">
            <text:p>10'249.9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1-05T09:06:01" table:style-name="ce2">
            <text:p>05/11/2008 09:06</text:p>
          </table:table-cell>
          <table:table-cell office:value-type="float" office:value="16200446" table:style-name="ce1">
            <text:p>1620044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NR</text:p>
          </table:table-cell>
          <table:table-cell office:value-type="string" table:style-name="ce1">
            <text:p>LYXOR MSCI INDIA ETF</text:p>
          </table:table-cell>
          <table:table-cell office:value-type="string" table:style-name="ce1">
            <text:p>FR0010361683</text:p>
          </table:table-cell>
          <table:table-cell office:value-type="float" office:value="500" table:style-name="ce1">
            <text:p>500</text:p>
          </table:table-cell>
          <table:table-cell office:value-type="float" office:value="6.65" table:style-name="ce1">
            <text:p>6.65</text:p>
          </table:table-cell>
          <table:table-cell office:value-type="float" office:value="40.840000000000003" table:style-name="ce1">
            <text:p>40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65.8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365.84</text:p>
          </table:table-cell>
          <table:table-cell office:value-type="string" table:style-name="ce1">
            <text:p>-3'233.36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11-04T08:00:28" table:style-name="ce2">
            <text:p>04/11/2008 08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rgü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2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'07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'077.1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6'077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10-09T14:00:36" table:style-name="ce2">
            <text:p>09/10/2008 14:00</text:p>
          </table:table-cell>
          <table:table-cell office:value-type="float" office:value="15751825" table:style-name="ce1">
            <text:p>1575182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413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413.7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413.70</text:p>
          </table:table-cell>
          <table:table-cell office:value-type="float" office:value="455.27" table:style-name="ce1">
            <text:p>455.2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10-08T09:01:26" table:style-name="ce2">
            <text:p>08/10/2008 09:01</text:p>
          </table:table-cell>
          <table:table-cell office:value-type="float" office:value="15707920" table:style-name="ce1">
            <text:p>1570792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N</text:p>
          </table:table-cell>
          <table:table-cell office:value-type="string" table:style-name="ce1">
            <text:p>UBS N</text:p>
          </table:table-cell>
          <table:table-cell office:value-type="string" table:style-name="ce1">
            <text:p>CH0024899483</text:p>
          </table:table-cell>
          <table:table-cell office:value-type="float" office:value="330" table:style-name="ce1">
            <text:p>330</text:p>
          </table:table-cell>
          <table:table-cell office:value-type="float" office:value="18.3" table:style-name="ce1">
            <text:p>18.3</text:p>
          </table:table-cell>
          <table:table-cell office:value-type="float" office:value="41.9" table:style-name="ce1">
            <text:p>4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6'080.9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6'080.90</text:p>
          </table:table-cell>
          <table:table-cell office:value-type="string" table:style-name="ce1">
            <text:p>-6'077.1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9-11T16:16:01" table:style-name="ce2">
            <text:p>11/09/2008 16: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5'868.9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string" table:style-name="ce1">
            <text:p>EUR</text:p>
          </table:table-cell>
          <table:table-cell office:value-type="float" office:value="0.13" table:style-name="ce1">
            <text:p>0.13</text:p>
          </table:table-cell>
          <table:table-cell office:value-type="float" office:value="132.47999999999999" table:style-name="ce1">
            <text:p>132.4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USD</text:p>
          </table:table-cell>
          <table:table-cell office:value-type="float" office:value="0.48" table:style-name="ce1">
            <text:p>0.48</text:p>
          </table:table-cell>
          <table:table-cell office:value-type="string" table:style-name="ce1">
            <text:p>5'863.3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7-01T18:15:19" table:style-name="ce2">
            <text:p>01/07/2008 18: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office:value-type="float" office:value="3.75" table:style-name="ce1">
            <text:p>3.75</text:p>
          </table:table-cell>
          <table:table-cell office:value-type="float" office:value="3.75" table:style-name="ce1">
            <text:p>3.7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2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95" table:style-name="ce1">
            <text:p>31.95</text:p>
          </table:table-cell>
          <table:table-cell office:value-type="string" table:style-name="ce1">
            <text:p>CHF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7-01T14:05:23" table:style-name="ce2">
            <text:p>01/07/2008 14:05</text:p>
          </table:table-cell>
          <table:table-cell office:value-type="float" office:value="14647993" table:style-name="ce1">
            <text:p>14647993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64" table:style-name="ce1">
            <text:p>31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64" table:style-name="ce1">
            <text:p>-31.64</text:p>
          </table:table-cell>
          <table:table-cell office:value-type="string" table:style-name="ce1">
            <text:p>USD</text:p>
          </table:table-cell>
          <table:table-cell office:value-type="float" office:value="-31.64" table:style-name="ce1">
            <text:p>-31.64</text:p>
          </table:table-cell>
          <table:table-cell office:value-type="string" table:style-name="ce1">
            <text:p>5'862.8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30T18:04:00" table:style-name="ce2">
            <text:p>30/06/2008 18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1.95" table:style-name="ce1">
            <text:p>31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office:value-type="float" office:value="-31.95" table:style-name="ce1">
            <text:p>-31.95</text:p>
          </table:table-cell>
          <table:table-cell office:value-type="float" office:value="-31.95" table:style-name="ce1">
            <text:p>-3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6-24T03:04:54" table:style-name="ce2">
            <text:p>24/06/2008 03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telausgang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500" table:style-name="ce1">
            <text:p>1500</text:p>
          </table:table-cell>
          <table:table-cell office:value-type="float" office:value="3.85" table:style-name="ce1">
            <text:p>3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08-06-24T02:44:36" table:style-name="ce2">
            <text:p>24/06/2008 02: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775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775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5'775.00</text:p>
          </table:table-cell>
          <table:table-cell office:value-type="string" table:style-name="ce1">
            <text:p>5'894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12T16:30:18" table:style-name="ce2">
            <text:p>12/06/2008 16: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9.53" table:style-name="ce1">
            <text:p>119.5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6-02T18:13:28" table:style-name="ce2">
            <text:p>02/06/2008 18: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1" table:style-name="ce1">
            <text:p>1</text:p>
          </table:table-cell>
          <table:table-cell office:value-type="float" office:value="98.62" table:style-name="ce1">
            <text:p>98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62" table:style-name="ce1">
            <text:p>98.62</text:p>
          </table:table-cell>
          <table:table-cell office:value-type="string" table:style-name="ce1">
            <text:p>EUR</text:p>
          </table:table-cell>
          <table:table-cell office:value-type="float" office:value="98.62" table:style-name="ce1">
            <text:p>98.62</text:p>
          </table:table-cell>
          <table:table-cell office:value-type="float" office:value="132.35" table:style-name="ce1">
            <text:p>132.35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2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100" table:style-name="ce1">
            <text:p>100</text:p>
          </table:table-cell>
          <table:table-cell office:value-type="float" office:value="12.8" table:style-name="ce1">
            <text:p>12.8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'296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'296.92</text:p>
          </table:table-cell>
          <table:table-cell office:value-type="float" office:value="113.93" table:style-name="ce1">
            <text:p>113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7:47" table:style-name="ce2">
            <text:p>19/05/2008 21:17</text:p>
          </table:table-cell>
          <table:table-cell office:value-type="float" office:value="14233745" table:style-name="ce1">
            <text:p>1423374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MXWL</text:p>
          </table:table-cell>
          <table:table-cell office:value-type="string" table:style-name="ce1">
            <text:p>MAXWELL TECHNOLOGIES ORD</text:p>
          </table:table-cell>
          <table:table-cell office:value-type="string" table:style-name="ce1">
            <text:p>US5777671067</text:p>
          </table:table-cell>
          <table:table-cell office:value-type="float" office:value="690" table:style-name="ce1">
            <text:p>690</text:p>
          </table:table-cell>
          <table:table-cell office:value-type="float" office:value="12.8" table:style-name="ce1">
            <text:p>12.8</text:p>
          </table:table-cell>
          <table:table-cell office:value-type="float" office:value="49.1" table:style-name="ce1">
            <text:p>49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881.1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8'881.10</text:p>
          </table:table-cell>
          <table:table-cell office:value-type="string" table:style-name="ce1">
            <text:p>1'410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2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227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227.7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0'227.76</text:p>
          </table:table-cell>
          <table:table-cell office:value-type="string" table:style-name="ce1">
            <text:p>10'291.9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5-19T21:13:35" table:style-name="ce2">
            <text:p>19/05/2008 21:13</text:p>
          </table:table-cell>
          <table:table-cell office:value-type="float" office:value="14233720" table:style-name="ce1">
            <text:p>14233720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85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85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0'85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4-22T09:07:52" table:style-name="ce2">
            <text:p>22/04/2008 09: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0'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3-13T11:17:12" table:style-name="ce2">
            <text:p>13/03/2008 11: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64.19" table:style-name="ce1">
            <text:p>64.1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2-29T11:43:03" table:style-name="ce2">
            <text:p>29/02/2008 11: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87.2" table:style-name="ce1">
            <text:p>18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.2" table:style-name="ce1">
            <text:p>187.2</text:p>
          </table:table-cell>
          <table:table-cell office:value-type="string" table:style-name="ce1">
            <text:p>CHF</text:p>
          </table:table-cell>
          <table:table-cell office:value-type="float" office:value="187.2" table:style-name="ce1">
            <text:p>187.2</text:p>
          </table:table-cell>
          <table:table-cell office:value-type="float" office:value="851.65" table:style-name="ce1">
            <text:p>851.6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EUR</text:p>
          </table:table-cell>
          <table:table-cell office:value-type="float" office:value="0.66" table:style-name="ce1">
            <text:p>0.66</text:p>
          </table:table-cell>
          <table:table-cell office:value-type="float" office:value="33.729999999999997" table:style-name="ce1">
            <text:p>33.73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string" table:style-name="ce1">
            <text:p>USD</text:p>
          </table:table-cell>
          <table:table-cell office:value-type="float" office:value="1.89" table:style-name="ce1">
            <text:p>1.89</text:p>
          </table:table-cell>
          <table:table-cell office:value-type="float" office:value="58.59" table:style-name="ce1">
            <text:p>58.5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8-01-01T11:18:06" table:style-name="ce2">
            <text:p>01/01/2008 11: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CHF</text:p>
          </table:table-cell>
          <table:table-cell office:value-type="float" office:value="2.25" table:style-name="ce1">
            <text:p>2.25</text:p>
          </table:table-cell>
          <table:table-cell office:value-type="float" office:value="664.45" table:style-name="ce1">
            <text:p>664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31T14:19:15" table:style-name="ce2">
            <text:p>31/12/2007 14: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6.35" table:style-name="ce1">
            <text:p>36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35" table:style-name="ce1">
            <text:p>-36.35</text:p>
          </table:table-cell>
          <table:table-cell office:value-type="string" table:style-name="ce1">
            <text:p>CHF</text:p>
          </table:table-cell>
          <table:table-cell office:value-type="float" office:value="-36.35" table:style-name="ce1">
            <text:p>-36.35</text:p>
          </table:table-cell>
          <table:table-cell office:value-type="float" office:value="662.2" table:style-name="ce1">
            <text:p>662.2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12-14T17:01:52" table:style-name="ce2">
            <text:p>14/12/2007 17: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5" table:style-name="ce1">
            <text:p>45.5</text:p>
          </table:table-cell>
          <table:table-cell office:value-type="string" table:style-name="ce1">
            <text:p>USD</text:p>
          </table:table-cell>
          <table:table-cell office:value-type="float" office:value="45.5" table:style-name="ce1">
            <text:p>45.5</text:p>
          </table:table-cell>
          <table:table-cell office:value-type="float" office:value="56.7" table:style-name="ce1">
            <text:p>56.7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12-04T16:59:37" table:style-name="ce2">
            <text:p>04/12/2007 16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9-21T15:14:02" table:style-name="ce2">
            <text:p>21/09/2007 15: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20T16:58:34" table:style-name="ce2">
            <text:p>20/09/2007 16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 (Storniert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07" table:style-name="ce1">
            <text:p>33.07</text:p>
          </table:table-cell>
          <table:table-cell office:value-type="string" table:style-name="ce1">
            <text:p>EUR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7T12:50:18" table:style-name="ce2">
            <text:p>07/09/2007 12: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no (Dividende)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1" table:style-name="ce1">
            <text:p>1</text:p>
          </table:table-cell>
          <table:table-cell office:value-type="float" office:value="33.07" table:style-name="ce1">
            <text:p>33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office:value-type="float" office:value="-33.07" table:style-name="ce1">
            <text:p>-33.07</text:p>
          </table:table-cell>
          <table:table-cell office:value-type="float" office:value="-33.07" table:style-name="ce1">
            <text:p>-33.0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9-04T14:25:01" table:style-name="ce2">
            <text:p>04/09/2007 14: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7'79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'794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7'794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5" table:style-name="ce1">
            <text:p>11100545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1'541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1'541.65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1'541.65</text:p>
          </table:table-cell>
          <table:table-cell office:value-type="float" office:value="698.55" table:style-name="ce1">
            <text:p>698.5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1">
            <text:p>Fx-Gutschrift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'243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'243.5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5'24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8-01T14:00:38" table:style-name="ce2">
            <text:p>01/08/2007 14:00</text:p>
          </table:table-cell>
          <table:table-cell office:value-type="float" office:value="11100544" table:style-name="ce1">
            <text:p>11100544</text:p>
          </table:table-cell>
          <table:table-cell office:value-type="string" table:style-name="ce1">
            <text:p>Fx-Belastung Comp.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'655.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8'655.3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8'655.30</text:p>
          </table:table-cell>
          <table:table-cell office:value-type="string" table:style-name="ce1">
            <text:p>22'240.2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31T17:22:48" table:style-name="ce2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5.07" table:style-name="ce1">
            <text:p>5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388.07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388.07</text:p>
          </table:table-cell>
          <table:table-cell office:value-type="string" table:style-name="ce1">
            <text:p>-17'794.9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7:22:47" table:style-name="ce2">
            <text:p>31/07/2007 17:22</text:p>
          </table:table-cell>
          <table:table-cell office:value-type="float" office:value="11087375" table:style-name="ce1">
            <text:p>11087375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WYN</text:p>
          </table:table-cell>
          <table:table-cell office:value-type="string" table:style-name="ce1">
            <text:p>WYNDHAM DESTINATIONS ORD</text:p>
          </table:table-cell>
          <table:table-cell office:value-type="string" table:style-name="ce1">
            <text:p>US98310W1080</text:p>
          </table:table-cell>
          <table:table-cell office:value-type="float" office:value="100" table:style-name="ce1">
            <text:p>100</text:p>
          </table:table-cell>
          <table:table-cell office:value-type="float" office:value="33.83" table:style-name="ce1">
            <text:p>33.83</text:p>
          </table:table-cell>
          <table:table-cell office:value-type="float" office:value="40.92" table:style-name="ce1">
            <text:p>40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423.92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3'423.92</text:p>
          </table:table-cell>
          <table:table-cell office:value-type="string" table:style-name="ce1">
            <text:p>-14'406.85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2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400" table:style-name="ce1">
            <text:p>400</text:p>
          </table:table-cell>
          <table:table-cell office:value-type="float" office:value="5.4" table:style-name="ce1">
            <text:p>5.4</text:p>
          </table:table-cell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163.24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2'163.24</text:p>
          </table:table-cell>
          <table:table-cell office:value-type="string" table:style-name="ce1">
            <text:p>-10'982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6:38:46" table:style-name="ce2">
            <text:p>31/07/2007 16:38</text:p>
          </table:table-cell>
          <table:table-cell office:value-type="float" office:value="11087128" table:style-name="ce1">
            <text:p>11087128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IOM</text:p>
          </table:table-cell>
          <table:table-cell office:value-type="string" table:style-name="ce1">
            <text:p>IOMEGA ORD</text:p>
          </table:table-cell>
          <table:table-cell office:value-type="string" table:style-name="ce1">
            <text:p>US4620303051</text:p>
          </table:table-cell>
          <table:table-cell office:value-type="float" office:value="1100" table:style-name="ce1">
            <text:p>1100</text:p>
          </table:table-cell>
          <table:table-cell office:value-type="float" office:value="5.4" table:style-name="ce1">
            <text:p>5.4</text:p>
          </table:table-cell>
          <table:table-cell office:value-type="float" office:value="44.76" table:style-name="ce1">
            <text:p>44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'984.7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5'984.76</text:p>
          </table:table-cell>
          <table:table-cell office:value-type="string" table:style-name="ce1">
            <text:p>-8'819.69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5:30:11" table:style-name="ce2">
            <text:p>31/07/2007 15:30</text:p>
          </table:table-cell>
          <table:table-cell office:value-type="float" office:value="11087244" table:style-name="ce1">
            <text:p>1108724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REDF</text:p>
          </table:table-cell>
          <table:table-cell office:value-type="string" table:style-name="ce1">
            <text:p>REDIFF.COM INDIA SPON ADR</text:p>
          </table:table-cell>
          <table:table-cell office:value-type="string" table:style-name="ce1">
            <text:p>US7574791007</text:p>
          </table:table-cell>
          <table:table-cell office:value-type="float" office:value="250" table:style-name="ce1">
            <text:p>250</text:p>
          </table:table-cell>
          <table:table-cell office:value-type="float" office:value="16.02" table:style-name="ce1">
            <text:p>16.02</text:p>
          </table:table-cell>
          <table:table-cell office:value-type="float" office:value="41.86" table:style-name="ce1">
            <text:p>41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'046.86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4'046.86</text:p>
          </table:table-cell>
          <table:table-cell office:value-type="string" table:style-name="ce1">
            <text:p>-2'834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31T10:30:58" table:style-name="ce2">
            <text:p>31/07/2007 10:30</text:p>
          </table:table-cell>
          <table:table-cell office:value-type="float" office:value="11087340" table:style-name="ce1">
            <text:p>11087340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EMQ</text:p>
          </table:table-cell>
          <table:table-cell office:value-type="string" table:style-name="ce1">
            <text:p>EMQTEC ORD</text:p>
          </table:table-cell>
          <table:table-cell office:value-type="string" table:style-name="ce1">
            <text:p>DE000A0JL529</text:p>
          </table:table-cell>
          <table:table-cell office:value-type="float" office:value="600" table:style-name="ce1">
            <text:p>600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1.05" table:style-name="ce1">
            <text:p>4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'107.0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3'107.05</text:p>
          </table:table-cell>
          <table:table-cell office:value-type="string" table:style-name="ce1">
            <text:p>-5'243.57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10:26:18" table:style-name="ce2">
            <text:p>31/07/2007 10:26</text:p>
          </table:table-cell>
          <table:table-cell office:value-type="float" office:value="11087194" table:style-name="ce1">
            <text:p>11087194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CENIT ORD</text:p>
          </table:table-cell>
          <table:table-cell office:value-type="string" table:style-name="ce1">
            <text:p>DE0005407100</text:p>
          </table:table-cell>
          <table:table-cell office:value-type="float" office:value="250" table:style-name="ce1">
            <text:p>250</text:p>
          </table:table-cell>
          <table:table-cell office:value-type="float" office:value="11.65" table:style-name="ce1">
            <text:p>11.65</text:p>
          </table:table-cell>
          <table:table-cell office:value-type="float" office:value="40.82" table:style-name="ce1">
            <text:p>4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53.3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2'953.32</text:p>
          </table:table-cell>
          <table:table-cell office:value-type="string" table:style-name="ce1">
            <text:p>-2'136.52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31T07:46:34" table:style-name="ce2">
            <text:p>31/07/2007 07: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30'895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99999999999998" table:style-name="ce1">
            <text:p>2.26</text:p>
          </table:table-cell>
          <table:table-cell office:value-type="string" table:style-name="ce1">
            <text:p>EUR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816.8" table:style-name="ce1">
            <text:p>816.8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string" table:style-name="ce1">
            <text:p>USD</text:p>
          </table:table-cell>
          <table:table-cell office:value-type="float" office:value="0.81" table:style-name="ce1">
            <text:p>0.81</text:p>
          </table:table-cell>
          <table:table-cell office:value-type="string" table:style-name="ce1">
            <text:p>1'211.93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7-01T11:04:21" table:style-name="ce2">
            <text:p>01/07/2007 11: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.05" table:style-name="ce1">
            <text:p>5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5" table:style-name="ce1">
            <text:p>5.05</text:p>
          </table:table-cell>
          <table:table-cell office:value-type="string" table:style-name="ce1">
            <text:p>CHF</text:p>
          </table:table-cell>
          <table:table-cell office:value-type="float" office:value="5.05" table:style-name="ce1">
            <text:p>5.05</text:p>
          </table:table-cell>
          <table:table-cell office:value-type="float" office:value="895.5" table:style-name="ce1">
            <text:p>895.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6-29T17:59:50" table:style-name="ce2">
            <text:p>29/06/2007 17: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potgebühre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5" table:style-name="ce1">
            <text:p>-21.5</text:p>
          </table:table-cell>
          <table:table-cell office:value-type="string" table:style-name="ce1">
            <text:p>CHF</text:p>
          </table:table-cell>
          <table:table-cell office:value-type="float" office:value="-21.5" table:style-name="ce1">
            <text:p>-21.5</text:p>
          </table:table-cell>
          <table:table-cell office:value-type="float" office:value="890.45" table:style-name="ce1">
            <text:p>890.4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3-13T16:31:40" table:style-name="ce2">
            <text:p>13/03/2007 16: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dende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" table:style-name="ce1">
            <text:p>1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.94999999999999" table:style-name="ce1">
            <text:p>157.95</text:p>
          </table:table-cell>
          <table:table-cell office:value-type="string" table:style-name="ce1">
            <text:p>CHF</text:p>
          </table:table-cell>
          <table:table-cell office:value-type="float" office:value="157.94999999999999" table:style-name="ce1">
            <text:p>157.95</text:p>
          </table:table-cell>
          <table:table-cell office:value-type="float" office:value="911.95" table:style-name="ce1">
            <text:p>911.95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2-01T15:23:52" table:style-name="ce2">
            <text:p>01/02/2007 15:23</text:p>
          </table:table-cell>
          <table:table-cell office:value-type="float" office:value="9043647" table:style-name="ce1">
            <text:p>904364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-CHEqFdEasEu</text:p>
          </table:table-cell>
          <table:table-cell office:value-type="string" table:style-name="ce1">
            <text:p>UBS (CH) Equity Fund - Eastern Europe P</text:p>
          </table:table-cell>
          <table:table-cell office:value-type="string" table:style-name="ce1">
            <text:p>CH00068938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'142.47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185.4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-9'185.46</text:p>
          </table:table-cell>
          <table:table-cell office:value-type="float" office:value="814.54" table:style-name="ce1">
            <text:p>814.54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2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41" table:style-name="ce1">
            <text:p>41</text:p>
          </table:table-cell>
          <table:table-cell office:value-type="float" office:value="71.5" table:style-name="ce1">
            <text:p>71.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'948.7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2'948.70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31T13:02:17" table:style-name="ce2">
            <text:p>31/01/2007 13:02</text:p>
          </table:table-cell>
          <table:table-cell office:value-type="float" office:value="9078966" table:style-name="ce1">
            <text:p>9078966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NOVN</text:p>
          </table:table-cell>
          <table:table-cell office:value-type="string" table:style-name="ce1">
            <text:p>NOVARTIS N</text:p>
          </table:table-cell>
          <table:table-cell office:value-type="string" table:style-name="ce1">
            <text:p>CH0012005267</text:p>
          </table:table-cell>
          <table:table-cell office:value-type="float" office:value="139" table:style-name="ce1">
            <text:p>139</text:p>
          </table:table-cell>
          <table:table-cell office:value-type="float" office:value="71.5" table:style-name="ce1">
            <text:p>71.5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9'981.8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9'981.80</text:p>
          </table:table-cell>
          <table:table-cell office:value-type="string" table:style-name="ce1">
            <text:p>3'702.7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2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10'000.00</text:p>
          </table:table-cell>
          <table:table-cell office:value-type="string" table:style-name="ce1">
            <text:p>EUR</text:p>
          </table:table-cell>
          <table:table-cell table:number-columns-repeated="16369"/>
        </table:table-row>
        <table:table-row table:style-name="ro1">
          <table:table-cell office:value-type="date" office:date-value="2007-01-29T19:52:57" table:style-name="ce2">
            <text:p>29/01/2007 19:52</text:p>
          </table:table-cell>
          <table:table-cell office:value-type="float" office:value="9057917" table:style-name="ce1">
            <text:p>9057917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6'315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6'315.5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6'315.50</text:p>
          </table:table-cell>
          <table:table-cell office:value-type="string" table:style-name="ce1">
            <text:p>13'684.5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5T07:39:38" table:style-name="ce2">
            <text:p>25/01/2007 07: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0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30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2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1">
            <text:p>Forex-Belast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-15'00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style-name="ro1">
          <table:table-cell office:value-type="date" office:date-value="2007-01-23T19:43:49" table:style-name="ce2">
            <text:p>23/01/2007 19:43</text:p>
          </table:table-cell>
          <table:table-cell office:value-type="float" office:value="8992670" table:style-name="ce1">
            <text:p>8992670</text:p>
          </table:table-cell>
          <table:table-cell office:value-type="string" table:style-name="ce1">
            <text:p>Forex-Gutschrif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2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'000.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12'000.00</text:p>
          </table:table-cell>
          <table:table-cell office:value-type="string" table:style-name="ce1">
            <text:p>1'211.12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23T09:48:41" table:style-name="ce2">
            <text:p>23/01/2007 09:48</text:p>
          </table:table-cell>
          <table:table-cell office:value-type="float" office:value="8931397" table:style-name="ce1">
            <text:p>8931397</text:p>
          </table:table-cell>
          <table:table-cell office:value-type="string" table:style-name="ce1">
            <text:p>Kauf</text:p>
          </table:table-cell>
          <table:table-cell office:value-type="string" table:style-name="ce1">
            <text:p>UBS-CHEqFdEne</text:p>
          </table:table-cell>
          <table:table-cell office:value-type="string" table:style-name="ce1">
            <text:p>UBS (CH) Equity Fund - Energy P</text:p>
          </table:table-cell>
          <table:table-cell office:value-type="string" table:style-name="ce1">
            <text:p>CH0000584505</text:p>
          </table:table-cell>
          <table:table-cell office:value-type="float" office:value="40" table:style-name="ce1">
            <text:p>40</text:p>
          </table:table-cell>
          <table:table-cell office:value-type="float" office:value="268.38" table:style-name="ce1">
            <text:p>268.38</text:p>
          </table:table-cell>
          <table:table-cell office:value-type="float" office:value="53.68" table:style-name="ce1">
            <text:p>53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-10'788.88</text:p>
          </table:table-cell>
          <table:table-cell office:value-type="string" table:style-name="ce1">
            <text:p>USD</text:p>
          </table:table-cell>
          <table:table-cell table:number-columns-repeated="16369"/>
        </table:table-row>
        <table:table-row table:style-name="ro1">
          <table:table-cell office:value-type="date" office:date-value="2007-01-17T07:49:33" table:style-name="ce2">
            <text:p>17/01/2007 07: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nzahlun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5'000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15'000.00</text:p>
          </table:table-cell>
          <table:table-cell office:value-type="string" table:style-name="ce1">
            <text:p>CHF</text:p>
          </table:table-cell>
          <table:table-cell table:number-columns-repeated="16369"/>
        </table:table-row>
        <table:table-row table:number-rows-repeated="1047775" table:style-name="ro1">
          <table:table-cell table:number-columns-repeated="16384"/>
        </table:table-row>
      </table:table>
      <table:table table:name="Sheet3" table:style-name="ta1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 m</meta:initial-creator>
    <dc:creator>j m</dc:creator>
    <meta:creation-date>2021-01-02T13:27:12Z</meta:creation-date>
    <dc:date>2021-01-02T13:30:32Z</dc:date>
  </office:meta>
</office:document-meta>
</file>